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end" style:justify-single-word="false"/>
      <style:text-properties fo:language="en" fo:country="US" officeooo:rsid="09038788" officeooo:paragraph-rsid="09038788"/>
    </style:style>
    <style:style style:name="P2" style:family="paragraph" style:parent-style-name="Footer">
      <style:paragraph-properties fo:text-align="center" style:justify-single-word="false"/>
      <style:text-properties fo:language="en" fo:country="US" officeooo:paragraph-rsid="00103ec0"/>
    </style:style>
    <style:style style:name="P3" style:family="paragraph" style:parent-style-name="Text_20_body">
      <style:paragraph-properties fo:text-align="center" style:justify-single-word="false"/>
      <style:text-properties fo:language="en" fo:country="US" officeooo:rsid="000f70c0"/>
    </style:style>
    <style:style style:name="P4" style:family="paragraph" style:parent-style-name="Text_20_body">
      <style:text-properties fo:language="en" fo:country="US" officeooo:rsid="0b8a8cf0" officeooo:paragraph-rsid="0b8a8cf0" fo:background-color="#ffff00"/>
    </style:style>
    <style:style style:name="P5" style:family="paragraph" style:parent-style-name="Text_20_body">
      <style:paragraph-properties fo:text-align="center" style:justify-single-word="false"/>
      <style:text-properties fo:language="en" fo:country="US" officeooo:rsid="0edebd23" officeooo:paragraph-rsid="0edebd23" fo:background-color="#ffff00"/>
    </style:style>
    <style:style style:name="P6" style:family="paragraph" style:parent-style-name="Text_20_body">
      <style:paragraph-properties fo:text-align="center" style:justify-single-word="false"/>
      <style:text-properties fo:language="en" fo:country="US" officeooo:rsid="000fce6b"/>
    </style:style>
    <style:style style:name="P7" style:family="paragraph" style:parent-style-name="Text_20_body">
      <style:text-properties fo:language="en" fo:country="US" officeooo:paragraph-rsid="091d9469"/>
    </style:style>
    <style:style style:name="P8" style:family="paragraph" style:parent-style-name="Text_20_body">
      <style:text-properties fo:language="en" fo:country="US" officeooo:rsid="0028c249" officeooo:paragraph-rsid="095e87ed"/>
    </style:style>
    <style:style style:name="P9" style:family="paragraph" style:parent-style-name="Text_20_body">
      <style:text-properties fo:language="en" fo:country="US" officeooo:rsid="090a1db2" officeooo:paragraph-rsid="095b6fd1" fo:background-color="transparent"/>
    </style:style>
    <style:style style:name="P10" style:family="paragraph" style:parent-style-name="Text_20_body">
      <style:text-properties fo:language="en" fo:country="US" officeooo:rsid="0bb105d5" officeooo:paragraph-rsid="0c84f895" fo:background-color="transparent"/>
    </style:style>
    <style:style style:name="P11" style:family="paragraph" style:parent-style-name="Text_20_body">
      <style:text-properties fo:language="en" fo:country="US" officeooo:rsid="0bb1252f" officeooo:paragraph-rsid="0c84f895" fo:background-color="transparent"/>
    </style:style>
    <style:style style:name="P12" style:family="paragraph" style:parent-style-name="Text_20_body">
      <style:paragraph-properties fo:text-align="center" style:justify-single-word="false"/>
      <style:text-properties fo:language="en" fo:country="US" officeooo:rsid="0f7b1315" officeooo:paragraph-rsid="0f7b1315" fo:background-color="transparent"/>
    </style:style>
    <style:style style:name="P13" style:family="paragraph" style:parent-style-name="Text_20_body">
      <style:text-properties fo:language="en" fo:country="US" fo:font-weight="bold" officeooo:rsid="0a0df38d" officeooo:paragraph-rsid="0af5cbea" fo:background-color="transparent" style:font-weight-asian="bold" style:font-weight-complex="bold"/>
    </style:style>
    <style:style style:name="P14" style:family="paragraph" style:parent-style-name="Text_20_body">
      <style:text-properties fo:language="en" fo:country="US" fo:font-weight="bold" officeooo:rsid="0a0df38d" officeooo:paragraph-rsid="0af5efae" fo:background-color="transparent" style:font-weight-asian="bold" style:font-weight-complex="bold"/>
    </style:style>
    <style:style style:name="P15" style:family="paragraph" style:parent-style-name="Text_20_body">
      <style:text-properties fo:language="en" fo:country="US" officeooo:paragraph-rsid="0ad06544"/>
    </style:style>
    <style:style style:name="P16" style:family="paragraph" style:parent-style-name="Text_20_body">
      <style:text-properties fo:language="en" fo:country="US" officeooo:paragraph-rsid="0bbdef4a"/>
    </style:style>
    <style:style style:name="P17" style:family="paragraph" style:parent-style-name="Text_20_body">
      <style:text-properties fo:language="en" fo:country="US" fo:font-weight="normal" officeooo:rsid="0b1c0f5f" officeooo:paragraph-rsid="0bc5dd92" fo:background-color="transparent" style:font-weight-asian="normal" style:font-weight-complex="normal"/>
    </style:style>
    <style:style style:name="P18" style:family="paragraph" style:parent-style-name="Text_20_body">
      <style:text-properties fo:language="en" fo:country="US" officeooo:rsid="0164769b" officeooo:paragraph-rsid="0b7fca1a"/>
    </style:style>
    <style:style style:name="P19" style:family="paragraph" style:parent-style-name="Text_20_body">
      <style:text-properties fo:language="en" fo:country="US" officeooo:paragraph-rsid="0f523651"/>
    </style:style>
    <style:style style:name="P20" style:family="paragraph" style:parent-style-name="Text_20_body">
      <style:text-properties fo:language="en" fo:country="US" officeooo:rsid="0f4ee288" officeooo:paragraph-rsid="0f4ee288"/>
    </style:style>
    <style:style style:name="P21" style:family="paragraph" style:parent-style-name="Text_20_body">
      <style:text-properties fo:language="en" fo:country="US" officeooo:rsid="0f4f8b6e" officeooo:paragraph-rsid="0f4f8b6e"/>
    </style:style>
    <style:style style:name="P22" style:family="paragraph" style:parent-style-name="Text_20_body">
      <style:text-properties fo:language="en" fo:country="US" officeooo:paragraph-rsid="0f7ed3ae"/>
    </style:style>
    <style:style style:name="P23" style:family="paragraph" style:parent-style-name="Text_20_body">
      <style:text-properties officeooo:rsid="09138f56" officeooo:paragraph-rsid="0919fc3e"/>
    </style:style>
    <style:style style:name="P24" style:family="paragraph" style:parent-style-name="Text_20_body">
      <style:text-properties officeooo:paragraph-rsid="091d9469"/>
    </style:style>
    <style:style style:name="P25" style:family="paragraph" style:parent-style-name="Text_20_body">
      <style:paragraph-properties fo:text-align="center" style:justify-single-word="false"/>
      <style:text-properties officeooo:paragraph-rsid="093d45b2"/>
    </style:style>
    <style:style style:name="P26" style:family="paragraph" style:parent-style-name="Text_20_body">
      <style:text-properties officeooo:paragraph-rsid="0954c03f"/>
    </style:style>
    <style:style style:name="P27" style:family="paragraph" style:parent-style-name="Text_20_body">
      <style:text-properties officeooo:paragraph-rsid="09652db0"/>
    </style:style>
    <style:style style:name="P28" style:family="paragraph" style:parent-style-name="Text_20_body">
      <style:text-properties officeooo:paragraph-rsid="098dcbcb"/>
    </style:style>
    <style:style style:name="P29" style:family="paragraph" style:parent-style-name="Text_20_body">
      <style:text-properties fo:font-weight="normal" officeooo:rsid="0ad3f61b" officeooo:paragraph-rsid="0ad3f61b" style:font-weight-asian="normal" style:font-weight-complex="normal"/>
    </style:style>
    <style:style style:name="P30" style:family="paragraph" style:parent-style-name="Text_20_body">
      <style:text-properties fo:font-weight="normal" officeooo:rsid="0ad3f61b" officeooo:paragraph-rsid="0ae3ebe5" style:font-weight-asian="normal" style:font-weight-complex="normal"/>
    </style:style>
    <style:style style:name="P31" style:family="paragraph" style:parent-style-name="Text_20_body">
      <style:text-properties officeooo:paragraph-rsid="0a6e78a8"/>
    </style:style>
    <style:style style:name="P32" style:family="paragraph" style:parent-style-name="Text_20_body">
      <style:text-properties officeooo:paragraph-rsid="0a0edb4d"/>
    </style:style>
    <style:style style:name="P33" style:family="paragraph" style:parent-style-name="Text_20_body">
      <style:text-properties officeooo:rsid="0affc010" officeooo:paragraph-rsid="0b00e058"/>
    </style:style>
    <style:style style:name="P34" style:family="paragraph" style:parent-style-name="Text_20_body">
      <style:text-properties officeooo:paragraph-rsid="0bbfe636"/>
    </style:style>
    <style:style style:name="P35" style:family="paragraph" style:parent-style-name="Text_20_body">
      <style:text-properties officeooo:paragraph-rsid="0bc5dd92"/>
    </style:style>
    <style:style style:name="P36" style:family="paragraph" style:parent-style-name="Text_20_body">
      <style:text-properties officeooo:rsid="011faa7f" officeooo:paragraph-rsid="0b74c2d9"/>
    </style:style>
    <style:style style:name="P37" style:family="paragraph" style:parent-style-name="Text_20_body">
      <style:text-properties officeooo:paragraph-rsid="0c0d5b78"/>
    </style:style>
    <style:style style:name="P38" style:family="paragraph" style:parent-style-name="Text_20_body">
      <style:text-properties officeooo:paragraph-rsid="0c418ad7"/>
    </style:style>
    <style:style style:name="P39" style:family="paragraph" style:parent-style-name="Text_20_body">
      <style:text-properties officeooo:paragraph-rsid="0c50fc4e"/>
    </style:style>
    <style:style style:name="P40" style:family="paragraph" style:parent-style-name="Text_20_body">
      <style:text-properties officeooo:paragraph-rsid="0c65af27"/>
    </style:style>
    <style:style style:name="P41" style:family="paragraph" style:parent-style-name="Text_20_body">
      <style:text-properties officeooo:rsid="0122c6ca" officeooo:paragraph-rsid="09652db0"/>
    </style:style>
    <style:style style:name="P42" style:family="paragraph" style:parent-style-name="Text_20_body">
      <style:text-properties officeooo:paragraph-rsid="0c749fbe"/>
    </style:style>
    <style:style style:name="P43" style:family="paragraph" style:parent-style-name="Text_20_body">
      <style:text-properties officeooo:paragraph-rsid="0c7b7dc0"/>
    </style:style>
    <style:style style:name="P44" style:family="paragraph" style:parent-style-name="Text_20_body">
      <style:text-properties officeooo:rsid="0c84382a" officeooo:paragraph-rsid="0c84382a"/>
    </style:style>
    <style:style style:name="P45" style:family="paragraph" style:parent-style-name="Text_20_body">
      <style:text-properties officeooo:paragraph-rsid="0c84f895"/>
    </style:style>
    <style:style style:name="P46" style:family="paragraph" style:parent-style-name="Text_20_body">
      <style:text-properties officeooo:paragraph-rsid="0c959b1b"/>
    </style:style>
    <style:style style:name="P47" style:family="paragraph" style:parent-style-name="Text_20_body">
      <style:text-properties officeooo:paragraph-rsid="0d5d24ba"/>
    </style:style>
    <style:style style:name="P48" style:family="paragraph" style:parent-style-name="Text_20_body">
      <style:text-properties officeooo:paragraph-rsid="0e966151"/>
    </style:style>
    <style:style style:name="P49" style:family="paragraph" style:parent-style-name="Text_20_body">
      <style:text-properties officeooo:paragraph-rsid="0ea36ac9"/>
    </style:style>
    <style:style style:name="P50" style:family="paragraph" style:parent-style-name="Text_20_body">
      <style:text-properties officeooo:paragraph-rsid="0eb018d8"/>
    </style:style>
    <style:style style:name="P51" style:family="paragraph" style:parent-style-name="Text_20_body">
      <style:text-properties officeooo:paragraph-rsid="0eb3255a"/>
    </style:style>
    <style:style style:name="P52" style:family="paragraph" style:parent-style-name="Text_20_body">
      <style:text-properties officeooo:paragraph-rsid="0ecc2965"/>
    </style:style>
    <style:style style:name="P53" style:family="paragraph" style:parent-style-name="Text_20_body">
      <style:text-properties officeooo:paragraph-rsid="0a55eb6e"/>
    </style:style>
    <style:style style:name="P54" style:family="paragraph" style:parent-style-name="Text_20_body">
      <style:paragraph-properties fo:text-align="center" style:justify-single-word="false"/>
      <style:text-properties fo:color="#0066cc" officeooo:rsid="0ee79865" officeooo:paragraph-rsid="0ee79865"/>
    </style:style>
    <style:style style:name="P55" style:family="paragraph" style:parent-style-name="Text_20_body">
      <style:paragraph-properties fo:text-align="center" style:justify-single-word="false"/>
      <style:text-properties fo:color="#0066cc" officeooo:rsid="0ef2e9bf" officeooo:paragraph-rsid="0ef2e9bf"/>
    </style:style>
    <style:style style:name="P56" style:family="paragraph" style:parent-style-name="Text_20_body">
      <style:paragraph-properties fo:text-align="center" style:justify-single-word="false"/>
      <style:text-properties fo:color="#0066cc" fo:font-weight="normal" officeooo:rsid="0f0f7abc" officeooo:paragraph-rsid="0f0f7abc" style:font-weight-asian="normal" style:font-weight-complex="normal"/>
    </style:style>
    <style:style style:name="P57" style:family="paragraph" style:parent-style-name="Text_20_body">
      <style:paragraph-properties fo:text-align="center" style:justify-single-word="false"/>
      <style:text-properties fo:color="#0066cc" fo:language="en" fo:country="US" fo:font-weight="bold" officeooo:rsid="0f237216" officeooo:paragraph-rsid="0f237216" fo:background-color="transparent" style:font-weight-asian="bold" style:font-weight-complex="bold"/>
    </style:style>
    <style:style style:name="P58" style:family="paragraph" style:parent-style-name="Text_20_body">
      <style:text-properties officeooo:paragraph-rsid="0f41abf7"/>
    </style:style>
    <style:style style:name="P59" style:family="paragraph" style:parent-style-name="Text_20_body">
      <style:paragraph-properties fo:margin-left="0in" fo:margin-right="0in" fo:text-indent="0in" style:auto-text-indent="false"/>
    </style:style>
    <style:style style:name="P60" style:family="paragraph" style:parent-style-name="Text_20_body">
      <style:paragraph-properties fo:margin-left="0in" fo:margin-right="0in" fo:text-indent="0in" style:auto-text-indent="false"/>
      <style:text-properties fo:language="en" fo:country="US"/>
    </style:style>
    <style:style style:name="P61" style:family="paragraph" style:parent-style-name="Text_20_body">
      <style:paragraph-properties fo:margin-left="0in" fo:margin-right="0in" fo:text-indent="0in" style:auto-text-indent="false"/>
      <style:text-properties fo:language="en" fo:country="US" officeooo:rsid="00110c78"/>
    </style:style>
    <style:style style:name="P62" style:family="paragraph" style:parent-style-name="Text_20_body">
      <style:paragraph-properties fo:margin-left="0in" fo:margin-right="0in" fo:text-indent="0in" style:auto-text-indent="false"/>
      <style:text-properties fo:language="en" fo:country="US" officeooo:rsid="0012e3e3"/>
    </style:style>
    <style:style style:name="P63" style:family="paragraph" style:parent-style-name="Text_20_body">
      <style:paragraph-properties fo:margin-left="0in" fo:margin-right="0in" fo:text-indent="0in" style:auto-text-indent="false"/>
      <style:text-properties fo:language="en" fo:country="US" officeooo:paragraph-rsid="025a4704"/>
    </style:style>
    <style:style style:name="P64" style:family="paragraph" style:parent-style-name="Text_20_body">
      <style:paragraph-properties fo:margin-left="0in" fo:margin-right="0in" fo:text-align="center" style:justify-single-word="false" fo:text-indent="0in" style:auto-text-indent="false"/>
      <style:text-properties fo:language="en" fo:country="US" officeooo:rsid="000f70c0"/>
    </style:style>
    <style:style style:name="P65" style:family="paragraph" style:parent-style-name="Text_20_body">
      <style:paragraph-properties fo:margin-left="0in" fo:margin-right="0in" fo:text-indent="0in" style:auto-text-indent="false"/>
      <style:text-properties fo:language="en" fo:country="US" officeooo:rsid="02584693" officeooo:paragraph-rsid="08fe2498" fo:background-color="transparent"/>
    </style:style>
    <style:style style:name="P66" style:family="paragraph" style:parent-style-name="Text_20_body">
      <style:paragraph-properties fo:margin-left="0in" fo:margin-right="0in" fo:text-indent="0in" style:auto-text-indent="false"/>
      <style:text-properties fo:language="en" fo:country="US" officeooo:rsid="090a1db2" officeooo:paragraph-rsid="090dffe1"/>
    </style:style>
    <style:style style:name="P67" style:family="paragraph" style:parent-style-name="Standard">
      <style:text-properties fo:language="en" fo:country="US" officeooo:rsid="000f70c0" officeooo:paragraph-rsid="000f70c0"/>
    </style:style>
    <style:style style:name="P68" style:family="paragraph" style:parent-style-name="Text_20_body">
      <style:paragraph-properties fo:background-color="transparent">
        <style:background-image/>
      </style:paragraph-properties>
      <style:text-properties fo:language="en" fo:country="US" officeooo:paragraph-rsid="0951138c"/>
    </style:style>
    <style:style style:name="P69" style:family="paragraph" style:parent-style-name="Text_20_body">
      <style:paragraph-properties fo:background-color="transparent">
        <style:background-image/>
      </style:paragraph-properties>
      <style:text-properties fo:language="en" fo:country="US" officeooo:paragraph-rsid="0bbb72c9"/>
    </style:style>
    <style:style style:name="P70" style:family="paragraph" style:parent-style-name="Text_20_body">
      <style:paragraph-properties fo:background-color="transparent">
        <style:background-image/>
      </style:paragraph-properties>
      <style:text-properties fo:language="en" fo:country="US" officeooo:rsid="089bcb62" officeooo:paragraph-rsid="09470a8d"/>
    </style:style>
    <style:style style:name="P71" style:family="paragraph" style:parent-style-name="Text_20_body">
      <style:paragraph-properties fo:background-color="transparent">
        <style:background-image/>
      </style:paragraph-properties>
      <style:text-properties officeooo:rsid="09074fd6" officeooo:paragraph-rsid="0b98e758"/>
    </style:style>
    <style:style style:name="P72" style:family="paragraph" style:parent-style-name="Text_20_body">
      <style:paragraph-properties fo:text-align="center" style:justify-single-word="false" fo:break-before="page"/>
      <style:text-properties fo:language="en" fo:country="US" officeooo:rsid="0907a8e4" officeooo:paragraph-rsid="0907a8e4"/>
    </style:style>
    <style:style style:name="P73" style:family="paragraph" style:parent-style-name="Figure">
      <style:paragraph-properties fo:text-align="center" style:justify-single-word="false"/>
      <style:text-properties fo:color="#0084d1" fo:font-size="12pt" officeooo:paragraph-rsid="0965d741" style:font-size-asian="12pt" style:font-size-complex="12pt"/>
    </style:style>
    <style:style style:name="P74" style:family="paragraph" style:parent-style-name="Figure">
      <style:paragraph-properties fo:text-align="center" style:justify-single-word="false"/>
      <style:text-properties fo:language="en" fo:country="US" fo:font-style="normal" officeooo:rsid="01e2aca5" officeooo:paragraph-rsid="0965d741" style:font-style-asian="normal" style:font-style-complex="normal"/>
    </style:style>
    <style:style style:name="P75" style:family="paragraph" style:parent-style-name="Standard" style:master-page-name="Standard">
      <style:paragraph-properties style:page-number="auto"/>
      <style:text-properties fo:language="en" fo:country="US" officeooo:rsid="000f70c0" officeooo:paragraph-rsid="000f70c0"/>
    </style:style>
    <style:style style:name="P76" style:family="paragraph" style:parent-style-name="Heading_20_2">
      <style:text-properties officeooo:paragraph-rsid="0ea8de4a"/>
    </style:style>
    <style:style style:name="P77" style:family="paragraph" style:parent-style-name="Heading_20_2">
      <style:text-properties officeooo:rsid="0908a3e8" officeooo:paragraph-rsid="0908a3e8"/>
    </style:style>
    <style:style style:name="P78" style:family="paragraph" style:parent-style-name="Heading_20_2">
      <style:text-properties fo:language="en" fo:country="US" officeooo:rsid="0908a3e8" officeooo:paragraph-rsid="0908a3e8"/>
    </style:style>
    <style:style style:name="P79" style:family="paragraph" style:parent-style-name="Heading_20_2">
      <style:text-properties fo:language="en" fo:country="US" officeooo:rsid="090a1db2" officeooo:paragraph-rsid="090a1db2"/>
    </style:style>
    <style:style style:name="P80" style:family="paragraph" style:parent-style-name="Heading_20_2">
      <style:text-properties fo:language="en" fo:country="US" officeooo:rsid="0028c249" officeooo:paragraph-rsid="095e87ed"/>
    </style:style>
    <style:style style:name="P81" style:family="paragraph" style:parent-style-name="Heading_20_2">
      <style:text-properties officeooo:rsid="0c5eac44" officeooo:paragraph-rsid="0c5eac44"/>
    </style:style>
    <style:style style:name="P82" style:family="paragraph" style:parent-style-name="Heading_20_2">
      <style:text-properties officeooo:rsid="01df9939" officeooo:paragraph-rsid="09652db0"/>
    </style:style>
    <style:style style:name="P83" style:family="paragraph" style:parent-style-name="Heading_20_2">
      <style:text-properties officeooo:rsid="01e06627" officeooo:paragraph-rsid="09652db0"/>
    </style:style>
    <style:style style:name="P84" style:family="paragraph" style:parent-style-name="Heading_20_3">
      <style:text-properties style:use-window-font-color="true" fo:language="en" fo:country="US"/>
    </style:style>
    <style:style style:name="P85" style:family="paragraph" style:parent-style-name="Heading_20_3">
      <style:text-properties officeooo:rsid="0ead83a9" officeooo:paragraph-rsid="0ead83a9"/>
    </style:style>
    <style:style style:name="P86" style:family="paragraph" style:parent-style-name="Heading_20_3">
      <style:text-properties fo:language="en" fo:country="US"/>
    </style:style>
    <style:style style:name="P87" style:family="paragraph" style:parent-style-name="Heading_20_3">
      <style:text-properties fo:language="en" fo:country="US" officeooo:rsid="0019b20b" officeooo:paragraph-rsid="091d9469"/>
    </style:style>
    <style:style style:name="P88" style:family="paragraph" style:parent-style-name="Heading_20_3">
      <style:text-properties fo:language="en" fo:country="US" officeooo:rsid="0019b20b" officeooo:paragraph-rsid="091ff98c"/>
    </style:style>
    <style:style style:name="P89" style:family="paragraph" style:parent-style-name="Heading_20_3">
      <style:text-properties fo:language="en" fo:country="US" officeooo:rsid="00204a2a" officeooo:paragraph-rsid="091ff98c"/>
    </style:style>
    <style:style style:name="P90" style:family="paragraph" style:parent-style-name="Heading_20_3">
      <style:text-properties fo:language="en" fo:country="US" fo:font-weight="normal" officeooo:rsid="00221ab5" officeooo:paragraph-rsid="093d45b2" style:font-weight-asian="normal" style:font-weight-complex="normal"/>
    </style:style>
    <style:style style:name="P91" style:family="paragraph" style:parent-style-name="Heading_20_3">
      <style:text-properties officeooo:paragraph-rsid="09470a8d"/>
    </style:style>
    <style:style style:name="P92" style:family="paragraph" style:parent-style-name="Heading_20_3">
      <style:text-properties officeooo:rsid="0ae8aaf9" officeooo:paragraph-rsid="0ae8aaf9"/>
    </style:style>
    <style:style style:name="P93" style:family="paragraph" style:parent-style-name="Text_20_body" style:list-style-name="">
      <style:paragraph-properties fo:line-height="200%" fo:text-align="start" style:justify-single-word="false"/>
      <style:text-properties fo:language="en" fo:country="US" officeooo:rsid="03f01b1f" officeooo:paragraph-rsid="0a9f4d19" fo:background-color="transparent"/>
    </style:style>
    <style:style style:name="P94" style:family="paragraph" style:parent-style-name="Text_20_body" style:list-style-name="">
      <style:paragraph-properties fo:line-height="200%" fo:text-align="start" style:justify-single-word="false"/>
      <style:text-properties fo:language="en" fo:country="US" officeooo:rsid="097e7323" officeooo:paragraph-rsid="09805aec" fo:background-color="transparent"/>
    </style:style>
    <style:style style:name="P95" style:family="paragraph" style:parent-style-name="Text_20_body" style:list-style-name="">
      <style:paragraph-properties fo:line-height="200%" fo:text-align="center" style:justify-single-word="false"/>
      <style:text-properties fo:color="#222222" style:font-name="Andale Mono" officeooo:rsid="09652db0" officeooo:paragraph-rsid="0b95a59e" style:font-name-complex="Andale Mono"/>
    </style:style>
    <style:style style:name="P96" style:family="paragraph" style:parent-style-name="Heading_20_1" style:list-style-name="">
      <style:paragraph-properties fo:line-height="200%" fo:text-align="center" style:justify-single-word="false"/>
      <style:text-properties fo:language="en" fo:country="US"/>
    </style:style>
    <style:style style:name="P97" style:family="paragraph" style:parent-style-name="Heading_20_1">
      <style:text-properties fo:language="en" fo:country="US" officeooo:rsid="090a1db2" officeooo:paragraph-rsid="090a1db2"/>
    </style:style>
    <style:style style:name="P98" style:family="paragraph" style:parent-style-name="Heading_20_1" style:list-style-name="">
      <style:paragraph-properties fo:line-height="200%" fo:text-align="center" style:justify-single-word="false"/>
      <style:text-properties fo:language="en" fo:country="US" officeooo:rsid="090dffe1" officeooo:paragraph-rsid="090dffe1"/>
    </style:style>
    <style:style style:name="P99" style:family="paragraph" style:parent-style-name="Heading_20_1">
      <style:text-properties officeooo:rsid="090a1db2" officeooo:paragraph-rsid="090a1db2"/>
    </style:style>
    <style:style style:name="P100" style:family="paragraph" style:parent-style-name="Heading_20_1">
      <style:text-properties officeooo:rsid="090c024a" officeooo:paragraph-rsid="090c024a"/>
    </style:style>
    <style:style style:name="P101" style:family="paragraph" style:parent-style-name="Heading_20_1">
      <style:text-properties officeooo:rsid="011ca708" officeooo:paragraph-rsid="09652db0"/>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en" fo:country="US" officeooo:rsid="00103ec0"/>
    </style:style>
    <style:style style:name="P104" style:family="paragraph" style:parent-style-name="Heading_20_1">
      <style:paragraph-properties fo:break-before="page"/>
      <style:text-properties fo:language="en" fo:country="US" officeooo:rsid="090dffe1" officeooo:paragraph-rsid="090dffe1"/>
    </style:style>
    <style:style style:name="P105" style:family="paragraph" style:parent-style-name="Heading_20_1">
      <style:paragraph-properties fo:break-before="page"/>
      <style:text-properties officeooo:paragraph-rsid="096fb27f"/>
    </style:style>
    <style:style style:name="P106" style:family="paragraph" style:parent-style-name="Heading_20_1">
      <style:paragraph-properties fo:break-before="page"/>
      <style:text-properties officeooo:rsid="09652db0" officeooo:paragraph-rsid="09652db0"/>
    </style:style>
    <style:style style:name="P107" style:family="paragraph" style:parent-style-name="Heading_20_1" style:master-page-name="Standard">
      <style:paragraph-properties style:page-number="auto" fo:break-before="page"/>
      <style:text-properties officeooo:paragraph-rsid="0b95a59e"/>
    </style:style>
    <style:style style:name="P10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officeooo:rsid="0f86dc6d"/>
    </style:style>
    <style:style style:name="T3" style:family="text">
      <style:text-properties fo:language="en" fo:country="US" officeooo:rsid="0f87fe66"/>
    </style:style>
    <style:style style:name="T4" style:family="text">
      <style:text-properties fo:language="en" fo:country="US" officeooo:rsid="0f82335a"/>
    </style:style>
    <style:style style:name="T5" style:family="text">
      <style:text-properties fo:language="en" fo:country="US" fo:background-color="transparent" loext:char-shading-value="0"/>
    </style:style>
    <style:style style:name="T6" style:family="text">
      <style:text-properties fo:language="en" fo:country="US" officeooo:rsid="010c617b" fo:background-color="transparent" loext:char-shading-value="0"/>
    </style:style>
    <style:style style:name="T7" style:family="text">
      <style:text-properties fo:language="en" fo:country="US" officeooo:rsid="0019b20b" fo:background-color="transparent" loext:char-shading-value="0"/>
    </style:style>
    <style:style style:name="T8" style:family="text">
      <style:text-properties fo:language="en" fo:country="US" officeooo:rsid="001cb392" fo:background-color="transparent" loext:char-shading-value="0"/>
    </style:style>
    <style:style style:name="T9" style:family="text">
      <style:text-properties fo:language="en" fo:country="US" officeooo:rsid="001c9083" fo:background-color="transparent" loext:char-shading-value="0"/>
    </style:style>
    <style:style style:name="T10" style:family="text">
      <style:text-properties fo:language="en" fo:country="US" officeooo:rsid="010afa79" fo:background-color="transparent" loext:char-shading-value="0"/>
    </style:style>
    <style:style style:name="T11" style:family="text">
      <style:text-properties fo:language="en" fo:country="US" officeooo:rsid="01ddb7ee" fo:background-color="transparent" loext:char-shading-value="0"/>
    </style:style>
    <style:style style:name="T12" style:family="text">
      <style:text-properties fo:language="en" fo:country="US" officeooo:rsid="06fb45fd" fo:background-color="transparent" loext:char-shading-value="0"/>
    </style:style>
    <style:style style:name="T13" style:family="text">
      <style:text-properties fo:language="en" fo:country="US" officeooo:rsid="00c089eb" fo:background-color="transparent" loext:char-shading-value="0"/>
    </style:style>
    <style:style style:name="T14" style:family="text">
      <style:text-properties fo:language="en" fo:country="US" officeooo:rsid="003eb6fc" fo:background-color="transparent" loext:char-shading-value="0"/>
    </style:style>
    <style:style style:name="T15" style:family="text">
      <style:text-properties fo:language="en" fo:country="US" officeooo:rsid="001bf251" fo:background-color="transparent" loext:char-shading-value="0"/>
    </style:style>
    <style:style style:name="T16" style:family="text">
      <style:text-properties fo:language="en" fo:country="US" officeooo:rsid="05c64773" fo:background-color="transparent" loext:char-shading-value="0"/>
    </style:style>
    <style:style style:name="T17" style:family="text">
      <style:text-properties fo:language="en" fo:country="US" officeooo:rsid="0840ea7f" fo:background-color="transparent" loext:char-shading-value="0"/>
    </style:style>
    <style:style style:name="T18" style:family="text">
      <style:text-properties fo:language="en" fo:country="US" officeooo:rsid="005abf04" fo:background-color="transparent" loext:char-shading-value="0"/>
    </style:style>
    <style:style style:name="T19" style:family="text">
      <style:text-properties fo:language="en" fo:country="US" officeooo:rsid="01e6936d" fo:background-color="transparent" loext:char-shading-value="0"/>
    </style:style>
    <style:style style:name="T20" style:family="text">
      <style:text-properties fo:language="en" fo:country="US" officeooo:rsid="013082cb" fo:background-color="transparent" loext:char-shading-value="0"/>
    </style:style>
    <style:style style:name="T21" style:family="text">
      <style:text-properties fo:language="en" fo:country="US" officeooo:rsid="01e17404" fo:background-color="transparent" loext:char-shading-value="0"/>
    </style:style>
    <style:style style:name="T22" style:family="text">
      <style:text-properties fo:language="en" fo:country="US" officeooo:rsid="04415a37" fo:background-color="transparent" loext:char-shading-value="0"/>
    </style:style>
    <style:style style:name="T23" style:family="text">
      <style:text-properties fo:language="en" fo:country="US" officeooo:rsid="0638c818" fo:background-color="transparent" loext:char-shading-value="0"/>
    </style:style>
    <style:style style:name="T24" style:family="text">
      <style:text-properties fo:language="en" fo:country="US" officeooo:rsid="0708448d" fo:background-color="transparent" loext:char-shading-value="0"/>
    </style:style>
    <style:style style:name="T25" style:family="text">
      <style:text-properties fo:language="en" fo:country="US" officeooo:rsid="07078eb1" fo:background-color="transparent" loext:char-shading-value="0"/>
    </style:style>
    <style:style style:name="T26" style:family="text">
      <style:text-properties fo:language="en" fo:country="US" officeooo:rsid="07091396" fo:background-color="transparent" loext:char-shading-value="0"/>
    </style:style>
    <style:style style:name="T27" style:family="text">
      <style:text-properties fo:language="en" fo:country="US" officeooo:rsid="02be8ec2" fo:background-color="transparent" loext:char-shading-value="0"/>
    </style:style>
    <style:style style:name="T28" style:family="text">
      <style:text-properties fo:language="en" fo:country="US" officeooo:rsid="05206ff8" fo:background-color="transparent" loext:char-shading-value="0"/>
    </style:style>
    <style:style style:name="T29" style:family="text">
      <style:text-properties fo:language="en" fo:country="US" officeooo:rsid="0521fa7b" fo:background-color="transparent" loext:char-shading-value="0"/>
    </style:style>
    <style:style style:name="T30" style:family="text">
      <style:text-properties fo:language="en" fo:country="US" officeooo:rsid="08a5e424" fo:background-color="transparent" loext:char-shading-value="0"/>
    </style:style>
    <style:style style:name="T31" style:family="text">
      <style:text-properties fo:language="en" fo:country="US" officeooo:rsid="08a6d4a5" fo:background-color="transparent" loext:char-shading-value="0"/>
    </style:style>
    <style:style style:name="T32" style:family="text">
      <style:text-properties fo:language="en" fo:country="US" officeooo:rsid="08a971db" fo:background-color="transparent" loext:char-shading-value="0"/>
    </style:style>
    <style:style style:name="T33" style:family="text">
      <style:text-properties fo:language="en" fo:country="US" officeooo:rsid="094a2450" fo:background-color="transparent" loext:char-shading-value="0"/>
    </style:style>
    <style:style style:name="T34" style:family="text">
      <style:text-properties fo:language="en" fo:country="US" officeooo:rsid="09543b89" fo:background-color="transparent" loext:char-shading-value="0"/>
    </style:style>
    <style:style style:name="T35" style:family="text">
      <style:text-properties fo:language="en" fo:country="US" officeooo:rsid="0956be65" fo:background-color="transparent" loext:char-shading-value="0"/>
    </style:style>
    <style:style style:name="T36" style:family="text">
      <style:text-properties fo:language="en" fo:country="US" officeooo:rsid="095845d9" fo:background-color="transparent" loext:char-shading-value="0"/>
    </style:style>
    <style:style style:name="T37" style:family="text">
      <style:text-properties fo:language="en" fo:country="US" officeooo:rsid="09588b1e" fo:background-color="transparent" loext:char-shading-value="0"/>
    </style:style>
    <style:style style:name="T38" style:family="text">
      <style:text-properties fo:language="en" fo:country="US" officeooo:rsid="095c6a68" fo:background-color="transparent" loext:char-shading-value="0"/>
    </style:style>
    <style:style style:name="T39" style:family="text">
      <style:text-properties fo:language="en" fo:country="US" officeooo:rsid="01154e3e" fo:background-color="transparent" loext:char-shading-value="0"/>
    </style:style>
    <style:style style:name="T40" style:family="text">
      <style:text-properties fo:language="en" fo:country="US" officeooo:rsid="099296d9" fo:background-color="transparent" loext:char-shading-value="0"/>
    </style:style>
    <style:style style:name="T41" style:family="text">
      <style:text-properties fo:language="en" fo:country="US" officeooo:rsid="0992d791" fo:background-color="transparent" loext:char-shading-value="0"/>
    </style:style>
    <style:style style:name="T42" style:family="text">
      <style:text-properties fo:language="en" fo:country="US" officeooo:rsid="0998a69a" fo:background-color="transparent" loext:char-shading-value="0"/>
    </style:style>
    <style:style style:name="T43" style:family="text">
      <style:text-properties fo:language="en" fo:country="US" officeooo:rsid="099c113c" fo:background-color="transparent" loext:char-shading-value="0"/>
    </style:style>
    <style:style style:name="T44" style:family="text">
      <style:text-properties fo:language="en" fo:country="US" officeooo:rsid="099c85aa" fo:background-color="transparent" loext:char-shading-value="0"/>
    </style:style>
    <style:style style:name="T45" style:family="text">
      <style:text-properties fo:language="en" fo:country="US" officeooo:rsid="09a5008e" fo:background-color="transparent" loext:char-shading-value="0"/>
    </style:style>
    <style:style style:name="T46" style:family="text">
      <style:text-properties fo:language="en" fo:country="US" officeooo:rsid="09caf9a8" fo:background-color="transparent" loext:char-shading-value="0"/>
    </style:style>
    <style:style style:name="T47" style:family="text">
      <style:text-properties fo:language="en" fo:country="US" officeooo:rsid="09cf5e75" fo:background-color="transparent" loext:char-shading-value="0"/>
    </style:style>
    <style:style style:name="T48" style:family="text">
      <style:text-properties fo:language="en" fo:country="US" officeooo:rsid="0a13d0f2" fo:background-color="transparent" loext:char-shading-value="0"/>
    </style:style>
    <style:style style:name="T49" style:family="text">
      <style:text-properties fo:language="en" fo:country="US" officeooo:rsid="09bf74a0" fo:background-color="transparent" loext:char-shading-value="0"/>
    </style:style>
    <style:style style:name="T50" style:family="text">
      <style:text-properties fo:language="en" fo:country="US" officeooo:rsid="09b83254" fo:background-color="transparent" loext:char-shading-value="0"/>
    </style:style>
    <style:style style:name="T51" style:family="text">
      <style:text-properties fo:language="en" fo:country="US" officeooo:rsid="0a15220e" fo:background-color="transparent" loext:char-shading-value="0"/>
    </style:style>
    <style:style style:name="T52" style:family="text">
      <style:text-properties fo:language="en" fo:country="US" officeooo:rsid="0ad595ad" fo:background-color="transparent" loext:char-shading-value="0"/>
    </style:style>
    <style:style style:name="T53" style:family="text">
      <style:text-properties fo:language="en" fo:country="US" officeooo:rsid="0ad65dc7" fo:background-color="transparent" loext:char-shading-value="0"/>
    </style:style>
    <style:style style:name="T54" style:family="text">
      <style:text-properties fo:language="en" fo:country="US" officeooo:rsid="0a0fc61a" fo:background-color="transparent" loext:char-shading-value="0"/>
    </style:style>
    <style:style style:name="T55" style:family="text">
      <style:text-properties fo:language="en" fo:country="US" officeooo:rsid="0ad8a8f4" fo:background-color="transparent" loext:char-shading-value="0"/>
    </style:style>
    <style:style style:name="T56" style:family="text">
      <style:text-properties fo:language="en" fo:country="US" officeooo:rsid="0ade1258" fo:background-color="transparent" loext:char-shading-value="0"/>
    </style:style>
    <style:style style:name="T57" style:family="text">
      <style:text-properties fo:language="en" fo:country="US" officeooo:rsid="0ade8a18" fo:background-color="transparent" loext:char-shading-value="0"/>
    </style:style>
    <style:style style:name="T58" style:family="text">
      <style:text-properties fo:language="en" fo:country="US" officeooo:rsid="0adf624e" fo:background-color="transparent" loext:char-shading-value="0"/>
    </style:style>
    <style:style style:name="T59" style:family="text">
      <style:text-properties fo:language="en" fo:country="US" officeooo:rsid="0a788e4a" fo:background-color="transparent" loext:char-shading-value="0"/>
    </style:style>
    <style:style style:name="T60" style:family="text">
      <style:text-properties fo:language="en" fo:country="US" officeooo:rsid="0a4df9ef" fo:background-color="transparent" loext:char-shading-value="0"/>
    </style:style>
    <style:style style:name="T61" style:family="text">
      <style:text-properties fo:language="en" fo:country="US" officeooo:rsid="09dff4c0" fo:background-color="transparent" loext:char-shading-value="0"/>
    </style:style>
    <style:style style:name="T62" style:family="text">
      <style:text-properties fo:language="en" fo:country="US" officeooo:rsid="09e42804" fo:background-color="transparent" loext:char-shading-value="0"/>
    </style:style>
    <style:style style:name="T63" style:family="text">
      <style:text-properties fo:language="en" fo:country="US" officeooo:rsid="09d7c937" fo:background-color="transparent" loext:char-shading-value="0"/>
    </style:style>
    <style:style style:name="T64" style:family="text">
      <style:text-properties fo:language="en" fo:country="US" officeooo:rsid="0ae3ebe5" fo:background-color="transparent" loext:char-shading-value="0"/>
    </style:style>
    <style:style style:name="T65" style:family="text">
      <style:text-properties fo:language="en" fo:country="US" officeooo:rsid="0ae4310a" fo:background-color="transparent" loext:char-shading-value="0"/>
    </style:style>
    <style:style style:name="T66" style:family="text">
      <style:text-properties fo:language="en" fo:country="US" officeooo:rsid="0ae48587" fo:background-color="transparent" loext:char-shading-value="0"/>
    </style:style>
    <style:style style:name="T67" style:family="text">
      <style:text-properties fo:language="en" fo:country="US" officeooo:rsid="0ae4ca1d" fo:background-color="transparent" loext:char-shading-value="0"/>
    </style:style>
    <style:style style:name="T68" style:family="text">
      <style:text-properties fo:language="en" fo:country="US" officeooo:rsid="0a1acc19" fo:background-color="transparent" loext:char-shading-value="0"/>
    </style:style>
    <style:style style:name="T69" style:family="text">
      <style:text-properties fo:language="en" fo:country="US" officeooo:rsid="0b115ec4" fo:background-color="transparent" loext:char-shading-value="0"/>
    </style:style>
    <style:style style:name="T70" style:family="text">
      <style:text-properties fo:language="en" fo:country="US" officeooo:rsid="0b1297fb" fo:background-color="transparent" loext:char-shading-value="0"/>
    </style:style>
    <style:style style:name="T71" style:family="text">
      <style:text-properties fo:language="en" fo:country="US" officeooo:rsid="0b14be2f" fo:background-color="transparent" loext:char-shading-value="0"/>
    </style:style>
    <style:style style:name="T72" style:family="text">
      <style:text-properties fo:language="en" fo:country="US" officeooo:rsid="0b15923e" fo:background-color="transparent" loext:char-shading-value="0"/>
    </style:style>
    <style:style style:name="T73" style:family="text">
      <style:text-properties fo:language="en" fo:country="US" officeooo:rsid="0b1731a9" fo:background-color="transparent" loext:char-shading-value="0"/>
    </style:style>
    <style:style style:name="T74" style:family="text">
      <style:text-properties fo:language="en" fo:country="US" officeooo:rsid="0b184e24" fo:background-color="transparent" loext:char-shading-value="0"/>
    </style:style>
    <style:style style:name="T75" style:family="text">
      <style:text-properties fo:language="en" fo:country="US" officeooo:rsid="0b1a13cb" fo:background-color="transparent" loext:char-shading-value="0"/>
    </style:style>
    <style:style style:name="T76" style:family="text">
      <style:text-properties fo:language="en" fo:country="US" officeooo:rsid="0ba63566" fo:background-color="transparent" loext:char-shading-value="0"/>
    </style:style>
    <style:style style:name="T77" style:family="text">
      <style:text-properties fo:language="en" fo:country="US" officeooo:rsid="0ba7446d" fo:background-color="transparent" loext:char-shading-value="0"/>
    </style:style>
    <style:style style:name="T78" style:family="text">
      <style:text-properties fo:language="en" fo:country="US" officeooo:rsid="0ba76c40" fo:background-color="transparent" loext:char-shading-value="0"/>
    </style:style>
    <style:style style:name="T79" style:family="text">
      <style:text-properties fo:language="en" fo:country="US" officeooo:rsid="0ba8f47e" fo:background-color="transparent" loext:char-shading-value="0"/>
    </style:style>
    <style:style style:name="T80" style:family="text">
      <style:text-properties fo:language="en" fo:country="US" officeooo:rsid="0baa8eb1" fo:background-color="transparent" loext:char-shading-value="0"/>
    </style:style>
    <style:style style:name="T81" style:family="text">
      <style:text-properties fo:language="en" fo:country="US" officeooo:rsid="0bab851c" fo:background-color="transparent" loext:char-shading-value="0"/>
    </style:style>
    <style:style style:name="T82" style:family="text">
      <style:text-properties fo:language="en" fo:country="US" officeooo:rsid="0bae17a8" fo:background-color="transparent" loext:char-shading-value="0"/>
    </style:style>
    <style:style style:name="T83" style:family="text">
      <style:text-properties fo:language="en" fo:country="US" officeooo:rsid="0bb105d5" fo:background-color="transparent" loext:char-shading-value="0"/>
    </style:style>
    <style:style style:name="T84" style:family="text">
      <style:text-properties fo:language="en" fo:country="US" officeooo:rsid="0bb1252f" fo:background-color="transparent" loext:char-shading-value="0"/>
    </style:style>
    <style:style style:name="T85" style:family="text">
      <style:text-properties fo:language="en" fo:country="US" officeooo:rsid="0bb18e44" fo:background-color="transparent" loext:char-shading-value="0"/>
    </style:style>
    <style:style style:name="T86" style:family="text">
      <style:text-properties fo:language="en" fo:country="US" officeooo:rsid="0bc02b59" fo:background-color="transparent" loext:char-shading-value="0"/>
    </style:style>
    <style:style style:name="T87" style:family="text">
      <style:text-properties fo:language="en" fo:country="US" officeooo:rsid="0bc1b396" fo:background-color="transparent" loext:char-shading-value="0"/>
    </style:style>
    <style:style style:name="T88" style:family="text">
      <style:text-properties fo:language="en" fo:country="US" officeooo:rsid="0bc317e2" fo:background-color="transparent" loext:char-shading-value="0"/>
    </style:style>
    <style:style style:name="T89" style:family="text">
      <style:text-properties fo:language="en" fo:country="US" officeooo:rsid="0bc38f71" fo:background-color="transparent" loext:char-shading-value="0"/>
    </style:style>
    <style:style style:name="T90" style:family="text">
      <style:text-properties fo:language="en" fo:country="US" officeooo:rsid="0bc5dd92" fo:background-color="transparent" loext:char-shading-value="0"/>
    </style:style>
    <style:style style:name="T91" style:family="text">
      <style:text-properties fo:language="en" fo:country="US" officeooo:rsid="03879bed" fo:background-color="transparent" loext:char-shading-value="0"/>
    </style:style>
    <style:style style:name="T92" style:family="text">
      <style:text-properties fo:language="en" fo:country="US" officeooo:rsid="0a33c638" fo:background-color="transparent" loext:char-shading-value="0"/>
    </style:style>
    <style:style style:name="T93" style:family="text">
      <style:text-properties fo:language="en" fo:country="US" officeooo:rsid="09bf30c1" fo:background-color="transparent" loext:char-shading-value="0"/>
    </style:style>
    <style:style style:name="T94" style:family="text">
      <style:text-properties fo:language="en" fo:country="US" officeooo:rsid="09fd8bb1" fo:background-color="transparent" loext:char-shading-value="0"/>
    </style:style>
    <style:style style:name="T95" style:family="text">
      <style:text-properties fo:language="en" fo:country="US" officeooo:rsid="09ff5363" fo:background-color="transparent" loext:char-shading-value="0"/>
    </style:style>
    <style:style style:name="T96" style:family="text">
      <style:text-properties fo:language="en" fo:country="US" officeooo:rsid="0a356343" fo:background-color="transparent" loext:char-shading-value="0"/>
    </style:style>
    <style:style style:name="T97" style:family="text">
      <style:text-properties fo:language="en" fo:country="US" officeooo:rsid="0c1f69fa" fo:background-color="transparent" loext:char-shading-value="0"/>
    </style:style>
    <style:style style:name="T98" style:family="text">
      <style:text-properties fo:language="en" fo:country="US" officeooo:rsid="0c1fea92" fo:background-color="transparent" loext:char-shading-value="0"/>
    </style:style>
    <style:style style:name="T99" style:family="text">
      <style:text-properties fo:language="en" fo:country="US" officeooo:rsid="0c23fc9b" fo:background-color="transparent" loext:char-shading-value="0"/>
    </style:style>
    <style:style style:name="T100" style:family="text">
      <style:text-properties fo:language="en" fo:country="US" officeooo:rsid="0c242c40" fo:background-color="transparent" loext:char-shading-value="0"/>
    </style:style>
    <style:style style:name="T101" style:family="text">
      <style:text-properties fo:language="en" fo:country="US" officeooo:rsid="0c25a133" fo:background-color="transparent" loext:char-shading-value="0"/>
    </style:style>
    <style:style style:name="T102" style:family="text">
      <style:text-properties fo:language="en" fo:country="US" officeooo:rsid="0c52f888" fo:background-color="transparent" loext:char-shading-value="0"/>
    </style:style>
    <style:style style:name="T103" style:family="text">
      <style:text-properties fo:language="en" fo:country="US" officeooo:rsid="0539dc50" fo:background-color="transparent" loext:char-shading-value="0"/>
    </style:style>
    <style:style style:name="T104" style:family="text">
      <style:text-properties fo:language="en" fo:country="US" officeooo:rsid="0c54845b" fo:background-color="transparent" loext:char-shading-value="0"/>
    </style:style>
    <style:style style:name="T105" style:family="text">
      <style:text-properties fo:language="en" fo:country="US" officeooo:rsid="07c2a38b" fo:background-color="transparent" loext:char-shading-value="0"/>
    </style:style>
    <style:style style:name="T106" style:family="text">
      <style:text-properties fo:language="en" fo:country="US" officeooo:rsid="0c565708" fo:background-color="transparent" loext:char-shading-value="0"/>
    </style:style>
    <style:style style:name="T107" style:family="text">
      <style:text-properties fo:language="en" fo:country="US" officeooo:rsid="07c42d19" fo:background-color="transparent" loext:char-shading-value="0"/>
    </style:style>
    <style:style style:name="T108" style:family="text">
      <style:text-properties fo:language="en" fo:country="US" officeooo:rsid="0c59c478" fo:background-color="transparent" loext:char-shading-value="0"/>
    </style:style>
    <style:style style:name="T109" style:family="text">
      <style:text-properties fo:language="en" fo:country="US" officeooo:rsid="053b7027" fo:background-color="transparent" loext:char-shading-value="0"/>
    </style:style>
    <style:style style:name="T110" style:family="text">
      <style:text-properties fo:language="en" fo:country="US" officeooo:rsid="05db5593" fo:background-color="transparent" loext:char-shading-value="0"/>
    </style:style>
    <style:style style:name="T111" style:family="text">
      <style:text-properties fo:language="en" fo:country="US" officeooo:rsid="0c5a98f8" fo:background-color="transparent" loext:char-shading-value="0"/>
    </style:style>
    <style:style style:name="T112" style:family="text">
      <style:text-properties fo:language="en" fo:country="US" officeooo:rsid="0c5b383d" fo:background-color="transparent" loext:char-shading-value="0"/>
    </style:style>
    <style:style style:name="T113" style:family="text">
      <style:text-properties fo:language="en" fo:country="US" officeooo:rsid="0c6e1449" fo:background-color="transparent" loext:char-shading-value="0"/>
    </style:style>
    <style:style style:name="T114" style:family="text">
      <style:text-properties fo:language="en" fo:country="US" officeooo:rsid="0c6e3ba1" fo:background-color="transparent" loext:char-shading-value="0"/>
    </style:style>
    <style:style style:name="T115" style:family="text">
      <style:text-properties fo:language="en" fo:country="US" officeooo:rsid="0c6efc46" fo:background-color="transparent" loext:char-shading-value="0"/>
    </style:style>
    <style:style style:name="T116" style:family="text">
      <style:text-properties fo:language="en" fo:country="US" officeooo:rsid="0c70b4b2" fo:background-color="transparent" loext:char-shading-value="0"/>
    </style:style>
    <style:style style:name="T117" style:family="text">
      <style:text-properties fo:language="en" fo:country="US" officeooo:rsid="0c84f895" fo:background-color="transparent" loext:char-shading-value="0"/>
    </style:style>
    <style:style style:name="T118" style:family="text">
      <style:text-properties fo:language="en" fo:country="US" officeooo:rsid="0c8497de" fo:background-color="transparent" loext:char-shading-value="0"/>
    </style:style>
    <style:style style:name="T119" style:family="text">
      <style:text-properties fo:language="en" fo:country="US" officeooo:rsid="0ed029bc" fo:background-color="transparent" loext:char-shading-value="0"/>
    </style:style>
    <style:style style:name="T120" style:family="text">
      <style:text-properties fo:language="en" fo:country="US" officeooo:rsid="0f0c5895" fo:background-color="transparent" loext:char-shading-value="0"/>
    </style:style>
    <style:style style:name="T121" style:family="text">
      <style:text-properties fo:language="en" fo:country="US" officeooo:rsid="0f107a44" fo:background-color="transparent" loext:char-shading-value="0"/>
    </style:style>
    <style:style style:name="T122" style:family="text">
      <style:text-properties fo:language="en" fo:country="US" officeooo:rsid="0f114303" fo:background-color="transparent" loext:char-shading-value="0"/>
    </style:style>
    <style:style style:name="T123" style:family="text">
      <style:text-properties fo:language="en" fo:country="US" officeooo:rsid="0f2c17d1" fo:background-color="transparent" loext:char-shading-value="0"/>
    </style:style>
    <style:style style:name="T124" style:family="text">
      <style:text-properties fo:language="en" fo:country="US" officeooo:rsid="0f2da312" fo:background-color="transparent" loext:char-shading-value="0"/>
    </style:style>
    <style:style style:name="T125" style:family="text">
      <style:text-properties fo:language="en" fo:country="US" officeooo:rsid="0019b20b"/>
    </style:style>
    <style:style style:name="T126" style:family="text">
      <style:text-properties fo:language="en" fo:country="US" officeooo:rsid="00156552"/>
    </style:style>
    <style:style style:name="T127" style:family="text">
      <style:text-properties fo:language="en" fo:country="US" officeooo:rsid="00134f3c"/>
    </style:style>
    <style:style style:name="T128" style:family="text">
      <style:text-properties fo:language="en" fo:country="US" officeooo:rsid="0840ea7f"/>
    </style:style>
    <style:style style:name="T129" style:family="text">
      <style:text-properties fo:language="en" fo:country="US" officeooo:rsid="0886065c"/>
    </style:style>
    <style:style style:name="T130" style:family="text">
      <style:text-properties fo:language="en" fo:country="US" officeooo:rsid="088620ca"/>
    </style:style>
    <style:style style:name="T131" style:family="text">
      <style:text-properties fo:language="en" fo:country="US" officeooo:rsid="0908a3e8"/>
    </style:style>
    <style:style style:name="T132" style:family="text">
      <style:text-properties fo:language="en" fo:country="US" officeooo:rsid="09099865"/>
    </style:style>
    <style:style style:name="T133" style:family="text">
      <style:text-properties fo:language="en" fo:country="US" officeooo:rsid="090a1db2"/>
    </style:style>
    <style:style style:name="T134" style:family="text">
      <style:text-properties fo:language="en" fo:country="US" officeooo:rsid="090dffe1"/>
    </style:style>
    <style:style style:name="T135" style:family="text">
      <style:text-properties fo:language="en" fo:country="US" fo:font-weight="normal" fo:background-color="transparent" loext:char-shading-value="0" style:font-weight-asian="normal" style:font-weight-complex="normal"/>
    </style:style>
    <style:style style:name="T136" style:family="text">
      <style:text-properties fo:language="en" fo:country="US" fo:font-weight="normal" officeooo:rsid="0924a9c6" fo:background-color="transparent" loext:char-shading-value="0" style:font-weight-asian="normal" style:font-weight-complex="normal"/>
    </style:style>
    <style:style style:name="T137" style:family="text">
      <style:text-properties fo:language="en" fo:country="US" fo:font-weight="normal" officeooo:rsid="0928f150" fo:background-color="transparent" loext:char-shading-value="0" style:font-weight-asian="normal" style:font-weight-complex="normal"/>
    </style:style>
    <style:style style:name="T138" style:family="text">
      <style:text-properties fo:language="en" fo:country="US" fo:font-weight="normal" officeooo:rsid="0928fe97" fo:background-color="transparent" loext:char-shading-value="0" style:font-weight-asian="normal" style:font-weight-complex="normal"/>
    </style:style>
    <style:style style:name="T139" style:family="text">
      <style:text-properties fo:language="en" fo:country="US" fo:font-weight="normal" officeooo:rsid="09313a4b" fo:background-color="transparent" loext:char-shading-value="0" style:font-weight-asian="normal" style:font-weight-complex="normal"/>
    </style:style>
    <style:style style:name="T140" style:family="text">
      <style:text-properties fo:language="en" fo:country="US" fo:font-weight="normal" officeooo:rsid="09a5008e" fo:background-color="transparent" loext:char-shading-value="0" style:font-weight-asian="normal" style:font-weight-complex="normal"/>
    </style:style>
    <style:style style:name="T141" style:family="text">
      <style:text-properties fo:language="en" fo:country="US" fo:font-weight="normal" officeooo:rsid="09d35b01" fo:background-color="transparent" loext:char-shading-value="0" style:font-weight-asian="normal" style:font-weight-complex="normal"/>
    </style:style>
    <style:style style:name="T142" style:family="text">
      <style:text-properties fo:language="en" fo:country="US" fo:font-weight="normal" officeooo:rsid="09d7c937" fo:background-color="transparent" loext:char-shading-value="0" style:font-weight-asian="normal" style:font-weight-complex="normal"/>
    </style:style>
    <style:style style:name="T143" style:family="text">
      <style:text-properties fo:language="en" fo:country="US" fo:font-weight="normal" officeooo:rsid="09db998f" fo:background-color="transparent" loext:char-shading-value="0" style:font-weight-asian="normal" style:font-weight-complex="normal"/>
    </style:style>
    <style:style style:name="T144" style:family="text">
      <style:text-properties fo:language="en" fo:country="US" fo:font-weight="normal" officeooo:rsid="09dff4c0" fo:background-color="transparent" loext:char-shading-value="0" style:font-weight-asian="normal" style:font-weight-complex="normal"/>
    </style:style>
    <style:style style:name="T145" style:family="text">
      <style:text-properties fo:language="en" fo:country="US" fo:font-weight="normal" officeooo:rsid="09e07873" fo:background-color="transparent" loext:char-shading-value="0" style:font-weight-asian="normal" style:font-weight-complex="normal"/>
    </style:style>
    <style:style style:name="T146" style:family="text">
      <style:text-properties fo:language="en" fo:country="US" fo:font-weight="normal" officeooo:rsid="09e115e4" fo:background-color="transparent" loext:char-shading-value="0" style:font-weight-asian="normal" style:font-weight-complex="normal"/>
    </style:style>
    <style:style style:name="T147" style:family="text">
      <style:text-properties fo:language="en" fo:country="US" fo:font-weight="normal" officeooo:rsid="09e2df2f" fo:background-color="transparent" loext:char-shading-value="0" style:font-weight-asian="normal" style:font-weight-complex="normal"/>
    </style:style>
    <style:style style:name="T148" style:family="text">
      <style:text-properties fo:language="en" fo:country="US" fo:font-weight="normal" officeooo:rsid="09e31608" fo:background-color="transparent" loext:char-shading-value="0" style:font-weight-asian="normal" style:font-weight-complex="normal"/>
    </style:style>
    <style:style style:name="T149" style:family="text">
      <style:text-properties fo:language="en" fo:country="US" fo:font-weight="normal" officeooo:rsid="09e42804" fo:background-color="transparent" loext:char-shading-value="0" style:font-weight-asian="normal" style:font-weight-complex="normal"/>
    </style:style>
    <style:style style:name="T150" style:family="text">
      <style:text-properties fo:language="en" fo:country="US" fo:font-weight="normal" officeooo:rsid="09e6d144" fo:background-color="transparent" loext:char-shading-value="0" style:font-weight-asian="normal" style:font-weight-complex="normal"/>
    </style:style>
    <style:style style:name="T151" style:family="text">
      <style:text-properties fo:language="en" fo:country="US" fo:font-weight="normal" officeooo:rsid="09e87007" fo:background-color="transparent" loext:char-shading-value="0" style:font-weight-asian="normal" style:font-weight-complex="normal"/>
    </style:style>
    <style:style style:name="T152" style:family="text">
      <style:text-properties fo:language="en" fo:country="US" fo:font-weight="normal" officeooo:rsid="09e9e821" fo:background-color="transparent" loext:char-shading-value="0" style:font-weight-asian="normal" style:font-weight-complex="normal"/>
    </style:style>
    <style:style style:name="T153" style:family="text">
      <style:text-properties fo:language="en" fo:country="US" fo:font-weight="normal" officeooo:rsid="09f0b54a" fo:background-color="transparent" loext:char-shading-value="0" style:font-weight-asian="normal" style:font-weight-complex="normal"/>
    </style:style>
    <style:style style:name="T154" style:family="text">
      <style:text-properties fo:language="en" fo:country="US" fo:font-weight="normal" officeooo:rsid="09f2182e" fo:background-color="transparent" loext:char-shading-value="0" style:font-weight-asian="normal" style:font-weight-complex="normal"/>
    </style:style>
    <style:style style:name="T155" style:family="text">
      <style:text-properties fo:language="en" fo:country="US" fo:font-weight="normal" officeooo:rsid="09f280a9" fo:background-color="transparent" loext:char-shading-value="0" style:font-weight-asian="normal" style:font-weight-complex="normal"/>
    </style:style>
    <style:style style:name="T156" style:family="text">
      <style:text-properties fo:language="en" fo:country="US" fo:font-weight="normal" officeooo:rsid="09f83604" fo:background-color="transparent" loext:char-shading-value="0" style:font-weight-asian="normal" style:font-weight-complex="normal"/>
    </style:style>
    <style:style style:name="T157" style:family="text">
      <style:text-properties fo:language="en" fo:country="US" fo:font-weight="normal" officeooo:rsid="09d54931" fo:background-color="transparent" loext:char-shading-value="0" style:font-weight-asian="normal" style:font-weight-complex="normal"/>
    </style:style>
    <style:style style:name="T158" style:family="text">
      <style:text-properties fo:language="en" fo:country="US" fo:font-weight="normal" officeooo:rsid="0a3c3c80" fo:background-color="transparent" loext:char-shading-value="0" style:font-weight-asian="normal" style:font-weight-complex="normal"/>
    </style:style>
    <style:style style:name="T159" style:family="text">
      <style:text-properties fo:language="en" fo:country="US" fo:font-weight="normal" officeooo:rsid="09bc748f" fo:background-color="transparent" loext:char-shading-value="0" style:font-weight-asian="normal" style:font-weight-complex="normal"/>
    </style:style>
    <style:style style:name="T160" style:family="text">
      <style:text-properties fo:language="en" fo:country="US" fo:font-weight="normal" officeooo:rsid="0a444593" fo:background-color="transparent" loext:char-shading-value="0" style:font-weight-asian="normal" style:font-weight-complex="normal"/>
    </style:style>
    <style:style style:name="T161" style:family="text">
      <style:text-properties fo:language="en" fo:country="US" fo:font-weight="normal" officeooo:rsid="0a4df9ef" fo:background-color="transparent" loext:char-shading-value="0" style:font-weight-asian="normal" style:font-weight-complex="normal"/>
    </style:style>
    <style:style style:name="T162" style:family="text">
      <style:text-properties fo:language="en" fo:country="US" fo:font-weight="normal" officeooo:rsid="0a4fdf83" fo:background-color="transparent" loext:char-shading-value="0" style:font-weight-asian="normal" style:font-weight-complex="normal"/>
    </style:style>
    <style:style style:name="T163" style:family="text">
      <style:text-properties fo:language="en" fo:country="US" fo:font-weight="normal" officeooo:rsid="0a65a4c1" fo:background-color="transparent" loext:char-shading-value="0" style:font-weight-asian="normal" style:font-weight-complex="normal"/>
    </style:style>
    <style:style style:name="T164" style:family="text">
      <style:text-properties fo:language="en" fo:country="US" fo:font-weight="normal" officeooo:rsid="0a68749b" fo:background-color="transparent" loext:char-shading-value="0" style:font-weight-asian="normal" style:font-weight-complex="normal"/>
    </style:style>
    <style:style style:name="T165" style:family="text">
      <style:text-properties fo:language="en" fo:country="US" fo:font-weight="normal" officeooo:rsid="047db93e" fo:background-color="transparent" loext:char-shading-value="0" style:font-weight-asian="normal" style:font-weight-complex="normal"/>
    </style:style>
    <style:style style:name="T166" style:family="text">
      <style:text-properties fo:language="en" fo:country="US" fo:font-weight="normal" officeooo:rsid="047e1993" fo:background-color="transparent" loext:char-shading-value="0" style:font-weight-asian="normal" style:font-weight-complex="normal"/>
    </style:style>
    <style:style style:name="T167" style:family="text">
      <style:text-properties fo:language="en" fo:country="US" fo:font-weight="normal" officeooo:rsid="0a69c07b" fo:background-color="transparent" loext:char-shading-value="0" style:font-weight-asian="normal" style:font-weight-complex="normal"/>
    </style:style>
    <style:style style:name="T168" style:family="text">
      <style:text-properties fo:language="en" fo:country="US" fo:font-weight="normal" officeooo:rsid="0a6b694d" fo:background-color="transparent" loext:char-shading-value="0" style:font-weight-asian="normal" style:font-weight-complex="normal"/>
    </style:style>
    <style:style style:name="T169" style:family="text">
      <style:text-properties fo:language="en" fo:country="US" fo:font-weight="normal" officeooo:rsid="0a6e78a8" fo:background-color="transparent" loext:char-shading-value="0" style:font-weight-asian="normal" style:font-weight-complex="normal"/>
    </style:style>
    <style:style style:name="T170" style:family="text">
      <style:text-properties fo:language="en" fo:country="US" fo:font-weight="normal" officeooo:rsid="0a25b1ac" fo:background-color="transparent" loext:char-shading-value="0" style:font-weight-asian="normal" style:font-weight-complex="normal"/>
    </style:style>
    <style:style style:name="T171" style:family="text">
      <style:text-properties fo:language="en" fo:country="US" fo:font-weight="normal" officeooo:rsid="0a192fe5" fo:background-color="transparent" loext:char-shading-value="0" style:font-weight-asian="normal" style:font-weight-complex="normal"/>
    </style:style>
    <style:style style:name="T172" style:family="text">
      <style:text-properties fo:language="en" fo:country="US" fo:font-weight="normal" officeooo:rsid="0a788e4a" fo:background-color="transparent" loext:char-shading-value="0" style:font-weight-asian="normal" style:font-weight-complex="normal"/>
    </style:style>
    <style:style style:name="T173" style:family="text">
      <style:text-properties fo:language="en" fo:country="US" fo:font-weight="normal" officeooo:rsid="0a593d03" fo:background-color="transparent" loext:char-shading-value="0" style:font-weight-asian="normal" style:font-weight-complex="normal"/>
    </style:style>
    <style:style style:name="T174" style:family="text">
      <style:text-properties fo:language="en" fo:country="US" fo:font-weight="normal" officeooo:rsid="0a58738d" fo:background-color="transparent" loext:char-shading-value="0" style:font-weight-asian="normal" style:font-weight-complex="normal"/>
    </style:style>
    <style:style style:name="T175" style:family="text">
      <style:text-properties fo:language="en" fo:country="US" fo:font-weight="normal" officeooo:rsid="0a5a96fb" fo:background-color="transparent" loext:char-shading-value="0" style:font-weight-asian="normal" style:font-weight-complex="normal"/>
    </style:style>
    <style:style style:name="T176" style:family="text">
      <style:text-properties fo:language="en" fo:country="US" fo:font-weight="normal" officeooo:rsid="0a613c70" fo:background-color="transparent" loext:char-shading-value="0" style:font-weight-asian="normal" style:font-weight-complex="normal"/>
    </style:style>
    <style:style style:name="T177" style:family="text">
      <style:text-properties fo:language="en" fo:country="US" fo:font-weight="normal" officeooo:rsid="0a62dda8" fo:background-color="transparent" loext:char-shading-value="0" style:font-weight-asian="normal" style:font-weight-complex="normal"/>
    </style:style>
    <style:style style:name="T178" style:family="text">
      <style:text-properties fo:language="en" fo:country="US" fo:font-weight="normal" officeooo:rsid="0a63738a" fo:background-color="transparent" loext:char-shading-value="0" style:font-weight-asian="normal" style:font-weight-complex="normal"/>
    </style:style>
    <style:style style:name="T179" style:family="text">
      <style:text-properties fo:language="en" fo:country="US" fo:font-weight="normal" officeooo:rsid="0a7b3e96" fo:background-color="transparent" loext:char-shading-value="0" style:font-weight-asian="normal" style:font-weight-complex="normal"/>
    </style:style>
    <style:style style:name="T180" style:family="text">
      <style:text-properties fo:language="en" fo:country="US" fo:font-weight="normal" officeooo:rsid="0a8a60b1" fo:background-color="transparent" loext:char-shading-value="0" style:font-weight-asian="normal" style:font-weight-complex="normal"/>
    </style:style>
    <style:style style:name="T181" style:family="text">
      <style:text-properties fo:language="en" fo:country="US" fo:font-weight="normal" officeooo:rsid="0a8cb358" fo:background-color="transparent" loext:char-shading-value="0" style:font-weight-asian="normal" style:font-weight-complex="normal"/>
    </style:style>
    <style:style style:name="T182" style:family="text">
      <style:text-properties fo:language="en" fo:country="US" fo:font-weight="normal" officeooo:rsid="0a8f57be" fo:background-color="transparent" loext:char-shading-value="0" style:font-weight-asian="normal" style:font-weight-complex="normal"/>
    </style:style>
    <style:style style:name="T183" style:family="text">
      <style:text-properties fo:language="en" fo:country="US" fo:font-weight="normal" officeooo:rsid="0a91fd20" fo:background-color="transparent" loext:char-shading-value="0" style:font-weight-asian="normal" style:font-weight-complex="normal"/>
    </style:style>
    <style:style style:name="T184" style:family="text">
      <style:text-properties fo:language="en" fo:country="US" fo:font-weight="normal" officeooo:rsid="0a92d8cc" fo:background-color="transparent" loext:char-shading-value="0" style:font-weight-asian="normal" style:font-weight-complex="normal"/>
    </style:style>
    <style:style style:name="T185" style:family="text">
      <style:text-properties fo:language="en" fo:country="US" fo:font-weight="normal" officeooo:rsid="0a94e937" fo:background-color="transparent" loext:char-shading-value="0" style:font-weight-asian="normal" style:font-weight-complex="normal"/>
    </style:style>
    <style:style style:name="T186" style:family="text">
      <style:text-properties fo:language="en" fo:country="US" fo:font-weight="normal" officeooo:rsid="0a961d96" fo:background-color="transparent" loext:char-shading-value="0" style:font-weight-asian="normal" style:font-weight-complex="normal"/>
    </style:style>
    <style:style style:name="T187" style:family="text">
      <style:text-properties fo:language="en" fo:country="US" fo:font-weight="normal" officeooo:rsid="0a9afc45" fo:background-color="transparent" loext:char-shading-value="0" style:font-weight-asian="normal" style:font-weight-complex="normal"/>
    </style:style>
    <style:style style:name="T188" style:family="text">
      <style:text-properties fo:language="en" fo:country="US" fo:font-weight="normal" officeooo:rsid="0a9cb6b3" fo:background-color="transparent" loext:char-shading-value="0" style:font-weight-asian="normal" style:font-weight-complex="normal"/>
    </style:style>
    <style:style style:name="T189" style:family="text">
      <style:text-properties fo:language="en" fo:country="US" fo:font-weight="normal" officeooo:rsid="0ae9e3da" fo:background-color="transparent" loext:char-shading-value="0" style:font-weight-asian="normal" style:font-weight-complex="normal"/>
    </style:style>
    <style:style style:name="T190" style:family="text">
      <style:text-properties fo:language="en" fo:country="US" fo:font-weight="normal" officeooo:rsid="0aebc4e2" fo:background-color="transparent" loext:char-shading-value="0" style:font-weight-asian="normal" style:font-weight-complex="normal"/>
    </style:style>
    <style:style style:name="T191" style:family="text">
      <style:text-properties fo:language="en" fo:country="US" fo:font-weight="normal" officeooo:rsid="05edd57c" fo:background-color="transparent" loext:char-shading-value="0" style:font-weight-asian="normal" style:font-weight-complex="normal"/>
    </style:style>
    <style:style style:name="T192" style:family="text">
      <style:text-properties fo:language="en" fo:country="US" fo:font-weight="normal" officeooo:rsid="0302f35b" fo:background-color="transparent" loext:char-shading-value="0" style:font-weight-asian="normal" style:font-weight-complex="normal"/>
    </style:style>
    <style:style style:name="T193" style:family="text">
      <style:text-properties fo:language="en" fo:country="US" fo:font-weight="normal" officeooo:rsid="04b28288" fo:background-color="transparent" loext:char-shading-value="0" style:font-weight-asian="normal" style:font-weight-complex="normal"/>
    </style:style>
    <style:style style:name="T194" style:family="text">
      <style:text-properties fo:language="en" fo:country="US" fo:font-weight="normal" officeooo:rsid="05f0441a" fo:background-color="transparent" loext:char-shading-value="0" style:font-weight-asian="normal" style:font-weight-complex="normal"/>
    </style:style>
    <style:style style:name="T195" style:family="text">
      <style:text-properties fo:language="en" fo:country="US" fo:font-weight="normal" officeooo:rsid="07e3f9c2" fo:background-color="transparent" loext:char-shading-value="0" style:font-weight-asian="normal" style:font-weight-complex="normal"/>
    </style:style>
    <style:style style:name="T196" style:family="text">
      <style:text-properties fo:language="en" fo:country="US" fo:font-weight="normal" officeooo:rsid="0b04b52e" fo:background-color="transparent" loext:char-shading-value="0" style:font-weight-asian="normal" style:font-weight-complex="normal"/>
    </style:style>
    <style:style style:name="T197" style:family="text">
      <style:text-properties fo:language="en" fo:country="US" fo:font-weight="normal" officeooo:rsid="0b06c0b8" fo:background-color="transparent" loext:char-shading-value="0" style:font-weight-asian="normal" style:font-weight-complex="normal"/>
    </style:style>
    <style:style style:name="T198" style:family="text">
      <style:text-properties fo:language="en" fo:country="US" fo:font-weight="normal" officeooo:rsid="0b072282" fo:background-color="transparent" loext:char-shading-value="0" style:font-weight-asian="normal" style:font-weight-complex="normal"/>
    </style:style>
    <style:style style:name="T199" style:family="text">
      <style:text-properties fo:language="en" fo:country="US" fo:font-weight="normal" officeooo:rsid="04bea249" fo:background-color="transparent" loext:char-shading-value="0" style:font-weight-asian="normal" style:font-weight-complex="normal"/>
    </style:style>
    <style:style style:name="T200" style:family="text">
      <style:text-properties fo:language="en" fo:country="US" fo:font-weight="normal" officeooo:rsid="04be2f11" fo:background-color="transparent" loext:char-shading-value="0" style:font-weight-asian="normal" style:font-weight-complex="normal"/>
    </style:style>
    <style:style style:name="T201" style:family="text">
      <style:text-properties fo:language="en" fo:country="US" fo:font-weight="normal" officeooo:rsid="04bfb476" fo:background-color="transparent" loext:char-shading-value="0" style:font-weight-asian="normal" style:font-weight-complex="normal"/>
    </style:style>
    <style:style style:name="T202" style:family="text">
      <style:text-properties fo:language="en" fo:country="US" fo:font-weight="normal" officeooo:rsid="04c10649" fo:background-color="transparent" loext:char-shading-value="0" style:font-weight-asian="normal" style:font-weight-complex="normal"/>
    </style:style>
    <style:style style:name="T203" style:family="text">
      <style:text-properties fo:language="en" fo:country="US" fo:font-weight="normal" officeooo:rsid="05b34c34" fo:background-color="transparent" loext:char-shading-value="0" style:font-weight-asian="normal" style:font-weight-complex="normal"/>
    </style:style>
    <style:style style:name="T204" style:family="text">
      <style:text-properties fo:language="en" fo:country="US" fo:font-weight="normal" officeooo:rsid="0743d6c8" fo:background-color="transparent" loext:char-shading-value="0" style:font-weight-asian="normal" style:font-weight-complex="normal"/>
    </style:style>
    <style:style style:name="T205" style:family="text">
      <style:text-properties fo:language="en" fo:country="US" fo:font-weight="normal" officeooo:rsid="05b4fa8a" fo:background-color="transparent" loext:char-shading-value="0" style:font-weight-asian="normal" style:font-weight-complex="normal"/>
    </style:style>
    <style:style style:name="T206" style:family="text">
      <style:text-properties fo:language="en" fo:country="US" fo:font-weight="normal" officeooo:rsid="060718aa" fo:background-color="transparent" loext:char-shading-value="0" style:font-weight-asian="normal" style:font-weight-complex="normal"/>
    </style:style>
    <style:style style:name="T207" style:family="text">
      <style:text-properties fo:language="en" fo:country="US" fo:font-weight="normal" officeooo:rsid="0b4a48dc" fo:background-color="transparent" loext:char-shading-value="0" style:font-weight-asian="normal" style:font-weight-complex="normal"/>
    </style:style>
    <style:style style:name="T208" style:family="text">
      <style:text-properties fo:language="en" fo:country="US" fo:font-weight="normal" officeooo:rsid="0b4ff1bc" fo:background-color="transparent" loext:char-shading-value="0" style:font-weight-asian="normal" style:font-weight-complex="normal"/>
    </style:style>
    <style:style style:name="T209" style:family="text">
      <style:text-properties fo:language="en" fo:country="US" fo:font-weight="normal" officeooo:rsid="0b51ccaf" fo:background-color="transparent" loext:char-shading-value="0" style:font-weight-asian="normal" style:font-weight-complex="normal"/>
    </style:style>
    <style:style style:name="T210" style:family="text">
      <style:text-properties fo:language="en" fo:country="US" fo:font-weight="normal" officeooo:rsid="0b55c6af" fo:background-color="transparent" loext:char-shading-value="0" style:font-weight-asian="normal" style:font-weight-complex="normal"/>
    </style:style>
    <style:style style:name="T211" style:family="text">
      <style:text-properties fo:language="en" fo:country="US" fo:font-weight="normal" officeooo:rsid="0b5c278c" fo:background-color="transparent" loext:char-shading-value="0" style:font-weight-asian="normal" style:font-weight-complex="normal"/>
    </style:style>
    <style:style style:name="T212" style:family="text">
      <style:text-properties fo:language="en" fo:country="US" fo:font-weight="normal" officeooo:rsid="0b5fc1fb" fo:background-color="transparent" loext:char-shading-value="0" style:font-weight-asian="normal" style:font-weight-complex="normal"/>
    </style:style>
    <style:style style:name="T213" style:family="text">
      <style:text-properties fo:language="en" fo:country="US" fo:font-weight="normal" officeooo:rsid="0b639978" fo:background-color="transparent" loext:char-shading-value="0" style:font-weight-asian="normal" style:font-weight-complex="normal"/>
    </style:style>
    <style:style style:name="T214" style:family="text">
      <style:text-properties fo:language="en" fo:country="US" fo:font-weight="normal" officeooo:rsid="0b654c27" fo:background-color="transparent" loext:char-shading-value="0" style:font-weight-asian="normal" style:font-weight-complex="normal"/>
    </style:style>
    <style:style style:name="T215" style:family="text">
      <style:text-properties fo:language="en" fo:country="US" fo:font-weight="normal" officeooo:rsid="0b65faf7" fo:background-color="transparent" loext:char-shading-value="0" style:font-weight-asian="normal" style:font-weight-complex="normal"/>
    </style:style>
    <style:style style:name="T216" style:family="text">
      <style:text-properties fo:language="en" fo:country="US" fo:font-weight="normal" officeooo:rsid="0b6f9ec4" fo:background-color="transparent" loext:char-shading-value="0" style:font-weight-asian="normal" style:font-weight-complex="normal"/>
    </style:style>
    <style:style style:name="T217" style:family="text">
      <style:text-properties fo:language="en" fo:country="US" fo:font-weight="normal" officeooo:rsid="0b71523f" fo:background-color="transparent" loext:char-shading-value="0" style:font-weight-asian="normal" style:font-weight-complex="normal"/>
    </style:style>
    <style:style style:name="T218" style:family="text">
      <style:text-properties fo:language="en" fo:country="US" fo:font-weight="normal" officeooo:rsid="0b71c025" fo:background-color="transparent" loext:char-shading-value="0" style:font-weight-asian="normal" style:font-weight-complex="normal"/>
    </style:style>
    <style:style style:name="T219" style:family="text">
      <style:text-properties fo:language="en" fo:country="US" fo:font-weight="normal" officeooo:rsid="0b71cc61" fo:background-color="transparent" loext:char-shading-value="0" style:font-weight-asian="normal" style:font-weight-complex="normal"/>
    </style:style>
    <style:style style:name="T220" style:family="text">
      <style:text-properties fo:language="en" fo:country="US" fo:font-weight="normal" officeooo:rsid="0b71db3d" fo:background-color="transparent" loext:char-shading-value="0" style:font-weight-asian="normal" style:font-weight-complex="normal"/>
    </style:style>
    <style:style style:name="T221" style:family="text">
      <style:text-properties fo:language="en" fo:country="US" fo:font-weight="normal" officeooo:rsid="0bb7f8bd" fo:background-color="transparent" loext:char-shading-value="0" style:font-weight-asian="normal" style:font-weight-complex="normal"/>
    </style:style>
    <style:style style:name="T222" style:family="text">
      <style:text-properties fo:language="en" fo:country="US" fo:font-weight="normal" officeooo:rsid="09b83254" fo:background-color="transparent" loext:char-shading-value="0" style:font-weight-asian="normal" style:font-weight-complex="normal"/>
    </style:style>
    <style:style style:name="T223" style:family="text">
      <style:text-properties fo:language="en" fo:country="US" fo:font-weight="normal" officeooo:rsid="09b884d1" fo:background-color="transparent" loext:char-shading-value="0" style:font-weight-asian="normal" style:font-weight-complex="normal"/>
    </style:style>
    <style:style style:name="T224" style:family="text">
      <style:text-properties fo:language="en" fo:country="US" fo:font-weight="normal" officeooo:rsid="09bb39fa" fo:background-color="transparent" loext:char-shading-value="0" style:font-weight-asian="normal" style:font-weight-complex="normal"/>
    </style:style>
    <style:style style:name="T225" style:family="text">
      <style:text-properties fo:language="en" fo:country="US" fo:font-weight="normal" officeooo:rsid="0a3812e9" fo:background-color="transparent" loext:char-shading-value="0" style:font-weight-asian="normal" style:font-weight-complex="normal"/>
    </style:style>
    <style:style style:name="T226" style:family="text">
      <style:text-properties fo:language="en" fo:country="US" fo:font-weight="normal" officeooo:rsid="0a38f953" fo:background-color="transparent" loext:char-shading-value="0" style:font-weight-asian="normal" style:font-weight-complex="normal"/>
    </style:style>
    <style:style style:name="T227" style:family="text">
      <style:text-properties fo:language="en" fo:country="US" fo:font-weight="normal" officeooo:rsid="0a3a908f" fo:background-color="transparent" loext:char-shading-value="0" style:font-weight-asian="normal" style:font-weight-complex="normal"/>
    </style:style>
    <style:style style:name="T228" style:family="text">
      <style:text-properties fo:language="en" fo:country="US" fo:font-weight="normal" officeooo:rsid="0bd24a36" fo:background-color="transparent" loext:char-shading-value="0" style:font-weight-asian="normal" style:font-weight-complex="normal"/>
    </style:style>
    <style:style style:name="T229" style:family="text">
      <style:text-properties fo:language="en" fo:country="US" fo:font-weight="normal" officeooo:rsid="0bd4ad88" fo:background-color="transparent" loext:char-shading-value="0" style:font-weight-asian="normal" style:font-weight-complex="normal"/>
    </style:style>
    <style:style style:name="T230" style:family="text">
      <style:text-properties fo:language="en" fo:country="US" fo:font-weight="normal" officeooo:rsid="0bd7c5ba" fo:background-color="transparent" loext:char-shading-value="0" style:font-weight-asian="normal" style:font-weight-complex="normal"/>
    </style:style>
    <style:style style:name="T231" style:family="text">
      <style:text-properties fo:language="en" fo:country="US" fo:font-weight="normal" officeooo:rsid="0bda900c" fo:background-color="transparent" loext:char-shading-value="0" style:font-weight-asian="normal" style:font-weight-complex="normal"/>
    </style:style>
    <style:style style:name="T232" style:family="text">
      <style:text-properties fo:language="en" fo:country="US" fo:font-weight="normal" officeooo:rsid="0bdb4868" fo:background-color="transparent" loext:char-shading-value="0" style:font-weight-asian="normal" style:font-weight-complex="normal"/>
    </style:style>
    <style:style style:name="T233" style:family="text">
      <style:text-properties fo:language="en" fo:country="US" fo:font-weight="normal" officeooo:rsid="0bdd3353" fo:background-color="transparent" loext:char-shading-value="0" style:font-weight-asian="normal" style:font-weight-complex="normal"/>
    </style:style>
    <style:style style:name="T234" style:family="text">
      <style:text-properties fo:language="en" fo:country="US" fo:font-weight="normal" officeooo:rsid="0bdd48dc" fo:background-color="transparent" loext:char-shading-value="0" style:font-weight-asian="normal" style:font-weight-complex="normal"/>
    </style:style>
    <style:style style:name="T235" style:family="text">
      <style:text-properties fo:language="en" fo:country="US" fo:font-weight="normal" officeooo:rsid="0bdf1713" fo:background-color="transparent" loext:char-shading-value="0" style:font-weight-asian="normal" style:font-weight-complex="normal"/>
    </style:style>
    <style:style style:name="T236" style:family="text">
      <style:text-properties fo:language="en" fo:country="US" fo:font-weight="normal" officeooo:rsid="0be1c249" fo:background-color="transparent" loext:char-shading-value="0" style:font-weight-asian="normal" style:font-weight-complex="normal"/>
    </style:style>
    <style:style style:name="T237" style:family="text">
      <style:text-properties fo:language="en" fo:country="US" fo:font-weight="normal" officeooo:rsid="0be661c7" fo:background-color="transparent" loext:char-shading-value="0" style:font-weight-asian="normal" style:font-weight-complex="normal"/>
    </style:style>
    <style:style style:name="T238" style:family="text">
      <style:text-properties fo:language="en" fo:country="US" fo:font-weight="normal" officeooo:rsid="0be7f31f" fo:background-color="transparent" loext:char-shading-value="0" style:font-weight-asian="normal" style:font-weight-complex="normal"/>
    </style:style>
    <style:style style:name="T239" style:family="text">
      <style:text-properties fo:language="en" fo:country="US" fo:font-weight="normal" officeooo:rsid="0be8429c" fo:background-color="transparent" loext:char-shading-value="0" style:font-weight-asian="normal" style:font-weight-complex="normal"/>
    </style:style>
    <style:style style:name="T240" style:family="text">
      <style:text-properties fo:language="en" fo:country="US" fo:font-weight="normal" officeooo:rsid="0be96d60" fo:background-color="transparent" loext:char-shading-value="0" style:font-weight-asian="normal" style:font-weight-complex="normal"/>
    </style:style>
    <style:style style:name="T241" style:family="text">
      <style:text-properties fo:language="en" fo:country="US" fo:font-weight="normal" officeooo:rsid="0bed05b1" fo:background-color="transparent" loext:char-shading-value="0" style:font-weight-asian="normal" style:font-weight-complex="normal"/>
    </style:style>
    <style:style style:name="T242" style:family="text">
      <style:text-properties fo:language="en" fo:country="US" fo:font-weight="normal" officeooo:rsid="0beeee50" fo:background-color="transparent" loext:char-shading-value="0" style:font-weight-asian="normal" style:font-weight-complex="normal"/>
    </style:style>
    <style:style style:name="T243" style:family="text">
      <style:text-properties fo:language="en" fo:country="US" fo:font-weight="normal" officeooo:rsid="0bf58e7a" fo:background-color="transparent" loext:char-shading-value="0" style:font-weight-asian="normal" style:font-weight-complex="normal"/>
    </style:style>
    <style:style style:name="T244" style:family="text">
      <style:text-properties fo:language="en" fo:country="US" fo:font-weight="normal" officeooo:rsid="0bf6c3fe" fo:background-color="transparent" loext:char-shading-value="0" style:font-weight-asian="normal" style:font-weight-complex="normal"/>
    </style:style>
    <style:style style:name="T245" style:family="text">
      <style:text-properties fo:language="en" fo:country="US" fo:font-weight="normal" officeooo:rsid="0c431f99" fo:background-color="transparent" loext:char-shading-value="0" style:font-weight-asian="normal" style:font-weight-complex="normal"/>
    </style:style>
    <style:style style:name="T246" style:family="text">
      <style:text-properties fo:language="en" fo:country="US" fo:font-weight="normal" officeooo:rsid="0c4f4b7b" fo:background-color="transparent" loext:char-shading-value="0" style:font-weight-asian="normal" style:font-weight-complex="normal"/>
    </style:style>
    <style:style style:name="T247" style:family="text">
      <style:text-properties fo:language="en" fo:country="US" fo:font-weight="normal" officeooo:rsid="0c5d71ef" fo:background-color="transparent" loext:char-shading-value="0" style:font-weight-asian="normal" style:font-weight-complex="normal"/>
    </style:style>
    <style:style style:name="T248" style:family="text">
      <style:text-properties fo:language="en" fo:country="US" fo:font-weight="normal" officeooo:rsid="0ecb0f90" fo:background-color="transparent" loext:char-shading-value="0" style:font-weight-asian="normal" style:font-weight-complex="normal"/>
    </style:style>
    <style:style style:name="T249" style:family="text">
      <style:text-properties fo:language="en" fo:country="US" fo:font-weight="normal" officeooo:rsid="0ecb45ff" fo:background-color="transparent" loext:char-shading-value="0" style:font-weight-asian="normal" style:font-weight-complex="normal"/>
    </style:style>
    <style:style style:name="T250" style:family="text">
      <style:text-properties fo:language="en" fo:country="US" fo:font-weight="normal" officeooo:rsid="0ecb9b7e" fo:background-color="transparent" loext:char-shading-value="0" style:font-weight-asian="normal" style:font-weight-complex="normal"/>
    </style:style>
    <style:style style:name="T251" style:family="text">
      <style:text-properties fo:language="en" fo:country="US" fo:font-weight="normal" officeooo:rsid="0512db7b" fo:background-color="transparent" loext:char-shading-value="0" style:font-weight-asian="normal" style:font-weight-complex="normal"/>
    </style:style>
    <style:style style:name="T252" style:family="text">
      <style:text-properties fo:language="en" fo:country="US" fo:font-weight="normal" officeooo:rsid="01160220" fo:background-color="transparent" loext:char-shading-value="0" style:font-weight-asian="normal" style:font-weight-complex="normal"/>
    </style:style>
    <style:style style:name="T253" style:family="text">
      <style:text-properties fo:language="en" fo:country="US" fo:font-weight="normal" officeooo:rsid="0932e332" fo:background-color="transparent" loext:char-shading-value="0" style:font-weight-asian="normal" style:font-weight-complex="normal"/>
    </style:style>
    <style:style style:name="T254" style:family="text">
      <style:text-properties fo:language="en" fo:country="US" fo:font-weight="normal" officeooo:rsid="093952e4" fo:background-color="transparent" loext:char-shading-value="0" style:font-weight-asian="normal" style:font-weight-complex="normal"/>
    </style:style>
    <style:style style:name="T255" style:family="text">
      <style:text-properties fo:language="en" fo:country="US" fo:font-weight="normal" officeooo:rsid="093773bc" fo:background-color="transparent" loext:char-shading-value="0" style:font-weight-asian="normal" style:font-weight-complex="normal"/>
    </style:style>
    <style:style style:name="T256" style:family="text">
      <style:text-properties fo:language="en" fo:country="US" fo:font-weight="normal" officeooo:rsid="09342e8c" fo:background-color="transparent" loext:char-shading-value="0" style:font-weight-asian="normal" style:font-weight-complex="normal"/>
    </style:style>
    <style:style style:name="T257" style:family="text">
      <style:text-properties fo:language="en" fo:country="US" fo:font-weight="normal" officeooo:rsid="03736b2e" fo:background-color="transparent" loext:char-shading-value="0" style:font-weight-asian="normal" style:font-weight-complex="normal"/>
    </style:style>
    <style:style style:name="T258" style:family="text">
      <style:text-properties fo:language="en" fo:country="US" fo:font-weight="normal" officeooo:rsid="0517075b" fo:background-color="transparent" loext:char-shading-value="0" style:font-weight-asian="normal" style:font-weight-complex="normal"/>
    </style:style>
    <style:style style:name="T259" style:family="text">
      <style:text-properties fo:language="en" fo:country="US" fo:font-weight="normal" officeooo:rsid="094e9dd5" fo:background-color="transparent" loext:char-shading-value="0" style:font-weight-asian="normal" style:font-weight-complex="normal"/>
    </style:style>
    <style:style style:name="T260" style:family="text">
      <style:text-properties fo:language="en" fo:country="US" fo:font-weight="normal" officeooo:rsid="0115a8de" fo:background-color="transparent" loext:char-shading-value="0" style:font-weight-asian="normal" style:font-weight-complex="normal"/>
    </style:style>
    <style:style style:name="T261" style:family="text">
      <style:text-properties fo:language="en" fo:country="US" fo:font-weight="normal" officeooo:rsid="0019b20b" fo:background-color="transparent" loext:char-shading-value="0" style:font-weight-asian="normal" style:font-weight-complex="normal"/>
    </style:style>
    <style:style style:name="T262" style:family="text">
      <style:text-properties fo:language="en" fo:country="US" fo:font-weight="normal" officeooo:rsid="05c9c8d7" fo:background-color="transparent" loext:char-shading-value="0" style:font-weight-asian="normal" style:font-weight-complex="normal"/>
    </style:style>
    <style:style style:name="T263" style:family="text">
      <style:text-properties fo:language="en" fo:country="US" fo:font-weight="normal" officeooo:rsid="0040bfaa" fo:background-color="transparent" loext:char-shading-value="0" style:font-weight-asian="normal" style:font-weight-complex="normal"/>
    </style:style>
    <style:style style:name="T264" style:family="text">
      <style:text-properties fo:language="en" fo:country="US" fo:font-weight="normal" officeooo:rsid="0ecd37d6" fo:background-color="transparent" loext:char-shading-value="0" style:font-weight-asian="normal" style:font-weight-complex="normal"/>
    </style:style>
    <style:style style:name="T265" style:family="text">
      <style:text-properties fo:language="en" fo:country="US" fo:font-weight="normal" officeooo:rsid="0ed214e3" fo:background-color="transparent" loext:char-shading-value="0" style:font-weight-asian="normal" style:font-weight-complex="normal"/>
    </style:style>
    <style:style style:name="T266" style:family="text">
      <style:text-properties fo:language="en" fo:country="US" fo:font-weight="normal" officeooo:rsid="0ed389c2" fo:background-color="transparent" loext:char-shading-value="0" style:font-weight-asian="normal" style:font-weight-complex="normal"/>
    </style:style>
    <style:style style:name="T267" style:family="text">
      <style:text-properties fo:language="en" fo:country="US" fo:font-weight="normal" officeooo:rsid="0ed926f9" fo:background-color="transparent" loext:char-shading-value="0" style:font-weight-asian="normal" style:font-weight-complex="normal"/>
    </style:style>
    <style:style style:name="T268" style:family="text">
      <style:text-properties fo:language="en" fo:country="US" fo:font-weight="normal" officeooo:rsid="0edb7e45" fo:background-color="transparent" loext:char-shading-value="0" style:font-weight-asian="normal" style:font-weight-complex="normal"/>
    </style:style>
    <style:style style:name="T269" style:family="text">
      <style:text-properties fo:language="en" fo:country="US" fo:font-weight="normal" officeooo:rsid="0edcc2ee" fo:background-color="transparent" loext:char-shading-value="0" style:font-weight-asian="normal" style:font-weight-complex="normal"/>
    </style:style>
    <style:style style:name="T270" style:family="text">
      <style:text-properties fo:language="en" fo:country="US" fo:font-weight="normal" officeooo:rsid="0edebd23" fo:background-color="transparent" loext:char-shading-value="0" style:font-weight-asian="normal" style:font-weight-complex="normal"/>
    </style:style>
    <style:style style:name="T271" style:family="text">
      <style:text-properties fo:language="en" fo:country="US" fo:font-weight="normal" officeooo:rsid="0ee059e4" fo:background-color="transparent" loext:char-shading-value="0" style:font-weight-asian="normal" style:font-weight-complex="normal"/>
    </style:style>
    <style:style style:name="T272" style:family="text">
      <style:text-properties fo:language="en" fo:country="US" fo:font-weight="normal" officeooo:rsid="0ee0aa35" fo:background-color="transparent" loext:char-shading-value="0" style:font-weight-asian="normal" style:font-weight-complex="normal"/>
    </style:style>
    <style:style style:name="T273" style:family="text">
      <style:text-properties fo:language="en" fo:country="US" fo:font-weight="normal" officeooo:rsid="0ee114b0" fo:background-color="transparent" loext:char-shading-value="0" style:font-weight-asian="normal" style:font-weight-complex="normal"/>
    </style:style>
    <style:style style:name="T274" style:family="text">
      <style:text-properties fo:language="en" fo:country="US" fo:font-weight="normal" officeooo:rsid="0ee22cf1" fo:background-color="transparent" loext:char-shading-value="0" style:font-weight-asian="normal" style:font-weight-complex="normal"/>
    </style:style>
    <style:style style:name="T275" style:family="text">
      <style:text-properties fo:language="en" fo:country="US" fo:font-weight="normal" officeooo:rsid="0ee2ceb1" fo:background-color="transparent" loext:char-shading-value="0" style:font-weight-asian="normal" style:font-weight-complex="normal"/>
    </style:style>
    <style:style style:name="T276" style:family="text">
      <style:text-properties fo:language="en" fo:country="US" fo:font-weight="normal" officeooo:rsid="0ee3f954" fo:background-color="transparent" loext:char-shading-value="0" style:font-weight-asian="normal" style:font-weight-complex="normal"/>
    </style:style>
    <style:style style:name="T277" style:family="text">
      <style:text-properties fo:language="en" fo:country="US" fo:font-weight="normal" officeooo:rsid="0ee451e9" fo:background-color="transparent" loext:char-shading-value="0" style:font-weight-asian="normal" style:font-weight-complex="normal"/>
    </style:style>
    <style:style style:name="T278" style:family="text">
      <style:text-properties fo:language="en" fo:country="US" fo:font-weight="normal" officeooo:rsid="0ee5b90f" fo:background-color="transparent" loext:char-shading-value="0" style:font-weight-asian="normal" style:font-weight-complex="normal"/>
    </style:style>
    <style:style style:name="T279" style:family="text">
      <style:text-properties fo:language="en" fo:country="US" fo:font-weight="normal" officeooo:rsid="0ee67a79" fo:background-color="transparent" loext:char-shading-value="0" style:font-weight-asian="normal" style:font-weight-complex="normal"/>
    </style:style>
    <style:style style:name="T280" style:family="text">
      <style:text-properties fo:language="en" fo:country="US" fo:font-weight="normal" officeooo:rsid="0eea1bcb" fo:background-color="transparent" loext:char-shading-value="0" style:font-weight-asian="normal" style:font-weight-complex="normal"/>
    </style:style>
    <style:style style:name="T281" style:family="text">
      <style:text-properties fo:language="en" fo:country="US" fo:font-weight="normal" officeooo:rsid="0eea7661" fo:background-color="transparent" loext:char-shading-value="0" style:font-weight-asian="normal" style:font-weight-complex="normal"/>
    </style:style>
    <style:style style:name="T282" style:family="text">
      <style:text-properties fo:language="en" fo:country="US" fo:font-weight="normal" officeooo:rsid="0eeadf2c" fo:background-color="transparent" loext:char-shading-value="0" style:font-weight-asian="normal" style:font-weight-complex="normal"/>
    </style:style>
    <style:style style:name="T283" style:family="text">
      <style:text-properties fo:language="en" fo:country="US" fo:font-weight="normal" officeooo:rsid="0ef0817c" fo:background-color="transparent" loext:char-shading-value="0" style:font-weight-asian="normal" style:font-weight-complex="normal"/>
    </style:style>
    <style:style style:name="T284" style:family="text">
      <style:text-properties fo:language="en" fo:country="US" fo:font-weight="normal" officeooo:rsid="0ef15936" fo:background-color="transparent" loext:char-shading-value="0" style:font-weight-asian="normal" style:font-weight-complex="normal"/>
    </style:style>
    <style:style style:name="T285" style:family="text">
      <style:text-properties fo:language="en" fo:country="US" fo:font-weight="normal" officeooo:rsid="0ef2e1e7" fo:background-color="transparent" loext:char-shading-value="0" style:font-weight-asian="normal" style:font-weight-complex="normal"/>
    </style:style>
    <style:style style:name="T286" style:family="text">
      <style:text-properties fo:language="en" fo:country="US" fo:font-weight="normal" officeooo:rsid="0f14094c" fo:background-color="transparent" loext:char-shading-value="0" style:font-weight-asian="normal" style:font-weight-complex="normal"/>
    </style:style>
    <style:style style:name="T287" style:family="text">
      <style:text-properties fo:language="en" fo:country="US" fo:font-weight="normal" officeooo:rsid="0f14bae5" fo:background-color="transparent" loext:char-shading-value="0" style:font-weight-asian="normal" style:font-weight-complex="normal"/>
    </style:style>
    <style:style style:name="T288" style:family="text">
      <style:text-properties fo:language="en" fo:country="US" fo:font-weight="normal" officeooo:rsid="0a58738d" fo:background-color="#ffff00" loext:char-shading-value="0" style:font-weight-asian="normal" style:font-weight-complex="normal"/>
    </style:style>
    <style:style style:name="T289" style:family="text">
      <style:text-properties fo:language="en" fo:country="US" fo:font-weight="normal" officeooo:rsid="0a9cb6b3" fo:background-color="#ffff00" loext:char-shading-value="0" style:font-weight-asian="normal" style:font-weight-complex="normal"/>
    </style:style>
    <style:style style:name="T290" style:family="text">
      <style:text-properties fo:language="en" fo:country="US" fo:font-weight="normal" officeooo:rsid="0302f35b" fo:background-color="#ffff00" loext:char-shading-value="0" style:font-weight-asian="normal" style:font-weight-complex="normal"/>
    </style:style>
    <style:style style:name="T291" style:family="text">
      <style:text-properties fo:language="en" fo:country="US" fo:font-weight="normal" officeooo:rsid="0b45060c" fo:background-color="#ffff00" loext:char-shading-value="0" style:font-weight-asian="normal" style:font-weight-complex="normal"/>
    </style:style>
    <style:style style:name="T292" style:family="text">
      <style:text-properties fo:language="en" fo:country="US" fo:font-weight="normal" officeooo:rsid="0bda3275" fo:background-color="#ffff00" loext:char-shading-value="0" style:font-weight-asian="normal" style:font-weight-complex="normal"/>
    </style:style>
    <style:style style:name="T293" style:family="text">
      <style:text-properties fo:language="en" fo:country="US" fo:font-weight="normal" officeooo:rsid="09db998f" fo:background-color="#ffff00" loext:char-shading-value="0" style:font-weight-asian="normal" style:font-weight-complex="normal"/>
    </style:style>
    <style:style style:name="T294" style:family="text">
      <style:text-properties fo:language="en" fo:country="US" fo:font-weight="normal" officeooo:rsid="09d54931" fo:background-color="#ffff00" loext:char-shading-value="0" style:font-weight-asian="normal" style:font-weight-complex="normal"/>
    </style:style>
    <style:style style:name="T295" style:family="text">
      <style:text-properties fo:language="en" fo:country="US" fo:font-weight="normal" officeooo:rsid="05b4fa8a" fo:background-color="#ffff00" loext:char-shading-value="0" style:font-weight-asian="normal" style:font-weight-complex="normal"/>
    </style:style>
    <style:style style:name="T296" style:family="text">
      <style:text-properties fo:language="en" fo:country="US" fo:font-weight="normal" officeooo:rsid="0607cc10" fo:background-color="#ffff00" loext:char-shading-value="0" style:font-weight-asian="normal" style:font-weight-complex="normal"/>
    </style:style>
    <style:style style:name="T297" style:family="text">
      <style:text-properties fo:language="en" fo:country="US" fo:font-weight="normal" officeooo:rsid="0bcb4d4a" fo:background-color="#ffff00" loext:char-shading-value="0" style:font-weight-asian="normal" style:font-weight-complex="normal"/>
    </style:style>
    <style:style style:name="T298" style:family="text">
      <style:text-properties fo:language="en" fo:country="US" fo:font-weight="normal" officeooo:rsid="0bcc1ed2" fo:background-color="#ffff00" loext:char-shading-value="0" style:font-weight-asian="normal" style:font-weight-complex="normal"/>
    </style:style>
    <style:style style:name="T299" style:family="text">
      <style:text-properties fo:language="en" fo:country="US" fo:font-weight="normal" officeooo:rsid="0bc9bc51" fo:background-color="#ffff00" loext:char-shading-value="0" style:font-weight-asian="normal" style:font-weight-complex="normal"/>
    </style:style>
    <style:style style:name="T300" style:family="text">
      <style:text-properties fo:language="en" fo:country="US" fo:font-weight="normal" officeooo:rsid="0ed6582d" fo:background-color="#ffff00" loext:char-shading-value="0" style:font-weight-asian="normal" style:font-weight-complex="normal"/>
    </style:style>
    <style:style style:name="T301" style:family="text">
      <style:text-properties fo:language="en" fo:country="US" fo:font-weight="normal" officeooo:rsid="0b466c06" fo:background-color="#ffff00" loext:char-shading-value="0" style:font-weight-asian="normal" style:font-weight-complex="normal"/>
    </style:style>
    <style:style style:name="T302" style:family="text">
      <style:text-properties fo:language="en" fo:country="US" fo:font-weight="normal" officeooo:rsid="0ed54403" fo:background-color="#ffff00" loext:char-shading-value="0" style:font-weight-asian="normal" style:font-weight-complex="normal"/>
    </style:style>
    <style:style style:name="T303" style:family="text">
      <style:text-properties fo:language="en" fo:country="US" fo:font-weight="normal" officeooo:rsid="09a5008e" fo:background-color="#ffff00" loext:char-shading-value="0" style:font-weight-asian="normal" style:font-weight-complex="normal"/>
    </style:style>
    <style:style style:name="T304" style:family="text">
      <style:text-properties fo:language="en" fo:country="US" fo:font-weight="normal" officeooo:rsid="0ee451e9" fo:background-color="#ffff00" loext:char-shading-value="0" style:font-weight-asian="normal" style:font-weight-complex="normal"/>
    </style:style>
    <style:style style:name="T305" style:family="text">
      <style:text-properties fo:language="en" fo:country="US" fo:font-weight="normal" officeooo:rsid="0ee5247e" fo:background-color="#ffff00" loext:char-shading-value="0" style:font-weight-asian="normal" style:font-weight-complex="normal"/>
    </style:style>
    <style:style style:name="T306" style:family="text">
      <style:text-properties fo:language="en" fo:country="US" fo:font-weight="normal" officeooo:rsid="0f27c031" fo:background-color="#ffff00" loext:char-shading-value="0" style:font-weight-asian="normal" style:font-weight-complex="normal"/>
    </style:style>
    <style:style style:name="T307" style:family="text">
      <style:text-properties fo:language="en" fo:country="US" fo:font-weight="normal" officeooo:rsid="03a2a7e7" style:font-weight-asian="normal" style:font-weight-complex="normal"/>
    </style:style>
    <style:style style:name="T308" style:family="text">
      <style:text-properties fo:language="en" fo:country="US" fo:font-weight="normal" officeooo:rsid="0b008d70" style:font-weight-asian="normal" style:font-weight-complex="normal"/>
    </style:style>
    <style:style style:name="T309" style:family="text">
      <style:text-properties fo:language="en" fo:country="US" fo:font-weight="normal" officeooo:rsid="021815fd" style:font-weight-asian="normal" style:font-weight-complex="normal"/>
    </style:style>
    <style:style style:name="T310" style:family="text">
      <style:text-properties fo:language="en" fo:country="US" fo:font-weight="normal" officeooo:rsid="0b00e058" style:font-weight-asian="normal" style:font-weight-complex="normal"/>
    </style:style>
    <style:style style:name="T311" style:family="text">
      <style:text-properties fo:language="en" fo:country="US" fo:font-weight="normal" officeooo:rsid="0c37822c" style:font-weight-asian="normal" style:font-weight-complex="normal"/>
    </style:style>
    <style:style style:name="T312" style:family="text">
      <style:text-properties fo:language="en" fo:country="US" fo:font-weight="normal" officeooo:rsid="0c395ca8" style:font-weight-asian="normal" style:font-weight-complex="normal"/>
    </style:style>
    <style:style style:name="T313" style:family="text">
      <style:text-properties fo:language="en" fo:country="US" fo:font-weight="normal" officeooo:rsid="0c3c8e63" style:font-weight-asian="normal" style:font-weight-complex="normal"/>
    </style:style>
    <style:style style:name="T314" style:family="text">
      <style:text-properties fo:language="en" fo:country="US" fo:font-weight="normal" officeooo:rsid="0c3efe56" style:font-weight-asian="normal" style:font-weight-complex="normal"/>
    </style:style>
    <style:style style:name="T315" style:family="text">
      <style:text-properties fo:language="en" fo:country="US" fo:font-weight="normal" officeooo:rsid="0c3fa6d8" style:font-weight-asian="normal" style:font-weight-complex="normal"/>
    </style:style>
    <style:style style:name="T316" style:family="text">
      <style:text-properties fo:language="en" fo:country="US" fo:font-weight="normal" officeooo:rsid="0c418ad7" style:font-weight-asian="normal" style:font-weight-complex="normal"/>
    </style:style>
    <style:style style:name="T317" style:family="text">
      <style:text-properties fo:language="en" fo:country="US" fo:font-weight="normal" officeooo:rsid="0c46fb58" style:font-weight-asian="normal" style:font-weight-complex="normal"/>
    </style:style>
    <style:style style:name="T318" style:family="text">
      <style:text-properties fo:language="en" fo:country="US" fo:font-weight="normal" officeooo:rsid="0a9cb6b3" fo:background-color="#ffff99" loext:char-shading-value="0" style:font-weight-asian="normal" style:font-weight-complex="normal"/>
    </style:style>
    <style:style style:name="T319" style:family="text">
      <style:text-properties fo:language="en" fo:country="US" fo:font-weight="normal" officeooo:rsid="0ef2e9bf" fo:background-color="#ffff99" loext:char-shading-value="0" style:font-weight-asian="normal" style:font-weight-complex="normal"/>
    </style:style>
    <style:style style:name="T320" style:family="text">
      <style:text-properties fo:language="en" fo:country="US" fo:font-weight="normal" officeooo:rsid="0c4f4b7b" fo:background-color="#ffff99" loext:char-shading-value="0" style:font-weight-asian="normal" style:font-weight-complex="normal"/>
    </style:style>
    <style:style style:name="T321" style:family="text">
      <style:text-properties fo:language="en" fo:country="US" fo:font-weight="normal" officeooo:rsid="0f28676f" fo:background-color="#ffff99" loext:char-shading-value="0" style:font-weight-asian="normal" style:font-weight-complex="normal"/>
    </style:style>
    <style:style style:name="T322" style:family="text">
      <style:text-properties fo:language="en" fo:country="US" officeooo:rsid="01cdeb85"/>
    </style:style>
    <style:style style:name="T323" style:family="text">
      <style:text-properties fo:language="en" fo:country="US" officeooo:rsid="0194a78e"/>
    </style:style>
    <style:style style:name="T324" style:family="text">
      <style:text-properties fo:language="en" fo:country="US" fo:font-style="normal" officeooo:rsid="0e8f5b8f" style:font-style-asian="normal" style:font-style-complex="normal"/>
    </style:style>
    <style:style style:name="T325" style:family="text">
      <style:text-properties fo:language="en" fo:country="US" fo:font-style="normal" fo:font-weight="normal" officeooo:rsid="09e9e821" fo:background-color="transparent" loext:char-shading-value="0" style:font-style-asian="normal" style:font-weight-asian="normal" style:font-style-complex="normal" style:font-weight-complex="normal"/>
    </style:style>
    <style:style style:name="T326" style:family="text">
      <style:text-properties fo:language="en" fo:country="US" fo:font-style="normal" fo:font-weight="normal" officeooo:rsid="0b4df6f3" fo:background-color="transparent" loext:char-shading-value="0" style:font-style-asian="normal" style:font-weight-asian="normal" style:font-style-complex="normal" style:font-weight-complex="normal"/>
    </style:style>
    <style:style style:name="T327" style:family="text">
      <style:text-properties fo:language="en" fo:country="US" fo:font-style="normal" fo:font-weight="normal" officeooo:rsid="09d35b01" fo:background-color="transparent" loext:char-shading-value="0" style:font-style-asian="normal" style:font-weight-asian="normal" style:font-style-complex="normal" style:font-weight-complex="normal"/>
    </style:style>
    <style:style style:name="T328" style:family="text">
      <style:text-properties fo:language="en" fo:country="US" fo:font-style="normal" fo:font-weight="normal" officeooo:rsid="0a5b80f9" fo:background-color="transparent" loext:char-shading-value="0" style:font-style-asian="normal" style:font-weight-asian="normal" style:font-style-complex="normal" style:font-weight-complex="normal"/>
    </style:style>
    <style:style style:name="T329" style:family="text">
      <style:text-properties fo:language="en" fo:country="US" fo:font-style="normal" fo:font-weight="normal" officeooo:rsid="047db93e" fo:background-color="transparent" loext:char-shading-value="0" style:font-style-asian="normal" style:font-weight-asian="normal" style:font-style-complex="normal" style:font-weight-complex="normal"/>
    </style:style>
    <style:style style:name="T330" style:family="text">
      <style:text-properties fo:language="en" fo:country="US" fo:font-style="normal" fo:font-weight="normal" officeooo:rsid="09eb47af" fo:background-color="transparent" loext:char-shading-value="0" style:font-style-asian="normal" style:font-weight-asian="normal" style:font-style-complex="normal" style:font-weight-complex="normal"/>
    </style:style>
    <style:style style:name="T331" style:family="text">
      <style:text-properties fo:language="en" fo:country="US" fo:font-style="normal" fo:font-weight="normal" officeooo:rsid="0a4834c0" fo:background-color="transparent" loext:char-shading-value="0" style:font-style-asian="normal" style:font-weight-asian="normal" style:font-style-complex="normal" style:font-weight-complex="normal"/>
    </style:style>
    <style:style style:name="T332" style:family="text">
      <style:text-properties fo:language="en" fo:country="US" fo:font-style="normal" fo:font-weight="normal" officeooo:rsid="0bd817cf" fo:background-color="transparent" loext:char-shading-value="0" style:font-style-asian="normal" style:font-weight-asian="normal" style:font-style-complex="normal" style:font-weight-complex="normal"/>
    </style:style>
    <style:style style:name="T333" style:family="text">
      <style:text-properties fo:language="en" fo:country="US" fo:font-style="normal" fo:font-weight="normal" officeooo:rsid="0a45d7d9" fo:background-color="transparent" loext:char-shading-value="0" style:font-style-asian="normal" style:font-weight-asian="normal" style:font-style-complex="normal" style:font-weight-complex="normal"/>
    </style:style>
    <style:style style:name="T334" style:family="text">
      <style:text-properties fo:language="en" fo:country="US" fo:font-style="normal" fo:font-weight="normal" officeooo:rsid="00735f24" fo:background-color="transparent" loext:char-shading-value="0" style:font-style-asian="normal" style:font-weight-asian="normal" style:font-style-complex="normal" style:font-weight-complex="normal"/>
    </style:style>
    <style:style style:name="T335" style:family="text">
      <style:text-properties fo:language="en" fo:country="US" fo:font-style="normal" fo:font-weight="normal" officeooo:rsid="0a5da55e" fo:background-color="transparent" loext:char-shading-value="0" style:font-style-asian="normal" style:font-weight-asian="normal" style:font-style-complex="normal" style:font-weight-complex="normal"/>
    </style:style>
    <style:style style:name="T336" style:family="text">
      <style:text-properties fo:language="en" fo:country="US" fo:font-style="normal" fo:font-weight="normal" officeooo:rsid="0a593d03" fo:background-color="transparent" loext:char-shading-value="0" style:font-style-asian="normal" style:font-weight-asian="normal" style:font-style-complex="normal" style:font-weight-complex="normal"/>
    </style:style>
    <style:style style:name="T337" style:family="text">
      <style:text-properties fo:language="en" fo:country="US" fo:font-style="normal" fo:font-weight="normal" officeooo:rsid="09a5008e" fo:background-color="transparent" loext:char-shading-value="0" style:font-style-asian="normal" style:font-weight-asian="normal" style:font-style-complex="normal" style:font-weight-complex="normal"/>
    </style:style>
    <style:style style:name="T338" style:family="text">
      <style:text-properties fo:language="en" fo:country="US" fo:font-style="italic" officeooo:rsid="09a5008e" fo:background-color="transparent" loext:char-shading-value="0" style:font-style-asian="italic" style:font-style-complex="italic"/>
    </style:style>
    <style:style style:name="T339" style:family="text">
      <style:text-properties fo:language="en" fo:country="US" fo:font-style="italic" officeooo:rsid="0ae3ebe5" fo:background-color="transparent" loext:char-shading-value="0" style:font-style-asian="italic" style:font-style-complex="italic"/>
    </style:style>
    <style:style style:name="T340" style:family="text">
      <style:text-properties fo:language="en" fo:country="US" fo:font-style="italic" fo:font-weight="normal" officeooo:rsid="047db93e" fo:background-color="transparent" loext:char-shading-value="0" style:font-style-asian="italic" style:font-weight-asian="normal" style:font-style-complex="italic" style:font-weight-complex="normal"/>
    </style:style>
    <style:style style:name="T341" style:family="text">
      <style:text-properties fo:language="en" fo:country="US" fo:font-style="italic" fo:font-weight="normal" officeooo:rsid="047e1993" fo:background-color="transparent" loext:char-shading-value="0" style:font-style-asian="italic" style:font-weight-asian="normal" style:font-style-complex="italic" style:font-weight-complex="normal"/>
    </style:style>
    <style:style style:name="T342" style:family="text">
      <style:text-properties fo:language="en" fo:country="US" fo:font-style="italic" fo:font-weight="normal" officeooo:rsid="0a6e78a8" fo:background-color="transparent" loext:char-shading-value="0" style:font-style-asian="italic" style:font-weight-asian="normal" style:font-style-complex="italic" style:font-weight-complex="normal"/>
    </style:style>
    <style:style style:name="T343" style:family="text">
      <style:text-properties fo:language="en" fo:country="US" fo:font-style="italic" fo:font-weight="normal" officeooo:rsid="0b6f9ec4" fo:background-color="transparent" loext:char-shading-value="0" style:font-style-asian="italic" style:font-weight-asian="normal" style:font-style-complex="italic" style:font-weight-complex="normal"/>
    </style:style>
    <style:style style:name="T344" style:family="text">
      <style:text-properties fo:language="en" fo:country="US" fo:font-style="italic" fo:font-weight="normal" officeooo:rsid="09d54931" fo:background-color="#ffff00" loext:char-shading-value="0" style:font-style-asian="italic" style:font-weight-asian="normal" style:font-style-complex="italic" style:font-weight-complex="normal"/>
    </style:style>
    <style:style style:name="T345" style:family="text">
      <style:text-properties fo:language="en" fo:country="US" fo:font-style="italic" fo:font-weight="normal" officeooo:rsid="09a5008e" fo:background-color="#ffff00" loext:char-shading-value="0" style:font-style-asian="italic" style:font-weight-asian="normal" style:font-style-complex="italic" style:font-weight-complex="normal"/>
    </style:style>
    <style:style style:name="T346" style:family="text">
      <style:text-properties fo:language="en" fo:country="US" fo:font-style="italic" officeooo:rsid="0ae72dac" fo:background-color="#ffff00" loext:char-shading-value="0" style:font-style-asian="italic" style:font-style-complex="italic"/>
    </style:style>
    <style:style style:name="T347" style:family="text">
      <style:text-properties fo:language="en" fo:country="US" fo:font-style="italic" officeooo:rsid="0cfef8ce" style:font-style-asian="italic" style:font-style-complex="italic"/>
    </style:style>
    <style:style style:name="T348" style:family="text">
      <style:text-properties fo:language="en" fo:country="US" fo:font-style="italic" officeooo:rsid="0d3d2200" style:font-style-asian="italic" style:font-style-complex="italic"/>
    </style:style>
    <style:style style:name="T349" style:family="text">
      <style:text-properties fo:language="en" fo:country="US" fo:font-style="italic" officeooo:rsid="0e33fe97" style:font-style-asian="italic" style:font-style-complex="italic"/>
    </style:style>
    <style:style style:name="T350" style:family="text">
      <style:text-properties fo:language="en" fo:country="US" fo:font-style="italic" officeooo:rsid="0e339da7" style:font-style-asian="italic" style:font-style-complex="italic"/>
    </style:style>
    <style:style style:name="T351" style:family="text">
      <style:text-properties fo:language="en" fo:country="US" fo:font-style="italic" officeooo:rsid="0e3340c7" style:font-style-asian="italic" style:font-style-complex="italic"/>
    </style:style>
    <style:style style:name="T352" style:family="text">
      <style:text-properties fo:language="en" fo:country="US" fo:font-style="italic" officeooo:rsid="0eba22aa" style:font-style-asian="italic" style:font-style-complex="italic"/>
    </style:style>
    <style:style style:name="T353" style:family="text">
      <style:text-properties fo:language="en" fo:country="US" officeooo:rsid="09676971"/>
    </style:style>
    <style:style style:name="T354" style:family="text">
      <style:text-properties fo:language="en" fo:country="US" officeooo:rsid="09694f79"/>
    </style:style>
    <style:style style:name="T355" style:family="text">
      <style:text-properties fo:language="en" fo:country="US" officeooo:rsid="096aec9b"/>
    </style:style>
    <style:style style:name="T356" style:family="text">
      <style:text-properties fo:language="en" fo:country="US" officeooo:rsid="096cd134"/>
    </style:style>
    <style:style style:name="T357" style:family="text">
      <style:text-properties fo:language="en" fo:country="US" style:text-underline-style="none" officeooo:rsid="0b1731a9" fo:background-color="transparent" loext:char-shading-value="0"/>
    </style:style>
    <style:style style:name="T358" style:family="text">
      <style:text-properties fo:language="en" fo:country="US" style:text-underline-style="none" officeooo:rsid="0b184e24" fo:background-color="transparent" loext:char-shading-value="0"/>
    </style:style>
    <style:style style:name="T359" style:family="text">
      <style:text-properties fo:language="en" fo:country="US" officeooo:rsid="0ae4310a" fo:background-color="#ffff00" loext:char-shading-value="0"/>
    </style:style>
    <style:style style:name="T360" style:family="text">
      <style:text-properties fo:language="en" fo:country="US" officeooo:rsid="0ae72dac" fo:background-color="#ffff00" loext:char-shading-value="0"/>
    </style:style>
    <style:style style:name="T361" style:family="text">
      <style:text-properties fo:language="en" fo:country="US" officeooo:rsid="0f0ecb1e" fo:background-color="#ffff00" loext:char-shading-value="0"/>
    </style:style>
    <style:style style:name="T362" style:family="text">
      <style:text-properties fo:language="en" fo:country="US" officeooo:rsid="0b0f9ccf"/>
    </style:style>
    <style:style style:name="T363" style:family="text">
      <style:text-properties fo:language="en" fo:country="US" officeooo:rsid="0b7e7417"/>
    </style:style>
    <style:style style:name="T364" style:family="text">
      <style:text-properties fo:language="en" fo:country="US" officeooo:rsid="0b819bf4"/>
    </style:style>
    <style:style style:name="T365" style:family="text">
      <style:text-properties fo:language="en" fo:country="US" officeooo:rsid="0b919530"/>
    </style:style>
    <style:style style:name="T366" style:family="text">
      <style:text-properties fo:language="en" fo:country="US" officeooo:rsid="0ba3862d"/>
    </style:style>
    <style:style style:name="T367" style:family="text">
      <style:text-properties fo:language="en" fo:country="US" officeooo:rsid="0c804c33"/>
    </style:style>
    <style:style style:name="T368" style:family="text">
      <style:text-properties fo:language="en" fo:country="US" officeooo:rsid="042b3034"/>
    </style:style>
    <style:style style:name="T369" style:family="text">
      <style:text-properties fo:language="en" fo:country="US" officeooo:rsid="0836fc07"/>
    </style:style>
    <style:style style:name="T370" style:family="text">
      <style:text-properties fo:language="en" fo:country="US" officeooo:rsid="0857a2e3"/>
    </style:style>
    <style:style style:name="T371" style:family="text">
      <style:text-properties fo:language="en" fo:country="US" officeooo:rsid="06ef959d"/>
    </style:style>
    <style:style style:name="T372" style:family="text">
      <style:text-properties fo:language="en" fo:country="US" officeooo:rsid="08547380"/>
    </style:style>
    <style:style style:name="T373" style:family="text">
      <style:text-properties fo:language="en" fo:country="US" officeooo:rsid="00faa178"/>
    </style:style>
    <style:style style:name="T374" style:family="text">
      <style:text-properties fo:language="en" fo:country="US" officeooo:rsid="0405a3ba"/>
    </style:style>
    <style:style style:name="T375" style:family="text">
      <style:text-properties fo:language="en" fo:country="US" officeooo:rsid="0007fb78"/>
    </style:style>
    <style:style style:name="T376" style:family="text">
      <style:text-properties fo:language="en" fo:country="US" officeooo:rsid="0c99ae80"/>
    </style:style>
    <style:style style:name="T377" style:family="text">
      <style:text-properties fo:language="en" fo:country="US" officeooo:rsid="0c9a3625"/>
    </style:style>
    <style:style style:name="T378" style:family="text">
      <style:text-properties fo:language="en" fo:country="US" officeooo:rsid="0c9b00e0"/>
    </style:style>
    <style:style style:name="T379" style:family="text">
      <style:text-properties fo:language="en" fo:country="US" officeooo:rsid="0c9eb2b7"/>
    </style:style>
    <style:style style:name="T380" style:family="text">
      <style:text-properties fo:language="en" fo:country="US" officeooo:rsid="0c9f371a"/>
    </style:style>
    <style:style style:name="T381" style:family="text">
      <style:text-properties fo:language="en" fo:country="US" officeooo:rsid="0c9fdb02"/>
    </style:style>
    <style:style style:name="T382" style:family="text">
      <style:text-properties fo:language="en" fo:country="US" officeooo:rsid="0ca180ad"/>
    </style:style>
    <style:style style:name="T383" style:family="text">
      <style:text-properties fo:language="en" fo:country="US" officeooo:rsid="0ca26cbc"/>
    </style:style>
    <style:style style:name="T384" style:family="text">
      <style:text-properties fo:language="en" fo:country="US" officeooo:rsid="0ca46c32"/>
    </style:style>
    <style:style style:name="T385" style:family="text">
      <style:text-properties fo:language="en" fo:country="US" officeooo:rsid="0cb1395c"/>
    </style:style>
    <style:style style:name="T386" style:family="text">
      <style:text-properties fo:language="en" fo:country="US" officeooo:rsid="0cb81936"/>
    </style:style>
    <style:style style:name="T387" style:family="text">
      <style:text-properties fo:language="en" fo:country="US" officeooo:rsid="0cb84e70"/>
    </style:style>
    <style:style style:name="T388" style:family="text">
      <style:text-properties fo:language="en" fo:country="US" officeooo:rsid="0cb8f963"/>
    </style:style>
    <style:style style:name="T389" style:family="text">
      <style:text-properties fo:language="en" fo:country="US" officeooo:rsid="0cb97227"/>
    </style:style>
    <style:style style:name="T390" style:family="text">
      <style:text-properties fo:language="en" fo:country="US" officeooo:rsid="0cb9bfcb"/>
    </style:style>
    <style:style style:name="T391" style:family="text">
      <style:text-properties fo:language="en" fo:country="US" officeooo:rsid="0cbeeb0c"/>
    </style:style>
    <style:style style:name="T392" style:family="text">
      <style:text-properties fo:language="en" fo:country="US" officeooo:rsid="0cc1a8e6"/>
    </style:style>
    <style:style style:name="T393" style:family="text">
      <style:text-properties fo:language="en" fo:country="US" officeooo:rsid="0cc3645b"/>
    </style:style>
    <style:style style:name="T394" style:family="text">
      <style:text-properties fo:language="en" fo:country="US" officeooo:rsid="0cc615a1"/>
    </style:style>
    <style:style style:name="T395" style:family="text">
      <style:text-properties fo:language="en" fo:country="US" officeooo:rsid="0cc699bd"/>
    </style:style>
    <style:style style:name="T396" style:family="text">
      <style:text-properties fo:language="en" fo:country="US" officeooo:rsid="0cc9667c"/>
    </style:style>
    <style:style style:name="T397" style:family="text">
      <style:text-properties fo:language="en" fo:country="US" officeooo:rsid="0ccc79f7"/>
    </style:style>
    <style:style style:name="T398" style:family="text">
      <style:text-properties fo:language="en" fo:country="US" officeooo:rsid="0cccba19"/>
    </style:style>
    <style:style style:name="T399" style:family="text">
      <style:text-properties fo:language="en" fo:country="US" officeooo:rsid="0ccd6d7c"/>
    </style:style>
    <style:style style:name="T400" style:family="text">
      <style:text-properties fo:language="en" fo:country="US" officeooo:rsid="0ccf1c26"/>
    </style:style>
    <style:style style:name="T401" style:family="text">
      <style:text-properties fo:language="en" fo:country="US" officeooo:rsid="0ccfaa88"/>
    </style:style>
    <style:style style:name="T402" style:family="text">
      <style:text-properties fo:language="en" fo:country="US" officeooo:rsid="0cd23cba"/>
    </style:style>
    <style:style style:name="T403" style:family="text">
      <style:text-properties fo:language="en" fo:country="US" officeooo:rsid="0cd58d80"/>
    </style:style>
    <style:style style:name="T404" style:family="text">
      <style:text-properties fo:language="en" fo:country="US" officeooo:rsid="0cdb983c"/>
    </style:style>
    <style:style style:name="T405" style:family="text">
      <style:text-properties fo:language="en" fo:country="US" officeooo:rsid="0cdb9b37"/>
    </style:style>
    <style:style style:name="T406" style:family="text">
      <style:text-properties fo:language="en" fo:country="US" officeooo:rsid="0cdd316e"/>
    </style:style>
    <style:style style:name="T407" style:family="text">
      <style:text-properties fo:language="en" fo:country="US" officeooo:rsid="0ce9a5c3"/>
    </style:style>
    <style:style style:name="T408" style:family="text">
      <style:text-properties fo:language="en" fo:country="US" officeooo:rsid="0cea675f"/>
    </style:style>
    <style:style style:name="T409" style:family="text">
      <style:text-properties fo:language="en" fo:country="US" officeooo:rsid="0ceed6d4"/>
    </style:style>
    <style:style style:name="T410" style:family="text">
      <style:text-properties fo:language="en" fo:country="US" officeooo:rsid="0cef2159"/>
    </style:style>
    <style:style style:name="T411" style:family="text">
      <style:text-properties fo:language="en" fo:country="US" officeooo:rsid="0cf093eb"/>
    </style:style>
    <style:style style:name="T412" style:family="text">
      <style:text-properties fo:language="en" fo:country="US" officeooo:rsid="0cf19fca"/>
    </style:style>
    <style:style style:name="T413" style:family="text">
      <style:text-properties fo:language="en" fo:country="US" officeooo:rsid="0cf24694"/>
    </style:style>
    <style:style style:name="T414" style:family="text">
      <style:text-properties fo:language="en" fo:country="US" officeooo:rsid="0cf39c10"/>
    </style:style>
    <style:style style:name="T415" style:family="text">
      <style:text-properties fo:language="en" fo:country="US" officeooo:rsid="0cf4f4a9"/>
    </style:style>
    <style:style style:name="T416" style:family="text">
      <style:text-properties fo:language="en" fo:country="US" officeooo:rsid="0cf6a2d6"/>
    </style:style>
    <style:style style:name="T417" style:family="text">
      <style:text-properties fo:language="en" fo:country="US" officeooo:rsid="0cf8a088"/>
    </style:style>
    <style:style style:name="T418" style:family="text">
      <style:text-properties fo:language="en" fo:country="US" officeooo:rsid="0cf9b66c"/>
    </style:style>
    <style:style style:name="T419" style:family="text">
      <style:text-properties fo:language="en" fo:country="US" officeooo:rsid="0cfb28b0"/>
    </style:style>
    <style:style style:name="T420" style:family="text">
      <style:text-properties fo:language="en" fo:country="US" officeooo:rsid="0cfef8ce"/>
    </style:style>
    <style:style style:name="T421" style:family="text">
      <style:text-properties fo:language="en" fo:country="US" officeooo:rsid="098cf1e7"/>
    </style:style>
    <style:style style:name="T422" style:family="text">
      <style:text-properties fo:language="en" fo:country="US" officeooo:rsid="0d021bd6"/>
    </style:style>
    <style:style style:name="T423" style:family="text">
      <style:text-properties fo:language="en" fo:country="US" officeooo:rsid="0d03d13b"/>
    </style:style>
    <style:style style:name="T424" style:family="text">
      <style:text-properties fo:language="en" fo:country="US" officeooo:rsid="0d0561da"/>
    </style:style>
    <style:style style:name="T425" style:family="text">
      <style:text-properties fo:language="en" fo:country="US" officeooo:rsid="0d05a24a"/>
    </style:style>
    <style:style style:name="T426" style:family="text">
      <style:text-properties fo:language="en" fo:country="US" officeooo:rsid="0d06fbf0"/>
    </style:style>
    <style:style style:name="T427" style:family="text">
      <style:text-properties fo:language="en" fo:country="US" officeooo:rsid="0d082742"/>
    </style:style>
    <style:style style:name="T428" style:family="text">
      <style:text-properties fo:language="en" fo:country="US" officeooo:rsid="0d09c1c5"/>
    </style:style>
    <style:style style:name="T429" style:family="text">
      <style:text-properties fo:language="en" fo:country="US" officeooo:rsid="0d0b5859"/>
    </style:style>
    <style:style style:name="T430" style:family="text">
      <style:text-properties fo:language="en" fo:country="US" officeooo:rsid="0d10d067"/>
    </style:style>
    <style:style style:name="T431" style:family="text">
      <style:text-properties fo:language="en" fo:country="US" officeooo:rsid="0d136db3"/>
    </style:style>
    <style:style style:name="T432" style:family="text">
      <style:text-properties fo:language="en" fo:country="US" officeooo:rsid="0d15d9b0"/>
    </style:style>
    <style:style style:name="T433" style:family="text">
      <style:text-properties fo:language="en" fo:country="US" officeooo:rsid="0d166c2d"/>
    </style:style>
    <style:style style:name="T434" style:family="text">
      <style:text-properties fo:language="en" fo:country="US" officeooo:rsid="0d181f6f"/>
    </style:style>
    <style:style style:name="T435" style:family="text">
      <style:text-properties fo:language="en" fo:country="US" officeooo:rsid="0d1965a4"/>
    </style:style>
    <style:style style:name="T436" style:family="text">
      <style:text-properties fo:language="en" fo:country="US" officeooo:rsid="0d1aa951"/>
    </style:style>
    <style:style style:name="T437" style:family="text">
      <style:text-properties fo:language="en" fo:country="US" officeooo:rsid="0d1c9215"/>
    </style:style>
    <style:style style:name="T438" style:family="text">
      <style:text-properties fo:language="en" fo:country="US" officeooo:rsid="0d2324d5"/>
    </style:style>
    <style:style style:name="T439" style:family="text">
      <style:text-properties fo:language="en" fo:country="US" officeooo:rsid="0d38a23d"/>
    </style:style>
    <style:style style:name="T440" style:family="text">
      <style:text-properties fo:language="en" fo:country="US" officeooo:rsid="0d3c6c62"/>
    </style:style>
    <style:style style:name="T441" style:family="text">
      <style:text-properties fo:language="en" fo:country="US" officeooo:rsid="0d3cea62"/>
    </style:style>
    <style:style style:name="T442" style:family="text">
      <style:text-properties fo:language="en" fo:country="US" officeooo:rsid="0d3d2200"/>
    </style:style>
    <style:style style:name="T443" style:family="text">
      <style:text-properties fo:language="en" fo:country="US" officeooo:rsid="0d3f74ac"/>
    </style:style>
    <style:style style:name="T444" style:family="text">
      <style:text-properties fo:language="en" fo:country="US" officeooo:rsid="0d411ec3"/>
    </style:style>
    <style:style style:name="T445" style:family="text">
      <style:text-properties fo:language="en" fo:country="US" officeooo:rsid="0d426730"/>
    </style:style>
    <style:style style:name="T446" style:family="text">
      <style:text-properties fo:language="en" fo:country="US" officeooo:rsid="0d43feb3"/>
    </style:style>
    <style:style style:name="T447" style:family="text">
      <style:text-properties fo:language="en" fo:country="US" officeooo:rsid="0d4693ce"/>
    </style:style>
    <style:style style:name="T448" style:family="text">
      <style:text-properties fo:language="en" fo:country="US" officeooo:rsid="0d4842d1"/>
    </style:style>
    <style:style style:name="T449" style:family="text">
      <style:text-properties fo:language="en" fo:country="US" officeooo:rsid="0d4b4da5"/>
    </style:style>
    <style:style style:name="T450" style:family="text">
      <style:text-properties fo:language="en" fo:country="US" officeooo:rsid="0d4f6975"/>
    </style:style>
    <style:style style:name="T451" style:family="text">
      <style:text-properties fo:language="en" fo:country="US" officeooo:rsid="0d544f89"/>
    </style:style>
    <style:style style:name="T452" style:family="text">
      <style:text-properties fo:language="en" fo:country="US" officeooo:rsid="0d5634ec"/>
    </style:style>
    <style:style style:name="T453" style:family="text">
      <style:text-properties fo:language="en" fo:country="US" officeooo:rsid="0e317d27"/>
    </style:style>
    <style:style style:name="T454" style:family="text">
      <style:text-properties fo:language="en" fo:country="US" officeooo:rsid="0e33353e"/>
    </style:style>
    <style:style style:name="T455" style:family="text">
      <style:text-properties fo:language="en" fo:country="US" officeooo:rsid="0e3340c7"/>
    </style:style>
    <style:style style:name="T456" style:family="text">
      <style:text-properties fo:language="en" fo:country="US" officeooo:rsid="0e339da7"/>
    </style:style>
    <style:style style:name="T457" style:family="text">
      <style:text-properties fo:language="en" fo:country="US" officeooo:rsid="0e33ba20"/>
    </style:style>
    <style:style style:name="T458" style:family="text">
      <style:text-properties fo:language="en" fo:country="US" officeooo:rsid="0e33fe97"/>
    </style:style>
    <style:style style:name="T459" style:family="text">
      <style:text-properties fo:language="en" fo:country="US" officeooo:rsid="0e3498b5"/>
    </style:style>
    <style:style style:name="T460" style:family="text">
      <style:text-properties fo:language="en" fo:country="US" officeooo:rsid="0e364f28"/>
    </style:style>
    <style:style style:name="T461" style:family="text">
      <style:text-properties fo:language="en" fo:country="US" officeooo:rsid="0e563514"/>
    </style:style>
    <style:style style:name="T462" style:family="text">
      <style:text-properties fo:language="en" fo:country="US" officeooo:rsid="0e794e77"/>
    </style:style>
    <style:style style:name="T463" style:family="text">
      <style:text-properties fo:language="en" fo:country="US" officeooo:rsid="0e8f3df9"/>
    </style:style>
    <style:style style:name="T464" style:family="text">
      <style:text-properties fo:language="en" fo:country="US" officeooo:rsid="0e8f5b8f"/>
    </style:style>
    <style:style style:name="T465" style:family="text">
      <style:text-properties fo:language="en" fo:country="US" officeooo:rsid="0e92d6c5"/>
    </style:style>
    <style:style style:name="T466" style:family="text">
      <style:text-properties fo:language="en" fo:country="US" officeooo:rsid="0e965cfc"/>
    </style:style>
    <style:style style:name="T467" style:family="text">
      <style:text-properties fo:language="en" fo:country="US" officeooo:rsid="0ea8de4a"/>
    </style:style>
    <style:style style:name="T468" style:family="text">
      <style:text-properties fo:language="en" fo:country="US" officeooo:rsid="0ead2dbb"/>
    </style:style>
    <style:style style:name="T469" style:family="text">
      <style:text-properties fo:language="en" fo:country="US" officeooo:rsid="0eae72fe"/>
    </style:style>
    <style:style style:name="T470" style:family="text">
      <style:text-properties fo:language="en" fo:country="US" officeooo:rsid="0eb018d8"/>
    </style:style>
    <style:style style:name="T471" style:family="text">
      <style:text-properties fo:language="en" fo:country="US" officeooo:rsid="0eb200da"/>
    </style:style>
    <style:style style:name="T472" style:family="text">
      <style:text-properties fo:language="en" fo:country="US" officeooo:rsid="0eb3255a"/>
    </style:style>
    <style:style style:name="T473" style:family="text">
      <style:text-properties fo:language="en" fo:country="US" officeooo:rsid="0eb4cad1"/>
    </style:style>
    <style:style style:name="T474" style:family="text">
      <style:text-properties fo:language="en" fo:country="US" officeooo:rsid="0eb6b16f"/>
    </style:style>
    <style:style style:name="T475" style:family="text">
      <style:text-properties fo:language="en" fo:country="US" officeooo:rsid="0eb83b3b"/>
    </style:style>
    <style:style style:name="T476" style:family="text">
      <style:text-properties fo:language="en" fo:country="US" officeooo:rsid="0eb8b473"/>
    </style:style>
    <style:style style:name="T477" style:family="text">
      <style:text-properties fo:language="en" fo:country="US" officeooo:rsid="0eba22aa"/>
    </style:style>
    <style:style style:name="T478" style:family="text">
      <style:text-properties fo:language="en" fo:country="US" officeooo:rsid="0ebbac21"/>
    </style:style>
    <style:style style:name="T479" style:family="text">
      <style:text-properties fo:language="en" fo:country="US" officeooo:rsid="0ebcdecd"/>
    </style:style>
    <style:style style:name="T480" style:family="text">
      <style:text-properties fo:language="en" fo:country="US" officeooo:rsid="0ebe5ff6"/>
    </style:style>
    <style:style style:name="T481" style:family="text">
      <style:text-properties fo:language="en" fo:country="US" officeooo:rsid="0ebffcb4"/>
    </style:style>
    <style:style style:name="T482" style:family="text">
      <style:text-properties fo:language="en" fo:country="US" officeooo:rsid="0ec010b8"/>
    </style:style>
    <style:style style:name="T483" style:family="text">
      <style:text-properties fo:language="en" fo:country="US" officeooo:rsid="0ec27bd8"/>
    </style:style>
    <style:style style:name="T484" style:family="text">
      <style:text-properties fo:language="en" fo:country="US" officeooo:rsid="0f0ab430"/>
    </style:style>
    <style:style style:name="T485" style:family="text">
      <style:text-properties fo:language="en" fo:country="US" officeooo:rsid="0f0c0822"/>
    </style:style>
    <style:style style:name="T486" style:family="text">
      <style:text-properties fo:language="en" fo:country="US" officeooo:rsid="0f3f59b5"/>
    </style:style>
    <style:style style:name="T487" style:family="text">
      <style:text-properties fo:language="en" fo:country="US" officeooo:rsid="0f40da09"/>
    </style:style>
    <style:style style:name="T488" style:family="text">
      <style:text-properties fo:language="en" fo:country="US" officeooo:rsid="0f411c1e"/>
    </style:style>
    <style:style style:name="T489" style:family="text">
      <style:text-properties fo:language="en" fo:country="US" officeooo:rsid="0f4158d5"/>
    </style:style>
    <style:style style:name="T490" style:family="text">
      <style:text-properties fo:language="en" fo:country="US" officeooo:rsid="0f437a96"/>
    </style:style>
    <style:style style:name="T491" style:family="text">
      <style:text-properties fo:language="en" fo:country="US" officeooo:rsid="0f43e2d8"/>
    </style:style>
    <style:style style:name="T492" style:family="text">
      <style:text-properties fo:language="en" fo:country="US" officeooo:rsid="0f45e06a"/>
    </style:style>
    <style:style style:name="T493" style:family="text">
      <style:text-properties fo:language="en" fo:country="US" officeooo:rsid="0f46d83d"/>
    </style:style>
    <style:style style:name="T494" style:family="text">
      <style:text-properties fo:language="en" fo:country="US" officeooo:rsid="0f488fef"/>
    </style:style>
    <style:style style:name="T495" style:family="text">
      <style:text-properties fo:language="en" fo:country="US" officeooo:rsid="0f7835ef"/>
    </style:style>
    <style:style style:name="T496" style:family="text">
      <style:text-properties fo:language="en" fo:country="US" officeooo:rsid="0f7cc467"/>
    </style:style>
    <style:style style:name="T497" style:family="text">
      <style:text-properties fo:language="en" fo:country="US" officeooo:rsid="0f7d46e2"/>
    </style:style>
    <style:style style:name="T498" style:family="text">
      <style:text-properties fo:language="en" fo:country="US" officeooo:rsid="0f7ed3ae"/>
    </style:style>
    <style:style style:name="T499" style:family="text">
      <style:text-properties fo:language="en" fo:country="US" officeooo:rsid="0f7ee1fb"/>
    </style:style>
    <style:style style:name="T500" style:family="text">
      <style:text-properties fo:language="en" fo:country="US" officeooo:rsid="0f7fa3a8"/>
    </style:style>
    <style:style style:name="T501" style:family="text">
      <style:text-properties fo:language="en" fo:country="US" officeooo:rsid="0f81e47b"/>
    </style:style>
    <style:style style:name="T502" style:family="text">
      <style:text-properties fo:language="en" fo:country="US" officeooo:rsid="0f85f920"/>
    </style:style>
    <style:style style:name="T503" style:family="text">
      <style:text-properties fo:language="en" fo:country="US" officeooo:rsid="0f89c703"/>
    </style:style>
    <style:style style:name="T504" style:family="text">
      <style:text-properties fo:language="en" fo:country="US" officeooo:rsid="0f8cac47"/>
    </style:style>
    <style:style style:name="T505" style:family="text">
      <style:text-properties fo:language="en" fo:country="US" officeooo:rsid="0f91a37d"/>
    </style:style>
    <style:style style:name="T506" style:family="text">
      <style:text-properties fo:language="en" fo:country="US" officeooo:rsid="0f93ad4a"/>
    </style:style>
    <style:style style:name="T507" style:family="text">
      <style:text-properties fo:language="en" fo:country="US" officeooo:rsid="0f956203"/>
    </style:style>
    <style:style style:name="T508" style:family="text">
      <style:text-properties fo:language="en" fo:country="US" officeooo:rsid="0f95fe93"/>
    </style:style>
    <style:style style:name="T509" style:family="text">
      <style:text-properties fo:language="en" fo:country="US" officeooo:rsid="0f97d580"/>
    </style:style>
    <style:style style:name="T510" style:family="text">
      <style:text-properties fo:language="en" fo:country="US" officeooo:rsid="021815fd" style:font-weight-asian="normal" style:font-weight-complex="normal"/>
    </style:style>
    <style:style style:name="T511" style:family="text">
      <style:text-properties style:use-window-font-color="true" fo:language="en" fo:country="US"/>
    </style:style>
    <style:style style:name="T512" style:family="text">
      <style:text-properties style:use-window-font-color="true" fo:language="en" fo:country="US" fo:font-style="italic" officeooo:rsid="0908a3e8" style:font-style-asian="italic" style:font-style-complex="italic"/>
    </style:style>
    <style:style style:name="T513" style:family="text">
      <style:text-properties style:use-window-font-color="true" fo:language="en" fo:country="US" officeooo:rsid="00236309" fo:background-color="transparent" loext:char-shading-value="0"/>
    </style:style>
    <style:style style:name="T514" style:family="text">
      <style:text-properties style:use-window-font-color="true" fo:language="en" fo:country="US" officeooo:rsid="02827451" fo:background-color="transparent" loext:char-shading-value="0"/>
    </style:style>
    <style:style style:name="T515" style:family="text">
      <style:text-properties style:use-window-font-color="true" fo:language="en" fo:country="US" officeooo:rsid="0434f2ec" fo:background-color="transparent" loext:char-shading-value="0"/>
    </style:style>
    <style:style style:name="T516" style:family="text">
      <style:text-properties style:use-window-font-color="true" fo:language="en" fo:country="US" officeooo:rsid="04faa93a" fo:background-color="transparent" loext:char-shading-value="0"/>
    </style:style>
    <style:style style:name="T517" style:family="text">
      <style:text-properties style:use-window-font-color="true" fo:language="en" fo:country="US" officeooo:rsid="0636431c" fo:background-color="transparent" loext:char-shading-value="0"/>
    </style:style>
    <style:style style:name="T518" style:family="text">
      <style:text-properties style:use-window-font-color="true" fo:language="en" fo:country="US" officeooo:rsid="0283f7ca" fo:background-color="transparent" loext:char-shading-value="0"/>
    </style:style>
    <style:style style:name="T519" style:family="text">
      <style:text-properties style:use-window-font-color="true" fo:language="en" fo:country="US" officeooo:rsid="02a0e757" fo:background-color="transparent" loext:char-shading-value="0"/>
    </style:style>
    <style:style style:name="T520" style:family="text">
      <style:text-properties style:use-window-font-color="true" fo:language="en" fo:country="US" officeooo:rsid="02861fad" fo:background-color="transparent" loext:char-shading-value="0"/>
    </style:style>
    <style:style style:name="T521" style:family="text">
      <style:text-properties style:use-window-font-color="true" fo:language="en" fo:country="US" officeooo:rsid="02f7af08" fo:background-color="transparent" loext:char-shading-value="0"/>
    </style:style>
    <style:style style:name="T522" style:family="text">
      <style:text-properties style:use-window-font-color="true" fo:language="en" fo:country="US" officeooo:rsid="02f71233" fo:background-color="transparent" loext:char-shading-value="0"/>
    </style:style>
    <style:style style:name="T523" style:family="text">
      <style:text-properties style:use-window-font-color="true" fo:language="en" fo:country="US" officeooo:rsid="028b33e7" fo:background-color="transparent" loext:char-shading-value="0"/>
    </style:style>
    <style:style style:name="T524" style:family="text">
      <style:text-properties style:use-window-font-color="true" fo:language="en" fo:country="US" officeooo:rsid="040c4879" fo:background-color="transparent" loext:char-shading-value="0"/>
    </style:style>
    <style:style style:name="T525" style:family="text">
      <style:text-properties style:use-window-font-color="true" fo:language="en" fo:country="US" officeooo:rsid="091207e1" fo:background-color="transparent" loext:char-shading-value="0"/>
    </style:style>
    <style:style style:name="T526" style:family="text">
      <style:text-properties style:use-window-font-color="true" fo:language="en" fo:country="US" officeooo:rsid="0e7db792" fo:background-color="transparent" loext:char-shading-value="0"/>
    </style:style>
    <style:style style:name="T527" style:family="text">
      <style:text-properties style:use-window-font-color="true" fo:language="en" fo:country="US" officeooo:rsid="0e8da022" fo:background-color="transparent" loext:char-shading-value="0"/>
    </style:style>
    <style:style style:name="T528" style:family="text">
      <style:text-properties style:use-window-font-color="true" fo:language="en" fo:country="US" officeooo:rsid="0ead83a9" fo:background-color="transparent" loext:char-shading-value="0"/>
    </style:style>
    <style:style style:name="T529" style:family="text">
      <style:text-properties style:use-window-font-color="true" fo:language="en" fo:country="US" officeooo:rsid="04114696"/>
    </style:style>
    <style:style style:name="T530" style:family="text">
      <style:text-properties style:use-window-font-color="true" fo:language="en" fo:country="US" officeooo:rsid="01d17ab4"/>
    </style:style>
    <style:style style:name="T531" style:family="text">
      <style:text-properties style:use-window-font-color="true" fo:language="en" fo:country="US" officeooo:rsid="00eaa98d"/>
    </style:style>
    <style:style style:name="T532" style:family="text">
      <style:text-properties style:use-window-font-color="true" fo:language="en" fo:country="US" officeooo:rsid="079d0201"/>
    </style:style>
    <style:style style:name="T533" style:family="text">
      <style:text-properties style:use-window-font-color="true" fo:language="en" fo:country="US" fo:font-style="normal" officeooo:rsid="028c52a6" style:font-style-asian="normal" style:font-style-complex="normal"/>
    </style:style>
    <style:style style:name="T534" style:family="text">
      <style:text-properties style:use-window-font-color="true" fo:language="en" fo:country="US" fo:font-style="normal" officeooo:rsid="040c4879" fo:background-color="transparent" loext:char-shading-value="0" style:font-style-asian="normal" style:font-style-complex="normal"/>
    </style:style>
    <style:style style:name="T535" style:family="text">
      <style:text-properties style:use-window-font-color="true" fo:language="en" fo:country="US" officeooo:rsid="043c24f1"/>
    </style:style>
    <style:style style:name="T536" style:family="text">
      <style:text-properties style:use-window-font-color="true" fo:language="en" fo:country="US" officeooo:rsid="00282206"/>
    </style:style>
    <style:style style:name="T537" style:family="text">
      <style:text-properties style:use-window-font-color="true" fo:language="en" fo:country="US" officeooo:rsid="029ea267"/>
    </style:style>
    <style:style style:name="T538" style:family="text">
      <style:text-properties style:use-window-font-color="true" fo:language="en" fo:country="US" officeooo:rsid="0281cac1"/>
    </style:style>
    <style:style style:name="T539" style:family="text">
      <style:text-properties style:use-window-font-color="true" fo:language="en" fo:country="US" officeooo:rsid="00eb23c8"/>
    </style:style>
    <style:style style:name="T540" style:family="text">
      <style:text-properties style:use-window-font-color="true" fo:language="en" fo:country="US" officeooo:rsid="029f2053"/>
    </style:style>
    <style:style style:name="T541" style:family="text">
      <style:text-properties style:use-window-font-color="true" fo:language="en" fo:country="US" officeooo:rsid="06f19c66"/>
    </style:style>
    <style:style style:name="T542" style:family="text">
      <style:text-properties style:use-window-font-color="true" fo:language="en" fo:country="US" officeooo:rsid="06f31d87"/>
    </style:style>
    <style:style style:name="T543" style:family="text">
      <style:text-properties style:use-window-font-color="true" fo:language="en" fo:country="US" officeooo:rsid="02896755"/>
    </style:style>
    <style:style style:name="T544" style:family="text">
      <style:text-properties style:use-window-font-color="true" fo:language="en" fo:country="US" officeooo:rsid="02f47662"/>
    </style:style>
    <style:style style:name="T545" style:family="text">
      <style:text-properties style:use-window-font-color="true" fo:language="en" fo:country="US" officeooo:rsid="0501965f"/>
    </style:style>
    <style:style style:name="T546" style:family="text">
      <style:text-properties style:use-window-font-color="true" fo:language="en" fo:country="US" officeooo:rsid="04ff98b0"/>
    </style:style>
    <style:style style:name="T547" style:family="text">
      <style:text-properties style:use-window-font-color="true" fo:language="en" fo:country="US" officeooo:rsid="05c0ebc6"/>
    </style:style>
    <style:style style:name="T548" style:family="text">
      <style:text-properties style:use-window-font-color="true" fo:language="en" fo:country="US" officeooo:rsid="0500ca5f"/>
    </style:style>
    <style:style style:name="T549" style:family="text">
      <style:text-properties style:use-window-font-color="true" fo:language="en" fo:country="US" officeooo:rsid="028b32ca"/>
    </style:style>
    <style:style style:name="T550" style:family="text">
      <style:text-properties style:use-window-font-color="true" fo:language="en" fo:country="US" officeooo:rsid="03637da2"/>
    </style:style>
    <style:style style:name="T551" style:family="text">
      <style:text-properties style:use-window-font-color="true" fo:language="en" fo:country="US" officeooo:rsid="02a15ee3"/>
    </style:style>
    <style:style style:name="T552" style:family="text">
      <style:text-properties style:use-window-font-color="true" fo:language="en" fo:country="US" officeooo:rsid="04fe9e0e"/>
    </style:style>
    <style:style style:name="T553" style:family="text">
      <style:text-properties style:use-window-font-color="true" fo:language="en" fo:country="US" officeooo:rsid="05c17992"/>
    </style:style>
    <style:style style:name="T554" style:family="text">
      <style:text-properties style:use-window-font-color="true" fo:language="en" fo:country="US" officeooo:rsid="0412e567"/>
    </style:style>
    <style:style style:name="T555" style:family="text">
      <style:text-properties style:use-window-font-color="true" fo:language="en" fo:country="US" officeooo:rsid="05087425"/>
    </style:style>
    <style:style style:name="T556" style:family="text">
      <style:text-properties style:use-window-font-color="true" fo:language="en" fo:country="US" officeooo:rsid="050a65f9"/>
    </style:style>
    <style:style style:name="T557" style:family="text">
      <style:text-properties style:use-window-font-color="true" fo:language="en" fo:country="US" officeooo:rsid="050c4d99"/>
    </style:style>
    <style:style style:name="T558" style:family="text">
      <style:text-properties style:use-window-font-color="true" fo:language="en" fo:country="US" officeooo:rsid="02acce4b"/>
    </style:style>
    <style:style style:name="T559" style:family="text">
      <style:text-properties style:use-window-font-color="true" fo:language="en" fo:country="US" officeooo:rsid="028c52a6"/>
    </style:style>
    <style:style style:name="T560" style:family="text">
      <style:text-properties style:use-window-font-color="true" fo:language="en" fo:country="US" officeooo:rsid="03675329"/>
    </style:style>
    <style:style style:name="T561" style:family="text">
      <style:text-properties style:use-window-font-color="true" fo:language="en" fo:country="US" officeooo:rsid="02ad1e51"/>
    </style:style>
    <style:style style:name="T562" style:family="text">
      <style:text-properties style:use-window-font-color="true" fo:language="en" fo:country="US" officeooo:rsid="076b127d"/>
    </style:style>
    <style:style style:name="T563" style:family="text">
      <style:text-properties style:use-window-font-color="true" fo:language="en" fo:country="US" officeooo:rsid="076c73e0"/>
    </style:style>
    <style:style style:name="T564" style:family="text">
      <style:text-properties style:use-window-font-color="true" fo:language="en" fo:country="US" officeooo:rsid="07989dd4"/>
    </style:style>
    <style:style style:name="T565" style:family="text">
      <style:text-properties style:use-window-font-color="true" fo:language="en" fo:country="US" officeooo:rsid="079a3c88"/>
    </style:style>
    <style:style style:name="T566" style:family="text">
      <style:text-properties style:use-window-font-color="true" fo:language="en" fo:country="US" officeooo:rsid="079acb1e"/>
    </style:style>
    <style:style style:name="T567" style:family="text">
      <style:text-properties style:use-window-font-color="true" fo:language="en" fo:country="US" officeooo:rsid="079cb0d6"/>
    </style:style>
    <style:style style:name="T568" style:family="text">
      <style:text-properties style:use-window-font-color="true" fo:language="en" fo:country="US" officeooo:rsid="079d9588"/>
    </style:style>
    <style:style style:name="T569" style:family="text">
      <style:text-properties style:use-window-font-color="true" fo:language="en" fo:country="US" officeooo:rsid="083c34b3"/>
    </style:style>
    <style:style style:name="T570" style:family="text">
      <style:text-properties style:use-window-font-color="true" fo:language="en" fo:country="US" officeooo:rsid="083c563f"/>
    </style:style>
    <style:style style:name="T571" style:family="text">
      <style:text-properties style:use-window-font-color="true" fo:language="en" fo:country="US" officeooo:rsid="083d898e"/>
    </style:style>
    <style:style style:name="T572" style:family="text">
      <style:text-properties style:use-window-font-color="true" fo:language="en" fo:country="US" officeooo:rsid="085957fb"/>
    </style:style>
    <style:style style:name="T573" style:family="text">
      <style:text-properties style:use-window-font-color="true" fo:language="en" fo:country="US" officeooo:rsid="0908a3e8"/>
    </style:style>
    <style:style style:name="T574" style:family="text">
      <style:text-properties style:use-window-font-color="true" fo:language="en" fo:country="US" officeooo:rsid="09137cda"/>
    </style:style>
    <style:style style:name="T575" style:family="text">
      <style:text-properties style:use-window-font-color="true" fo:language="en" fo:country="US" officeooo:rsid="091585cd"/>
    </style:style>
    <style:style style:name="T576" style:family="text">
      <style:text-properties style:use-window-font-color="true" fo:language="en" fo:country="US" officeooo:rsid="09165b1a"/>
    </style:style>
    <style:style style:name="T577" style:family="text">
      <style:text-properties style:use-window-font-color="true" fo:language="en" fo:country="US" officeooo:rsid="09184276"/>
    </style:style>
    <style:style style:name="T578" style:family="text">
      <style:text-properties style:use-window-font-color="true" fo:language="en" fo:country="US" officeooo:rsid="0918d761"/>
    </style:style>
    <style:style style:name="T579" style:family="text">
      <style:text-properties style:use-window-font-color="true" fo:language="en" fo:country="US" officeooo:rsid="0d261037"/>
    </style:style>
    <style:style style:name="T580" style:family="text">
      <style:text-properties style:use-window-font-color="true" fo:language="en" fo:country="US" officeooo:rsid="0d279989"/>
    </style:style>
    <style:style style:name="T581" style:family="text">
      <style:text-properties style:use-window-font-color="true" fo:language="en" fo:country="US" officeooo:rsid="0d2b797f"/>
    </style:style>
    <style:style style:name="T582" style:family="text">
      <style:text-properties style:use-window-font-color="true" fo:language="en" fo:country="US" officeooo:rsid="0d2e84b4"/>
    </style:style>
    <style:style style:name="T583" style:family="text">
      <style:text-properties style:use-window-font-color="true" fo:language="en" fo:country="US" officeooo:rsid="0d30aa8b"/>
    </style:style>
    <style:style style:name="T584" style:family="text">
      <style:text-properties style:use-window-font-color="true" fo:language="en" fo:country="US" officeooo:rsid="0d57295b"/>
    </style:style>
    <style:style style:name="T585" style:family="text">
      <style:text-properties style:use-window-font-color="true" fo:language="en" fo:country="US" officeooo:rsid="0d58393b"/>
    </style:style>
    <style:style style:name="T586" style:family="text">
      <style:text-properties style:use-window-font-color="true" fo:language="en" fo:country="US" officeooo:rsid="0d5c95c9"/>
    </style:style>
    <style:style style:name="T587" style:family="text">
      <style:text-properties style:use-window-font-color="true" fo:language="en" fo:country="US" officeooo:rsid="0e857c6c"/>
    </style:style>
    <style:style style:name="T588" style:family="text">
      <style:text-properties style:use-window-font-color="true" fo:language="en" fo:country="US" officeooo:rsid="0e8b2827"/>
    </style:style>
    <style:style style:name="T589" style:family="text">
      <style:text-properties style:use-window-font-color="true" fo:language="en" fo:country="US" officeooo:rsid="0e8bee46"/>
    </style:style>
    <style:style style:name="T590" style:family="text">
      <style:text-properties style:use-window-font-color="true" fo:language="en" fo:country="US" officeooo:rsid="0e994239"/>
    </style:style>
    <style:style style:name="T591" style:family="text">
      <style:text-properties style:use-window-font-color="true" fo:language="en" fo:country="US" officeooo:rsid="0e9c8d9b"/>
    </style:style>
    <style:style style:name="T592" style:family="text">
      <style:text-properties style:use-window-font-color="true" fo:language="en" fo:country="US" officeooo:rsid="0e9e4330"/>
    </style:style>
    <style:style style:name="T593" style:family="text">
      <style:text-properties style:use-window-font-color="true" fo:language="en" fo:country="US" officeooo:rsid="0ec13809"/>
    </style:style>
    <style:style style:name="T594" style:family="text">
      <style:text-properties style:use-window-font-color="true" fo:language="en" fo:country="US" officeooo:rsid="0ec2404b"/>
    </style:style>
    <style:style style:name="T595" style:family="text">
      <style:text-properties style:use-window-font-color="true" fo:language="en" fo:country="US" officeooo:rsid="0f41abf7"/>
    </style:style>
    <style:style style:name="T596" style:family="text">
      <style:text-properties style:use-window-font-color="true" fo:language="en" fo:country="US" officeooo:rsid="0f422c3f"/>
    </style:style>
    <style:style style:name="T597" style:family="text">
      <style:text-properties style:use-window-font-color="true" fo:language="en" fo:country="US" officeooo:rsid="0f4a7db7"/>
    </style:style>
    <style:style style:name="T598" style:family="text">
      <style:text-properties style:use-window-font-color="true" fo:language="en" fo:country="US" officeooo:rsid="0f4ae481"/>
    </style:style>
    <style:style style:name="T599" style:family="text">
      <style:text-properties fo:background-color="transparent" loext:char-shading-value="0"/>
    </style:style>
    <style:style style:name="T600" style:family="text">
      <style:text-properties officeooo:rsid="06e665dd" fo:background-color="transparent" loext:char-shading-value="0"/>
    </style:style>
    <style:style style:name="T601" style:family="text">
      <style:text-properties officeooo:rsid="0020f0b5" fo:background-color="transparent" loext:char-shading-value="0"/>
    </style:style>
    <style:style style:name="T602" style:family="text">
      <style:text-properties officeooo:rsid="00229035" fo:background-color="transparent" loext:char-shading-value="0"/>
    </style:style>
    <style:style style:name="T603" style:family="text">
      <style:text-properties officeooo:rsid="00444c4c" fo:background-color="transparent" loext:char-shading-value="0"/>
    </style:style>
    <style:style style:name="T604" style:family="text">
      <style:text-properties officeooo:rsid="0044984c" fo:background-color="transparent" loext:char-shading-value="0"/>
    </style:style>
    <style:style style:name="T605" style:family="text">
      <style:text-properties officeooo:rsid="00203263" fo:background-color="transparent" loext:char-shading-value="0"/>
    </style:style>
    <style:style style:name="T606" style:family="text">
      <style:text-properties officeooo:rsid="01160220" fo:background-color="transparent" loext:char-shading-value="0"/>
    </style:style>
    <style:style style:name="T607" style:family="text">
      <style:text-properties officeooo:rsid="01dc4a06" fo:background-color="transparent" loext:char-shading-value="0"/>
    </style:style>
    <style:style style:name="T608" style:family="text">
      <style:text-properties officeooo:rsid="01e17404" fo:background-color="transparent" loext:char-shading-value="0"/>
    </style:style>
    <style:style style:name="T609" style:family="text">
      <style:text-properties officeooo:rsid="01e4ae4e" fo:background-color="transparent" loext:char-shading-value="0"/>
    </style:style>
    <style:style style:name="T610" style:family="text">
      <style:text-properties officeooo:rsid="00572c42" fo:background-color="transparent" loext:char-shading-value="0"/>
    </style:style>
    <style:style style:name="T611" style:family="text">
      <style:text-properties officeooo:rsid="037447a9" fo:background-color="transparent" loext:char-shading-value="0"/>
    </style:style>
    <style:style style:name="T612" style:family="text">
      <style:text-properties officeooo:rsid="069e98f5" fo:background-color="transparent" loext:char-shading-value="0"/>
    </style:style>
    <style:style style:name="T613" style:family="text">
      <style:text-properties officeooo:rsid="01128371" fo:background-color="transparent" loext:char-shading-value="0"/>
    </style:style>
    <style:style style:name="T614" style:family="text">
      <style:text-properties officeooo:rsid="06972c28" fo:background-color="transparent" loext:char-shading-value="0"/>
    </style:style>
    <style:style style:name="T615" style:family="text">
      <style:text-properties officeooo:rsid="0886065c" fo:background-color="transparent" loext:char-shading-value="0"/>
    </style:style>
    <style:style style:name="T616" style:family="text">
      <style:text-properties officeooo:rsid="0887d667" fo:background-color="transparent" loext:char-shading-value="0"/>
    </style:style>
    <style:style style:name="T617" style:family="text">
      <style:text-properties officeooo:rsid="088b4731" fo:background-color="transparent" loext:char-shading-value="0"/>
    </style:style>
    <style:style style:name="T618" style:family="text">
      <style:text-properties officeooo:rsid="088fe5bc" fo:background-color="transparent" loext:char-shading-value="0"/>
    </style:style>
    <style:style style:name="T619" style:family="text">
      <style:text-properties officeooo:rsid="089312aa" fo:background-color="transparent" loext:char-shading-value="0"/>
    </style:style>
    <style:style style:name="T620" style:family="text">
      <style:text-properties officeooo:rsid="0893e3ac" fo:background-color="transparent" loext:char-shading-value="0"/>
    </style:style>
    <style:style style:name="T621" style:family="text">
      <style:text-properties officeooo:rsid="08960eac" fo:background-color="transparent" loext:char-shading-value="0"/>
    </style:style>
    <style:style style:name="T622" style:family="text">
      <style:text-properties officeooo:rsid="0896f880" fo:background-color="transparent" loext:char-shading-value="0"/>
    </style:style>
    <style:style style:name="T623" style:family="text">
      <style:text-properties officeooo:rsid="08992ce6" fo:background-color="transparent" loext:char-shading-value="0"/>
    </style:style>
    <style:style style:name="T624" style:family="text">
      <style:text-properties officeooo:rsid="08fe2498" fo:background-color="transparent" loext:char-shading-value="0"/>
    </style:style>
    <style:style style:name="T625" style:family="text">
      <style:text-properties officeooo:rsid="01113650" fo:background-color="transparent" loext:char-shading-value="0"/>
    </style:style>
    <style:style style:name="T626" style:family="text">
      <style:text-properties officeooo:rsid="093fa8f8" fo:background-color="transparent" loext:char-shading-value="0"/>
    </style:style>
    <style:style style:name="T627" style:family="text">
      <style:text-properties officeooo:rsid="09407859" fo:background-color="transparent" loext:char-shading-value="0"/>
    </style:style>
    <style:style style:name="T628" style:family="text">
      <style:text-properties officeooo:rsid="09504047" fo:background-color="transparent" loext:char-shading-value="0"/>
    </style:style>
    <style:style style:name="T629" style:family="text">
      <style:text-properties officeooo:rsid="09505e1d" fo:background-color="transparent" loext:char-shading-value="0"/>
    </style:style>
    <style:style style:name="T630" style:family="text">
      <style:text-properties officeooo:rsid="05ce3a0e" fo:background-color="transparent" loext:char-shading-value="0"/>
    </style:style>
    <style:style style:name="T631" style:family="text">
      <style:text-properties officeooo:rsid="06a1aba8" fo:background-color="transparent" loext:char-shading-value="0"/>
    </style:style>
    <style:style style:name="T632" style:family="text">
      <style:text-properties officeooo:rsid="0265df4d" fo:background-color="transparent" loext:char-shading-value="0"/>
    </style:style>
    <style:style style:name="T633" style:family="text">
      <style:text-properties officeooo:rsid="013bf32f" fo:background-color="transparent" loext:char-shading-value="0"/>
    </style:style>
    <style:style style:name="T634" style:family="text">
      <style:text-properties officeooo:rsid="0992d791" fo:background-color="transparent" loext:char-shading-value="0"/>
    </style:style>
    <style:style style:name="T635" style:family="text">
      <style:text-properties officeooo:rsid="09934cad" fo:background-color="transparent" loext:char-shading-value="0"/>
    </style:style>
    <style:style style:name="T636" style:family="text">
      <style:text-properties officeooo:rsid="0122c6ca" fo:background-color="transparent" loext:char-shading-value="0"/>
    </style:style>
    <style:style style:name="T637" style:family="text">
      <style:text-properties officeooo:rsid="01d418e9" fo:background-color="transparent" loext:char-shading-value="0"/>
    </style:style>
    <style:style style:name="T638" style:family="text">
      <style:text-properties officeooo:rsid="0b7a55e2" fo:background-color="transparent" loext:char-shading-value="0"/>
    </style:style>
    <style:style style:name="T639" style:family="text">
      <style:text-properties officeooo:rsid="06cdf9b0" fo:background-color="transparent" loext:char-shading-value="0"/>
    </style:style>
    <style:style style:name="T640" style:family="text">
      <style:text-properties officeooo:rsid="086902f9" fo:background-color="transparent" loext:char-shading-value="0"/>
    </style:style>
    <style:style style:name="T641" style:family="text">
      <style:text-properties officeooo:rsid="0831f366" fo:background-color="transparent" loext:char-shading-value="0"/>
    </style:style>
    <style:style style:name="T642" style:family="text">
      <style:text-properties officeooo:rsid="06ce1f29" fo:background-color="transparent" loext:char-shading-value="0"/>
    </style:style>
    <style:style style:name="T643" style:family="text">
      <style:text-properties officeooo:rsid="078d843e" fo:background-color="transparent" loext:char-shading-value="0"/>
    </style:style>
    <style:style style:name="T644" style:family="text">
      <style:text-properties officeooo:rsid="000486b3" fo:background-color="transparent" loext:char-shading-value="0"/>
    </style:style>
    <style:style style:name="T645" style:family="text">
      <style:text-properties officeooo:rsid="06cef0a6" fo:background-color="transparent" loext:char-shading-value="0"/>
    </style:style>
    <style:style style:name="T646" style:family="text">
      <style:text-properties officeooo:rsid="0bb54e06" fo:background-color="transparent" loext:char-shading-value="0"/>
    </style:style>
    <style:style style:name="T647" style:family="text">
      <style:text-properties officeooo:rsid="0bb7d0f1" fo:background-color="transparent" loext:char-shading-value="0"/>
    </style:style>
    <style:style style:name="T648" style:family="text">
      <style:text-properties officeooo:rsid="0bbb72c9" fo:background-color="transparent" loext:char-shading-value="0"/>
    </style:style>
    <style:style style:name="T649" style:family="text">
      <style:text-properties officeooo:rsid="0bbc4c51" fo:background-color="transparent" loext:char-shading-value="0"/>
    </style:style>
    <style:style style:name="T650" style:family="text">
      <style:text-properties officeooo:rsid="0bbc94f2" fo:background-color="transparent" loext:char-shading-value="0"/>
    </style:style>
    <style:style style:name="T651" style:family="text">
      <style:text-properties officeooo:rsid="0d36d948" fo:background-color="transparent" loext:char-shading-value="0"/>
    </style:style>
    <style:style style:name="T652" style:family="text">
      <style:text-properties officeooo:rsid="0ecee3bc" fo:background-color="transparent" loext:char-shading-value="0"/>
    </style:style>
    <style:style style:name="T653" style:family="text">
      <style:text-properties officeooo:rsid="0f32db16" fo:background-color="transparent" loext:char-shading-value="0"/>
    </style:style>
    <style:style style:name="T654" style:family="text">
      <style:text-properties officeooo:rsid="0f37be46" fo:background-color="transparent" loext:char-shading-value="0"/>
    </style:style>
    <style:style style:name="T655" style:family="text">
      <style:text-properties officeooo:rsid="0f392044" fo:background-color="transparent" loext:char-shading-value="0"/>
    </style:style>
    <style:style style:name="T656" style:family="text">
      <style:text-properties officeooo:rsid="001af8ae"/>
    </style:style>
    <style:style style:name="T657" style:family="text">
      <style:text-properties fo:font-weight="normal" fo:background-color="transparent" loext:char-shading-value="0" style:font-weight-asian="normal" style:font-weight-complex="normal"/>
    </style:style>
    <style:style style:name="T658" style:family="text">
      <style:text-properties fo:font-weight="normal" officeooo:rsid="0446f2d8" fo:background-color="transparent" loext:char-shading-value="0" style:font-weight-asian="normal" style:font-weight-complex="normal"/>
    </style:style>
    <style:style style:name="T659" style:family="text">
      <style:text-properties fo:font-weight="normal" officeooo:rsid="044a04ac" fo:background-color="transparent" loext:char-shading-value="0" style:font-weight-asian="normal" style:font-weight-complex="normal"/>
    </style:style>
    <style:style style:name="T660" style:family="text">
      <style:text-properties fo:font-weight="normal" officeooo:rsid="00221ab5" fo:background-color="transparent" loext:char-shading-value="0" style:font-weight-asian="normal" style:font-weight-complex="normal"/>
    </style:style>
    <style:style style:name="T661" style:family="text">
      <style:text-properties fo:font-weight="normal" officeooo:rsid="01ea018b" fo:background-color="transparent" loext:char-shading-value="0" style:font-weight-asian="normal" style:font-weight-complex="normal"/>
    </style:style>
    <style:style style:name="T662" style:family="text">
      <style:text-properties fo:font-weight="normal" officeooo:rsid="0375186c" fo:background-color="transparent" loext:char-shading-value="0" style:font-weight-asian="normal" style:font-weight-complex="normal"/>
    </style:style>
    <style:style style:name="T663" style:family="text">
      <style:text-properties fo:font-weight="normal" officeooo:rsid="0443fe6f" fo:background-color="transparent" loext:char-shading-value="0" style:font-weight-asian="normal" style:font-weight-complex="normal"/>
    </style:style>
    <style:style style:name="T664" style:family="text">
      <style:text-properties fo:font-weight="normal" officeooo:rsid="0445ccf4" fo:background-color="transparent" loext:char-shading-value="0" style:font-weight-asian="normal" style:font-weight-complex="normal"/>
    </style:style>
    <style:style style:name="T665" style:family="text">
      <style:text-properties fo:font-weight="normal" officeooo:rsid="0448d49a" fo:background-color="transparent" loext:char-shading-value="0" style:font-weight-asian="normal" style:font-weight-complex="normal"/>
    </style:style>
    <style:style style:name="T666" style:family="text">
      <style:text-properties fo:font-weight="normal" officeooo:rsid="044c01c4" fo:background-color="transparent" loext:char-shading-value="0" style:font-weight-asian="normal" style:font-weight-complex="normal"/>
    </style:style>
    <style:style style:name="T667" style:family="text">
      <style:text-properties fo:font-weight="normal" officeooo:rsid="044dbc7f" fo:background-color="transparent" loext:char-shading-value="0" style:font-weight-asian="normal" style:font-weight-complex="normal"/>
    </style:style>
    <style:style style:name="T668" style:family="text">
      <style:text-properties fo:font-weight="normal" officeooo:rsid="044ee90b" fo:background-color="transparent" loext:char-shading-value="0" style:font-weight-asian="normal" style:font-weight-complex="normal"/>
    </style:style>
    <style:style style:name="T669" style:family="text">
      <style:text-properties fo:font-weight="normal" officeooo:rsid="04529dc0" fo:background-color="transparent" loext:char-shading-value="0" style:font-weight-asian="normal" style:font-weight-complex="normal"/>
    </style:style>
    <style:style style:name="T670" style:family="text">
      <style:text-properties fo:font-weight="normal" officeooo:rsid="0528b2b8" fo:background-color="transparent" loext:char-shading-value="0" style:font-weight-asian="normal" style:font-weight-complex="normal"/>
    </style:style>
    <style:style style:name="T671" style:family="text">
      <style:text-properties fo:font-weight="normal" officeooo:rsid="069ae66b" fo:background-color="transparent" loext:char-shading-value="0" style:font-weight-asian="normal" style:font-weight-complex="normal"/>
    </style:style>
    <style:style style:name="T672" style:family="text">
      <style:text-properties fo:font-weight="normal" officeooo:rsid="069b9cee" fo:background-color="transparent" loext:char-shading-value="0" style:font-weight-asian="normal" style:font-weight-complex="normal"/>
    </style:style>
    <style:style style:name="T673" style:family="text">
      <style:text-properties fo:font-weight="normal" officeooo:rsid="05281bd6" fo:background-color="transparent" loext:char-shading-value="0" style:font-weight-asian="normal" style:font-weight-complex="normal"/>
    </style:style>
    <style:style style:name="T674" style:family="text">
      <style:text-properties fo:font-weight="normal" officeooo:rsid="0708a199" fo:background-color="transparent" loext:char-shading-value="0" style:font-weight-asian="normal" style:font-weight-complex="normal"/>
    </style:style>
    <style:style style:name="T675" style:family="text">
      <style:text-properties fo:font-weight="normal" officeooo:rsid="07ad432b" fo:background-color="transparent" loext:char-shading-value="0" style:font-weight-asian="normal" style:font-weight-complex="normal"/>
    </style:style>
    <style:style style:name="T676" style:family="text">
      <style:text-properties fo:font-weight="normal" officeooo:rsid="07ade9b9" fo:background-color="transparent" loext:char-shading-value="0" style:font-weight-asian="normal" style:font-weight-complex="normal"/>
    </style:style>
    <style:style style:name="T677" style:family="text">
      <style:text-properties fo:font-weight="normal" officeooo:rsid="07b08b2a" fo:background-color="transparent" loext:char-shading-value="0" style:font-weight-asian="normal" style:font-weight-complex="normal"/>
    </style:style>
    <style:style style:name="T678" style:family="text">
      <style:text-properties fo:font-weight="normal" officeooo:rsid="08193397" fo:background-color="transparent" loext:char-shading-value="0" style:font-weight-asian="normal" style:font-weight-complex="normal"/>
    </style:style>
    <style:style style:name="T679" style:family="text">
      <style:text-properties fo:font-weight="normal" officeooo:rsid="08ab3671" fo:background-color="transparent" loext:char-shading-value="0" style:font-weight-asian="normal" style:font-weight-complex="normal"/>
    </style:style>
    <style:style style:name="T680" style:family="text">
      <style:text-properties fo:font-weight="normal" officeooo:rsid="001de278" fo:background-color="transparent" loext:char-shading-value="0" style:font-weight-asian="normal" style:font-weight-complex="normal"/>
    </style:style>
    <style:style style:name="T681" style:family="text">
      <style:text-properties fo:font-weight="normal" officeooo:rsid="010c617b" fo:background-color="transparent" loext:char-shading-value="0" style:font-weight-asian="normal" style:font-weight-complex="normal"/>
    </style:style>
    <style:style style:name="T682" style:family="text">
      <style:text-properties fo:font-weight="normal" officeooo:rsid="02b973d4" fo:background-color="transparent" loext:char-shading-value="0" style:font-weight-asian="normal" style:font-weight-complex="normal"/>
    </style:style>
    <style:style style:name="T683" style:family="text">
      <style:text-properties fo:font-weight="normal" officeooo:rsid="01141b5a" fo:background-color="transparent" loext:char-shading-value="0" style:font-weight-asian="normal" style:font-weight-complex="normal"/>
    </style:style>
    <style:style style:name="T684" style:family="text">
      <style:text-properties fo:font-weight="normal" officeooo:rsid="00c214a6" fo:background-color="transparent" loext:char-shading-value="0" style:font-weight-asian="normal" style:font-weight-complex="normal"/>
    </style:style>
    <style:style style:name="T685" style:family="text">
      <style:text-properties fo:font-weight="normal" officeooo:rsid="09433d8a" fo:background-color="transparent" loext:char-shading-value="0" style:font-weight-asian="normal" style:font-weight-complex="normal"/>
    </style:style>
    <style:style style:name="T686" style:family="text">
      <style:text-properties fo:font-weight="normal" officeooo:rsid="09452bc1" fo:background-color="transparent" loext:char-shading-value="0" style:font-weight-asian="normal" style:font-weight-complex="normal"/>
    </style:style>
    <style:style style:name="T687" style:family="text">
      <style:text-properties fo:font-weight="normal" officeooo:rsid="095ce124" fo:background-color="transparent" loext:char-shading-value="0" style:font-weight-asian="normal" style:font-weight-complex="normal"/>
    </style:style>
    <style:style style:name="T688" style:family="text">
      <style:text-properties fo:font-weight="normal" officeooo:rsid="095daabd" fo:background-color="transparent" loext:char-shading-value="0" style:font-weight-asian="normal" style:font-weight-complex="normal"/>
    </style:style>
    <style:style style:name="T689" style:family="text">
      <style:text-properties fo:font-weight="normal" officeooo:rsid="099e0d43" fo:background-color="transparent" loext:char-shading-value="0" style:font-weight-asian="normal" style:font-weight-complex="normal"/>
    </style:style>
    <style:style style:name="T690" style:family="text">
      <style:text-properties fo:font-weight="normal" officeooo:rsid="0bc42493" fo:background-color="transparent" loext:char-shading-value="0" style:font-weight-asian="normal" style:font-weight-complex="normal"/>
    </style:style>
    <style:style style:name="T691" style:family="text">
      <style:text-properties fo:font-weight="normal" officeooo:rsid="0ec52f54" fo:background-color="transparent" loext:char-shading-value="0" style:font-weight-asian="normal" style:font-weight-complex="normal"/>
    </style:style>
    <style:style style:name="T692" style:family="text">
      <style:text-properties fo:font-weight="normal" officeooo:rsid="0ec6adb6" fo:background-color="transparent" loext:char-shading-value="0" style:font-weight-asian="normal" style:font-weight-complex="normal"/>
    </style:style>
    <style:style style:name="T693" style:family="text">
      <style:text-properties fo:font-weight="normal" officeooo:rsid="0ec822b5" fo:background-color="transparent" loext:char-shading-value="0" style:font-weight-asian="normal" style:font-weight-complex="normal"/>
    </style:style>
    <style:style style:name="T694" style:family="text">
      <style:text-properties fo:font-weight="normal" officeooo:rsid="0ec8f1fe" fo:background-color="transparent" loext:char-shading-value="0" style:font-weight-asian="normal" style:font-weight-complex="normal"/>
    </style:style>
    <style:style style:name="T695" style:family="text">
      <style:text-properties fo:font-weight="normal" officeooo:rsid="0ecf970a" fo:background-color="transparent" loext:char-shading-value="0" style:font-weight-asian="normal" style:font-weight-complex="normal"/>
    </style:style>
    <style:style style:name="T696" style:family="text">
      <style:text-properties fo:font-weight="normal" style:font-weight-asian="normal" style:font-weight-complex="normal"/>
    </style:style>
    <style:style style:name="T697" style:family="text">
      <style:text-properties fo:font-weight="normal" officeooo:rsid="00221ab5" style:font-weight-asian="normal" style:font-weight-complex="normal"/>
    </style:style>
    <style:style style:name="T698" style:family="text">
      <style:text-properties fo:font-weight="normal" officeooo:rsid="09ed3d9d" style:font-weight-asian="normal" style:font-weight-complex="normal"/>
    </style:style>
    <style:style style:name="T699" style:family="text">
      <style:text-properties fo:font-weight="normal" officeooo:rsid="09ef37d1" style:font-weight-asian="normal" style:font-weight-complex="normal"/>
    </style:style>
    <style:style style:name="T700" style:family="text">
      <style:text-properties fo:font-weight="normal" officeooo:rsid="0aa6c1ca" style:font-weight-asian="normal" style:font-weight-complex="normal"/>
    </style:style>
    <style:style style:name="T701" style:family="text">
      <style:text-properties fo:font-weight="normal" officeooo:rsid="0aa7d76e" style:font-weight-asian="normal" style:font-weight-complex="normal"/>
    </style:style>
    <style:style style:name="T702" style:family="text">
      <style:text-properties fo:font-weight="normal" officeooo:rsid="0aa85b71" style:font-weight-asian="normal" style:font-weight-complex="normal"/>
    </style:style>
    <style:style style:name="T703" style:family="text">
      <style:text-properties fo:font-weight="normal" officeooo:rsid="0a7b3e96" style:font-weight-asian="normal" style:font-weight-complex="normal"/>
    </style:style>
    <style:style style:name="T704" style:family="text">
      <style:text-properties fo:font-weight="normal" officeooo:rsid="0ae9e3da" style:font-weight-asian="normal" style:font-weight-complex="normal"/>
    </style:style>
    <style:style style:name="T705" style:family="text">
      <style:text-properties fo:font-weight="normal" officeooo:rsid="09e07873" style:font-weight-asian="normal" style:font-weight-complex="normal"/>
    </style:style>
    <style:style style:name="T706" style:family="text">
      <style:text-properties fo:font-weight="normal" officeooo:rsid="0aebc4e2" style:font-weight-asian="normal" style:font-weight-complex="normal"/>
    </style:style>
    <style:style style:name="T707" style:family="text">
      <style:text-properties fo:font-weight="normal" officeooo:rsid="09e115e4" style:font-weight-asian="normal" style:font-weight-complex="normal"/>
    </style:style>
    <style:style style:name="T708" style:family="text">
      <style:text-properties fo:font-weight="normal" officeooo:rsid="09e2df2f" style:font-weight-asian="normal" style:font-weight-complex="normal"/>
    </style:style>
    <style:style style:name="T709" style:family="text">
      <style:text-properties fo:font-weight="normal" officeooo:rsid="0a68749b" style:font-weight-asian="normal" style:font-weight-complex="normal"/>
    </style:style>
    <style:style style:name="T710" style:family="text">
      <style:text-properties fo:font-weight="normal" officeooo:rsid="0aee227b" style:font-weight-asian="normal" style:font-weight-complex="normal"/>
    </style:style>
    <style:style style:name="T711" style:family="text">
      <style:text-properties fo:font-weight="normal" officeooo:rsid="0af0b71a" style:font-weight-asian="normal" style:font-weight-complex="normal"/>
    </style:style>
    <style:style style:name="T712" style:family="text">
      <style:text-properties fo:font-weight="normal" officeooo:rsid="0af2037e" style:font-weight-asian="normal" style:font-weight-complex="normal"/>
    </style:style>
    <style:style style:name="T713" style:family="text">
      <style:text-properties fo:font-weight="normal" officeooo:rsid="0af261b9" style:font-weight-asian="normal" style:font-weight-complex="normal"/>
    </style:style>
    <style:style style:name="T714" style:family="text">
      <style:text-properties fo:font-weight="normal" officeooo:rsid="0480d097" style:font-weight-asian="normal" style:font-weight-complex="normal"/>
    </style:style>
    <style:style style:name="T715" style:family="text">
      <style:text-properties fo:font-weight="normal" officeooo:rsid="0af5cbea" style:font-weight-asian="normal" style:font-weight-complex="normal"/>
    </style:style>
    <style:style style:name="T716" style:family="text">
      <style:text-properties fo:font-weight="normal" officeooo:rsid="0af8c190" style:font-weight-asian="normal" style:font-weight-complex="normal"/>
    </style:style>
    <style:style style:name="T717" style:family="text">
      <style:text-properties fo:font-weight="normal" officeooo:rsid="0af8e629" style:font-weight-asian="normal" style:font-weight-complex="normal"/>
    </style:style>
    <style:style style:name="T718" style:family="text">
      <style:text-properties fo:font-weight="normal" officeooo:rsid="0afa7b81" style:font-weight-asian="normal" style:font-weight-complex="normal"/>
    </style:style>
    <style:style style:name="T719" style:family="text">
      <style:text-properties fo:font-weight="normal" officeooo:rsid="0afb3eeb" style:font-weight-asian="normal" style:font-weight-complex="normal"/>
    </style:style>
    <style:style style:name="T720" style:family="text">
      <style:text-properties fo:font-weight="normal" officeooo:rsid="0afccafb" style:font-weight-asian="normal" style:font-weight-complex="normal"/>
    </style:style>
    <style:style style:name="T721" style:family="text">
      <style:text-properties fo:font-weight="normal" officeooo:rsid="0c00ad68" style:font-weight-asian="normal" style:font-weight-complex="normal"/>
    </style:style>
    <style:style style:name="T722" style:family="text">
      <style:text-properties fo:font-weight="normal" officeooo:rsid="0c043724" style:font-weight-asian="normal" style:font-weight-complex="normal"/>
    </style:style>
    <style:style style:name="T723" style:family="text">
      <style:text-properties fo:font-weight="normal" officeooo:rsid="0c04ac3a" style:font-weight-asian="normal" style:font-weight-complex="normal"/>
    </style:style>
    <style:style style:name="T724" style:family="text">
      <style:text-properties fo:font-weight="normal" officeooo:rsid="0c05e6bd" style:font-weight-asian="normal" style:font-weight-complex="normal"/>
    </style:style>
    <style:style style:name="T725" style:family="text">
      <style:text-properties fo:font-weight="normal" officeooo:rsid="0c29c38c" style:font-weight-asian="normal" style:font-weight-complex="normal"/>
    </style:style>
    <style:style style:name="T726" style:family="text">
      <style:text-properties fo:font-weight="normal" officeooo:rsid="0c2bac29" style:font-weight-asian="normal" style:font-weight-complex="normal"/>
    </style:style>
    <style:style style:name="T727" style:family="text">
      <style:text-properties fo:font-weight="normal" officeooo:rsid="0c2c0cc4" style:font-weight-asian="normal" style:font-weight-complex="normal"/>
    </style:style>
    <style:style style:name="T728" style:family="text">
      <style:text-properties fo:font-weight="normal" officeooo:rsid="0c2c67d5" style:font-weight-asian="normal" style:font-weight-complex="normal"/>
    </style:style>
    <style:style style:name="T729" style:family="text">
      <style:text-properties fo:font-weight="normal" officeooo:rsid="0c2d17e6" style:font-weight-asian="normal" style:font-weight-complex="normal"/>
    </style:style>
    <style:style style:name="T730" style:family="text">
      <style:text-properties fo:font-weight="normal" officeooo:rsid="0c2e3e45" style:font-weight-asian="normal" style:font-weight-complex="normal"/>
    </style:style>
    <style:style style:name="T731" style:family="text">
      <style:text-properties fo:font-weight="normal" officeooo:rsid="0c333914" style:font-weight-asian="normal" style:font-weight-complex="normal"/>
    </style:style>
    <style:style style:name="T732" style:family="text">
      <style:text-properties fo:font-weight="normal" officeooo:rsid="0c33a51d" style:font-weight-asian="normal" style:font-weight-complex="normal"/>
    </style:style>
    <style:style style:name="T733" style:family="text">
      <style:text-properties fo:font-weight="normal" officeooo:rsid="0c359d6b" style:font-weight-asian="normal" style:font-weight-complex="normal"/>
    </style:style>
    <style:style style:name="T734" style:family="text">
      <style:text-properties fo:font-weight="normal" officeooo:rsid="0c363b6d" style:font-weight-asian="normal" style:font-weight-complex="normal"/>
    </style:style>
    <style:style style:name="T735" style:family="text">
      <style:text-properties fo:font-weight="normal" officeooo:rsid="0c5c3c34" style:font-weight-asian="normal" style:font-weight-complex="normal"/>
    </style:style>
    <style:style style:name="T736" style:family="text">
      <style:text-properties fo:font-weight="normal" officeooo:rsid="0efaa245" style:font-weight-asian="normal" style:font-weight-complex="normal"/>
    </style:style>
    <style:style style:name="T737" style:family="text">
      <style:text-properties fo:font-weight="normal" officeooo:rsid="0efc9721" style:font-weight-asian="normal" style:font-weight-complex="normal"/>
    </style:style>
    <style:style style:name="T738" style:family="text">
      <style:text-properties fo:font-weight="normal" officeooo:rsid="0efe06ee" style:font-weight-asian="normal" style:font-weight-complex="normal"/>
    </style:style>
    <style:style style:name="T739" style:family="text">
      <style:text-properties fo:font-weight="normal" officeooo:rsid="0f12356c" style:font-weight-asian="normal" style:font-weight-complex="normal"/>
    </style:style>
    <style:style style:name="T740" style:family="text">
      <style:text-properties fo:font-weight="normal" officeooo:rsid="0f152a1d" style:font-weight-asian="normal" style:font-weight-complex="normal"/>
    </style:style>
    <style:style style:name="T741" style:family="text">
      <style:text-properties fo:font-weight="normal" officeooo:rsid="0f18bfc2" style:font-weight-asian="normal" style:font-weight-complex="normal"/>
    </style:style>
    <style:style style:name="T742" style:family="text">
      <style:text-properties fo:font-weight="normal" officeooo:rsid="0f1b6921" style:font-weight-asian="normal" style:font-weight-complex="normal"/>
    </style:style>
    <style:style style:name="T743" style:family="text">
      <style:text-properties fo:font-weight="normal" officeooo:rsid="0f1cb085" style:font-weight-asian="normal" style:font-weight-complex="normal"/>
    </style:style>
    <style:style style:name="T744" style:family="text">
      <style:text-properties fo:font-weight="normal" officeooo:rsid="0f1d2dc3" style:font-weight-asian="normal" style:font-weight-complex="normal"/>
    </style:style>
    <style:style style:name="T745" style:family="text">
      <style:text-properties fo:font-weight="normal" officeooo:rsid="0f1e4fb9" style:font-weight-asian="normal" style:font-weight-complex="normal"/>
    </style:style>
    <style:style style:name="T746" style:family="text">
      <style:text-properties fo:font-weight="normal" officeooo:rsid="0f1ffb42" style:font-weight-asian="normal" style:font-weight-complex="normal"/>
    </style:style>
    <style:style style:name="T747" style:family="text">
      <style:text-properties fo:font-weight="normal" officeooo:rsid="0f23b6b9" style:font-weight-asian="normal" style:font-weight-complex="normal"/>
    </style:style>
    <style:style style:name="T748" style:family="text">
      <style:text-properties fo:font-weight="normal" officeooo:rsid="0f23b8e1" style:font-weight-asian="normal" style:font-weight-complex="normal"/>
    </style:style>
    <style:style style:name="T749" style:family="text">
      <style:text-properties fo:font-weight="normal" officeooo:rsid="0f2548cf" style:font-weight-asian="normal" style:font-weight-complex="normal"/>
    </style:style>
    <style:style style:name="T750" style:family="text">
      <style:text-properties fo:font-weight="normal" officeooo:rsid="0f2625e7" style:font-weight-asian="normal" style:font-weight-complex="normal"/>
    </style:style>
    <style:style style:name="T751" style:family="text">
      <style:text-properties fo:font-weight="normal" officeooo:rsid="061bc4e4" fo:background-color="#ffff00" loext:char-shading-value="0" style:font-weight-asian="normal" style:font-weight-complex="normal"/>
    </style:style>
    <style:style style:name="T752" style:family="text">
      <style:text-properties fo:font-weight="normal" officeooo:rsid="095a6b79" fo:background-color="#ffff00" loext:char-shading-value="0" style:font-weight-asian="normal" style:font-weight-complex="normal"/>
    </style:style>
    <style:style style:name="T753" style:family="text">
      <style:text-properties fo:font-weight="normal" officeooo:rsid="0af0b71a" fo:background-color="#ffff00" loext:char-shading-value="0" style:font-weight-asian="normal" style:font-weight-complex="normal"/>
    </style:style>
    <style:style style:name="T754" style:family="text">
      <style:text-properties fo:font-weight="normal" officeooo:rsid="0afb3eeb" fo:background-color="#ffff00" loext:char-shading-value="0" style:font-weight-asian="normal" style:font-weight-complex="normal"/>
    </style:style>
    <style:style style:name="T755" style:family="text">
      <style:text-properties fo:font-weight="normal" officeooo:rsid="0445ccf4" fo:background-color="#ffff00" loext:char-shading-value="0" style:font-weight-asian="normal" style:font-weight-complex="normal"/>
    </style:style>
    <style:style style:name="T756" style:family="text">
      <style:text-properties fo:font-weight="normal" officeooo:rsid="067ca87a" fo:background-color="#ffff00" loext:char-shading-value="0" style:font-weight-asian="normal" style:font-weight-complex="normal"/>
    </style:style>
    <style:style style:name="T757" style:family="text">
      <style:text-properties fo:font-weight="normal" officeooo:rsid="04529dc0" fo:background-color="#ffff00" loext:char-shading-value="0" style:font-weight-asian="normal" style:font-weight-complex="normal"/>
    </style:style>
    <style:style style:name="T758" style:family="text">
      <style:text-properties fo:font-weight="normal" officeooo:rsid="0f12356c" fo:background-color="#ffff00" loext:char-shading-value="0" style:font-weight-asian="normal" style:font-weight-complex="normal"/>
    </style:style>
    <style:style style:name="T759" style:family="text">
      <style:text-properties fo:font-weight="normal" officeooo:rsid="0f21a180" fo:background-color="#ffff00" loext:char-shading-value="0" style:font-weight-asian="normal" style:font-weight-complex="normal"/>
    </style:style>
    <style:style style:name="T760" style:family="text">
      <style:text-properties style:font-name="Times New Roman4"/>
    </style:style>
    <style:style style:name="T761" style:family="text">
      <style:text-properties style:font-name="Times New Roman4" officeooo:rsid="001af8ae" style:font-name-asian="Times New Roman4" style:font-name-complex="Times New Roman4"/>
    </style:style>
    <style:style style:name="T762" style:family="text">
      <style:text-properties style:font-name="Times New Roman4" fo:background-color="transparent" loext:char-shading-value="0"/>
    </style:style>
    <style:style style:name="T763" style:family="text">
      <style:text-properties style:font-name="Times New Roman4" officeooo:rsid="00229035" fo:background-color="transparent" loext:char-shading-value="0"/>
    </style:style>
    <style:style style:name="T764" style:family="text">
      <style:text-properties style:font-name="Times New Roman4" officeooo:rsid="0020f0b5" fo:background-color="transparent" loext:char-shading-value="0"/>
    </style:style>
    <style:style style:name="T765" style:family="text">
      <style:text-properties style:font-name="Times New Roman4" officeooo:rsid="088b4731" fo:background-color="transparent" loext:char-shading-value="0"/>
    </style:style>
    <style:style style:name="T766" style:family="text">
      <style:text-properties style:font-name="Times New Roman4" officeooo:rsid="09504047" fo:background-color="transparent" loext:char-shading-value="0"/>
    </style:style>
    <style:style style:name="T767" style:family="text">
      <style:text-properties style:font-name="Times New Roman4" officeooo:rsid="00444c4c"/>
    </style:style>
    <style:style style:name="T768" style:family="text">
      <style:text-properties style:font-name="Times New Roman4" officeooo:rsid="00466e96"/>
    </style:style>
    <style:style style:name="T769" style:family="text">
      <style:text-properties style:font-name="Times New Roman4" officeooo:rsid="069fc146"/>
    </style:style>
    <style:style style:name="T770" style:family="text">
      <style:text-properties style:font-name="Times New Roman4" officeooo:rsid="0894a4a7"/>
    </style:style>
    <style:style style:name="T771" style:family="text">
      <style:text-properties style:font-name="Times New Roman4" officeooo:rsid="089af359"/>
    </style:style>
    <style:style style:name="T772" style:family="text">
      <style:text-properties style:font-name="Times New Roman4" officeooo:rsid="089bb397"/>
    </style:style>
    <style:style style:name="T773" style:family="text">
      <style:text-properties style:font-name="Times New Roman4" fo:language="en" fo:country="US" officeooo:rsid="0020f0b5" fo:background-color="transparent" loext:char-shading-value="0"/>
    </style:style>
    <style:style style:name="T774" style:family="text">
      <style:text-properties style:font-name="Times New Roman4" fo:language="en" fo:country="US" officeooo:rsid="00234a12" fo:background-color="transparent" loext:char-shading-value="0"/>
    </style:style>
    <style:style style:name="T775" style:family="text">
      <style:text-properties style:font-name="Times New Roman4" fo:language="en" fo:country="US" officeooo:rsid="01e17404" fo:background-color="transparent" loext:char-shading-value="0"/>
    </style:style>
    <style:style style:name="T776" style:family="text">
      <style:text-properties style:font-name="Times New Roman4" fo:language="en" fo:country="US" officeooo:rsid="0116afb6" fo:background-color="transparent" loext:char-shading-value="0"/>
    </style:style>
    <style:style style:name="T777" style:family="text">
      <style:text-properties style:font-name="Times New Roman4" fo:language="en" fo:country="US" officeooo:rsid="0998a69a" fo:background-color="transparent" loext:char-shading-value="0"/>
    </style:style>
    <style:style style:name="T778" style:family="text">
      <style:text-properties style:font-name="Times New Roman4" officeooo:rsid="0941ca1c"/>
    </style:style>
    <style:style style:name="T779" style:family="text">
      <style:text-properties style:font-name="Times New Roman4" officeooo:rsid="09431676"/>
    </style:style>
    <style:style style:name="T780" style:family="text">
      <style:text-properties style:font-name="Times New Roman4" officeooo:rsid="09535286"/>
    </style:style>
    <style:style style:name="T781" style:family="text">
      <style:text-properties style:font-name="Times New Roman4" officeooo:rsid="0997dd36"/>
    </style:style>
    <style:style style:name="T782" style:family="text">
      <style:text-properties style:font-name="Times New Roman4" officeooo:rsid="069fc146" fo:background-color="#ffff00" loext:char-shading-value="0"/>
    </style:style>
    <style:style style:name="T783" style:family="text">
      <style:text-properties fo:font-variant="normal" fo:text-transform="none" style:text-position="0% 100%" fo:font-style="normal" style:text-underline-style="none" fo:font-weight="normal"/>
    </style:style>
    <style:style style:name="T784" style:family="text">
      <style:text-properties fo:font-variant="normal" fo:text-transform="none" style:text-position="0% 100%" fo:language="en" fo:country="US" fo:font-style="normal" style:text-underline-style="none" fo:font-weight="normal" officeooo:rsid="05c64773" fo:background-color="transparent" loext:char-shading-value="0"/>
    </style:style>
    <style:style style:name="T785" style:family="text">
      <style:text-properties fo:font-variant="normal" fo:text-transform="none" style:text-position="0% 100%" fo:language="en" fo:country="US" fo:font-style="normal" style:text-underline-style="none" fo:font-weight="normal" officeooo:rsid="090a1db2"/>
    </style:style>
    <style:style style:name="T786" style:family="text">
      <style:text-properties fo:font-variant="normal" fo:text-transform="none" style:text-position="0% 100%" fo:language="en" fo:country="US" fo:font-style="normal" style:text-underline-style="none" fo:font-weight="normal" officeooo:rsid="0ccfaa88"/>
    </style:style>
    <style:style style:name="T787" style:family="text">
      <style:text-properties fo:font-variant="normal" fo:text-transform="none" fo:color="#000000" fo:font-size="12pt" fo:letter-spacing="normal" fo:language="en" fo:country="US" fo:font-style="normal" fo:font-weight="normal" officeooo:rsid="0019b20b" fo:background-color="transparent" loext:char-shading-value="0" style:font-size-asian="12pt" style:font-weight-asian="normal" style:font-size-complex="12pt" style:font-weight-complex="normal"/>
    </style:style>
    <style:style style:name="T788" style:family="text">
      <style:text-properties fo:font-variant="normal" fo:text-transform="none" fo:color="#000000" fo:font-size="12pt" fo:letter-spacing="normal" fo:language="en" fo:country="US" fo:font-style="normal" fo:font-weight="normal" officeooo:rsid="0ecc2e43" fo:background-color="transparent" loext:char-shading-value="0" style:font-size-asian="12pt" style:font-weight-asian="normal" style:font-size-complex="12pt" style:font-weight-complex="normal"/>
    </style:style>
    <style:style style:name="T789" style:family="text">
      <style:text-properties fo:font-style="normal" fo:font-weight="normal" officeooo:rsid="010c617b" fo:background-color="transparent" loext:char-shading-value="0" style:font-style-asian="normal" style:font-weight-asian="normal" style:font-style-complex="normal" style:font-weight-complex="normal"/>
    </style:style>
    <style:style style:name="T790" style:family="text">
      <style:text-properties fo:font-style="normal" style:font-style-asian="normal"/>
    </style:style>
    <style:style style:name="T791" style:family="text">
      <style:text-properties fo:font-style="normal" style:font-style-asian="normal" style:font-style-complex="normal"/>
    </style:style>
    <style:style style:name="T792" style:family="text">
      <style:text-properties fo:font-style="normal" officeooo:rsid="008ecfd0" style:font-style-asian="normal" style:font-style-complex="normal"/>
    </style:style>
    <style:style style:name="T793" style:family="text">
      <style:text-properties fo:font-style="normal" officeooo:rsid="01d418e9" style:font-style-asian="normal" style:font-style-complex="normal"/>
    </style:style>
    <style:style style:name="T794" style:family="text">
      <style:text-properties fo:font-style="normal" officeooo:rsid="0965d741" style:font-style-asian="normal" style:font-style-complex="normal"/>
    </style:style>
    <style:style style:name="T795" style:family="text">
      <style:text-properties fo:font-style="normal" officeooo:rsid="0974adfb" style:font-style-asian="normal" style:font-style-complex="normal"/>
    </style:style>
    <style:style style:name="T796" style:family="text">
      <style:text-properties fo:font-style="normal" officeooo:rsid="097585ef" style:font-style-asian="normal" style:font-style-complex="normal"/>
    </style:style>
    <style:style style:name="T797" style:family="text">
      <style:text-properties fo:font-style="normal" officeooo:rsid="0aa9dea5" style:font-style-asian="normal" style:font-style-complex="normal"/>
    </style:style>
    <style:style style:name="T798" style:family="text">
      <style:text-properties fo:font-style="normal" officeooo:rsid="0aab01d2" style:font-style-asian="normal" style:font-style-complex="normal"/>
    </style:style>
    <style:style style:name="T799" style:family="text">
      <style:text-properties fo:font-style="normal" officeooo:rsid="0aae3c21" style:font-style-asian="normal" style:font-style-complex="normal"/>
    </style:style>
    <style:style style:name="T800" style:family="text">
      <style:text-properties officeooo:rsid="00136f1c"/>
    </style:style>
    <style:style style:name="T801" style:family="text">
      <style:text-properties officeooo:rsid="00156552"/>
    </style:style>
    <style:style style:name="T802" style:family="text">
      <style:text-properties officeooo:rsid="0012c7ad"/>
    </style:style>
    <style:style style:name="T803" style:family="text">
      <style:text-properties style:font-name="Times New Roman" officeooo:rsid="001af8ae" style:font-name-asian="WenQuanYi Micro Hei" style:font-name-complex="Lohit Hindi"/>
    </style:style>
    <style:style style:name="T804" style:family="text">
      <style:text-properties officeooo:rsid="00203263"/>
    </style:style>
    <style:style style:name="T805" style:family="text">
      <style:text-properties fo:font-style="italic" style:font-style-asian="italic"/>
    </style:style>
    <style:style style:name="T806" style:family="text">
      <style:text-properties fo:font-style="italic" officeooo:rsid="013bf32f" style:font-style-asian="italic" style:font-style-complex="italic"/>
    </style:style>
    <style:style style:name="T807" style:family="text">
      <style:text-properties fo:font-style="italic" officeooo:rsid="01d49dea" style:font-style-asian="italic" style:font-style-complex="italic"/>
    </style:style>
    <style:style style:name="T808" style:family="text">
      <style:text-properties fo:font-style="italic" officeooo:rsid="0974adfb" style:font-style-asian="italic" style:font-style-complex="italic"/>
    </style:style>
    <style:style style:name="T809" style:family="text">
      <style:text-properties fo:font-style="italic" officeooo:rsid="09a5008e" style:font-style-asian="italic" style:font-style-complex="italic"/>
    </style:style>
    <style:style style:name="T810" style:family="text">
      <style:text-properties fo:font-style="italic" fo:font-weight="normal" officeooo:rsid="0480d097" style:font-style-asian="italic" style:font-weight-asian="normal" style:font-style-complex="italic" style:font-weight-complex="normal"/>
    </style:style>
    <style:style style:name="T811" style:family="text">
      <style:text-properties fo:font-style="italic" fo:font-weight="normal" officeooo:rsid="0af5cbea" style:font-style-asian="italic" style:font-weight-asian="normal" style:font-style-complex="italic" style:font-weight-complex="normal"/>
    </style:style>
    <style:style style:name="T812" style:family="text">
      <style:text-properties fo:font-style="italic" fo:font-weight="normal" officeooo:rsid="0f1b6921" style:font-style-asian="italic" style:font-weight-asian="normal" style:font-style-complex="italic" style:font-weight-complex="normal"/>
    </style:style>
    <style:style style:name="T813" style:family="text">
      <style:text-properties officeooo:rsid="0044984c"/>
    </style:style>
    <style:style style:name="T814" style:family="text">
      <style:text-properties officeooo:rsid="00572c42"/>
    </style:style>
    <style:style style:name="T815" style:family="text">
      <style:text-properties officeooo:rsid="025a4704"/>
    </style:style>
    <style:style style:name="T816" style:family="text">
      <style:text-properties officeooo:rsid="07a9d16d"/>
    </style:style>
    <style:style style:name="T817" style:family="text">
      <style:text-properties officeooo:rsid="087e4c04"/>
    </style:style>
    <style:style style:name="T818" style:family="text">
      <style:text-properties officeooo:rsid="09038788"/>
    </style:style>
    <style:style style:name="T819" style:family="text">
      <style:text-properties officeooo:rsid="01128371" fo:background-color="#ffff66" loext:char-shading-value="0"/>
    </style:style>
    <style:style style:name="T820" style:family="text">
      <style:text-properties officeooo:rsid="09218485" fo:background-color="#ffff66" loext:char-shading-value="0"/>
    </style:style>
    <style:style style:name="T821" style:family="text">
      <style:text-properties officeooo:rsid="090a1db2"/>
    </style:style>
    <style:style style:name="T822" style:family="text">
      <style:text-properties officeooo:rsid="008ecfd0" fo:background-color="#ffd320" loext:char-shading-value="0"/>
    </style:style>
    <style:style style:name="T823" style:family="text">
      <style:text-properties officeooo:rsid="01d49dea" fo:background-color="#ffd320" loext:char-shading-value="0"/>
    </style:style>
    <style:style style:name="T824" style:family="text">
      <style:text-properties officeooo:rsid="0265df4d" fo:background-color="#ffd320" loext:char-shading-value="0"/>
    </style:style>
    <style:style style:name="T825" style:family="text">
      <style:text-properties officeooo:rsid="013bf32f" fo:background-color="#ffd320" loext:char-shading-value="0"/>
    </style:style>
    <style:style style:name="T826" style:family="text">
      <style:text-properties officeooo:rsid="090a1db2" fo:background-color="#ffd320" loext:char-shading-value="0"/>
    </style:style>
    <style:style style:name="T827" style:family="text">
      <style:text-properties officeooo:rsid="0ac69173" fo:background-color="#ffd320" loext:char-shading-value="0"/>
    </style:style>
    <style:style style:name="T828" style:family="text">
      <style:text-properties officeooo:rsid="0ac6b9f4" fo:background-color="#ffd320" loext:char-shading-value="0"/>
    </style:style>
    <style:style style:name="T829" style:family="text">
      <style:text-properties officeooo:rsid="0f0d55fa" fo:background-color="#ffd320" loext:char-shading-value="0"/>
    </style:style>
    <style:style style:name="T830" style:family="text">
      <style:text-properties officeooo:rsid="008ecfd0"/>
    </style:style>
    <style:style style:name="T831" style:family="text">
      <style:text-properties officeooo:rsid="08eaa532"/>
    </style:style>
    <style:style style:name="T832" style:family="text">
      <style:text-properties officeooo:rsid="08ea8267"/>
    </style:style>
    <style:style style:name="T833" style:family="text">
      <style:text-properties officeooo:rsid="071f92b5"/>
    </style:style>
    <style:style style:name="T834" style:family="text">
      <style:text-properties officeooo:rsid="095f46a3"/>
    </style:style>
    <style:style style:name="T835" style:family="text">
      <style:text-properties officeooo:rsid="09626679"/>
    </style:style>
    <style:style style:name="T836" style:family="text">
      <style:text-properties officeooo:rsid="0265df4d"/>
    </style:style>
    <style:style style:name="T837" style:family="text">
      <style:text-properties officeooo:rsid="013bf32f"/>
    </style:style>
    <style:style style:name="T838" style:family="text">
      <style:text-properties officeooo:rsid="01d49dea"/>
    </style:style>
    <style:style style:name="T839" style:family="text">
      <style:text-properties officeooo:rsid="09672b91"/>
    </style:style>
    <style:style style:name="T840" style:family="text">
      <style:text-properties officeooo:rsid="096fb27f"/>
    </style:style>
    <style:style style:name="T841" style:family="text">
      <style:text-properties fo:color="#000000"/>
    </style:style>
    <style:style style:name="T842" style:family="text">
      <style:text-properties fo:color="#000000" fo:language="en" fo:country="US" fo:font-style="normal" officeooo:rsid="096cdc4c" style:font-style-asian="normal" style:font-style-complex="normal"/>
    </style:style>
    <style:style style:name="T843" style:family="text">
      <style:text-properties fo:color="#000000" fo:language="en" fo:country="US" fo:font-style="normal" officeooo:rsid="0b837787" style:font-style-asian="normal" style:font-style-complex="normal"/>
    </style:style>
    <style:style style:name="T844" style:family="text">
      <style:text-properties fo:color="#000000" fo:language="en" fo:country="US" fo:font-style="normal" officeooo:rsid="01714de4" style:font-style-asian="normal" style:font-style-complex="normal"/>
    </style:style>
    <style:style style:name="T845" style:family="text">
      <style:text-properties fo:color="#000000" fo:language="en" fo:country="US" fo:font-style="normal" officeooo:rsid="01e6703c" style:font-style-asian="normal" style:font-style-complex="normal"/>
    </style:style>
    <style:style style:name="T846" style:family="text">
      <style:text-properties fo:color="#000000" fo:language="en" fo:country="US" fo:font-style="normal" officeooo:rsid="01e68ff2" style:font-style-asian="normal" style:font-style-complex="normal"/>
    </style:style>
    <style:style style:name="T847" style:family="text">
      <style:text-properties fo:color="#000000" fo:language="en" fo:country="US" fo:font-style="normal" officeooo:rsid="0185eba4" style:font-style-asian="normal" style:font-style-complex="normal"/>
    </style:style>
    <style:style style:name="T848" style:family="text">
      <style:text-properties fo:color="#000000" fo:language="en" fo:country="US" fo:font-style="normal" officeooo:rsid="01aba71c" style:font-style-asian="normal" style:font-style-complex="normal"/>
    </style:style>
    <style:style style:name="T849" style:family="text">
      <style:text-properties fo:color="#000000" fo:language="en" fo:country="US" fo:font-style="normal" officeooo:rsid="0b85c830" style:font-style-asian="normal" style:font-style-complex="normal"/>
    </style:style>
    <style:style style:name="T850" style:family="text">
      <style:text-properties fo:color="#000000" fo:language="en" fo:country="US" fo:font-style="normal" officeooo:rsid="0b87c693" style:font-style-asian="normal" style:font-style-complex="normal"/>
    </style:style>
    <style:style style:name="T851" style:family="text">
      <style:text-properties fo:color="#000000" fo:language="en" fo:country="US" fo:font-style="normal" officeooo:rsid="0c84f895" style:font-style-asian="normal" style:font-style-complex="normal"/>
    </style:style>
    <style:style style:name="T852" style:family="text">
      <style:text-properties fo:color="#000000" fo:language="en" fo:country="US" fo:font-style="normal" officeooo:rsid="0c884f3a" style:font-style-asian="normal" style:font-style-complex="normal"/>
    </style:style>
    <style:style style:name="T853" style:family="text">
      <style:text-properties fo:color="#000000" fo:language="en" fo:country="US" fo:font-style="normal" officeooo:rsid="0c891311" style:font-style-asian="normal" style:font-style-complex="normal"/>
    </style:style>
    <style:style style:name="T854" style:family="text">
      <style:text-properties fo:color="#000000" fo:language="en" fo:country="US" fo:font-style="normal" officeooo:rsid="0c8b1cf3" style:font-style-asian="normal" style:font-style-complex="normal"/>
    </style:style>
    <style:style style:name="T855" style:family="text">
      <style:text-properties fo:color="#000000" fo:language="en" fo:country="US" fo:font-style="normal" officeooo:rsid="0c8c3696" style:font-style-asian="normal" style:font-style-complex="normal"/>
    </style:style>
    <style:style style:name="T856" style:family="text">
      <style:text-properties fo:color="#000000" fo:language="en" fo:country="US" fo:font-style="normal" officeooo:rsid="0c8c9273" style:font-style-asian="normal" style:font-style-complex="normal"/>
    </style:style>
    <style:style style:name="T857" style:family="text">
      <style:text-properties fo:color="#000000" fo:language="en" fo:country="US" fo:font-style="normal" officeooo:rsid="0c8ca215" style:font-style-asian="normal" style:font-style-complex="normal"/>
    </style:style>
    <style:style style:name="T858" style:family="text">
      <style:text-properties fo:color="#000000" fo:language="en" fo:country="US" fo:font-style="normal" officeooo:rsid="0c8e347f" style:font-style-asian="normal" style:font-style-complex="normal"/>
    </style:style>
    <style:style style:name="T859" style:family="text">
      <style:text-properties fo:color="#000000" fo:language="en" fo:country="US" fo:font-style="normal" officeooo:rsid="0c905eb4" style:font-style-asian="normal" style:font-style-complex="normal"/>
    </style:style>
    <style:style style:name="T860" style:family="text">
      <style:text-properties fo:color="#000000" fo:language="en" fo:country="US" fo:font-style="normal" officeooo:rsid="0c925998" style:font-style-asian="normal" style:font-style-complex="normal"/>
    </style:style>
    <style:style style:name="T861" style:family="text">
      <style:text-properties fo:color="#000000" fo:language="en" fo:country="US" fo:font-style="normal" officeooo:rsid="0c93b2e0" style:font-style-asian="normal" style:font-style-complex="normal"/>
    </style:style>
    <style:style style:name="T862" style:family="text">
      <style:text-properties fo:color="#000000" fo:language="en" fo:country="US" fo:font-style="normal" officeooo:rsid="0c949b00" style:font-style-asian="normal" style:font-style-complex="normal"/>
    </style:style>
    <style:style style:name="T863" style:family="text">
      <style:text-properties fo:color="#000000" fo:language="en" fo:country="US" fo:font-style="normal" officeooo:rsid="0c960f34" style:font-style-asian="normal" style:font-style-complex="normal"/>
    </style:style>
    <style:style style:name="T864" style:family="text">
      <style:text-properties fo:color="#000000" fo:language="en" fo:country="US" fo:font-style="normal" officeooo:rsid="0c964fec" style:font-style-asian="normal" style:font-style-complex="normal"/>
    </style:style>
    <style:style style:name="T865" style:family="text">
      <style:text-properties fo:color="#000000" fo:language="en" fo:country="US" fo:font-style="normal" officeooo:rsid="0c9763ea" style:font-style-asian="normal" style:font-style-complex="normal"/>
    </style:style>
    <style:style style:name="T866" style:family="text">
      <style:text-properties fo:color="#000000" fo:language="en" fo:country="US" fo:font-style="normal" officeooo:rsid="0c981711" style:font-style-asian="normal" style:font-style-complex="normal"/>
    </style:style>
    <style:style style:name="T867" style:family="text">
      <style:text-properties fo:color="#000000" fo:language="en" fo:country="US" fo:font-style="normal" officeooo:rsid="01e6703c" fo:background-color="#ffd320" loext:char-shading-value="0" style:font-style-asian="normal" style:font-style-complex="normal"/>
    </style:style>
    <style:style style:name="T868" style:family="text">
      <style:text-properties fo:color="#000000" fo:language="en" fo:country="US" fo:font-style="normal" officeooo:rsid="0213da8b" fo:background-color="#ffd320" loext:char-shading-value="0" style:font-style-asian="normal" style:font-style-complex="normal"/>
    </style:style>
    <style:style style:name="T869" style:family="text">
      <style:text-properties fo:color="#000000" fo:language="en" fo:country="US" fo:font-style="normal" officeooo:rsid="0ab21238" fo:background-color="transparent" loext:char-shading-value="0" style:font-style-asian="normal" style:font-style-complex="normal"/>
    </style:style>
    <style:style style:name="T870" style:family="text">
      <style:text-properties fo:color="#000000" fo:language="en" fo:country="US" fo:font-style="normal" officeooo:rsid="0abb2976" fo:background-color="transparent" loext:char-shading-value="0" style:font-style-asian="normal" style:font-style-complex="normal"/>
    </style:style>
    <style:style style:name="T871" style:family="text">
      <style:text-properties fo:color="#000000" fo:language="en" fo:country="US" fo:font-style="normal" officeooo:rsid="0abcc655" fo:background-color="transparent" loext:char-shading-value="0" style:font-style-asian="normal" style:font-style-complex="normal"/>
    </style:style>
    <style:style style:name="T872" style:family="text">
      <style:text-properties fo:color="#000000" fo:language="en" fo:country="US" fo:font-style="normal" officeooo:rsid="0abdf377" fo:background-color="transparent" loext:char-shading-value="0" style:font-style-asian="normal" style:font-style-complex="normal"/>
    </style:style>
    <style:style style:name="T873" style:family="text">
      <style:text-properties fo:color="#000000" fo:language="en" fo:country="US" fo:font-style="normal" officeooo:rsid="0ac229f0" fo:background-color="transparent" loext:char-shading-value="0" style:font-style-asian="normal" style:font-style-complex="normal"/>
    </style:style>
    <style:style style:name="T874" style:family="text">
      <style:text-properties fo:color="#000000" fo:language="en" fo:country="US" fo:font-style="normal" officeooo:rsid="0c0ca47b" fo:background-color="transparent" loext:char-shading-value="0" style:font-style-asian="normal" style:font-style-complex="normal"/>
    </style:style>
    <style:style style:name="T875" style:family="text">
      <style:text-properties fo:color="#000000" fo:language="en" fo:country="US" fo:font-style="normal" officeooo:rsid="0f05b488" fo:background-color="transparent" loext:char-shading-value="0" style:font-style-asian="normal" style:font-style-complex="normal"/>
    </style:style>
    <style:style style:name="T876" style:family="text">
      <style:text-properties fo:color="#000000" fo:language="en" fo:country="US" fo:font-style="normal" officeooo:rsid="0f06d3ce" fo:background-color="transparent" loext:char-shading-value="0" style:font-style-asian="normal" style:font-style-complex="normal"/>
    </style:style>
    <style:style style:name="T877" style:family="text">
      <style:text-properties fo:color="#000000" fo:language="en" fo:country="US" fo:font-style="normal" officeooo:rsid="0f083005" fo:background-color="transparent" loext:char-shading-value="0" style:font-style-asian="normal" style:font-style-complex="normal"/>
    </style:style>
    <style:style style:name="T878" style:family="text">
      <style:text-properties fo:color="#000000" fo:language="en" fo:country="US" fo:font-style="normal" officeooo:rsid="0b837787" fo:background-color="#ffff00" loext:char-shading-value="0" style:font-style-asian="normal" style:font-style-complex="normal"/>
    </style:style>
    <style:style style:name="T879" style:family="text">
      <style:text-properties fo:color="#000000" fo:language="en" fo:country="US" fo:font-style="italic" officeooo:rsid="01714de4" style:font-style-asian="italic" style:font-style-complex="italic"/>
    </style:style>
    <style:style style:name="T880" style:family="text">
      <style:text-properties fo:color="#000000" fo:language="en" fo:country="US" fo:font-style="italic" officeooo:rsid="0185eba4" style:font-style-asian="italic" style:font-style-complex="italic"/>
    </style:style>
    <style:style style:name="T881" style:family="text">
      <style:text-properties fo:color="#000000" fo:language="en" fo:country="US" fo:font-style="italic" officeooo:rsid="01aba71c" style:font-style-asian="italic" style:font-style-complex="italic"/>
    </style:style>
    <style:style style:name="T882" style:family="text">
      <style:text-properties style:font-style-asian="normal"/>
    </style:style>
    <style:style style:name="T883" style:family="text">
      <style:text-properties fo:color="#0084d1"/>
    </style:style>
    <style:style style:name="T884" style:family="text">
      <style:text-properties fo:color="#0084d1" officeooo:rsid="097bd803"/>
    </style:style>
    <style:style style:name="T885" style:family="text">
      <style:text-properties fo:color="#0084d1" officeooo:rsid="0994e17a"/>
    </style:style>
    <style:style style:name="T886" style:family="text">
      <style:text-properties fo:color="#0084d1" officeooo:rsid="097afd21"/>
    </style:style>
    <style:style style:name="T887" style:family="text">
      <style:text-properties fo:color="#0084d1" fo:font-style="normal" officeooo:rsid="01ff234b" style:font-style-asian="normal" style:font-style-complex="normal"/>
    </style:style>
    <style:style style:name="T888" style:family="text">
      <style:text-properties fo:color="#0084d1" fo:font-style="normal" officeooo:rsid="09805aec" style:font-style-asian="normal" style:font-style-complex="normal"/>
    </style:style>
    <style:style style:name="T889" style:family="text">
      <style:text-properties fo:color="#0084d1" fo:font-style="normal" officeooo:rsid="09819d8c" style:font-style-asian="normal" style:font-style-complex="normal"/>
    </style:style>
    <style:style style:name="T890" style:family="text">
      <style:text-properties fo:color="#0084d1" fo:font-style="normal" officeooo:rsid="09836622" style:font-style-asian="normal" style:font-style-complex="normal"/>
    </style:style>
    <style:style style:name="T891" style:family="text">
      <style:text-properties fo:color="#0084d1" fo:font-style="normal" officeooo:rsid="0f024d4d" style:font-style-asian="normal" style:font-style-complex="normal"/>
    </style:style>
    <style:style style:name="T892" style:family="text">
      <style:text-properties fo:color="#0084d1" officeooo:rsid="0ef4a16e"/>
    </style:style>
    <style:style style:name="T893" style:family="text">
      <style:text-properties officeooo:rsid="0ab045ae"/>
    </style:style>
    <style:style style:name="T894" style:family="text">
      <style:text-properties officeooo:rsid="09bf6f47"/>
    </style:style>
    <style:style style:name="T895" style:family="text">
      <style:text-properties officeooo:rsid="09a5008e"/>
    </style:style>
    <style:style style:name="T896" style:family="text">
      <style:text-properties officeooo:rsid="01211608"/>
    </style:style>
    <style:style style:name="T897" style:family="text">
      <style:text-properties officeooo:rsid="0122c6ca"/>
    </style:style>
    <style:style style:name="T898" style:family="text">
      <style:text-properties officeooo:rsid="0b74c2d9"/>
    </style:style>
    <style:style style:name="T899" style:family="text">
      <style:text-properties officeooo:rsid="0b7d5c5b"/>
    </style:style>
    <style:style style:name="T900" style:family="text">
      <style:text-properties officeooo:rsid="069e98f5" fo:background-color="#ffff00" loext:char-shading-value="0"/>
    </style:style>
    <style:style style:name="T901" style:family="text">
      <style:text-properties officeooo:rsid="05ce3a0e" fo:background-color="#ffff00" loext:char-shading-value="0"/>
    </style:style>
    <style:style style:name="T902" style:family="text">
      <style:text-properties officeooo:rsid="00098836"/>
    </style:style>
    <style:style style:name="T903" style:family="text">
      <style:text-properties officeooo:rsid="0c1bf2a8"/>
    </style:style>
    <style:style style:name="T904" style:family="text">
      <style:text-properties officeooo:rsid="0c65af27"/>
    </style:style>
    <style:style style:name="T905" style:family="text">
      <style:text-properties officeooo:rsid="0c72f907"/>
    </style:style>
    <style:style style:name="T906" style:family="text">
      <style:text-properties officeooo:rsid="0d2e84b4"/>
    </style:style>
    <style:style style:name="T907" style:family="text">
      <style:text-properties officeooo:rsid="0d5d24ba"/>
    </style:style>
    <style:style style:name="T908" style:family="text">
      <style:text-properties officeooo:rsid="0e99e1ba"/>
    </style:style>
    <style:style style:name="T909" style:family="text">
      <style:text-properties officeooo:rsid="0f0a5d88"/>
    </style:style>
    <style:style style:name="T910" style:family="text">
      <style:text-properties style:font-style-asian="italic"/>
    </style:style>
    <style:style style:name="T9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Lohit Hindi"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unning head: <text:span text:style-name="T818">THE RUNNING HEAD GOES HERE</text:span></text:p>
      <text:p text:style-name="P67"/>
      <text:p text:style-name="P64"/>
      <text:p text:style-name="P12">The Role of Object Affordances and Center-of-Gravity Effects in Eye Movements Towards Isolated Daily-Life Object</text:p>
      <text:p text:style-name="P5">Objects' or object's</text:p>
      <text:p text:style-name="P3">Lotje van der Linden, Sebastiaan Mathôt and Françoise Vitu</text:p>
      <text:p text:style-name="P6">Laboratoire de Psychologie Cognitive, Aix-Marseille Université, CNRS, Marseille, France</text:p>
      <text:p text:style-name="P6"/>
      <text:p text:style-name="P61">Corresponding author:</text:p>
      <text:p text:style-name="P62">Lotje van der Linden</text:p>
      <text:p text:style-name="P63"><text:span text:style-name="T815">L</text:span>aboratoire de Psychologie Cognitive (LPC)</text:p>
      <text:p text:style-name="P63">CNRS, Université de Provence, UMR 7290</text:p>
      <text:p text:style-name="P60">Centre St Charles, Bâtiment 9, Case D</text:p>
      <text:p text:style-name="P60">3 place Victor Hugo</text:p>
      <text:p text:style-name="P60">13331 Marseille, cedex 03</text:p>
      <text:p text:style-name="P59"><text:span text:style-name="T126">e-mail address</text:span><text:span text:style-name="T1">: </text:span><text:a xlink:type="simple" xlink:href="mailto:soazig.casteau@univ-amu.fr" office:target-frame-name="_blank" xlink:show="new"><text:span text:style-name="T127">l</text:span></text:a><text:span text:style-name="T127">.vanderlinden@cogsci.nl</text:span></text:p>
      <text:p text:style-name="P60">tel<text:span text:style-name="T801">ephone number</text:span>: <text:span text:style-name="T817">+33 </text:span>4 <text:span text:style-name="T800">13 55 09 66</text:span></text:p>
      <text:h text:style-name="P96" text:outline-level="1"/>
      <text:h text:style-name="P103" text:outline-level="1">Abstract</text:h>
      <text:p text:style-name="P71"><text:span text:style-name="T599">The purpose of the current </text:span><text:span text:style-name="T639">study </text:span><text:span text:style-name="T599">was to explore where the eyes </text:span><text:span text:style-name="T640">land when making eye movements towards isolated </text:span><text:span text:style-name="T599">daily-life objects. Specifically, we investigated whether saccadic</text:span><text:span text:style-name="T641">-</text:span><text:span text:style-name="T599">landing positions depend solely on low-level factors such as </text:span><text:span text:style-name="T653">the objects' center of gravity, </text:span><text:span text:style-name="T599">or whether object affordances also play a role. Participants were instructed to make vertical saccades towards peripherally presented graspable objects (e.g. a </text:span><text:span text:style-name="T642">hammer</text:span><text:span text:style-name="T599">), and to categorise them with a </text:span><text:span text:style-name="T651">button press</text:span><text:span text:style-name="T599">. </text:span><text:span text:style-name="T642">O</text:span><text:span text:style-name="T599">bjects were rotated such that their </text:span><text:span text:style-name="T642">graspable part (e.g. the hammer's handle)</text:span><text:span text:style-name="T599"> pointed either towards the left or the right, </text:span><text:span text:style-name="T642">whereas their action-performing part (i.e. the hammer's head) pointed towards the other side. We found </text:span><text:span text:style-name="T599">that initial saccades </text:span><text:span text:style-name="T654">that occurred early in time, </text:span><text:span text:style-name="T599">were </text:span><text:span text:style-name="T641">neither</text:span><text:span text:style-name="T599"> biased towards </text:span><text:span text:style-name="T643">the object's graspable part, nor towards its action-performing part</text:span><text:span text:style-name="T599">. Instead, initial landing positions could be fully explained by low-level effects: Participants' eyes landed near the center of gravity of </text:span><text:span text:style-name="T644">the </text:span><text:span text:style-name="T599">object. </text:span><text:span text:style-name="T655">Only initial saccades occurring later in time, as well as subsequent </text:span><text:span text:style-name="T599">within-object refixations, were subject to top-down influences, being significantly biased </text:span><text:span text:style-name="T645">towards the object's action-performing part. A saliency-map simulation revealed that the latter could not be explained by visual saliency.</text:span></text:p>
      <text:h text:style-name="P102" text:outline-level="1"><text:span text:style-name="T600">K</text:span><text:span text:style-name="T599">eywor</text:span><text:span text:style-name="T624">ds</text:span></text:h>
      <text:p text:style-name="P65">Saccadic landing positions, Refixations, Center of gravity, Object affordances, Visuospatial attention</text:p>
      <text:p text:style-name="P72">The Title Goes Here</text:p>
      <text:p text:style-name="P22"/>
      <text:p text:style-name="Text_20_body"><text:span text:style-name="T498">Vision is an activity. What you look at determines what you see. But what determines what you look at? </text:span><text:span text:style-name="T1">On the one hand, you make rapid </text:span><text:span text:style-name="T498">saccadic </text:span><text:span text:style-name="T1">eye movements towards certain </text:span><text:span text:style-name="T500">parts of a visual scene</text:span><text:span text:style-name="T1">, because they are high in contrast, or bright </text:span><text:span text:style-name="T499">in </text:span><text:span text:style-name="T1">color </text:span><text:reference-mark-start text:name="ZOTERO_ITEM CSL_CITATION {&quot;citationID&quot;:&quot;2j0ekbsmn1&quot;,&quot;properties&quot;:{&quot;formattedCitation&quot;:&quot;(Itti &amp; Koch, 2001; Parkhurst, Law, &amp; Niebur, 2002)&quot;,&quot;plainCitation&quot;:&quot;(Itti &amp; Koch, 2001; Parkhurst, Law, &amp; Niebur, 2002)&quot;},&quot;citationItems&quot;:[{&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schema&quot;:&quot;https://github.com/citation-style-language/schema/raw/master/csl-citation.json&quot;} RND2ngJDftvIF"/><text:span text:style-name="T1">(Itti &amp; Koch, 2001; Parkhurst, Law, &amp; Niebur, 2002)</text:span><text:reference-mark-end text:name="ZOTERO_ITEM CSL_CITATION {&quot;citationID&quot;:&quot;2j0ekbsmn1&quot;,&quot;properties&quot;:{&quot;formattedCitation&quot;:&quot;(Itti &amp; Koch, 2001; Parkhurst, Law, &amp; Niebur, 2002)&quot;,&quot;plainCitation&quot;:&quot;(Itti &amp; Koch, 2001; Parkhurst, Law, &amp; Niebur, 2002)&quot;},&quot;citationItems&quot;:[{&quot;id&quot;:149,&quot;uris&quot;:[&quot;http://zotero.org/users/local/OLmfyFPR/items/TQV83CIW&quot;],&quot;uri&quot;:[&quot;http://zotero.org/users/local/OLmfyFPR/items/TQV83CIW&quot;],&quot;itemData&quot;:{&quot;id&quot;:149,&quot;type&quot;:&quot;article-journal&quot;,&quot;title&quot;:&quot;Computational modelling of visual attention&quot;,&quot;container-title&quot;:&quot;Nature Reviews Neuroscience&quot;,&quot;page&quot;:&quot;194–203&quot;,&quot;volume&quot;:&quot;2&quot;,&quot;issue&quot;:&quot;3&quot;,&quot;source&quot;:&quot;Google Scholar&quot;,&quot;author&quot;:[{&quot;family&quot;:&quot;Itti&quot;,&quot;given&quot;:&quot;L.&quot;},{&quot;family&quot;:&quot;Koch&quot;,&quot;given&quot;:&quot;C.&quot;}],&quot;issued&quot;:{&quot;date-parts&quot;:[[&quot;2001&quot;]]}}},{&quot;id&quot;:2107,&quot;uris&quot;:[&quot;http://zotero.org/users/local/OLmfyFPR/items/VIFCDVIQ&quot;],&quot;uri&quot;:[&quot;http://zotero.org/users/local/OLmfyFPR/items/VIFCDVIQ&quot;],&quot;itemData&quot;:{&quot;id&quot;:2107,&quot;type&quot;:&quot;article-journal&quot;,&quot;title&quot;:&quot;Modeling the role of salience in the allocation of overt visual attention&quot;,&quot;container-title&quot;:&quot;Vision Research&quot;,&quot;page&quot;:&quot;107–123&quot;,&quot;volume&quot;:&quot;42&quot;,&quot;issue&quot;:&quot;1&quot;,&quot;source&quot;:&quot;Google Scholar&quot;,&quot;author&quot;:[{&quot;family&quot;:&quot;Parkhurst&quot;,&quot;given&quot;:&quot;Derrick&quot;},{&quot;family&quot;:&quot;Law&quot;,&quot;given&quot;:&quot;Klinton&quot;},{&quot;family&quot;:&quot;Niebur&quot;,&quot;given&quot;:&quot;Ernst&quot;}],&quot;issued&quot;:{&quot;date-parts&quot;:[[&quot;2002&quot;]]},&quot;accessed&quot;:{&quot;date-parts&quot;:[[&quot;2013&quot;,9,17]]}}}],&quot;schema&quot;:&quot;https://github.com/citation-style-language/schema/raw/master/csl-citation.json&quot;} RND2ngJDftvIF"/><text:span text:style-name="T1">. These saccades are reflexive and depend </text:span><text:span text:style-name="T500">solely </text:span><text:span text:style-name="T1">on the scene's low-level properties. On the other hand, you make saccades based on the scene's high-level properties, such as the identity of the objects in it</text:span><text:span text:style-name="T502">. </text:span><text:span text:style-name="T1">The exten</text:span><text:span text:style-name="T2">t</text:span><text:span text:style-name="T1"> to which </text:span><text:span text:style-name="T505">these low-level versus high-level properties </text:span><text:span text:style-name="T1">contribute</text:span><text:span text:style-name="T500"> to</text:span><text:span text:style-name="T1"> eye guidance has been the </text:span><text:span text:style-name="T500">subject of debate for many years</text:span><text:span text:style-name="T1"> </text:span><text:reference-mark-start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1">(for reviews see e.g. Henderson, 2003; Rayner, 1998; Rayner, Liversedge, Nuthmann, Kliegl, &amp; Underwood, 2009; Tatler, Hayhoe, Land, &amp; Ballard, 2011)</text:span><text:reference-mark-end text:name="ZOTERO_ITEM CSL_CITATION {&quot;citationID&quot;:&quot;1ftob0n6ro&quot;,&quot;properties&quot;:{&quot;formattedCitation&quot;:&quot;(for reviews see e.g. Henderson, 2003; Rayner, 1998; Rayner, Liversedge, Nuthmann, Kliegl, &amp; Underwood, 2009; Tatler, Hayhoe, Land, &amp; Ballard, 2011)&quot;,&quot;plainCitation&quot;:&quot;(for reviews see e.g. Henderson, 2003; Rayner, 1998; Rayner, Liversedge, Nuthmann, Kliegl, &amp; Underwood, 2009; Tatler, Hayhoe, Land, &amp; Ballard, 2011)&quot;},&quot;citationItems&quot;:[{&quot;id&quot;:1471,&quot;uris&quot;:[&quot;http://zotero.org/users/local/OLmfyFPR/items/GM389SZ2&quot;],&quot;uri&quot;:[&quot;http://zotero.org/users/local/OLmfyFPR/items/GM389SZ2&quot;],&quot;itemData&quot;:{&quot;id&quot;:1471,&quot;type&quot;:&quot;article-journal&quot;,&quot;title&quot;:&quot;Human gaze control during real-world scene perception&quot;,&quot;container-title&quot;:&quot;Trends in cognitive sciences&quot;,&quot;page&quot;:&quot;498–504&quot;,&quot;volume&quot;:&quot;7&quot;,&quot;issue&quot;:&quot;11&quot;,&quot;source&quot;:&quot;Google Scholar&quot;,&quot;author&quot;:[{&quot;family&quot;:&quot;Henderson&quot;,&quot;given&quot;:&quot;J. M.&quot;}],&quot;issued&quot;:{&quot;date-parts&quot;:[[&quot;2003&quot;]]},&quot;accessed&quot;:{&quot;date-parts&quot;:[[&quot;2012&quot;,11,13]]}},&quot;prefix&quot;:&quot;for reviews see e.g. &quot;},{&quot;id&quot;:2024,&quot;uris&quot;:[&quot;http://zotero.org/users/local/OLmfyFPR/items/RF26ZX5C&quot;],&quot;uri&quot;:[&quot;http://zotero.org/users/local/OLmfyFPR/items/RF26ZX5C&quot;],&quot;itemData&quot;:{&quot;id&quot;:2024,&quot;type&quot;:&quot;article-journal&quot;,&quot;title&quot;:&quot;Eye movements in reading and information processing: 20 years of research.&quot;,&quot;container-title&quot;:&quot;Psychological bulletin&quot;,&quot;page&quot;:&quot;372&quot;,&quot;volume&quot;:&quot;124&quot;,&quot;issue&quot;:&quot;3&quot;,&quot;source&quot;:&quot;Google Scholar&quot;,&quot;shortTitle&quot;:&quot;Eye movements in reading and information processing&quot;,&quot;author&quot;:[{&quot;family&quot;:&quot;Rayner&quot;,&quot;given&quot;:&quot;Keith&quot;}],&quot;issued&quot;:{&quot;date-parts&quot;:[[&quot;1998&quot;]]},&quot;accessed&quot;:{&quot;date-parts&quot;:[[&quot;2013&quot;,7,30]]}}},{&quot;id&quot;:1906,&quot;uris&quot;:[&quot;http://zotero.org/users/local/OLmfyFPR/items/9BAU8UJX&quot;],&quot;uri&quot;:[&quot;http://zotero.org/users/local/OLmfyFPR/items/9BAU8UJX&quot;],&quot;itemData&quot;:{&quot;id&quot;:1906,&quot;type&quot;:&quot;article-journal&quot;,&quot;title&quot;:&quot;Rayner's 1979 paper&quot;,&quot;container-title&quot;:&quot;Perception&quot;,&quot;page&quot;:&quot;895&quot;,&quot;volume&quot;:&quot;38&quot;,&quot;issue&quot;:&quot;6&quot;,&quot;source&quot;:&quot;Google Scholar&quot;,&quot;author&quot;:[{&quot;family&quot;:&quot;Rayner&quot;,&quot;given&quot;:&quot;Keith&quot;},{&quot;family&quot;:&quot;Liversedge&quot;,&quot;given&quot;:&quot;Simon P.&quot;},{&quot;family&quot;:&quot;Nuthmann&quot;,&quot;given&quot;:&quot;Antje&quot;},{&quot;family&quot;:&quot;Kliegl&quot;,&quot;given&quot;:&quot;Reinhold&quot;},{&quot;family&quot;:&quot;Underwood&quot;,&quot;given&quot;:&quot;Geoffrey&quot;}],&quot;issued&quot;:{&quot;date-parts&quot;:[[&quot;2009&quot;]]},&quot;accessed&quot;:{&quot;date-parts&quot;:[[&quot;2013&quot;,6,21]]}}},{&quot;id&quot;:1464,&quot;uris&quot;:[&quot;http://zotero.org/users/local/OLmfyFPR/items/Z2SFEND4&quot;],&quot;uri&quot;:[&quot;http://zotero.org/users/local/OLmfyFPR/items/Z2SFEND4&quot;],&quot;itemData&quot;:{&quot;id&quot;:1464,&quot;type&quot;:&quot;article-journal&quot;,&quot;title&quot;:&quot;Eye guidance in natural vision: Reinterpreting salience&quot;,&quot;container-title&quot;:&quot;Journal of vision&quot;,&quot;volume&quot;:&quot;11&quot;,&quot;issue&quot;:&quot;5&quot;,&quot;source&quot;:&quot;Google Scholar&quot;,&quot;shortTitle&quot;:&quot;Eye guidance in natural vision&quot;,&quot;author&quot;:[{&quot;family&quot;:&quot;Tatler&quot;,&quot;given&quot;:&quot;B. W.&quot;},{&quot;family&quot;:&quot;Hayhoe&quot;,&quot;given&quot;:&quot;M. M.&quot;},{&quot;family&quot;:&quot;Land&quot;,&quot;given&quot;:&quot;M. F.&quot;},{&quot;family&quot;:&quot;Ballard&quot;,&quot;given&quot;:&quot;D. H.&quot;}],&quot;issued&quot;:{&quot;date-parts&quot;:[[&quot;2011&quot;]]}}}],&quot;schema&quot;:&quot;https://github.com/citation-style-language/schema/raw/master/csl-citation.json&quot;} RNDntXldIblx9"/><text:span text:style-name="T1">. In this debate, the influence of low-level properties is typically contrasted with the influence </text:span><text:span text:style-name="T495">of </text:span><text:span text:style-name="T1">semantic knowledge </text:span><text:reference-mark-start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 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iyq0lYLiRV"/><text:span text:style-name="T1">(Loftus &amp; Mackworth, 1978; Henderson, Weeks Jr, &amp; Hollingworth, 1999)</text:span><text:reference-mark-end text:name="ZOTERO_ITEM CSL_CITATION {&quot;citationID&quot;:&quot;P74xxxU2&quot;,&quot;properties&quot;:{&quot;unsorted&quot;:true,&quot;formattedCitation&quot;:&quot;(Loftus &amp; Mackworth, 1978; Henderson, Weeks Jr, &amp; Hollingworth, 1999)&quot;,&quot;plainCitation&quot;:&quot;(Loftus &amp; Mackworth, 1978; Henderson, Weeks Jr, &amp; Hollingworth, 1999)&quot;},&quot;citationItems&quot;:[{&quot;id&quot;:2391,&quot;uris&quot;:[&quot;http://zotero.org/users/local/OLmfyFPR/items/HSNI6E3M&quot;],&quot;uri&quot;:[&quot;http://zotero.org/users/local/OLmfyFPR/items/HSNI6E3M&quot;],&quot;itemData&quot;:{&quot;id&quot;:2391,&quot;type&quot;:&quot;article-journal&quot;,&quot;title&quot;:&quot;Cognitive determinants of fixation location during picture viewing.&quot;,&quot;container-title&quot;:&quot;Journal of Experimental Psychology: Human Perception and Performance&quot;,&quot;page&quot;:&quot;565&quot;,&quot;volume&quot;:&quot;4&quot;,&quot;issue&quot;:&quot;4&quot;,&quot;source&quot;:&quot;Google Scholar&quot;,&quot;author&quot;:[{&quot;family&quot;:&quot;Loftus&quot;,&quot;given&quot;:&quot;Geoffrey R.&quot;},{&quot;family&quot;:&quot;Mackworth&quot;,&quot;given&quot;:&quot;Norman H.&quot;}],&quot;issued&quot;:{&quot;date-parts&quot;:[[&quot;1978&quot;]]},&quot;accessed&quot;:{&quot;date-parts&quot;:[[&quot;2014&quot;,2,11]]}},&quot;label&quot;:&quot;page&quot;},{&quot;id&quot;:1489,&quot;uris&quot;:[&quot;http://zotero.org/users/local/OLmfyFPR/items/EEMV9W3V&quot;],&quot;uri&quot;:[&quot;http://zotero.org/users/local/OLmfyFPR/items/EEMV9W3V&quot;],&quot;itemData&quot;:{&quot;id&quot;:1489,&quot;type&quot;:&quot;article-journal&quot;,&quot;title&quot;:&quot;The effects of semantic consistency on eye movements during complex scene viewing.&quot;,&quot;container-title&quot;:&quot;Journal of Experimental Psychology: Human Perception and Performance; Journal of Experimental Psychology: Human Perception and Performance&quot;,&quot;page&quot;:&quot;210&quot;,&quot;volume&quot;:&quot;25&quot;,&quot;issue&quot;:&quot;1&quot;,&quot;source&quot;:&quot;Google Scholar&quot;,&quot;author&quot;:[{&quot;family&quot;:&quot;Henderson&quot;,&quot;given&quot;:&quot;J. M.&quot;},{&quot;family&quot;:&quot;Weeks Jr&quot;,&quot;given&quot;:&quot;P. A.&quot;},{&quot;family&quot;:&quot;Hollingworth&quot;,&quot;given&quot;:&quot;A.&quot;}],&quot;issued&quot;:{&quot;date-parts&quot;:[[&quot;1999&quot;]]},&quot;accessed&quot;:{&quot;date-parts&quot;:[[&quot;2012&quot;,11,13]]}},&quot;label&quot;:&quot;page&quot;}],&quot;schema&quot;:&quot;https://github.com/citation-style-language/schema/raw/master/csl-citation.json&quot;} RNDiyq0lYLiRV"/><text:span text:style-name="T1"> or </text:span><text:span text:style-name="T506">current goals</text:span><text:span text:style-name="T1"> </text:span><text:reference-mark-start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1">(Land &amp; Hayhoe, 2001; Land, Mennie, &amp; Rusted, 1999)</text:span><text:reference-mark-end text:name="ZOTERO_ITEM CSL_CITATION {&quot;citationID&quot;:&quot;1pgdptujno&quot;,&quot;properties&quot;:{&quot;formattedCitation&quot;:&quot;(Land &amp; Hayhoe, 2001; Land, Mennie, &amp; Rusted, 1999)&quot;,&quot;plainCitation&quot;:&quot;(Land &amp; Hayhoe, 2001; Land, Mennie, &amp; Rusted, 1999)&quot;},&quot;citationItems&quot;:[{&quot;id&quot;:1462,&quot;uris&quot;:[&quot;http://zotero.org/users/local/OLmfyFPR/items/PHIZRCMT&quot;],&quot;uri&quot;:[&quot;http://zotero.org/users/local/OLmfyFPR/items/PHIZRCMT&quot;],&quot;itemData&quot;:{&quot;id&quot;:1462,&quot;type&quot;:&quot;article-journal&quot;,&quot;title&quot;:&quot;In what ways do eye movements contribute to everyday activities?&quot;,&quot;container-title&quot;:&quot;Vision research&quot;,&quot;page&quot;:&quot;3559–3565&quot;,&quot;volume&quot;:&quot;41&quot;,&quot;issue&quot;:&quot;25-26&quot;,&quot;source&quot;:&quot;Google Scholar&quot;,&quot;author&quot;:[{&quot;family&quot;:&quot;Land&quot;,&quot;given&quot;:&quot;M. F.&quot;},{&quot;family&quot;:&quot;Hayhoe&quot;,&quot;given&quot;:&quot;M.&quot;}],&quot;issued&quot;:{&quot;date-parts&quot;:[[&quot;2001&quot;]]}}},{&quot;id&quot;:1573,&quot;uris&quot;:[&quot;http://zotero.org/users/local/OLmfyFPR/items/MJXX6NCE&quot;],&quot;uri&quot;:[&quot;http://zotero.org/users/local/OLmfyFPR/items/MJXX6NCE&quot;],&quot;itemData&quot;:{&quot;id&quot;:1573,&quot;type&quot;:&quot;article-journal&quot;,&quot;title&quot;:&quot;The roles of vision and eye movements in the control of activities of daily living&quot;,&quot;container-title&quot;:&quot;Perception&quot;,&quot;page&quot;:&quot;1311–1328&quot;,&quot;volume&quot;:&quot;28&quot;,&quot;issue&quot;:&quot;11&quot;,&quot;source&quot;:&quot;Google Scholar&quot;,&quot;author&quot;:[{&quot;family&quot;:&quot;Land&quot;,&quot;given&quot;:&quot;M. F.&quot;},{&quot;family&quot;:&quot;Mennie&quot;,&quot;given&quot;:&quot;N.&quot;},{&quot;family&quot;:&quot;Rusted&quot;,&quot;given&quot;:&quot;J.&quot;}],&quot;issued&quot;:{&quot;date-parts&quot;:[[&quot;1999&quot;]]},&quot;accessed&quot;:{&quot;date-parts&quot;:[[&quot;2012&quot;,6,22]]}}}],&quot;schema&quot;:&quot;https://github.com/citation-style-language/schema/raw/master/csl-citation.json&quot;} RNDAUs6ft6rQ4"/><text:span text:style-name="T1">. In the current study, we investigate this decades-old issue in a new way, by contrasting low-level effects with </text:span><text:span text:style-name="T501">the effect of visuomotor priming</text:span><text:span text:style-name="T3"> by object affordances</text:span><text:span text:style-name="T1">. Visuomotor priming refers to the notion that the mere sight of an action-related object, such as the teapot on your desk, automatically activates a motor program associated with it </text:span><text:reference-mark-start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1">(for behaviour</text:span><text:span text:style-name="T503">al</text:span><text:span text:style-name="T1"> studies, see e.g. Craighero, Fadiga, Umiltà, &amp; Rizzolatti, 1996; Tucker &amp; Ellis, 1998, 2001; for neuroimaging studies, see e.g. Chao &amp; Martin, 2000; Grèzes, Tucker, Armony, Ellis, &amp; Passingham, 2003)</text:span><text:reference-mark-end text:name="ZOTERO_ITEM CSL_CITATION {&quot;citationID&quot;:&quot;ML4vzlij&quot;,&quot;properties&quot;:{&quot;unsorted&quot;:true,&quot;formattedCitation&quot;:&quot;{\\rtf (for behaviour studies, see e.g. Craighero, Fadiga, Umilt\\uc0\\u224{}, &amp; Rizzolatti, 1996; Tucker &amp; Ellis, 1998, 2001; for neuroimaging studies, see e.g. Chao &amp; Martin, 2000; Gr\\uc0\\u232{}zes, Tucker, Armony, Ellis, &amp; Passingham, 2003)}&quot;,&quot;plainCitation&quot;:&quot;(for behaviour studies, see e.g. Craighero, Fadiga, Umiltà, &amp; Rizzolatti, 1996; Tucker &amp; Ellis, 1998, 2001; for neuroimaging studies, see e.g. Chao &amp; Martin, 2000; Grèzes, Tucker, Armony, Ellis, &amp; Passingham, 2003)&quot;},&quot;citationItems&quot;:[{&quot;id&quot;:795,&quot;uris&quot;:[&quot;http://zotero.org/users/local/OLmfyFPR/items/DWXPTI2I&quot;],&quot;uri&quot;:[&quot;http://zotero.org/users/local/OLmfyFPR/items/DWXPTI2I&quot;],&quot;itemData&quot;:{&quot;id&quot;:795,&quot;type&quot;:&quot;article-journal&quot;,&quot;title&quot;:&quot;Evidence for visuomotor priming effect&quot;,&quot;container-title&quot;:&quot;NeuroReport&quot;,&quot;page&quot;:&quot;347&quot;,&quot;volume&quot;:&quot;8&quot;,&quot;issue&quot;:&quot;1&quot;,&quot;source&quot;:&quot;Google Scholar&quot;,&quot;author&quot;:[{&quot;family&quot;:&quot;Craighero&quot;,&quot;given&quot;:&quot;L.&quot;},{&quot;family&quot;:&quot;Fadiga&quot;,&quot;given&quot;:&quot;L.&quot;},{&quot;family&quot;:&quot;Umiltà&quot;,&quot;given&quot;:&quot;C.&quot;},{&quot;family&quot;:&quot;Rizzolatti&quot;,&quot;given&quot;:&quot;G.&quot;}],&quot;issued&quot;:{&quot;date-parts&quot;:[[&quot;1996&quot;]]}},&quot;prefix&quot;:&quot;for behaviour studies, see e.g.&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id&quot;:518,&quot;uris&quot;:[&quot;http://zotero.org/users/local/OLmfyFPR/items/898DCDWJ&quot;],&quot;uri&quot;:[&quot;http://zotero.org/users/local/OLmfyFPR/items/898DCDWJ&quot;],&quot;itemData&quot;:{&quot;id&quot;:518,&quot;type&quot;:&quot;article-journal&quot;,&quot;title&quot;:&quot;Representation of manipulable man-made objects in the dorsal stream&quot;,&quot;container-title&quot;:&quot;NeuroImage&quot;,&quot;page&quot;:&quot;478–484&quot;,&quot;volume&quot;:&quot;12&quot;,&quot;issue&quot;:&quot;4&quot;,&quot;source&quot;:&quot;Google Scholar&quot;,&quot;author&quot;:[{&quot;family&quot;:&quot;Chao&quot;,&quot;given&quot;:&quot;L. L&quot;},{&quot;family&quot;:&quot;Martin&quot;,&quot;given&quot;:&quot;A.&quot;}],&quot;issued&quot;:{&quot;date-parts&quot;:[[&quot;2000&quot;]]}},&quot;prefix&quot;:&quot;for neuroimaging studies, see e.g. &quot;},{&quot;id&quot;:620,&quot;uris&quot;:[&quot;http://zotero.org/users/local/OLmfyFPR/items/PN22MRFT&quot;],&quot;uri&quot;:[&quot;http://zotero.org/users/local/OLmfyFPR/items/PN22MRFT&quot;],&quot;itemData&quot;:{&quot;id&quot;:620,&quot;type&quot;:&quot;article-journal&quot;,&quot;title&quot;:&quot;Objects automatically potentiate action: an fMRI study of implicit processing&quot;,&quot;container-title&quot;:&quot;European Journal of Neuroscience&quot;,&quot;page&quot;:&quot;2735–2740&quot;,&quot;volume&quot;:&quot;17&quot;,&quot;issue&quot;:&quot;12&quot;,&quot;source&quot;:&quot;Google Scholar&quot;,&quot;ISSN&quot;:&quot;1460-9568&quot;,&quot;shortTitle&quot;:&quot;Objects automatically potentiate action&quot;,&quot;author&quot;:[{&quot;family&quot;:&quot;Grèzes&quot;,&quot;given&quot;:&quot;J.&quot;},{&quot;family&quot;:&quot;Tucker&quot;,&quot;given&quot;:&quot;M.&quot;},{&quot;family&quot;:&quot;Armony&quot;,&quot;given&quot;:&quot;J. L.&quot;},{&quot;family&quot;:&quot;Ellis&quot;,&quot;given&quot;:&quot;R.&quot;},{&quot;family&quot;:&quot;Passingham&quot;,&quot;given&quot;:&quot;R. E.&quot;}],&quot;issued&quot;:{&quot;date-parts&quot;:[[&quot;2003&quot;]]}}}],&quot;schema&quot;:&quot;https://github.com/citation-style-language/schema/raw/master/csl-citation.json&quot;} RND5CYhW0f6sC"/><text:span text:style-name="T1">.</text:span><text:span text:style-name="T3"> Although visuomotor priming is a higher-level process (i.e. </text:span><text:span text:style-name="T507">it does not simply result from the stimulation of visual receptors, </text:span><text:span text:style-name="T508">but instead </text:span><text:span text:style-name="T3">requires some</text:span><text:span text:style-name="T1"> </text:span><text:span text:style-name="T3">form of object recognition, however basic), it is generally assumed to occur automatically and non-voluntarily </text:span><text:reference-mark-start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3">(e.g. Handy, </text:span><text:soft-page-break/><text:span text:style-name="T3">Grafton, Shroff, Ketay, &amp; Gazzaniga, 2003; Tucker &amp; Ellis, 2001)</text:span><text:reference-mark-end text:name="ZOTERO_ITEM CSL_CITATION {&quot;citationID&quot;:&quot;24pfja5g1e&quot;,&quot;properties&quot;:{&quot;formattedCitation&quot;:&quot;(e.g. Handy, Grafton, Shroff, Ketay, &amp; Gazzaniga, 2003; Tucker &amp; Ellis, 2001)&quot;,&quot;plainCitation&quot;:&quot;(e.g. Handy, Grafton, Shroff, Ketay, &amp; Gazzaniga, 2003; Tucker &amp; Ellis, 2001)&quot;},&quot;citationItems&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3We83NBcVC"/><text:span text:style-name="T3">. </text:span><text:span text:style-name="T4">Crucially, it has been suggested that </text:span><text:span text:style-name="T509">such </text:span><text:span text:style-name="T1">object affordances</text:span><text:span text:style-name="T4"> </text:span><text:span text:style-name="T1">draw </text:span><text:span text:style-name="T503">the eyes </text:span><text:reference-mark-start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03">(Myachykov, Ellis, Cangelosi, &amp; Fischer, 2013)</text:span><text:reference-mark-end text:name="ZOTERO_ITEM CSL_CITATION {&quot;citationID&quot;:&quot;1pnt4j145j&quot;,&quot;properties&quot;:{&quot;formattedCitation&quot;:&quot;(Myachykov, Ellis, Cangelosi, &amp; Fischer, 2013)&quot;,&quot;plainCitation&quot;:&quot;(Myachykov, Ellis, Cangelosi, &amp; Fischer,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WQ60JQZ2O4"/><text:span text:style-name="T503"> and </text:span><text:span text:style-name="T1">visuospatial attention </text:span><text:reference-mark-start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1">(Roberts &amp; Humphreys, 2006; see also Handy et al., 2003)</text:span><text:reference-mark-end text:name="ZOTERO_ITEM CSL_CITATION {&quot;citationID&quot;:&quot;LGrIJOS4&quot;,&quot;properties&quot;:{&quot;unsorted&quot;:true,&quot;formattedCitation&quot;:&quot;(Roberts &amp; Humphreys, 2006; see also Handy et al., 2003)&quot;,&quot;plainCitation&quot;:&quot;(Roberts &amp; Humphreys, 2006; see also Handy et al., 2003)&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id&quot;:480,&quot;uris&quot;:[&quot;http://zotero.org/users/local/OLmfyFPR/items/IAV2PPQP&quot;],&quot;uri&quot;:[&quot;http://zotero.org/users/local/OLmfyFPR/items/IAV2PPQP&quot;],&quot;itemData&quot;:{&quot;id&quot;:480,&quot;type&quot;:&quot;article-journal&quot;,&quot;title&quot;:&quot;Graspable objects grab attention when the potential for action is recognized&quot;,&quot;container-title&quot;:&quot;Nature Neuroscience&quot;,&quot;page&quot;:&quot;421–427&quot;,&quot;volume&quot;:&quot;6&quot;,&quot;issue&quot;:&quot;4&quot;,&quot;source&quot;:&quot;Google Scholar&quot;,&quot;author&quot;:[{&quot;family&quot;:&quot;Handy&quot;,&quot;given&quot;:&quot;T. C&quot;},{&quot;family&quot;:&quot;Grafton&quot;,&quot;given&quot;:&quot;S. T&quot;},{&quot;family&quot;:&quot;Shroff&quot;,&quot;given&quot;:&quot;N. M&quot;},{&quot;family&quot;:&quot;Ketay&quot;,&quot;given&quot;:&quot;S.&quot;},{&quot;family&quot;:&quot;Gazzaniga&quot;,&quot;given&quot;:&quot;M. S&quot;}],&quot;issued&quot;:{&quot;date-parts&quot;:[[&quot;2003&quot;]]}},&quot;prefix&quot;:&quot;see also &quot;}],&quot;schema&quot;:&quot;https://github.com/citation-style-language/schema/raw/master/csl-citation.json&quot;} RNDdPBgSAAcep"/><text:span text:style-name="T1"> towards the action-related part of the object. Our first purpose was to systematically test this claim. Secondly, we aimed to investigate the time course of </text:span><text:span text:style-name="T504">any </text:span><text:span text:style-name="T1">action-related bias, and to compare it with the time course of </text:span><text:span text:style-name="T496">the effect of a purely low-level property of the object: its center of gravity.</text:span></text:p>
      <text:h text:style-name="P76" text:outline-level="2"><text:span text:style-name="T483">High-Level </text:span><text:span text:style-name="T497">Object-Affordance </text:span><text:span text:style-name="T467">Effects</text:span></text:h>
      <text:p text:style-name="P49"><text:span text:style-name="T486">S</text:span><text:span text:style-name="T453">everal researchers have </text:span><text:span text:style-name="T454">proposed that visuomotor priming biases visuospatial attention. </text:span><text:span text:style-name="T487">Intriguingly, however, there is little agreement </text:span><text:span text:style-name="T497">o</text:span><text:span text:style-name="T487">n the direction of the predicted effect. </text:span><text:span text:style-name="T454">Whereas</text:span><text:span text:style-name="T455"> </text:span><text:span text:style-name="T456">Myachykov and colleagues </text:span><text:reference-mark-start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456">(2013)</text:span><text:reference-mark-end text:name="ZOTERO_ITEM CSL_CITATION {&quot;citationID&quot;:&quot;p3uvaqai&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Z3e9Ij82TI"/><text:span text:style-name="T456"> found that the eyes are automatically drawn towards </text:span><text:span text:style-name="T462">an objects' </text:span><text:span text:style-name="T350">graspable </text:span><text:span text:style-name="T456">part (i.e. the </text:span><text:span text:style-name="T350">handle</text:span><text:span text:style-name="T456"> of </text:span><text:span text:style-name="T460">a </text:span><text:span text:style-name="T456">tea</text:span><text:span text:style-name="T457">pot), </text:span><text:span text:style-name="T455">Roberts and Humphreys </text:span><text:reference-mark-start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455">(2006)</text:span><text:reference-mark-end text:name="ZOTERO_ITEM CSL_CITATION {&quot;citationID&quot;:&quot;u6c4mkt5&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8nFCWTdv9i"/><text:span text:style-name="T455"> found an attentional shift in the </text:span><text:span text:style-name="T351">direction of the action</text:span><text:span text:style-name="T455"> </text:span><text:span text:style-name="T461">that is </text:span><text:span text:style-name="T455">implied by the object </text:span><text:span text:style-name="T458">(i.e., </text:span><text:span text:style-name="T459">towards </text:span><text:span text:style-name="T458">the </text:span><text:span text:style-name="T349">pouring </text:span><text:span text:style-name="T458">part of a teapot)</text:span><text:span text:style-name="T457">. We</text:span><text:span text:style-name="T468"> </text:span><text:span text:style-name="T488">will </text:span><text:span text:style-name="T468">refer to </text:span><text:span text:style-name="T489">these</text:span><text:span text:style-name="T468"> possibilities as the 'handle-affordance' and the 'action-direction' hypothesis, respectively.</text:span></text:p>
      <text:h text:style-name="P84" text:outline-level="3">The handle-affordance hypothesis</text:h>
      <text:p text:style-name="P58"><text:span text:style-name="T573">According to Gibson </text:span><text:reference-mark-start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573">(1979)</text:span><text:reference-mark-end text:name="ZOTERO_ITEM CSL_CITATION {&quot;citationID&quot;:&quot;1vrek7pasr&quot;,&quot;properties&quot;:{&quot;formattedCitation&quot;:&quot;(Gibson, 1979)&quot;,&quot;plainCitation&quot;:&quot;(Gibson, 1979)&quot;},&quot;citationItems&quot;:[{&quot;id&quot;:495,&quot;uris&quot;:[&quot;http://zotero.org/users/local/OLmfyFPR/items/5IIWU9PX&quot;],&quot;uri&quot;:[&quot;http://zotero.org/users/local/OLmfyFPR/items/5IIWU9PX&quot;],&quot;itemData&quot;:{&quot;id&quot;:495,&quot;type&quot;:&quot;book&quot;,&quot;title&quot;:&quot;The Ecological Approach to Visual Perception&quot;,&quot;publisher&quot;:&quot;Houghton Mifflin&quot;,&quot;publisher-place&quot;:&quot;Boston&quot;,&quot;source&quot;:&quot;Google Scholar&quot;,&quot;event-place&quot;:&quot;Boston&quot;,&quot;author&quot;:[{&quot;family&quot;:&quot;Gibson&quot;,&quot;given&quot;:&quot;J. J&quot;}],&quot;issued&quot;:{&quot;date-parts&quot;:[[&quot;1979&quot;]]}}}],&quot;schema&quot;:&quot;https://github.com/citation-style-language/schema/raw/master/csl-citation.json&quot;} RNDHEAlCei4Bn"/><text:span text:style-name="T573"> p</text:span><text:span text:style-name="T536">e</text:span><text:span text:style-name="T573">ople observe objects in terms of their potential usage. He coined the term </text:span><text:span text:style-name="T512">affordances</text:span><text:span text:style-name="T573"> to refer to the action possibilities offered by the environment </text:span><text:reference-mark-start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573">(Gibson, 1977; for more recent perspectives, see e.g. Tucker &amp; Ellis, 1998, 2001)</text:span><text:reference-mark-end text:name="ZOTERO_ITEM CSL_CITATION {&quot;citationID&quot;:&quot;2917m09733&quot;,&quot;properties&quot;:{&quot;formattedCitation&quot;:&quot;(Gibson, 1977; for more recent perspectives, see e.g. Tucker &amp; Ellis, 1998, 2001)&quot;,&quot;plainCitation&quot;:&quot;(Gibson, 1977; for more recent perspectives, see e.g. Tucker &amp; Ellis, 1998, 2001)&quot;},&quot;citationItems&quot;:[{&quot;id&quot;:693,&quot;uris&quot;:[&quot;http://zotero.org/users/local/OLmfyFPR/items/JGXZV6BA&quot;],&quot;uri&quot;:[&quot;http://zotero.org/users/local/OLmfyFPR/items/JGXZV6BA&quot;],&quot;itemData&quot;:{&quot;id&quot;:693,&quot;type&quot;:&quot;article-journal&quot;,&quot;title&quot;:&quot;The theory of affordances&quot;,&quot;container-title&quot;:&quot;Perceiving, Acting, and Knowing: Toward an Ecological Psychology&quot;,&quot;page&quot;:&quot;67–82&quot;,&quot;source&quot;:&quot;Google Scholar&quot;,&quot;author&quot;:[{&quot;family&quot;:&quot;Gibson&quot;,&quot;given&quot;:&quot;J. J&quot;}],&quot;issued&quot;:{&quot;date-parts&quot;:[[&quot;1977&quot;]]}}},{&quot;id&quot;:9,&quot;uris&quot;:[&quot;http://zotero.org/users/local/OLmfyFPR/items/KQQ6XV69&quot;],&quot;uri&quot;:[&quot;http://zotero.org/users/local/OLmfyFPR/items/KQQ6XV69&quot;],&quot;itemData&quot;:{&quot;id&quot;:9,&quot;type&quot;:&quot;article-journal&quot;,&quot;title&quot;:&quot;On the relations between seen objects and components of potential actions&quot;,&quot;container-title&quot;:&quot;Journal of Experimental Psychology-Human Perception and Performance&quot;,&quot;page&quot;:&quot;830–846&quot;,&quot;volume&quot;:&quot;24&quot;,&quot;issue&quot;:&quot;3&quot;,&quot;source&quot;:&quot;Google Scholar&quot;,&quot;author&quot;:[{&quot;family&quot;:&quot;Tucker&quot;,&quot;given&quot;:&quot;M.&quot;},{&quot;family&quot;:&quot;Ellis&quot;,&quot;given&quot;:&quot;R.&quot;}],&quot;issued&quot;:{&quot;date-parts&quot;:[[&quot;1998&quot;]]}},&quot;prefix&quot;:&quot;for more recent perspectives, see e.g. &quot;},{&quot;id&quot;:500,&quot;uris&quot;:[&quot;http://zotero.org/users/local/OLmfyFPR/items/W6X7STT6&quot;],&quot;uri&quot;:[&quot;http://zotero.org/users/local/OLmfyFPR/items/W6X7STT6&quot;],&quot;itemData&quot;:{&quot;id&quot;:500,&quot;type&quot;:&quot;article-journal&quot;,&quot;title&quot;:&quot;The potentiation of grasp types during visual object categorization&quot;,&quot;container-title&quot;:&quot;Visual Cognition&quot;,&quot;page&quot;:&quot;769–800&quot;,&quot;volume&quot;:&quot;8&quot;,&quot;issue&quot;:&quot;6&quot;,&quot;source&quot;:&quot;Google Scholar&quot;,&quot;author&quot;:[{&quot;family&quot;:&quot;Tucker&quot;,&quot;given&quot;:&quot;M.&quot;},{&quot;family&quot;:&quot;Ellis&quot;,&quot;given&quot;:&quot;R.&quot;}],&quot;issued&quot;:{&quot;date-parts&quot;:[[&quot;2001&quot;]]}}}],&quot;schema&quot;:&quot;https://github.com/citation-style-language/schema/raw/master/csl-citation.json&quot;} RNDkXDmAMNzC0"/><text:span text:style-name="T573">. </text:span><text:span text:style-name="T131">To investigate thi</text:span><text:span text:style-name="T513">s, </text:span><text:span text:style-name="T526">M</text:span><text:span text:style-name="T531">yachykov and colleagues </text:span><text:reference-mark-start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31">(2013)</text:span><text:reference-mark-end text:name="ZOTERO_ITEM CSL_CITATION {&quot;citationID&quot;:&quot;osd80d3gu&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3xE7gJ9dwA"/><text:span text:style-name="T531"> measured eye movements while participants viewed and </text:span><text:span text:style-name="T537">categorised</text:span><text:span text:style-name="T531"> graspable objects. </text:span><text:span text:style-name="T538">They</text:span><text:span text:style-name="T531"> found that participants spent proportionally more time looking </text:span><text:span text:style-name="T565">a</text:span><text:span text:style-name="T566">t</text:span><text:span text:style-name="T531"> </text:span><text:span text:style-name="T566">an </text:span><text:span text:style-name="T531">object'</text:span><text:span text:style-name="T564">s</text:span><text:span text:style-name="T531"> handle than </text:span><text:span text:style-name="T565">at </text:span><text:span text:style-name="T531">other </text:span><text:span text:style-name="T567">parts</text:span><text:span text:style-name="T539">, even though the </text:span><text:soft-page-break/><text:span text:style-name="T539">(location of the) handle was irrelevant </text:span><text:span text:style-name="T567">for </text:span><text:span text:style-name="T541">the </text:span><text:span text:style-name="T539">task. From these results, the authors concluded that </text:span><text:span text:style-name="T572">an</text:span><text:span text:style-name="T532"> </text:span><text:span text:style-name="T539">object</text:span><text:span text:style-name="T530">'</text:span><text:span text:style-name="T532">s</text:span><text:span text:style-name="T539"> </text:span><text:span text:style-name="T530">graspable part</text:span><text:span text:style-name="T539"> automatically </text:span><text:span text:style-name="T542">capture</text:span><text:span text:style-name="T568">s</text:span><text:span text:style-name="T539"> visuospatial </text:span><text:span text:style-name="T540">attention </text:span><text:reference-mark-start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540">(Myachykov et al., 2013)</text:span><text:reference-mark-end text:name="ZOTERO_ITEM CSL_CITATION {&quot;citationID&quot;:&quot;cuolv6a66&quot;,&quot;properties&quot;:{&quot;formattedCitation&quot;:&quot;(Myachykov et al., 2013)&quot;,&quot;plainCitation&quot;:&quot;(Myachykov et al., 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chema&quot;:&quot;https://github.com/citation-style-language/schema/raw/master/csl-citation.json&quot;} RNDMJtfP86u42"/><text:span text:style-name="T539">. </text:span><text:span text:style-name="T587">Thus, </text:span><text:span text:style-name="T588">on the basis of these results, one would predict that when presenting participants with a picture of an action-related object, their eyes </text:span><text:span text:style-name="T595">sh</text:span><text:span text:style-name="T589">ould</text:span><text:span text:style-name="T588"> be drawn automatically towards the object's hand</text:span><text:span text:style-name="T596">l</text:span><text:span text:style-name="T588">e.</text:span></text:p>
      <text:h text:style-name="P85" text:outline-level="3"><text:span text:style-name="T588">T</text:span><text:span text:style-name="T511">he Action-Direction Hypothesis</text:span></text:h>
      <text:p text:style-name="P48"><text:span text:style-name="T514">In </text:span><text:span text:style-name="T527">direct </text:span><text:span text:style-name="T514">contrast </text:span><text:span text:style-name="T528">to the handle-affordance hypothesis</text:span><text:span text:style-name="T517">,</text:span><text:span text:style-name="T514"> Roberts and Humphreys </text:span><text:reference-mark-start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514">(2006)</text:span><text:reference-mark-end text:name="ZOTERO_ITEM CSL_CITATION {&quot;citationID&quot;:&quot;EVwCeh0M&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7KwbGRx6jr"/><text:span text:style-name="T514"> </text:span><text:span text:style-name="T518">reasoned </text:span><text:span text:style-name="T519">that</text:span><text:span text:style-name="T514"> </text:span><text:span text:style-name="T520">action-related objects should bias visuospatial attention in the direction of the action implied by the object. </text:span><text:span text:style-name="T521">For example</text:span><text:span text:style-name="T522">, viewing a hammer would </text:span><text:span text:style-name="T521">imply </text:span><text:span text:style-name="T516">the action</text:span><text:span text:style-name="T521"> 'hammering', which induces an attentional shift towards the hammer's head rather than its handle. </text:span><text:span text:style-name="T516">After all, </text:span><text:span text:style-name="T520">in daily life that would be the most probabl</text:span><text:span text:style-name="T525">e</text:span><text:span text:style-name="T520"> location </text:span><text:span text:style-name="T515">to find the</text:span><text:span text:style-name="T522"> (to-be-hammered-on) nail</text:span><text:span text:style-name="T543">. To test </text:span><text:span text:style-name="T544">their </text:span><text:span text:style-name="T543">prediction, </text:span><text:span text:style-name="T544">Roberts and Humphreys </text:span><text:reference-mark-start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544">(2006)</text:span><text:reference-mark-end text:name="ZOTERO_ITEM CSL_CITATION {&quot;citationID&quot;:&quot;AoVMYTMH&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hh8JOeVjC3"/><text:span text:style-name="T544"> </text:span><text:span text:style-name="T543">used a Posner-cueing paradigm </text:span><text:reference-mark-start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43">(Posner, Snyder, &amp; Davidson, 1980)</text:span><text:reference-mark-end text:name="ZOTERO_ITEM CSL_CITATION {&quot;citationID&quot;:&quot;1qg4l4ls7l&quot;,&quot;properties&quot;:{&quot;formattedCitation&quot;:&quot;(Posner, Snyder, &amp; Davidson, 1980)&quot;,&quot;plainCitation&quot;:&quot;(Posner, Snyder, &amp; Davidson, 1980)&quot;},&quot;citationItems&quot;:[{&quot;id&quot;:979,&quot;uris&quot;:[&quot;http://zotero.org/users/local/OLmfyFPR/items/N9WF5BVD&quot;],&quot;uri&quot;:[&quot;http://zotero.org/users/local/OLmfyFPR/items/N9WF5BVD&quot;],&quot;itemData&quot;:{&quot;id&quot;:979,&quot;type&quot;:&quot;article-journal&quot;,&quot;title&quot;:&quot;Attention and the detection of signals.&quot;,&quot;container-title&quot;:&quot;Journal of Experimental Psychology: General&quot;,&quot;page&quot;:&quot;160-174&quot;,&quot;volume&quot;:&quot;109&quot;,&quot;issue&quot;:&quot;2&quot;,&quot;source&quot;:&quot;Google Scholar&quot;,&quot;author&quot;:[{&quot;family&quot;:&quot;Posner&quot;,&quot;given&quot;:&quot;M. I&quot;},{&quot;family&quot;:&quot;Snyder&quot;,&quot;given&quot;:&quot;C. R&quot;},{&quot;family&quot;:&quot;Davidson&quot;,&quot;given&quot;:&quot;B. J&quot;}],&quot;issued&quot;:{&quot;date-parts&quot;:[[&quot;1980&quot;]]}}}],&quot;schema&quot;:&quot;https://github.com/citation-style-language/schema/raw/master/csl-citation.json&quot;} RNDXMmjII1WXF"/><text:span text:style-name="T543"> in which graspable objects functioned as central cues. </text:span><text:span text:style-name="T545">The authors predicted, and found, </text:span><text:span text:style-name="T543">a cueing effect at the action-performing </text:span><text:span text:style-name="T562">side</text:span><text:span text:style-name="T543"> of the object </text:span><text:span text:style-name="T546">(e.g. at the head, but not at the handle, of a hammer). </text:span><text:span text:style-name="T547">They </text:span><text:span text:style-name="T548">concluded</text:span><text:span text:style-name="T549"> </text:span><text:span text:style-name="T550">that </text:span><text:span text:style-name="T551">visuospatial attention is</text:span><text:span text:style-name="T550"> </text:span><text:span text:style-name="T552">biase</text:span><text:span text:style-name="T563">d </text:span><text:span text:style-name="T553">towards the </text:span><text:span text:style-name="T552">direction of the action implied by the object</text:span><text:span text:style-name="T543"> </text:span><text:reference-mark-start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43">(Roberts &amp; Humphreys, 2006)</text:span><text:reference-mark-end text:name="ZOTERO_ITEM CSL_CITATION {&quot;citationID&quot;:&quot;a1ubjmh75&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ph5k9ieW6X"/><text:span text:style-name="T543">. </text:span><text:span text:style-name="T523">Interestingly, Vainio and colleagues </text:span><text:reference-mark-start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523">(2007)</text:span><text:reference-mark-end text:name="ZOTERO_ITEM CSL_CITATION {&quot;citationID&quot;:&quot;Z8bjmY7b&quot;,&quot;properties&quot;:{&quot;formattedCitation&quot;:&quot;(2007)&quot;,&quot;plainCitation&quot;:&quot;(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uppress-author&quot;:true}],&quot;schema&quot;:&quot;https://github.com/citation-style-language/schema/raw/master/csl-citation.json&quot;} RND7QA8fVBvoO"/><text:span text:style-name="T523"> employed a similar paradigm </text:span><text:span text:style-name="T524">(although to test the hande-affordance hypothesis</text:span><text:span text:style-name="T534">), and did not find a bias to either side of the object. </text:span></text:p>
      <text:h text:style-name="P77" text:outline-level="2"><text:span text:style-name="T469">A </text:span><text:span text:style-name="T482">Low-Level </text:span><text:span text:style-name="T1">Center-of-</text:span><text:span text:style-name="T133">G</text:span><text:span text:style-name="T1">ravity </text:span><text:span text:style-name="T469">Effect</text:span></text:h>
      <text:p text:style-name="P50"><text:span text:style-name="T371">In visual displays containing two simple shapes, </text:span><text:span text:style-name="T439">saccades</text:span><text:span text:style-name="T371"> typically reveal a so-called 'global' effect: Even though participants aim </text:span><text:span text:style-name="T372">for</text:span><text:span text:style-name="T371"> </text:span><text:span text:style-name="T379">one of the two stimuli</text:span><text:span text:style-name="T371">, their eyes deviate </text:span><text:soft-page-break/><text:span text:style-name="T371">towards the </text:span><text:span text:style-name="T380">other stimulus</text:span><text:span text:style-name="T371">, and land </text:span><text:span text:style-name="T490">on a location in </text:span><text:span text:style-name="T371">between the two </text:span><text:reference-mark-start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yMOcQTBSfl"/><text:span text:style-name="T371">(Findlay, 1982; see also Coren &amp; Hoenig, 1972)</text:span><text:reference-mark-end text:name="ZOTERO_ITEM CSL_CITATION {&quot;citationID&quot;:&quot;ZGxXoIYu&quot;,&quot;properties&quot;:{&quot;unsorted&quot;:true,&quot;formattedCitation&quot;:&quot;(Findlay, 1982; see also Coren &amp; Hoenig, 1972)&quot;,&quot;plainCitation&quot;:&quot;(Findlay, 1982; see also Coren &amp; Hoenig, 197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label&quot;:&quot;page&quot;},{&quot;id&quot;:1476,&quot;uris&quot;:[&quot;http://zotero.org/users/local/OLmfyFPR/items/47JEKP4X&quot;],&quot;uri&quot;:[&quot;http://zotero.org/users/local/OLmfyFPR/items/47JEKP4X&quot;],&quot;itemData&quot;:{&quot;id&quot;:1476,&quot;type&quot;:&quot;article-journal&quot;,&quot;title&quot;:&quot;Effect of non-target stimuli upon length of voluntary saccades&quot;,&quot;container-title&quot;:&quot;Perceptual and Motor Skills&quot;,&quot;page&quot;:&quot;499–508&quot;,&quot;volume&quot;:&quot;34&quot;,&quot;issue&quot;:&quot;2&quot;,&quot;source&quot;:&quot;Google Scholar&quot;,&quot;author&quot;:[{&quot;family&quot;:&quot;Coren&quot;,&quot;given&quot;:&quot;S.&quot;},{&quot;family&quot;:&quot;Hoenig&quot;,&quot;given&quot;:&quot;P.&quot;}],&quot;issued&quot;:{&quot;date-parts&quot;:[[&quot;1972&quot;]]}},&quot;label&quot;:&quot;page&quot;,&quot;prefix&quot;:&quot;see also&quot;}],&quot;schema&quot;:&quot;https://github.com/citation-style-language/schema/raw/master/csl-citation.json&quot;} RNDyMOcQTBSfl"/><text:span text:style-name="T371">. </text:span><text:span text:style-name="T381">This systematic landing error is typically interpreted as the general tendency of the eyes to land </text:span><text:span text:style-name="T376">on the center of gravity </text:span><text:span text:style-name="T382">(CoG) </text:span><text:span text:style-name="T376">of the visual field. </text:span><text:span text:style-name="T378">For example</text:span><text:span text:style-name="T377">, Findlay </text:span><text:reference-mark-start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377">(1982)</text:span><text:reference-mark-end text:name="ZOTERO_ITEM CSL_CITATION {&quot;citationID&quot;:&quot;1s1h31b1n2&quot;,&quot;properties&quot;:{&quot;formattedCitation&quot;:&quot;(1982)&quot;,&quot;plainCitation&quot;:&quot;(1982)&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suppress-author&quot;:true}],&quot;schema&quot;:&quot;https://github.com/citation-style-language/schema/raw/master/csl-citation.json&quot;} RNDOEaOfjKmUM"/><text:span text:style-name="T377"> </text:span><text:span text:style-name="T378">demonstrated that when two targets </text:span><text:span text:style-name="T382">differ in size, the eyes do not land exactly at the midpoint between the two, but deviate </text:span><text:span text:style-name="T378">towards the largest target. </text:span><text:span text:style-name="T383">Likewise, the deviation from the midpoint is </text:span><text:span text:style-name="T452">stronger</text:span><text:span text:style-name="T383"> </text:span><text:span text:style-name="T451">for brighter</text:span><text:span text:style-name="T371"> </text:span><text:span text:style-name="T384">stimu</text:span><text:span text:style-name="T463">l</text:span><text:span text:style-name="T384">i</text:span><text:span text:style-name="T371"> </text:span><text:reference-mark-start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371">(Deubel, Findlay, Jacobs, &amp; Brogan, 1988; for reviews see Vitu, 2008; and Van der Stigchel &amp; Nijboer, 2011)</text:span><text:reference-mark-end text:name="ZOTERO_ITEM CSL_CITATION {&quot;citationID&quot;:&quot;yz7IL7VG&quot;,&quot;properties&quot;:{&quot;unsorted&quot;:true,&quot;formattedCitation&quot;:&quot;(Deubel, Findlay, Jacobs, &amp; Brogan, 1988; for reviews see Vitu, 2008; and Van der Stigchel &amp; Nijboer, 2011)&quot;,&quot;plainCitation&quot;:&quot;(Deubel, Findlay, Jacobs, &amp; Brogan, 1988; for reviews see Vitu, 2008; and Van der Stigchel &amp; Nijboer, 2011)&quot;},&quot;citationItems&quot;:[{&quot;id&quot;:1483,&quot;uris&quot;:[&quot;http://zotero.org/users/local/OLmfyFPR/items/WG3QNN5W&quot;],&quot;uri&quot;:[&quot;http://zotero.org/users/local/OLmfyFPR/items/WG3QNN5W&quot;],&quot;itemData&quot;:{&quot;id&quot;:1483,&quot;type&quot;:&quot;article-journal&quot;,&quot;title&quot;:&quot;Saccadic eye movements to targets defined by structure differences&quot;,&quot;container-title&quot;:&quot;Eye Movement Research: Physiological and Psychological Aspects&quot;,&quot;page&quot;:&quot;107–145&quot;,&quot;source&quot;:&quot;Google Scholar&quot;,&quot;author&quot;:[{&quot;family&quot;:&quot;Deubel&quot;,&quot;given&quot;:&quot;H.&quot;},{&quot;family&quot;:&quot;Findlay&quot;,&quot;given&quot;:&quot;J.&quot;},{&quot;family&quot;:&quot;Jacobs&quot;,&quot;given&quot;:&quot;A.&quot;},{&quot;family&quot;:&quot;Brogan&quot;,&quot;given&quot;:&quot;D.&quot;}],&quot;issued&quot;:{&quot;date-parts&quot;:[[&quot;1988&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prefix&quot;:&quot;for reviews see &quot;},{&quot;id&quot;:1347,&quot;uris&quot;:[&quot;http://zotero.org/users/local/OLmfyFPR/items/WARE8CSA&quot;],&quot;uri&quot;:[&quot;http://zotero.org/users/local/OLmfyFPR/items/WARE8CSA&quot;],&quot;itemData&quot;:{&quot;id&quot;:1347,&quot;type&quot;:&quot;article-journal&quot;,&quot;title&quot;:&quot;The global effect: what determines where the eyes land&quot;,&quot;container-title&quot;:&quot;Journal of Eye Movement Research&quot;,&quot;page&quot;:&quot;1–13&quot;,&quot;volume&quot;:&quot;4&quot;,&quot;issue&quot;:&quot;2&quot;,&quot;source&quot;:&quot;Google Scholar&quot;,&quot;shortTitle&quot;:&quot;The global effect&quot;,&quot;author&quot;:[{&quot;family&quot;:&quot;Van der Stigchel&quot;,&quot;given&quot;:&quot;S.&quot;},{&quot;family&quot;:&quot;Nijboer&quot;,&quot;given&quot;:&quot;T. C. W.&quot;}],&quot;issued&quot;:{&quot;date-parts&quot;:[[&quot;2011&quot;]]}},&quot;prefix&quot;:&quot;and &quot;}],&quot;schema&quot;:&quot;https://github.com/citation-style-language/schema/raw/master/csl-citation.json&quot;} RNDHB4w5uWFCe"/><text:span text:style-name="T371">.</text:span></text:p>
      <text:p text:style-name="P50"><text:span text:style-name="T373">T</text:span><text:span text:style-name="T385">he neural </text:span><text:span text:style-name="T409">basis</text:span><text:span text:style-name="T385"> </text:span><text:span text:style-name="T389">of the </text:span><text:span text:style-name="T385">global effect </text:span><text:span text:style-name="T409">is</text:span><text:span text:style-name="T385"> assumed </text:span><text:span text:style-name="T390">to be </text:span><text:span text:style-name="T397">the</text:span><text:span text:style-name="T390"> superior collicul</text:span><text:span text:style-name="T409">us</text:span><text:span text:style-name="T390">, </text:span><text:span text:style-name="T409">a </text:span><text:span text:style-name="T385">brainstem region involved in saccade generation. </text:span><text:span text:style-name="T393">The </text:span><text:span text:style-name="T463">superior colliculus</text:span><text:span text:style-name="T394"> contain</text:span><text:span text:style-name="T409">s</text:span><text:span text:style-name="T394"> </text:span><text:span text:style-name="T392">retinotopica</text:span><text:span text:style-name="T394">l</text:span><text:span text:style-name="T392">ly organized </text:span><text:span text:style-name="T394">motor</text:span><text:span text:style-name="T392"> map</text:span><text:span text:style-name="T394">s, of which the neurons have large and overlapping receptive fields. As </text:span><text:span text:style-name="T386">a consequence, </text:span><text:span text:style-name="T394">activity stemming from </text:span><text:span text:style-name="T386">two </text:span><text:span text:style-name="T394">proximally </text:span><text:span text:style-name="T386">presented </text:span><text:span text:style-name="T409">visual </text:span><text:span text:style-name="T398">stimuli </text:span><text:span text:style-name="T386">combines into one central peak </text:span><text:span text:style-name="T387">of activity. If </text:span><text:span text:style-name="T395">this peak of activity </text:span><text:span text:style-name="T388">subsequently </text:span><text:span text:style-name="T391">triggers </text:span><text:span text:style-name="T388">a saccade, the </text:span><text:span text:style-name="T396">eyes land in between the two stimuli </text:span><text:reference-mark-start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6">(Findlay &amp; Walker, 1999; Van Opstal &amp; Van Gisbergen, 1989)</text:span><text:reference-mark-end text:name="ZOTERO_ITEM CSL_CITATION {&quot;citationID&quot;:&quot;1v3o4gnkp&quot;,&quot;properties&quot;:{&quot;formattedCitation&quot;:&quot;(Findlay &amp; Walker, 1999; Van Opstal &amp; Van Gisbergen, 1989)&quot;,&quot;plainCitation&quot;:&quot;(Findlay &amp; Walker, 1999; Van Opstal &amp; Van Gisbergen, 1989)&quot;},&quot;citationItems&quot;:[{&quot;id&quot;:1362,&quot;uris&quot;:[&quot;http://zotero.org/users/local/OLmfyFPR/items/F6K2HKFS&quot;],&quot;uri&quot;:[&quot;http://zotero.org/users/local/OLmfyFPR/items/F6K2HKFS&quot;],&quot;itemData&quot;:{&quot;id&quot;:1362,&quot;type&quot;:&quot;article-journal&quot;,&quot;title&quot;:&quot;How are saccades generated?&quot;,&quot;container-title&quot;:&quot;Behavioral and Brain Sciences&quot;,&quot;page&quot;:&quot;706–713&quot;,&quot;volume&quot;:&quot;22&quot;,&quot;issue&quot;:&quot;04&quot;,&quot;source&quot;:&quot;Google Scholar&quot;,&quot;author&quot;:[{&quot;family&quot;:&quot;Findlay&quot;,&quot;given&quot;:&quot;J. M.&quot;},{&quot;family&quot;:&quot;Walker&quot;,&quot;given&quot;:&quot;R.&quot;}],&quot;issued&quot;:{&quot;date-parts&quot;:[[&quot;1999&quot;]]},&quot;accessed&quot;:{&quot;date-parts&quot;:[[&quot;2012&quot;,11,6]]}}},{&quot;id&quot;:2342,&quot;uris&quot;:[&quot;http://zotero.org/users/local/OLmfyFPR/items/6EXEKMJN&quot;],&quot;uri&quot;:[&quot;http://zotero.org/users/local/OLmfyFPR/items/6EXEKMJN&quot;],&quot;itemData&quot;:{&quot;id&quot;:2342,&quot;type&quot;:&quot;article-journal&quot;,&quot;title&quot;:&quot;A model for collicular efferent mechanisms underlying the generation of saccades&quot;,&quot;container-title&quot;:&quot;Brain, Behavior and Evolution&quot;,&quot;page&quot;:&quot;90–94&quot;,&quot;volume&quot;:&quot;33&quot;,&quot;issue&quot;:&quot;2-3&quot;,&quot;source&quot;:&quot;Google Scholar&quot;,&quot;author&quot;:[{&quot;family&quot;:&quot;Van Opstal&quot;,&quot;given&quot;:&quot;A. J.&quot;},{&quot;family&quot;:&quot;Van Gisbergen&quot;,&quot;given&quot;:&quot;J. A. M.&quot;}],&quot;issued&quot;:{&quot;date-parts&quot;:[[&quot;1989&quot;]]},&quot;accessed&quot;:{&quot;date-parts&quot;:[[&quot;2014&quot;,2,7]]}}}],&quot;schema&quot;:&quot;https://github.com/citation-style-language/schema/raw/master/csl-citation.json&quot;} RNDXRwJlAeaE0"/><text:span text:style-name="T396">. </text:span><text:span text:style-name="T470">It has been </text:span><text:span text:style-name="T409">suggested that s</text:span><text:span text:style-name="T399">uch </text:span><text:span text:style-name="T400">saccadic averaging </text:span><text:span text:style-name="T409">is </text:span><text:span text:style-name="T401">the 'default mode' of the visual system </text:span><text:reference-mark-start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01">(Vitu, 2008)</text:span><text:reference-mark-end text:name="ZOTERO_ITEM CSL_CITATION {&quot;citationID&quot;:&quot;1ttdafh0rk&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jg2tZWJhjy"/><text:span text:style-name="T401">, </text:span><text:span text:style-name="T409">which can only </text:span><text:span text:style-name="T441">be </text:span><text:span text:style-name="T409">overcome </text:span><text:span text:style-name="T441">i</text:span><text:span text:style-name="T464">f</text:span><text:span text:style-name="T409"> saccadic programming </text:span><text:span text:style-name="T440">time is sufficiently long</text:span><text:span text:style-name="T409"> </text:span><text:span text:style-name="T440">(such that </text:span><text:span text:style-name="T410">competition between two stimuli </text:span><text:span text:style-name="T441">is </text:span><text:span text:style-name="T464">resolved</text:span><text:span text:style-name="T410"> in </text:span><text:span text:style-name="T464">favor</text:span><text:span text:style-name="T410"> of one of the</text:span><text:span text:style-name="T440">m</text:span><text:span text:style-name="T441">)</text:span><text:span text:style-name="T409">. </text:span><text:span text:style-name="T404">In line with this idea, t</text:span><text:span text:style-name="T402">he global effect is particularly likely to occur for saccades that are </text:span><text:span text:style-name="T491">executed </text:span><text:span text:style-name="T441">very </text:span><text:span text:style-name="T491">quickly</text:span><text:span text:style-name="T402">. When latenc</text:span><text:span text:style-name="T464">ies</text:span><text:span text:style-name="T402"> increase, saccades become more accurate and less </text:span><text:span text:style-name="T403">susceptible</text:span><text:span text:style-name="T402"> to the </text:span><text:span text:style-name="T441">global</text:span><text:span text:style-name="T402"> effect</text:span><text:span text:style-name="T401"> </text:span><text:reference-mark-start text:name="ZOTERO_ITEM CSL_CITATION {&quot;citationID&quot;:&quot;3KBkKIDV&quot;,&quot;properties&quot;:{&quot;formattedCitation&quot;:&quot;{\\rtf (Chou, Sommer, &amp; Schiller, 1999; Co\\uc0\\u235{}ff\\uc0\\u233{} &amp; O\\uc0\\u8217{}regan, 1987; Vitu, Lancelin, Jean, &amp; Farioli, 2006)}&quot;,&quot;plainCitation&quot;:&quot;(Chou, Sommer, &amp; Schiller, 1999; Coëffé &amp; O’regan, 1987; Vitu, Lancelin, Jean, &amp; Farioli, 2006)&quot;},&quot;citationItems&quot;:[{&quot;id&quot;:2344,&quot;uris&quot;:[&quot;http://zotero.org/users/local/OLmfyFPR/items/TKNI5PCP&quot;],&quot;uri&quot;:[&quot;http://zotero.org/users/local/OLmfyFPR/items/TKNI5PCP&quot;],&quot;itemData&quot;:{&quot;id&quot;:2344,&quot;type&quot;:&quot;article-journal&quot;,&quot;title&quot;:&quot;Express averaging saccades in monkeys&quot;,&quot;container-title&quot;:&quot;Vision research&quot;,&quot;page&quot;:&quot;4200–4216&quot;,&quot;volume&quot;:&quot;39&quot;,&quot;issue&quot;:&quot;25&quot;,&quot;source&quot;:&quot;Google Scholar&quot;,&quot;author&quot;:[{&quot;family&quot;:&quot;Chou&quot;,&quot;given&quot;:&quot;I.-han&quot;},{&quot;family&quot;:&quot;Sommer&quot;,&quot;given&quot;:&quot;Marc A.&quot;},{&quot;family&quot;:&quot;Schiller&quot;,&quot;given&quot;:&quot;Peter H.&quot;}],&quot;issued&quot;:{&quot;date-parts&quot;:[[&quot;1999&quot;]]},&quot;accessed&quot;:{&quot;date-parts&quot;:[[&quot;2014&quot;,2,7]]}}},{&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CCmWo23ho"/><text:span text:style-name="T786">(Chou, Sommer, &amp; Schiller, 1999; Co</text:span><text:span text:style-name="T783">ëffé &amp; O’regan, 1987; Vitu, Lancelin, Jean, &amp; Farioli, 2006)</text:span><text:reference-mark-end text:name="ZOTERO_ITEM CSL_CITATION {&quot;citationID&quot;:&quot;3KBkKIDV&quot;,&quot;properties&quot;:{&quot;formattedCitation&quot;:&quot;{\\rtf (Chou, Sommer, &amp; Schiller, 1999; Co\\uc0\\u235{}ff\\uc0\\u233{} &amp; O\\uc0\\u8217{}regan, 1987; Vitu, Lancelin, Jean, &amp; Farioli, 2006)}&quot;,&quot;plainCitation&quot;:&quot;(Chou, Sommer, &amp; Schiller, 1999; Coëffé &amp; O’regan, 1987; Vitu, Lancelin, Jean, &amp; Farioli, 2006)&quot;},&quot;citationItems&quot;:[{&quot;id&quot;:2344,&quot;uris&quot;:[&quot;http://zotero.org/users/local/OLmfyFPR/items/TKNI5PCP&quot;],&quot;uri&quot;:[&quot;http://zotero.org/users/local/OLmfyFPR/items/TKNI5PCP&quot;],&quot;itemData&quot;:{&quot;id&quot;:2344,&quot;type&quot;:&quot;article-journal&quot;,&quot;title&quot;:&quot;Express averaging saccades in monkeys&quot;,&quot;container-title&quot;:&quot;Vision research&quot;,&quot;page&quot;:&quot;4200–4216&quot;,&quot;volume&quot;:&quot;39&quot;,&quot;issue&quot;:&quot;25&quot;,&quot;source&quot;:&quot;Google Scholar&quot;,&quot;author&quot;:[{&quot;family&quot;:&quot;Chou&quot;,&quot;given&quot;:&quot;I.-han&quot;},{&quot;family&quot;:&quot;Sommer&quot;,&quot;given&quot;:&quot;Marc A.&quot;},{&quot;family&quot;:&quot;Schiller&quot;,&quot;given&quot;:&quot;Peter H.&quot;}],&quot;issued&quot;:{&quot;date-parts&quot;:[[&quot;1999&quot;]]},&quot;accessed&quot;:{&quot;date-parts&quot;:[[&quot;2014&quot;,2,7]]}}},{&quot;id&quot;:1351,&quot;uris&quot;:[&quot;http://zotero.org/users/local/OLmfyFPR/items/6FQADE9W&quot;],&quot;uri&quot;:[&quot;http://zotero.org/users/local/OLmfyFPR/items/6FQADE9W&quot;],&quot;itemData&quot;:{&quot;id&quot;:1351,&quot;type&quot;:&quot;article-journal&quot;,&quot;title&quot;:&quot;Reducing the influence of non-target stimuli on saccade accuracy: predictability and latency effects&quot;,&quot;container-title&quot;:&quot;Vision research&quot;,&quot;page&quot;:&quot;227–240&quot;,&quot;volume&quot;:&quot;27&quot;,&quot;issue&quot;:&quot;2&quot;,&quot;source&quot;:&quot;Google Scholar&quot;,&quot;shortTitle&quot;:&quot;Reducing the influence of non-target stimuli on saccade accuracy&quot;,&quot;author&quot;:[{&quot;family&quot;:&quot;Coëffé&quot;,&quot;given&quot;:&quot;C.&quot;},{&quot;family&quot;:&quot;O'regan&quot;,&quot;given&quot;:&quot;J. K.&quot;}],&quot;issued&quot;:{&quot;date-parts&quot;:[[&quot;1987&quot;]]},&quot;accessed&quot;:{&quot;date-parts&quot;:[[&quot;2012&quot;,11,6]]}}},{&quot;id&quot;:1500,&quot;uris&quot;:[&quot;http://zotero.org/users/local/OLmfyFPR/items/PZ72NIZ8&quot;],&quot;uri&quot;:[&quot;http://zotero.org/users/local/OLmfyFPR/items/PZ72NIZ8&quot;],&quot;itemData&quot;:{&quot;id&quot;:1500,&quot;type&quot;:&quot;article-journal&quot;,&quot;title&quot;:&quot;Influence of foveal distractors on saccadic eye movements: A dead zone for the global effect&quot;,&quot;container-title&quot;:&quot;Vision research&quot;,&quot;page&quot;:&quot;4684–4708&quot;,&quot;volume&quot;:&quot;46&quot;,&quot;issue&quot;:&quot;28&quot;,&quot;source&quot;:&quot;Google Scholar&quot;,&quot;shortTitle&quot;:&quot;Influence of foveal distractors on saccadic eye movements&quot;,&quot;author&quot;:[{&quot;family&quot;:&quot;Vitu&quot;,&quot;given&quot;:&quot;F.&quot;},{&quot;family&quot;:&quot;Lancelin&quot;,&quot;given&quot;:&quot;D.&quot;},{&quot;family&quot;:&quot;Jean&quot;,&quot;given&quot;:&quot;A.&quot;},{&quot;family&quot;:&quot;Farioli&quot;,&quot;given&quot;:&quot;F.&quot;}],&quot;issued&quot;:{&quot;date-parts&quot;:[[&quot;2006&quot;]]}}}],&quot;schema&quot;:&quot;https://github.com/citation-style-language/schema/raw/master/csl-citation.json&quot;} RND5CCmWo23ho"/><text:span text:style-name="T401">. </text:span></text:p>
      <text:p text:style-name="P51"><text:span text:style-name="T472">I</text:span><text:span text:style-name="T471">f</text:span><text:span text:style-name="T405"> the global effect is indeed a universal phenomenon </text:span><text:reference-mark-start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405">(Vitu, 2008)</text:span><text:reference-mark-end text:name="ZOTERO_ITEM CSL_CITATION {&quot;citationID&quot;:&quot;20rp98uvoi&quot;,&quot;properties&quot;:{&quot;formattedCitation&quot;:&quot;(Vitu, 2008)&quot;,&quot;plainCitation&quot;:&quot;(Vitu, 2008)&quot;},&quot;citationItems&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schema&quot;:&quot;https://github.com/citation-style-language/schema/raw/master/csl-citation.json&quot;} RNDUWs99RBAOj"/><text:span text:style-name="T405">, its occurrence should not be limited to displays containing two simple stimuli. </text:span><text:span text:style-name="T410">In </text:span><text:span text:style-name="T411">agreement </text:span><text:span text:style-name="T410">with </text:span><text:span text:style-name="T411">this idea, several studies have shown that </text:span><text:span text:style-name="T405">the </text:span><text:span text:style-name="T411">CoG </text:span><text:span text:style-name="T407">of </text:span><text:span text:style-name="T411">a </text:span><text:span text:style-name="T412">visual </text:span><text:span text:style-name="T407">display </text:span><text:span text:style-name="T413">even</text:span><text:span text:style-name="T411"> predicts </text:span><text:span text:style-name="T406">where the eyes land </text:span><text:span text:style-name="T373">during </text:span><text:soft-page-break/><text:span text:style-name="T373">more natural </text:span><text:span text:style-name="T408">behavior</text:span><text:span text:style-name="T373"> such as reading </text:span><text:reference-mark-start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373">(Vitu, 1991)</text:span><text:reference-mark-end text:name="ZOTERO_ITEM CSL_CITATION {&quot;citationID&quot;:&quot;o93kK3LJ&quot;,&quot;properties&quot;:{&quot;formattedCitation&quot;:&quot;(Vitu, 1991)&quot;,&quot;plainCitation&quot;:&quot;(Vitu, 1991)&quot;},&quot;citationItems&quot;:[{&quot;id&quot;:2348,&quot;uris&quot;:[&quot;http://zotero.org/users/local/OLmfyFPR/items/2QRW6ANX&quot;],&quot;uri&quot;:[&quot;http://zotero.org/users/local/OLmfyFPR/items/2QRW6ANX&quot;],&quot;itemData&quot;:{&quot;id&quot;:2348,&quot;type&quot;:&quot;article-journal&quot;,&quot;title&quot;:&quot;The existence of a center of gravity effect during reading&quot;,&quot;container-title&quot;:&quot;Vision Research&quot;,&quot;page&quot;:&quot;1289–1313&quot;,&quot;volume&quot;:&quot;31&quot;,&quot;issue&quot;:&quot;7&quot;,&quot;source&quot;:&quot;Google Scholar&quot;,&quot;author&quot;:[{&quot;family&quot;:&quot;Vitu&quot;,&quot;given&quot;:&quot;F.&quot;}],&quot;issued&quot;:{&quot;date-parts&quot;:[[&quot;1991&quot;]]},&quot;accessed&quot;:{&quot;date-parts&quot;:[[&quot;2014&quot;,2,7]]}}}],&quot;schema&quot;:&quot;https://github.com/citation-style-language/schema/raw/master/csl-citation.json&quot;} RNDclZorhrdyx"/><text:span text:style-name="T373">, visual search </text:span><text:reference-mark-start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373">(Zelinsky, 2008; Zelinsky, Rao, Hayhoe, &amp; Ballard, 1997)</text:span><text:reference-mark-end text:name="ZOTERO_ITEM CSL_CITATION {&quot;citationID&quot;:&quot;MVMoPuGM&quot;,&quot;properties&quot;:{&quot;formattedCitation&quot;:&quot;(Zelinsky, 2008; Zelinsky, Rao, Hayhoe, &amp; Ballard, 1997)&quot;,&quot;plainCitation&quot;:&quot;(Zelinsky, 2008; Zelinsky, Rao, Hayhoe, &amp; Ballard, 1997)&quot;},&quot;citationItems&quot;:[{&quot;id&quot;:1849,&quot;uris&quot;:[&quot;http://zotero.org/users/local/OLmfyFPR/items/UNZP48ZF&quot;],&quot;uri&quot;:[&quot;http://zotero.org/users/local/OLmfyFPR/items/UNZP48ZF&quot;],&quot;itemData&quot;:{&quot;id&quot;:1849,&quot;type&quot;:&quot;article-journal&quot;,&quot;title&quot;:&quot;A theory of eye movements during target acquisition.&quot;,&quot;container-title&quot;:&quot;Psychological Review&quot;,&quot;page&quot;:&quot;787-835&quot;,&quot;volume&quot;:&quot;115&quot;,&quot;issue&quot;:&quot;4&quot;,&quot;source&quot;:&quot;Google Scholar&quot;,&quot;author&quot;:[{&quot;family&quot;:&quot;Zelinsky&quot;,&quot;given&quot;:&quot;G. J.&quot;}],&quot;issued&quot;:{&quot;date-parts&quot;:[[&quot;2008&quot;]]},&quot;accessed&quot;:{&quot;date-parts&quot;:[[&quot;2013&quot;,6,4]]}}},{&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CLrurBsdTm"/><text:span text:style-name="T373">, and scene viewing </text:span><text:reference-mark-start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373">(Findlay &amp; Brown, 2006; Melcher &amp; Kowler, 2001)</text:span><text:reference-mark-end text:name="ZOTERO_ITEM CSL_CITATION {&quot;citationID&quot;:&quot;JMp65gA3&quot;,&quot;properties&quot;:{&quot;formattedCitation&quot;:&quot;(Findlay &amp; Brown, 2006; Melcher &amp; Kowler, 2001)&quot;,&quot;plainCitation&quot;:&quot;(Findlay &amp; Brown, 2006; Melcher &amp; Kowler, 2001)&quot;},&quot;citationItems&quot;:[{&quot;id&quot;:2350,&quot;uris&quot;:[&quot;http://zotero.org/users/local/OLmfyFPR/items/7BSZZ7FH&quot;],&quot;uri&quot;:[&quot;http://zotero.org/users/local/OLmfyFPR/items/7BSZZ7FH&quot;],&quot;itemData&quot;:{&quot;id&quot;:2350,&quot;type&quot;:&quot;article-journal&quot;,&quot;title&quot;:&quot;Eye scanning of multi-element displays: II. Saccade planning&quot;,&quot;container-title&quot;:&quot;Vision Research&quot;,&quot;page&quot;:&quot;216–227&quot;,&quot;volume&quot;:&quot;46&quot;,&quot;issue&quot;:&quot;1&quot;,&quot;source&quot;:&quot;Google Scholar&quot;,&quot;shortTitle&quot;:&quot;Eye scanning of multi-element displays&quot;,&quot;author&quot;:[{&quot;family&quot;:&quot;Findlay&quot;,&quot;given&quot;:&quot;J. M.&quot;},{&quot;family&quot;:&quot;Brown&quot;,&quot;given&quot;:&quot;V.&quot;}],&quot;issued&quot;:{&quot;date-parts&quot;:[[&quot;2006&quot;]]},&quot;accessed&quot;:{&quot;date-parts&quot;:[[&quot;2014&quot;,2,7]]}}},{&quot;id&quot;:1509,&quot;uris&quot;:[&quot;http://zotero.org/users/local/OLmfyFPR/items/2ZT72CBZ&quot;],&quot;uri&quot;:[&quot;http://zotero.org/users/local/OLmfyFPR/items/2ZT72CBZ&quot;],&quot;itemData&quot;:{&quot;id&quot;:1509,&quot;type&quot;:&quot;article-journal&quot;,&quot;title&quot;:&quot;Visual scene memory and the guidance of saccadic eye movements&quot;,&quot;container-title&quot;:&quot;Vision research&quot;,&quot;page&quot;:&quot;3597–3611&quot;,&quot;volume&quot;:&quot;41&quot;,&quot;issue&quot;:&quot;25-26&quot;,&quot;source&quot;:&quot;Google Scholar&quot;,&quot;author&quot;:[{&quot;family&quot;:&quot;Melcher&quot;,&quot;given&quot;:&quot;D.&quot;},{&quot;family&quot;:&quot;Kowler&quot;,&quot;given&quot;:&quot;E.&quot;}],&quot;issued&quot;:{&quot;date-parts&quot;:[[&quot;2001&quot;]]}}}],&quot;schema&quot;:&quot;https://github.com/citation-style-language/schema/raw/master/csl-citation.json&quot;} RNDKYomNhtOfc"/><text:span text:style-name="T373">. </text:span><text:span text:style-name="T442">However, of most interest of the current study is whether the eyes are </text:span><text:span text:style-name="T464">also</text:span><text:span text:style-name="T442"> drawn towards a display's CoG, when the display only contains a </text:span><text:span text:style-name="T348">single </text:span><text:span text:style-name="T442">stimulus. </text:span><text:span text:style-name="T444">(</text:span><text:span text:style-name="T417">Note that </text:span><text:span text:style-name="T422">here</text:span><text:span text:style-name="T417"> the CoG account predicts</text:span><text:span text:style-name="T415"> </text:span><text:span text:style-name="T423">an on-stimulus landing position instead of an in-between-stimuli landing position</text:span><text:span text:style-name="T418">). </text:span><text:span text:style-name="T445">S</text:span><text:span text:style-name="T427">everal studies demonstrate</text:span><text:span text:style-name="T443">d</text:span><text:span text:style-name="T427"> that </text:span><text:span text:style-name="T445">this is indeed the case: W</text:span><text:span text:style-name="T427">hen participants </text:span><text:span text:style-name="T473">were</text:span><text:span text:style-name="T427"> asked to move their eyes towards a line drawing of a simple shape, their eyes landed at the stimulus'</text:span><text:span text:style-name="T419"> </text:span><text:span text:style-name="T416">CoG </text:span><text:reference-mark-start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06">(He &amp; Kowler, 1991; Kaufman &amp; Richards, 1969; Kowler &amp; Blaser, 1995; Richards &amp; Kaufman, 1969)</text:span><text:reference-mark-end text:name="ZOTERO_ITEM CSL_CITATION {&quot;citationID&quot;:&quot;5zp9ZvSP&quot;,&quot;properties&quot;:{&quot;formattedCitation&quot;:&quot;(He &amp; Kowler, 1991; Kaufman &amp; Richards, 1969; Kowler &amp; Blaser, 1995; Richards &amp; Kaufman, 1969)&quot;,&quot;plainCitation&quot;:&quot;(He &amp; Kowler, 1991; Kaufman &amp; Richards, 1969; Kowler &amp; Blaser, 1995; Richards &amp; Kaufman, 1969)&quot;},&quot;citationItems&quot;:[{&quot;id&quot;:2363,&quot;uris&quot;:[&quot;http://zotero.org/users/local/OLmfyFPR/items/8XGNSQ4X&quot;],&quot;uri&quot;:[&quot;http://zotero.org/users/local/OLmfyFPR/items/8XGNSQ4X&quot;],&quot;itemData&quot;:{&quot;id&quot;:2363,&quot;type&quot;:&quot;article-journal&quot;,&quot;title&quot;:&quot;Saccadic localization of eccentric forms&quot;,&quot;container-title&quot;:&quot;Journal of the Optical Society of America A&quot;,&quot;page&quot;:&quot;440-449&quot;,&quot;volume&quot;:&quot;8&quot;,&quot;issue&quot;:&quot;2&quot;,&quot;source&quot;:&quot;Optical Society of America&quot;,&quot;abstract&quot;:&quot;Saccades made to outline drawings of eccentric forms were compared with saccades made to single-point targets. Saccades could be directed to designated locations within eccentric forms nearly as accurately and precisely as they could be directed to single points. Saccades directed to the form as a whole landed at consistent locations near the center of the form. These results show that contour information is sufficient for accurate computation of a saccadic command and that this computation is constrained by the internal coding of the shape. A serial two-stage process, voluntary selection followed by a weighted-averaging process, is proposed for computation of the saccadic command based on information provided by shape.&quot;,&quot;DOI&quot;:&quot;10.1364/JOSAA.8.000440&quot;,&quot;journalAbbreviation&quot;:&quot;J. Opt. Soc. Am. A&quot;,&quot;author&quot;:[{&quot;family&quot;:&quot;He&quot;,&quot;given&quot;:&quot;Peiyuan&quot;},{&quot;family&quot;:&quot;Kowler&quot;,&quot;given&quot;:&quot;Eileen&quot;}],&quot;issued&quot;:{&quot;date-parts&quot;:[[&quot;1991&quot;,2,1]]},&quot;accessed&quot;:{&quot;date-parts&quot;:[[&quot;2014&quot;,2,7]]}}},{&quot;id&quot;:2244,&quot;uris&quot;:[&quot;http://zotero.org/users/local/OLmfyFPR/items/BXZBT69B&quot;],&quot;uri&quot;:[&quot;http://zotero.org/users/local/OLmfyFPR/items/BXZBT69B&quot;],&quot;itemData&quot;:{&quot;id&quot;:2244,&quot;type&quot;:&quot;article-journal&quot;,&quot;title&quot;:&quot;Spontaneous fixation tendencies for visual forms&quot;,&quot;container-title&quot;:&quot;Perception &amp; Psychophysics&quot;,&quot;page&quot;:&quot;85–88&quot;,&quot;volume&quot;:&quot;5&quot;,&quot;issue&quot;:&quot;2&quot;,&quot;source&quot;:&quot;Google Scholar&quot;,&quot;author&quot;:[{&quot;family&quot;:&quot;Kaufman&quot;,&quot;given&quot;:&quot;Lloyd&quot;},{&quot;family&quot;:&quot;Richards&quot;,&quot;given&quot;:&quot;Whitman&quot;}],&quot;issued&quot;:{&quot;date-parts&quot;:[[&quot;1969&quot;]]},&quot;accessed&quot;:{&quot;date-parts&quot;:[[&quot;2013&quot;,12,16]]}}},{&quot;id&quot;:2316,&quot;uris&quot;:[&quot;http://zotero.org/users/local/OLmfyFPR/items/G5G7PRAF&quot;],&quot;uri&quot;:[&quot;http://zotero.org/users/local/OLmfyFPR/items/G5G7PRAF&quot;],&quot;itemData&quot;:{&quot;id&quot;:2316,&quot;type&quot;:&quot;article-journal&quot;,&quot;title&quot;:&quot;The accuracy and precision of saccades to small and large targets&quot;,&quot;container-title&quot;:&quot;Vision research&quot;,&quot;page&quot;:&quot;1741–1754&quot;,&quot;volume&quot;:&quot;35&quot;,&quot;issue&quot;:&quot;12&quot;,&quot;source&quot;:&quot;Google Scholar&quot;,&quot;author&quot;:[{&quot;family&quot;:&quot;Kowler&quot;,&quot;given&quot;:&quot;Eileen&quot;},{&quot;family&quot;:&quot;Blaser&quot;,&quot;given&quot;:&quot;Erik&quot;}],&quot;issued&quot;:{&quot;date-parts&quot;:[[&quot;1995&quot;]]},&quot;accessed&quot;:{&quot;date-parts&quot;:[[&quot;2014&quot;,1,31]],&quot;season&quot;:&quot;14:27:44&quot;}}},{&quot;id&quot;:2246,&quot;uris&quot;:[&quot;http://zotero.org/users/local/OLmfyFPR/items/D2B5E2GE&quot;],&quot;uri&quot;:[&quot;http://zotero.org/users/local/OLmfyFPR/items/D2B5E2GE&quot;],&quot;itemData&quot;:{&quot;id&quot;:2246,&quot;type&quot;:&quot;article-journal&quot;,&quot;title&quot;:&quot;“Center-of-gravity” tendencies for fixations and flow patterns&quot;,&quot;container-title&quot;:&quot;Perception &amp; Psychophysics&quot;,&quot;page&quot;:&quot;81–84&quot;,&quot;volume&quot;:&quot;5&quot;,&quot;issue&quot;:&quot;2&quot;,&quot;source&quot;:&quot;Google Scholar&quot;,&quot;author&quot;:[{&quot;family&quot;:&quot;Richards&quot;,&quot;given&quot;:&quot;Whitman&quot;},{&quot;family&quot;:&quot;Kaufman&quot;,&quot;given&quot;:&quot;Lloyd&quot;}],&quot;issued&quot;:{&quot;date-parts&quot;:[[&quot;1969&quot;]]},&quot;accessed&quot;:{&quot;date-parts&quot;:[[&quot;2013&quot;,12,16]]}}}],&quot;schema&quot;:&quot;https://github.com/citation-style-language/schema/raw/master/csl-citation.json&quot;} RND0tsGU6QZil"/><text:span text:style-name="T414">. </text:span><text:span text:style-name="T446">Strikingly, however, to the best of our knowledge it has never been investigated whether the same is true for </text:span><text:span text:style-name="T420">eye movements </text:span><text:span text:style-name="T428">that are made</text:span><text:span text:style-name="T420"> towards isolated </text:span><text:span text:style-name="T347">daily-life objects </text:span><text:span text:style-name="T324">rather than simple shapes</text:span><text:span text:style-name="T420">.</text:span></text:p>
      <text:p text:style-name="Text_20_body"><text:span text:style-name="T492">Although not to test the CoG hypothesis, s</text:span><text:span text:style-name="T429">ome researchers </text:span><text:span text:style-name="T428">did </text:span><text:span text:style-name="T425">measure </text:span><text:span text:style-name="T421">initial landing positions </text:span><text:span text:style-name="T424">on</text:span><text:span text:style-name="T421"> isolated </text:span><text:span text:style-name="T425">daily-life </text:span><text:span text:style-name="T421">object</text:span><text:span text:style-name="T430">s</text:span><text:span text:style-name="T426">. </text:span><text:span text:style-name="T374">Firstly, Henderson </text:span><text:reference-mark-start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374">(1993)</text:span><text:reference-mark-end text:name="ZOTERO_ITEM CSL_CITATION {&quot;citationID&quot;:&quot;1kjrcnujin&quot;,&quot;properties&quot;:{&quot;formattedCitation&quot;:&quot;(1993)&quot;,&quot;plainCitation&quot;:&quot;(1993)&quot;},&quot;citationItems&quot;:[{&quot;id&quot;:1815,&quot;uris&quot;:[&quot;http://zotero.org/users/local/OLmfyFPR/items/VEQVN359&quot;],&quot;uri&quot;:[&quot;http://zotero.org/users/local/OLmfyFPR/items/VEQVN359&quot;],&quot;itemData&quot;:{&quot;id&quot;:1815,&quot;type&quot;:&quot;article-journal&quot;,&quot;title&quot;:&quot;Eye movement control during visual object processing: Effects of initial fixation position and semantic constraint.&quot;,&quot;container-title&quot;:&quot;Canadian Journal of Experimental Psychology/Revue Canadienne de Psychologie Expérimentale&quot;,&quot;page&quot;:&quot;79&quot;,&quot;volume&quot;:&quot;47&quot;,&quot;issue&quot;:&quot;1&quot;,&quot;source&quot;:&quot;Google Scholar&quot;,&quot;shortTitle&quot;:&quot;Eye movement control during visual object processing&quot;,&quot;author&quot;:[{&quot;family&quot;:&quot;Henderson&quot;,&quot;given&quot;:&quot;J. M.&quot;}],&quot;issued&quot;:{&quot;date-parts&quot;:[[&quot;1993&quot;]]},&quot;accessed&quot;:{&quot;date-parts&quot;:[[&quot;2013&quot;,4,15]]}},&quot;suppress-author&quot;:true}],&quot;schema&quot;:&quot;https://github.com/citation-style-language/schema/raw/master/csl-citation.json&quot;} RNDbE6NbfZfC1"/><text:span text:style-name="T374"> provided participants with arrays of line drawings of objects and found that landing positions were clustered around the </text:span><text:span text:style-name="T493">centers of the objects</text:span><text:span text:style-name="T375">. The </text:span><text:span text:style-name="T431">fact that eye movements tend to land at the center of objects </text:span><text:span text:style-name="T375">was later confirmed by studies using arrays of photographs of real objects </text:span><text:reference-mark-start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375">(instead of line drawings, Foulsham &amp; Underwood, 2009)</text:span><text:reference-mark-end text:name="ZOTERO_ITEM CSL_CITATION {&quot;citationID&quot;:&quot;Ps3gBLhU&quot;,&quot;properties&quot;:{&quot;formattedCitation&quot;:&quot;(instead of line drawings, Foulsham &amp; Underwood, 2009)&quot;,&quot;plainCitation&quot;:&quot;(instead of line drawings, Foulsham &amp; Underwood, 2009)&quot;},&quot;citationItems&quot;:[{&quot;id&quot;:1823,&quot;uris&quot;:[&quot;http://zotero.org/users/local/OLmfyFPR/items/UMETHAXS&quot;],&quot;uri&quot;:[&quot;http://zotero.org/users/local/OLmfyFPR/items/UMETHAXS&quot;],&quot;itemData&quot;:{&quot;id&quot;:1823,&quot;type&quot;:&quot;article-journal&quot;,&quot;title&quot;:&quot;Does conspicuity enhance distraction? Saliency and eye landing position when searching for objects&quot;,&quot;container-title&quot;:&quot;The Quarterly Journal of Experimental Psychology&quot;,&quot;page&quot;:&quot;1088–1098&quot;,&quot;volume&quot;:&quot;62&quot;,&quot;issue&quot;:&quot;6&quot;,&quot;source&quot;:&quot;Google Scholar&quot;,&quot;shortTitle&quot;:&quot;Does conspicuity enhance distraction?&quot;,&quot;author&quot;:[{&quot;family&quot;:&quot;Foulsham&quot;,&quot;given&quot;:&quot;Tom&quot;},{&quot;family&quot;:&quot;Underwood&quot;,&quot;given&quot;:&quot;Geoffrey&quot;}],&quot;issued&quot;:{&quot;date-parts&quot;:[[&quot;2009&quot;]]},&quot;accessed&quot;:{&quot;date-parts&quot;:[[&quot;2013&quot;,4,23]]}},&quot;prefix&quot;:&quot;instead of line drawings, &quot;}],&quot;schema&quot;:&quot;https://github.com/citation-style-language/schema/raw/master/csl-citation.json&quot;} RNDgIljtWhZTm"/><text:span text:style-name="T375">, and even for </text:span><text:span text:style-name="T431">studies using </text:span><text:span text:style-name="T375">complex natural scenes with objects embedded in them </text:span><text:reference-mark-start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375">(Foulsham &amp; Kingstone, 2013; Nuthmann &amp; Henderson, 2010)</text:span><text:reference-mark-end text:name="ZOTERO_ITEM CSL_CITATION {&quot;citationID&quot;:&quot;hoBFcZQJ&quot;,&quot;properties&quot;:{&quot;formattedCitation&quot;:&quot;(Foulsham &amp; Kingstone, 2013; Nuthmann &amp; Henderson, 2010)&quot;,&quot;plainCitation&quot;:&quot;(Foulsham &amp; Kingstone, 2013; Nuthmann &amp; Henderson, 2010)&quot;},&quot;citationItems&quot;:[{&quot;id&quot;:1809,&quot;uris&quot;:[&quot;http://zotero.org/users/local/OLmfyFPR/items/F8IKEW7I&quot;],&quot;uri&quot;:[&quot;http://zotero.org/users/local/OLmfyFPR/items/F8IKEW7I&quot;],&quot;itemData&quot;:{&quot;id&quot;:1809,&quot;type&quot;:&quot;article-journal&quot;,&quot;title&quot;:&quot;Optimal and preferred eye landing positions in objects and scenes&quot;,&quot;container-title&quot;:&quot;The Quarterly Journal of Experimental Psychology&quot;,&quot;page&quot;:&quot;1707-17288&quot;,&quot;volume&quot;:&quot;66&quot;,&quot;issue&quot;:&quot;9&quot;,&quot;source&quot;:&quot;Google Scholar&quot;,&quot;author&quot;:[{&quot;family&quot;:&quot;Foulsham&quot;,&quot;given&quot;:&quot;Tom&quot;},{&quot;family&quot;:&quot;Kingstone&quot;,&quot;given&quot;:&quot;Alan&quot;}],&quot;issued&quot;:{&quot;date-parts&quot;:[[&quot;2013&quot;]]},&quot;accessed&quot;:{&quot;date-parts&quot;:[[&quot;2013&quot;,4,15]]}}},{&quot;id&quot;:1818,&quot;uris&quot;:[&quot;http://zotero.org/users/local/OLmfyFPR/items/NARQRAUZ&quot;],&quot;uri&quot;:[&quot;http://zotero.org/users/local/OLmfyFPR/items/NARQRAUZ&quot;],&quot;itemData&quot;:{&quot;id&quot;:1818,&quot;type&quot;:&quot;article-journal&quot;,&quot;title&quot;:&quot;Object-based attentional selection in scene viewing&quot;,&quot;container-title&quot;:&quot;Journal of Vision&quot;,&quot;page&quot;:&quot;1-19&quot;,&quot;volume&quot;:&quot;10&quot;,&quot;issue&quot;:&quot;8&quot;,&quot;source&quot;:&quot;Google Scholar&quot;,&quot;author&quot;:[{&quot;family&quot;:&quot;Nuthmann&quot;,&quot;given&quot;:&quot;Antje&quot;},{&quot;family&quot;:&quot;Henderson&quot;,&quot;given&quot;:&quot;John M.&quot;}],&quot;issued&quot;:{&quot;date-parts&quot;:[[&quot;2010&quot;]]},&quot;accessed&quot;:{&quot;date-parts&quot;:[[&quot;2013&quot;,4,15]]}}}],&quot;schema&quot;:&quot;https://github.com/citation-style-language/schema/raw/master/csl-citation.json&quot;} RNDyOx562HydG"/><text:span text:style-name="T375">.</text:span></text:p>
      <text:p text:style-name="Text_20_body"><text:span text:style-name="T465">Typically, these central, </text:span><text:span text:style-name="T448">on-stimulus </text:span><text:span text:style-name="T447">landing positions are </text:span><text:span text:style-name="T432">explained as a strategy, </text:span><text:span text:style-name="T474">which </text:span><text:span text:style-name="T432">observers </text:span><text:span text:style-name="T436">voluntarily </text:span><text:span text:style-name="T432">employ in order to </text:span><text:span text:style-name="T433">fixate </text:span><text:span text:style-name="T434">on</text:span><text:span text:style-name="T432"> the stimulus' optimal viewing position </text:span><text:reference-mark-start text:name="ZOTERO_ITEM CSL_CITATION {&quot;citationID&quot;:&quot;h6YFpeDs&quot;,&quot;properties&quot;:{&quot;formattedCitation&quot;:&quot;(i.e. the location that allows for the most rapid identification, McConkie, Kerr, Reddix, &amp; Zola, 1988)&quot;,&quot;plainCitation&quot;:&quot;(i.e. the location that allows for the most rapid identification,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quot;}],&quot;schema&quot;:&quot;https://github.com/citation-style-language/schema/raw/master/csl-citation.json&quot;} RNDflf196hCom"/><text:span text:style-name="T432">(i.e. the location that allows for the most rapid identification, McConkie, Kerr, Reddix, &amp; Zola, 1988)</text:span><text:reference-mark-end text:name="ZOTERO_ITEM CSL_CITATION {&quot;citationID&quot;:&quot;h6YFpeDs&quot;,&quot;properties&quot;:{&quot;formattedCitation&quot;:&quot;(i.e. the location that allows for the most rapid identification, McConkie, Kerr, Reddix, &amp; Zola, 1988)&quot;,&quot;plainCitation&quot;:&quot;(i.e. the location that allows for the most rapid identification, McConkie, Kerr, Reddix, &amp; Zola, 1988)&quot;},&quot;citationItems&quot;:[{&quot;id&quot;:1971,&quot;uris&quot;:[&quot;http://zotero.org/users/local/OLmfyFPR/items/Q7ERM6TE&quot;],&quot;uri&quot;:[&quot;http://zotero.org/users/local/OLmfyFPR/items/Q7ERM6TE&quot;],&quot;itemData&quot;:{&quot;id&quot;:1971,&quot;type&quot;:&quot;article-journal&quot;,&quot;title&quot;:&quot;Eye movement control during reading: I. The location of initial eye fixations on words&quot;,&quot;container-title&quot;:&quot;Vision research&quot;,&quot;page&quot;:&quot;1107–1118&quot;,&quot;volume&quot;:&quot;28&quot;,&quot;issue&quot;:&quot;10&quot;,&quot;source&quot;:&quot;Google Scholar&quot;,&quot;shortTitle&quot;:&quot;Eye movement control during reading&quot;,&quot;author&quot;:[{&quot;family&quot;:&quot;McConkie&quot;,&quot;given&quot;:&quot;George W.&quot;},{&quot;family&quot;:&quot;Kerr&quot;,&quot;given&quot;:&quot;Paul W.&quot;},{&quot;family&quot;:&quot;Reddix&quot;,&quot;given&quot;:&quot;Michael D.&quot;},{&quot;family&quot;:&quot;Zola&quot;,&quot;given&quot;:&quot;David&quot;}],&quot;issued&quot;:{&quot;date-parts&quot;:[[&quot;1988&quot;]]},&quot;accessed&quot;:{&quot;date-parts&quot;:[[&quot;2013&quot;,6,4]]}},&quot;prefix&quot;:&quot;i.e. the location that allows for the most rapid identification, &quot;}],&quot;schema&quot;:&quot;https://github.com/citation-style-language/schema/raw/master/csl-citation.json&quot;} RNDflf196hCom"/><text:span text:style-name="T432">. </text:span><text:span text:style-name="T437">However, w</text:span><text:span text:style-name="T435">e believe </text:span><text:span text:style-name="T494">that </text:span><text:span text:style-name="T466">an alternative explanation cannot be ruled out. Possibly, </text:span><text:span text:style-name="T435">the </text:span><text:soft-page-break/><text:span text:style-name="T435">tendency to fixate the center of (isolated) objects is simply caused by saccadic averaging in the superior colliculus, such that the eyes are automatically drawn to</text:span><text:span text:style-name="T449">wards</text:span><text:span text:style-name="T435"> the CoG of the visual display </text:span><text:span text:style-name="T449">(</text:span><text:span text:style-name="T437">which happens to be the object's center</text:span><text:span text:style-name="T449">)</text:span><text:span text:style-name="T435">. </text:span><text:span text:style-name="T450">The current</text:span><text:span text:style-name="T435"> study is not set up to distinguish between these two possibilities, although we briefly speculate about it in the General Discussion. </text:span><text:span text:style-name="T475">For now, we preferred to simply use the empirical results of previous studies in order to formulate hypotheses for our current study: </text:span><text:span text:style-name="T476">T</text:span><text:span text:style-name="T368">he CoG hypothesis predicts that the eyes are simply drawn to</text:span><text:span text:style-name="T438">wards</text:span><text:span text:style-name="T368"> an object's weighted center. </text:span><text:span text:style-name="T477">This </text:span><text:span text:style-name="T352">weighted </text:span><text:span text:style-name="T477">center </text:span><text:span text:style-name="T479">can</text:span><text:span text:style-name="T477"> be </text:span><text:span text:style-name="T480">in the <text:s/>middle of the </text:span><text:span text:style-name="T477">object </text:span><text:span text:style-name="T478">(if the object is symmetrical)</text:span><text:span text:style-name="T477">, but does not necessarily have to be. </text:span><text:span text:style-name="T368">For example, in </text:span><text:span text:style-name="T369">the </text:span><text:span text:style-name="T368">case of a spoon, the </text:span><text:span text:style-name="T481">CoG hypothesizes that the</text:span><text:span text:style-name="T368"> would land slightly towards the 'heavy' </text:span><text:span text:style-name="T370">scoop</text:span><text:span text:style-name="T368">, but no more than would be expected based on the stimulus' low-level properties.</text:span></text:p>
      <text:h text:style-name="P78" text:outline-level="2">Current study</text:h>
      <text:p text:style-name="Text_20_body"><text:span text:style-name="T580">P</text:span><text:span text:style-name="T554">revious studies on </text:span><text:span text:style-name="T555">the </text:span><text:span text:style-name="T556">effect </text:span><text:span text:style-name="T557">of </text:span><text:span text:style-name="T593">visuomotor priming</text:span><text:span text:style-name="T554"> </text:span><text:span text:style-name="T555">on </text:span><text:span text:style-name="T554">visual processing have yielded equivocal results</text:span><text:span text:style-name="T569"> when it comes to the distribution of attention within </text:span><text:span text:style-name="T570">graspable</text:span><text:span text:style-name="T571"> </text:span><text:span text:style-name="T569">daily-life objects</text:span><text:span text:style-name="T554">. </text:span><text:span text:style-name="T558">Where cueing paradigms demonstrated an </text:span><text:span text:style-name="T559">attentional shift </text:span><text:span text:style-name="T533">away</text:span><text:span text:style-name="T559"> from the handle </text:span><text:reference-mark-start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559">(Roberts &amp; Humphreys, 2006)</text:span><text:reference-mark-end text:name="ZOTERO_ITEM CSL_CITATION {&quot;citationID&quot;:&quot;2co0dhuo9c&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80d8QjjuHf"/><text:span text:style-name="T559">, </text:span><text:span text:style-name="T560">or </text:span><text:span text:style-name="T559">no attentional shift </text:span><text:span text:style-name="T560">at all</text:span><text:span text:style-name="T559"> </text:span><text:reference-mark-start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559">(Vainio et al., 2007)</text:span><text:reference-mark-end text:name="ZOTERO_ITEM CSL_CITATION {&quot;citationID&quot;:&quot;2j30eu06rd&quot;,&quot;properties&quot;:{&quot;formattedCitation&quot;:&quot;(Vainio et al., 2007)&quot;,&quot;plainCitation&quot;:&quot;(Vainio et al., 2007)&quot;},&quot;citationItems&quot;:[{&quot;id&quot;:468,&quot;uris&quot;:[&quot;http://zotero.org/users/local/OLmfyFPR/items/PTSQAPFC&quot;],&quot;uri&quot;:[&quot;http://zotero.org/users/local/OLmfyFPR/items/PTSQAPFC&quot;],&quot;itemData&quot;:{&quot;id&quot;:468,&quot;type&quot;:&quot;article-journal&quot;,&quot;title&quot;:&quot;The role of visual attention in action priming&quot;,&quot;container-title&quot;:&quot;The Quarterly Journal of Experimental Psychology&quot;,&quot;page&quot;:&quot;241–261&quot;,&quot;volume&quot;:&quot;60&quot;,&quot;issue&quot;:&quot;2&quot;,&quot;source&quot;:&quot;Google Scholar&quot;,&quot;author&quot;:[{&quot;family&quot;:&quot;Vainio&quot;,&quot;given&quot;:&quot;L.&quot;},{&quot;family&quot;:&quot;Ellis&quot;,&quot;given&quot;:&quot;R.&quot;},{&quot;family&quot;:&quot;Tucker&quot;,&quot;given&quot;:&quot;M.&quot;}],&quot;issued&quot;:{&quot;date-parts&quot;:[[&quot;2007&quot;]]}}}],&quot;schema&quot;:&quot;https://github.com/citation-style-language/schema/raw/master/csl-citation.json&quot;} RNDwMw66nWqxy"/><text:span text:style-name="T559">, </text:span><text:span text:style-name="T558">Myachykov and colle</text:span><text:span text:style-name="T561">agues </text:span><text:reference-mark-start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561">(2013)</text:span><text:reference-mark-end text:name="ZOTERO_ITEM CSL_CITATION {&quot;citationID&quot;:&quot;o6ZXQpCn&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GC0XapSEQQ"/><text:span text:style-name="T561"> found </text:span><text:span text:style-name="T559">a bias </text:span><text:span text:style-name="T533">towards</text:span><text:span text:style-name="T559"> the handle. </text:span><text:span text:style-name="T581">Importantly, </text:span><text:span text:style-name="T535">to our knowledge, none of these studies</text:span><text:span text:style-name="T529"> have taken the </text:span><text:span text:style-name="T554">low-level properties (</text:span><text:span text:style-name="T574">notably, the CoG</text:span><text:span text:style-name="T554">) </text:span><text:span text:style-name="T529">of the stimuli into account. </text:span><text:span text:style-name="T579">This is </text:span><text:span text:style-name="T581">crucial</text:span><text:span text:style-name="T579">, because if the eyes are indeed draw</text:span><text:span text:style-name="T590">n</text:span><text:span text:style-name="T579"> towards the CoG of </text:span><text:span text:style-name="T582">a visual display </text:span><text:reference-mark-start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582">(e.g. Findlay, 1982; Vitu, 2008; Zelinsky et al., 1997)</text:span><text:reference-mark-end text:name="ZOTERO_ITEM CSL_CITATION {&quot;citationID&quot;:&quot;bAk87nb5&quot;,&quot;properties&quot;:{&quot;formattedCitation&quot;:&quot;(e.g. Findlay, 1982; Vitu, 2008; Zelinsky et al., 1997)&quot;,&quot;plainCitation&quot;:&quot;(e.g. Findlay, 1982; Vitu, 2008; Zelinsky et al., 1997)&quot;},&quot;citationItems&quot;:[{&quot;id&quot;:1478,&quot;uris&quot;:[&quot;http://zotero.org/users/local/OLmfyFPR/items/U96W7U5R&quot;],&quot;uri&quot;:[&quot;http://zotero.org/users/local/OLmfyFPR/items/U96W7U5R&quot;],&quot;itemData&quot;:{&quot;id&quot;:1478,&quot;type&quot;:&quot;article-journal&quot;,&quot;title&quot;:&quot;Global visual processing for saccadic eye movements&quot;,&quot;container-title&quot;:&quot;Vision Research&quot;,&quot;page&quot;:&quot;1033–1045&quot;,&quot;volume&quot;:&quot;22&quot;,&quot;issue&quot;:&quot;8&quot;,&quot;source&quot;:&quot;Google Scholar&quot;,&quot;author&quot;:[{&quot;family&quot;:&quot;Findlay&quot;,&quot;given&quot;:&quot;J. M.&quot;}],&quot;issued&quot;:{&quot;date-parts&quot;:[[&quot;1982&quot;]]}},&quot;prefix&quot;:&quot;e.g.&quot;},{&quot;id&quot;:1474,&quot;uris&quot;:[&quot;http://zotero.org/users/local/OLmfyFPR/items/H7W7VDR9&quot;],&quot;uri&quot;:[&quot;http://zotero.org/users/local/OLmfyFPR/items/H7W7VDR9&quot;],&quot;itemData&quot;:{&quot;id&quot;:1474,&quot;type&quot;:&quot;article-journal&quot;,&quot;title&quot;:&quot;About the global effect and the critical role of retinal eccentricity: Implications for eye movements in reading&quot;,&quot;container-title&quot;:&quot;Journal of Eye Movement Research&quot;,&quot;page&quot;:&quot;1–18&quot;,&quot;volume&quot;:&quot;2&quot;,&quot;issue&quot;:&quot;3&quot;,&quot;source&quot;:&quot;Google Scholar&quot;,&quot;shortTitle&quot;:&quot;About the global effect and the critical role of retinal eccentricity&quot;,&quot;author&quot;:[{&quot;family&quot;:&quot;Vitu&quot;,&quot;given&quot;:&quot;F.&quot;}],&quot;issued&quot;:{&quot;date-parts&quot;:[[&quot;2008&quot;]]}}},{&quot;id&quot;:1506,&quot;uris&quot;:[&quot;http://zotero.org/users/local/OLmfyFPR/items/4XNT6M8X&quot;],&quot;uri&quot;:[&quot;http://zotero.org/users/local/OLmfyFPR/items/4XNT6M8X&quot;],&quot;itemData&quot;:{&quot;id&quot;:1506,&quot;type&quot;:&quot;article-journal&quot;,&quot;title&quot;:&quot;Eye movements reveal the spatiotemporal dynamics of visual search&quot;,&quot;container-title&quot;:&quot;Psychological Science&quot;,&quot;page&quot;:&quot;448–453&quot;,&quot;volume&quot;:&quot;8&quot;,&quot;issue&quot;:&quot;6&quot;,&quot;source&quot;:&quot;Google Scholar&quot;,&quot;author&quot;:[{&quot;family&quot;:&quot;Zelinsky&quot;,&quot;given&quot;:&quot;G. J.&quot;},{&quot;family&quot;:&quot;Rao&quot;,&quot;given&quot;:&quot;R. P. N.&quot;},{&quot;family&quot;:&quot;Hayhoe&quot;,&quot;given&quot;:&quot;M. M.&quot;},{&quot;family&quot;:&quot;Ballard&quot;,&quot;given&quot;:&quot;D. H.&quot;}],&quot;issued&quot;:{&quot;date-parts&quot;:[[&quot;1997&quot;]]}}}],&quot;schema&quot;:&quot;https://github.com/citation-style-language/schema/raw/master/csl-citation.json&quot;} RNDL2qBPv2Zt8"/><text:span text:style-name="T582">, </text:span>the attentional shift towards the action-performing side observed by Roberts &amp; Humphreys <text:reference-mark-start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2006)<text:reference-mark-end text:name="ZOTERO_ITEM CSL_CITATION {&quot;citationID&quot;:&quot;wgkPNntt&quot;,&quot;properties&quot;:{&quot;formattedCitation&quot;:&quot;(2006)&quot;,&quot;plainCitation&quot;:&quot;(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uppress-author&quot;:true}],&quot;schema&quot;:&quot;https://github.com/citation-style-language/schema/raw/master/csl-citation.json&quot;} RND9ATrpPmBgr"/> may simply be explained by the fact that, on average their stimuli contained more pixels on the action-performing side; <text:span text:style-name="T908">or </text:span>vice versa for the bias towards the handle observed by Myachykov <text:span text:style-name="T906">and colleagues </text:span><text:reference-mark-start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2013)<text:reference-mark-end text:name="ZOTERO_ITEM CSL_CITATION {&quot;citationID&quot;:&quot;2oxMXsVJ&quot;,&quot;properties&quot;:{&quot;formattedCitation&quot;:&quot;(2013)&quot;,&quot;plainCitation&quot;:&quot;(2013)&quot;},&quot;citationItems&quot;:[{&quot;id&quot;:1945,&quot;uris&quot;:[&quot;http://zotero.org/users/local/OLmfyFPR/items/GPE8G62X&quot;],&quot;uri&quot;:[&quot;http://zotero.org/users/local/OLmfyFPR/items/GPE8G62X&quot;],&quot;itemData&quot;:{&quot;id&quot;:1945,&quot;type&quot;:&quot;article-journal&quot;,&quot;title&quot;:&quot;Visual and linguistic cues to graspable objects&quot;,&quot;container-title&quot;:&quot;Experimental Brain Research&quot;,&quot;page&quot;:&quot;545-599&quot;,&quot;volume&quot;:&quot;229&quot;,&quot;issue&quot;:&quot;4&quot;,&quot;source&quot;:&quot;link.springer.com&quot;,&quot;abstract&quot;:&quot;Two experiments investigated (1) how activation of manual affordances is triggered by visual and linguistic cues to manipulable objects and (2) whether graspable object parts play a special role in this process. Participants pressed a key to categorize manipulable target objects copresented with manipulable distractor objects on a computer screen. Three factors were varied in Experiment 1: (1) the target’s and (2) the distractor’s handles’ orientation congruency with the lateral manual response and (3) the Visual Focus on one of the objects. In Experiment 2, a linguistic cue factor was added to these three factors—participants heard the name of one of the two objects prior to the target display onset. Analysis of participants’ motor and oculomotor behaviour confirmed that perceptual and linguistic cues potentiated activation of grasp affordances. Both target- and distractor-related affordance effects were modulated by the presence of visual and linguistic cues. However, a differential visual attention mechanism subserved activation of compatibility effects associated with target and distractor objects. We also registered an independent implicit attention attraction effect from objects’ handles, suggesting that graspable parts automatically attract attention during object viewing. This effect was further amplified by visual but not linguistic cues, thus providing initial evidence for a recent hypothesis about differential roles of visual and linguistic information in potentiating stable and variable affordances (Borghi in Language and action in cognitive neuroscience. Psychology Press, London, 2012).&quot;,&quot;DOI&quot;:&quot;10.1007/s00221-013-3616-z&quot;,&quot;ISSN&quot;:&quot;0014-4819, 1432-1106&quot;,&quot;journalAbbreviation&quot;:&quot;Exp Brain Res&quot;,&quot;language&quot;:&quot;en&quot;,&quot;author&quot;:[{&quot;family&quot;:&quot;Myachykov&quot;,&quot;given&quot;:&quot;Andriy&quot;},{&quot;family&quot;:&quot;Ellis&quot;,&quot;given&quot;:&quot;Rob&quot;},{&quot;family&quot;:&quot;Cangelosi&quot;,&quot;given&quot;:&quot;Angelo&quot;},{&quot;family&quot;:&quot;Fischer&quot;,&quot;given&quot;:&quot;Martin H.&quot;}],&quot;issued&quot;:{&quot;date-parts&quot;:[[&quot;2013&quot;]]},&quot;accessed&quot;:{&quot;date-parts&quot;:[[&quot;2013&quot;,7,5]]}},&quot;suppress-author&quot;:true}],&quot;schema&quot;:&quot;https://github.com/citation-style-language/schema/raw/master/csl-citation.json&quot;} RNDRUgvWUvGLw"/>.</text:p>
      <text:p text:style-name="P23"><text:soft-page-break/><text:span text:style-name="T582">T</text:span><text:span text:style-name="T511">he purpose of the current study was to investigate the</text:span><text:span text:style-name="T582">se </text:span><text:span text:style-name="T511">three </text:span><text:span text:style-name="T594">possibilities simultaneously</text:span><text:span text:style-name="T511">. To this end, we recorded eye movements of participants who were viewing simple visual displays contain</text:span><text:span text:style-name="T584">ing</text:span><text:span text:style-name="T511"> one isolated graspable object. The object was initially presented in peripheral vision, </text:span><text:span text:style-name="T585">such that participants' initial saccade </text:span><text:span text:style-name="T591">brought the</text:span><text:span text:style-name="T585"> object into foveal vision. </text:span><text:span text:style-name="T597">Before giving a response, participants </text:span><text:span text:style-name="T585">typically </text:span><text:span text:style-name="T598">also</text:span><text:span text:style-name="T585"> made </text:span><text:span text:style-name="T575">one or </text:span><text:span text:style-name="T583">more </text:span><text:span text:style-name="T576">refixations </text:span><text:span text:style-name="T592">within the boundaries of the object</text:span><text:span text:style-name="T576">. We </text:span><text:span text:style-name="T586">analyzed</text:span><text:span text:style-name="T576"> the landing positions of these saccades </text:span><text:span text:style-name="T577">in order to examine whether they were biased to the object's CoG, the object</text:span><text:span text:style-name="T578">'s handle, or the object's action-performing side.</text:span></text:p>
      <text:h text:style-name="P99" text:outline-level="1"><text:span text:style-name="T132">E</text:span><text:span text:style-name="T1">xperiment 1</text:span></text:h>
      <text:h text:style-name="P79" text:outline-level="2">Methods</text:h>
      <text:p text:style-name="P28"><text:span text:style-name="T39">Stimuli and data are made available on the first author's website: </text:span><text:a xlink:type="simple" xlink:href="http://www.cogsci.nl/lvanderlinden/"><text:span text:style-name="T6">http://www.cogsci.nl/lvanderlinden/</text:span></text:a></text:p>
      <text:h text:style-name="P87" text:outline-level="3">Participants</text:h>
      <text:p text:style-name="P7"><text:span text:style-name="T802">Eighteen observers participated in Experiment 1. All were right-handed, had normal or corrected-to-normal vision, and were naive as to the purpose of the experiment. They received payment (</text:span><text:span text:style-name="T761">€10 </text:span><text:span text:style-name="T803">per hour) </text:span><text:span text:style-name="T656">in return for their participation and gave their written informed consent. The experimental procedure was in accordance with the Ethical Committee of Aix-Marseille Université and the Declaration of Helsinki.</text:span></text:p>
      <text:h text:style-name="P87" text:outline-level="3">Apparatus</text:h>
      <text:p text:style-name="P24"><text:span text:style-name="T125">Participants sat in front of a computer screen in a dimly-lit room. Stimulus presentation was controlled by OpenSesame </text:span><text:reference-mark-start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785">(Mathôt, Schreij, &amp; Theeuwes, 2012)</text:span><text:reference-mark-end text:name="ZOTERO_ITEM CSL_CITATION {&quot;citationID&quot;:&quot;2mglvvhqbb&quot;,&quot;properties&quot;:{&quot;formattedCitation&quot;:&quot;{\\rtf (Math\\uc0\\u244{}t, Schreij, &amp; Theeuwes, 2012)}&quot;,&quot;plainCitation&quot;:&quot;(Mathôt, Schreij, &amp; Theeuwes,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pIlrRDrzi9"/><text:span text:style-name="T125"> in combination with </text:span><text:soft-page-break/><text:span text:style-name="T125">PsychoPy </text:span><text:reference-mark-start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25">(Peirce, 2007)</text:span><text:reference-mark-end text:name="ZOTERO_ITEM CSL_CITATION {&quot;citationID&quot;:&quot;1ldcu9khrd&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sa8UHu7b6n"/><text:span text:style-name="T125"> on a 21'' CRT monitor with a resolution of 1024 by 768 px and a refresh rate of 100 Hz. The distance between participants' eyes and the monitor was 75 cm and was kept constant by </text:span><text:span text:style-name="T129">stabilizing</text:span><text:span text:style-name="T125"> </text:span><text:span text:style-name="T128">the </text:span><text:span text:style-name="T125">head with a chin rest. Manual responses were collected on a </text:span><text:span text:style-name="T7">button box</text:span><text:span text:style-name="T125">. Eye-position data were recorded with a </text:span><text:span text:style-name="T130">remote</text:span><text:span text:style-name="T125"> EyeLink 1000 head-mounted system (SR Research Ltd., Mississauga, Ontario, Canada) with a sampling rate of 1000 Hz. </text:span></text:p>
      <text:h text:style-name="P88" text:outline-level="3">Materials</text:h>
      <text:p text:style-name="P34"><text:span text:style-name="T13">We selected </text:span><text:span text:style-name="T14">e</text:span><text:span text:style-name="T7">ighteen colored photographs </text:span><text:span text:style-name="T15">of daily-life objects </text:span><text:span text:style-name="T7">from </text:span><text:span text:style-name="T16">two standardi</text:span><text:span text:style-name="T33">z</text:span><text:span text:style-name="T16">ed stimulus sets </text:span><text:reference-mark-start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84">(Brodeur, Dionne-Dostie, Montreuil, Lepage, &amp; Op de Beeck, 2010; Moreno-Mart</text:span><text:span text:style-name="T783">ínez &amp; Montoro, 2012)</text:span><text:reference-mark-end text:name="ZOTERO_ITEM CSL_CITATION {&quot;citationID&quot;:&quot;2jjj9tqlf&quot;,&quot;properties&quot;:{&quot;formattedCitation&quot;:&quot;{\\rtf (Brodeur, Dionne-Dostie, Montreuil, Lepage, &amp; Op de Beeck, 2010; Moreno-Mart\\uc0\\u237{}nez &amp; Montoro, 2012)}&quot;,&quot;plainCitation&quot;:&quot;(Brodeur, Dionne-Dostie, Montreuil, Lepage, &amp; Op de Beeck, 2010; Moreno-Martínez &amp; Montoro, 2012)&quot;},&quot;citationItems&quot;:[{&quot;id&quot;:919,&quot;uris&quot;:[&quot;http://zotero.org/users/local/OLmfyFPR/items/26ASWITE&quot;],&quot;uri&quot;:[&quot;http://zotero.org/users/local/OLmfyFPR/items/26ASWITE&quot;],&quot;itemData&quot;:{&quot;id&quot;:919,&quot;type&quot;:&quot;article-journal&quot;,&quot;title&quot;:&quot;The Bank of Standardized Stimuli (BOSS), a new set of 480 normative photos of objects to be used as visual stimuli in cognitive research&quot;,&quot;container-title&quot;:&quot;PloS ONE&quot;,&quot;page&quot;:&quot;e10773&quot;,&quot;volume&quot;:&quot;5&quot;,&quot;issue&quot;:&quot;5&quot;,&quot;source&quot;:&quot;Google Scholar&quot;,&quot;author&quot;:[{&quot;family&quot;:&quot;Brodeur&quot;,&quot;given&quot;:&quot;M. B&quot;},{&quot;family&quot;:&quot;Dionne-Dostie&quot;,&quot;given&quot;:&quot;E.&quot;},{&quot;family&quot;:&quot;Montreuil&quot;,&quot;given&quot;:&quot;T.&quot;},{&quot;family&quot;:&quot;Lepage&quot;,&quot;given&quot;:&quot;M.&quot;},{&quot;family&quot;:&quot;Op de Beeck&quot;,&quot;given&quot;:&quot;H. P&quot;}],&quot;issued&quot;:{&quot;date-parts&quot;:[[&quot;2010&quot;]]}}},{&quot;id&quot;:1340,&quot;uris&quot;:[&quot;http://zotero.org/users/local/OLmfyFPR/items/GZI7RC74&quot;],&quot;uri&quot;:[&quot;http://zotero.org/users/local/OLmfyFPR/items/GZI7RC74&quot;],&quot;itemData&quot;:{&quot;id&quot;:1340,&quot;type&quot;:&quot;article-journal&quot;,&quot;title&quot;:&quot;An ecological alternative to Snodgrass &amp; Vanderwart: 360 high quality colour images with norms for seven psycholinguistic variables&quot;,&quot;container-title&quot;:&quot;PloS ONE&quot;,&quot;page&quot;:&quot;e37527&quot;,&quot;volume&quot;:&quot;7&quot;,&quot;issue&quot;:&quot;5&quot;,&quot;source&quot;:&quot;Google Scholar&quot;,&quot;shortTitle&quot;:&quot;An Ecological Alternative to Snodgrass &amp; Vanderwart&quot;,&quot;author&quot;:[{&quot;family&quot;:&quot;Moreno-Martínez&quot;,&quot;given&quot;:&quot;F. J.&quot;},{&quot;family&quot;:&quot;Montoro&quot;,&quot;given&quot;:&quot;P. R.&quot;}],&quot;issued&quot;:{&quot;date-parts&quot;:[[&quot;2012&quot;]]},&quot;accessed&quot;:{&quot;date-parts&quot;:[[&quot;2012&quot;,11,6]]}}}],&quot;schema&quot;:&quot;https://github.com/citation-style-language/schema/raw/master/csl-citation.json&quot;} RNDx1WWEkNrEZ"/><text:span text:style-name="T7">. Half of </text:span><text:span text:style-name="T8">the </text:span><text:span text:style-name="T7">objects were kitchen </text:span><text:span text:style-name="T9">utensils</text:span><text:span text:style-name="T7">, whereas the other half were garage tools. All objects were relatively long and narrow </text:span><text:span text:style-name="T21">(</text:span><text:span text:style-name="T42">width: between </text:span><text:span text:style-name="T774">4.4°</text:span><text:span text:style-name="T775"> </text:span><text:span text:style-name="T777">and </text:span><text:span text:style-name="T774">5.7°; </text:span><text:span text:style-name="T777">height: between </text:span><text:span text:style-name="T776">0.65</text:span><text:span text:style-name="T773">°</text:span><text:span text:style-name="T775"> </text:span><text:span text:style-name="T777">and </text:span><text:span text:style-name="T776">2.02</text:span><text:span text:style-name="T773">°</text:span><text:span text:style-name="T775">)</text:span><text:span text:style-name="T7">, and were presented horizontally. Per category, six objects were 'handled objects' (e.g. a knife). The </text:span><text:span text:style-name="T10">remaining objects were </text:span><text:span text:style-name="T17">roughly </text:span><text:span text:style-name="T6">symmetrical, and equally graspable on both sides (e.g. a ruler). The latter were used </text:span><text:span text:style-name="T11">as</text:span><text:span text:style-name="T6"> filler</text:span><text:span text:style-name="T11">s</text:span><text:span text:style-name="T6">, to </text:span><text:span text:style-name="T40">decrease the chance that participants would notice our handle-orientation manipulation (</text:span><text:span text:style-name="T41">explained</text:span><text:span text:style-name="T40"> below)</text:span><text:span text:style-name="T6">. </text:span><text:span text:style-name="T12">The filler trials </text:span><text:span text:style-name="T6">were not included in the analyses.</text:span></text:p>
      <text:h text:style-name="P89" text:outline-level="3">Design</text:h>
      <text:p text:style-name="P19"><text:span text:style-name="T680">O</text:span><text:span text:style-name="T681">bjects were </text:span><text:span text:style-name="T682">presented</text:span><text:span text:style-name="T681"> in two different </text:span><text:span text:style-name="T789">orientations, </text:span><text:span text:style-name="T681">such that their handle </text:span><text:span text:style-name="T683">was </text:span><text:span text:style-name="T681">pointing either towards the left or to</text:span><text:span text:style-name="T684">wards</text:span><text:span text:style-name="T681"> the right. </text:span><text:span text:style-name="T693">This enabled us </text:span><text:span text:style-name="T691">to distinguish any </text:span><text:span text:style-name="T693">potential</text:span><text:span text:style-name="T691"> overall bias towards one side of the screen, from </text:span><text:span text:style-name="T694">the</text:span><text:span text:style-name="T691"> object-related gaze biase</text:span><text:span text:style-name="T692">s </text:span><text:span text:style-name="T694">of interest</text:span><text:span text:style-name="T691">. </text:span><text:span text:style-name="T625">We crossed this manipulation with a contrast manipulation (contrast degraded at the left or the right side of the object, or no contrast manipulation), resulting in a 2x3 within-subjects </text:span><text:soft-page-break/><text:span text:style-name="T625">factorial design. Because the sole purpose of the contrast manipulation was to perform </text:span><text:span text:style-name="T646">a </text:span><text:span text:style-name="T625">sanity check on our CoG calculation (</text:span><text:span text:style-name="T634">explained</text:span><text:span text:style-name="T625"> below), the methods and results of the contrast-degraded trials are not </text:span><text:span text:style-name="T647">included in </text:span><text:span text:style-name="T625">the main text </text:span><text:span text:style-name="T613">(</text:span><text:span text:style-name="T819">but see </text:span><text:span text:style-name="T820">Appendix 1</text:span><text:span text:style-name="T613">). </text:span></text:p>
      <text:p text:style-name="P52"><text:span text:style-name="T248">As mentioned in the </text:span><text:span text:style-name="T250">I</text:span><text:span text:style-name="T248">ntroduction, one of the purposes of the current study was to investigate the time course of low-level versus high-level effects on saccadic landing positions. For such </text:span><text:span text:style-name="T249">an </text:span><text:span text:style-name="T248">analys</text:span><text:span text:style-name="T249">is</text:span><text:span text:style-name="T248">, a wide range of saccade latencies is needed. To induce this, </text:span><text:span text:style-name="T136">we used a gap-overlap paradigm </text:span><text:reference-mark-start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36">(Rolfs &amp; Vitu, 2007; Saslow, 1967)</text:span><text:reference-mark-end text:name="ZOTERO_ITEM CSL_CITATION {&quot;citationID&quot;:&quot;1e143sa0ug&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FsVDXlBoJ"/><text:span text:style-name="T136">. </text:span><text:span text:style-name="T137">More precisely, half of the trials were '</text:span><text:span text:style-name="T221">gap-zero</text:span><text:span text:style-name="T137">' trials, in which the fixation dot was removed as soon as the object appeared on screen. The other half of the trials were 'overlap' trials, in which the fixation dot remained on screen during object presentation. </text:span><text:span text:style-name="T138">Many studies have shown that saccade latencies are reduced in the former, as compared to the latter </text:span><text:span text:style-name="T139">condition</text:span><text:span text:style-name="T138"> </text:span><text:reference-mark-start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38">(Rolfs &amp; Vitu, 2007; Saslow, 1967)</text:span><text:reference-mark-end text:name="ZOTERO_ITEM CSL_CITATION {&quot;citationID&quot;:&quot;2de69aoct9&quot;,&quot;properties&quot;:{&quot;formattedCitation&quot;:&quot;(Rolfs &amp; Vitu, 2007; Saslow, 1967)&quot;,&quot;plainCitation&quot;:&quot;(Rolfs &amp; Vitu, 2007; Saslow, 1967)&quot;},&quot;citationItems&quot;:[{&quot;id&quot;:1382,&quot;uris&quot;:[&quot;http://zotero.org/users/local/OLmfyFPR/items/22KUSI4U&quot;],&quot;uri&quot;:[&quot;http://zotero.org/users/local/OLmfyFPR/items/22KUSI4U&quot;],&quot;itemData&quot;:{&quot;id&quot;:1382,&quot;type&quot;:&quot;article-journal&quot;,&quot;title&quot;:&quot;On the limited role of target onset in the gap task: Support for the motor-preparation hypothesis&quot;,&quot;container-title&quot;:&quot;Journal of Vision&quot;,&quot;page&quot;:&quot;1-20&quot;,&quot;volume&quot;:&quot;7&quot;,&quot;issue&quot;:&quot;10&quot;,&quot;source&quot;:&quot;w.journalofvision.org&quot;,&quot;abstract&quot;:&quot;Saccade latency is reduced when the fixation stimulus is removed shortly before a saccade target appears (gap task) as compared to when the fixation stimulus remains present (overlap task). To test the assumption that this gap effect benefits from advanced motor preparation (M. Paré &amp; D. P. Munoz, 1996), we manipulated target onset independently of the signal to launch a saccade (peripheral offset at the mirror location). In Experiment 1, we showed that, when the target appears at one of only two possible locations, target onset strongly improves performance (lower latency, higher accuracy) in the overlap task but not in the gap task. In Experiment 2, we found that the lack of an effect of target onset in the gap task was not due to inhibition of a reflexive response to the transient associated with the offset (go signal) in our task. In Experiment 3, we manipulated target onset and target uncertainty (two, four, or eight potential target locations) in gap and overlap tasks. As target uncertainty increased, the gap effect decreased, and the effect of target onset on saccade latency in the gap condition became greater. Overall, our results suggest, in line with the motor-preparation hypothesis, that saccade metrics in a gap task are computed before the target is actually displayed and that advanced motor preparation is enhanced when the location of the target is predictable. Analyses of anticipations and regular-latency errors corroborated this view.&quot;,&quot;DOI&quot;:&quot;10.1167/7.10.7&quot;,&quot;ISSN&quot;:&quot;, 1534-7362&quot;,&quot;shortTitle&quot;:&quot;On the limited role of target onset in the gap task&quot;,&quot;journalAbbreviation&quot;:&quot;J Vis&quot;,&quot;language&quot;:&quot;en&quot;,&quot;author&quot;:[{&quot;family&quot;:&quot;Rolfs&quot;,&quot;given&quot;:&quot;Martin&quot;},{&quot;family&quot;:&quot;Vitu&quot;,&quot;given&quot;:&quot;Françoise&quot;}],&quot;issued&quot;:{&quot;date-parts&quot;:[[&quot;2007&quot;,7,20]]},&quot;accessed&quot;:{&quot;date-parts&quot;:[[&quot;2012&quot;,11,8]]}}},{&quot;id&quot;:1390,&quot;uris&quot;:[&quot;http://zotero.org/users/local/OLmfyFPR/items/NIQJX24I&quot;],&quot;uri&quot;:[&quot;http://zotero.org/users/local/OLmfyFPR/items/NIQJX24I&quot;],&quot;itemData&quot;:{&quot;id&quot;:1390,&quot;type&quot;:&quot;article-journal&quot;,&quot;title&quot;:&quot;Effects of components of displacement-step stimuli upon latency for saccadic eye movement&quot;,&quot;container-title&quot;:&quot;Journal of Optical Society of America&quot;,&quot;page&quot;:&quot;1024–1029&quot;,&quot;volume&quot;:&quot;57&quot;,&quot;issue&quot;:&quot;8&quot;,&quot;source&quot;:&quot;Google Scholar&quot;,&quot;author&quot;:[{&quot;family&quot;:&quot;Saslow&quot;,&quot;given&quot;:&quot;M. G.&quot;}],&quot;issued&quot;:{&quot;date-parts&quot;:[[&quot;1967&quot;]]},&quot;accessed&quot;:{&quot;date-parts&quot;:[[&quot;2012&quot;,11,8]]}}}],&quot;schema&quot;:&quot;https://github.com/citation-style-language/schema/raw/master/csl-citation.json&quot;} RNDpGfCejwtD5"/><text:span text:style-name="T138">. </text:span></text:p>
      <text:p text:style-name="P52"><text:span text:style-name="T251">Furthermore, o</text:span><text:span text:style-name="T252">bjects were presented either in the upper or in the lower visual field</text:span><text:span text:style-name="T253">. </text:span><text:span text:style-name="T254">This </text:span><text:span text:style-name="T255">variable </text:span><text:span text:style-name="T256">was varied </text:span><text:span text:style-name="T251">randomly </text:span><text:span text:style-name="T257">within blocks, </text:span><text:span text:style-name="T258">but </text:span><text:span text:style-name="T259">was</text:span><text:span text:style-name="T258"> not crossed in our </text:span><text:span text:style-name="T260">factorial design. </text:span><text:span text:style-name="T261">Finally, </text:span><text:span text:style-name="T787">trial </text:span><text:span text:style-name="T788">orders </text:span><text:span text:style-name="T261">per block were </text:span><text:span text:style-name="T264">determined </text:span><text:span text:style-name="T261">according to a Latin-square design, </text:span><text:span text:style-name="T262">such that </text:span><text:span text:style-name="T261">potential object-repetition effects </text:span><text:span text:style-name="T263">would not</text:span><text:span text:style-name="T261"> be confounded with the manipulations of interest.</text:span></text:p>
      <text:h text:style-name="P90" text:outline-level="3">Procedure</text:h>
      <text:p text:style-name="P69"><text:span text:style-name="T601">The experiment started with a nine-point grid calibration procedure. </text:span><text:span text:style-name="T612">A typical trial sequence is shown in </text:span><text:span text:style-name="T900">Figure</text:span><text:span text:style-name="T612"> 1a. </text:span>Before the start of each trial, a <text:span text:style-name="T804">one-point eye-trac</text:span><text:span text:style-name="T605">ker recalibration (</text:span><text:span text:style-name="T606">'</text:span><text:span text:style-name="T605">drift correction</text:span><text:span text:style-name="T606">'</text:span><text:span text:style-name="T605">) was performed. </text:span><text:span text:style-name="T599">The trial proper started with a central black fixation dot (</text:span><text:span text:style-name="T619">diameter: </text:span><text:span text:style-name="T599">0.24</text:span><text:span text:style-name="T762">°</text:span><text:span text:style-name="T599">) </text:span><text:span text:style-name="T615">on a white background</text:span><text:span text:style-name="T599">. After a random </text:span><text:span text:style-name="T603">interval</text:span><text:span text:style-name="T599"> </text:span><text:span text:style-name="T603">(μ = </text:span><text:span text:style-name="T607">400</text:span><text:span text:style-name="T603"> ms, σ </text:span><text:soft-page-break/><text:span text:style-name="T603">= 50 ms, from a </text:span><text:span text:style-name="T609">Gaussian</text:span><text:span text:style-name="T603">, min. = </text:span><text:span text:style-name="T607">200 </text:span><text:span text:style-name="T608">ms</text:span><text:span text:style-name="T607">, max. = 1000 </text:span><text:span text:style-name="T608">ms)</text:span><text:span text:style-name="T599">, and only when </text:span><text:span text:style-name="T652">the dot was</text:span><text:span text:style-name="T599"> fixated </text:span><text:span text:style-name="T601">(i.e., </text:span><text:span text:style-name="T635">when </text:span><text:span text:style-name="T620">vertical </text:span><text:span text:style-name="T648">stable </text:span><text:span text:style-name="T620">fixation position </text:span><text:span text:style-name="T648">did not deviate more than 0.75</text:span><text:span text:style-name="T764">°</text:span><text:span text:style-name="T648"> </text:span><text:span text:style-name="T620">from the </text:span><text:span text:style-name="T648">displays' </text:span><text:span text:style-name="T620">center</text:span><text:span text:style-name="T601">)</text:span><text:span text:style-name="T599">, the object appeared </text:span><text:span text:style-name="T652">in the upper or lower visual field </text:span><text:span text:style-name="T616">(still on a white background)</text:span><text:span text:style-name="T599">. </text:span><text:span text:style-name="T649">T</text:span><text:span text:style-name="T628">he </text:span><text:span text:style-name="T618">v</text:span><text:span text:style-name="T611">e</text:span><text:span text:style-name="T599">rtical eccentricity </text:span><text:span text:style-name="T628">of the </text:span><text:span text:style-name="T629">stimul</text:span><text:span text:style-name="T650">us</text:span><text:span text:style-name="T628"> was random </text:span><text:span text:style-name="T617">(</text:span><text:span text:style-name="T628">min</text:span><text:span text:style-name="T617">. </text:span><text:span text:style-name="T628">= </text:span><text:span text:style-name="T617">5</text:span><text:span text:style-name="T765">°, </text:span><text:span text:style-name="T766">max</text:span><text:span text:style-name="T765">. </text:span><text:span text:style-name="T766">= </text:span><text:span text:style-name="T765">7°</text:span><text:span text:style-name="T766">)</text:span><text:span text:style-name="T760">. </text:span><text:span text:style-name="T767">The object's center (i.e. the middle of the bitmap) was aligned </text:span><text:span text:style-name="T770">with</text:span><text:span text:style-name="T767"> the vertical meridian </text:span><text:span text:style-name="T769">(see </text:span><text:span text:style-name="T782">Figure</text:span><text:span text:style-name="T769"> 1b)</text:span><text:span text:style-name="T767">.</text:span></text:p>
      <text:p text:style-name="P25"><text:span text:style-name="T883">Figure </text:span><text:span text:style-name="T884">1</text:span><text:span text:style-name="T883">: </text:span><text:span text:style-name="T885">a) </text:span><text:span text:style-name="T883">Schematic trial sequence of Experiment 1 </text:span><text:span text:style-name="T886">and 2. b) In Experiment 1, the object's absolute center was aligned with the vertical meridian. c) In Experiment 2, the object's CoG was aligned with the vertical meridian.</text:span></text:p>
      <text:p text:style-name="P68"><text:span text:style-name="T599">Participants were</text:span> instructed to <text:span text:style-name="T813">look at the object and to categorize</text:span> <text:span text:style-name="T813">it </text:span>as either a kitchen utensil or a garage tool <text:span text:style-name="T813">by making </text:span>a right- or a left-handed button press. <text:span text:style-name="T816">A button press </text:span><text:span text:style-name="T621">was effective </text:span><text:span text:style-name="T626">only </text:span><text:span text:style-name="T621">when </text:span><text:span text:style-name="T599">participants </text:span><text:span text:style-name="T604">gazed at</text:span><text:span text:style-name="T599"> the object </text:span><text:span text:style-name="T602">(i.e. when vertical stable fixation position </text:span><text:span text:style-name="T622">did not deviate more than </text:span><text:span text:style-name="T602">1.5</text:span><text:span text:style-name="T763">° from the vertical center of the object)</text:span>. <text:span text:style-name="T814">If a fixation check took more than </text:span><text:span text:style-name="T610">1000</text:span><text:span text:style-name="T814"> ms to complete, it was considered as </text:span><text:span text:style-name="T614">failed. </text:span><text:span text:style-name="T627">In this case, participants heard </text:span><text:span text:style-name="T623">a brief warning beep. </text:span><text:span text:style-name="T760">The object remained on screen until a response was made or a timeout of 2500 ms occurred. </text:span><text:span text:style-name="T772">Finally, </text:span><text:span text:style-name="T760">a </text:span><text:span text:style-name="T771">central </text:span><text:span text:style-name="T760">red (for incorrect) or a green (for correct) fixation dot </text:span><text:span text:style-name="T778">was displayed </text:span><text:span text:style-name="T781">(</text:span><text:span text:style-name="T768">500 ms</text:span><text:span text:style-name="T781">)</text:span><text:span text:style-name="T768"> </text:span><text:span text:style-name="T779">to</text:span><text:span text:style-name="T768"> </text:span><text:span text:style-name="T760">inform participants about </text:span><text:span text:style-name="T780">the correctness of their response</text:span><text:span text:style-name="T760">. </text:span></text:p>
      <text:p text:style-name="P16"><text:span text:style-name="T660">The experiment contained </text:span><text:span text:style-name="T685">six</text:span><text:span text:style-name="T660"> blocks of 96 trials, </text:span><text:span text:style-name="T662">and commenced with </text:span><text:span text:style-name="T686">six</text:span><text:span text:style-name="T660"> practice trials. The response rule (e.g. 'left for kitchen, right for garage') was swapped half-way the experiment, and the order of response rules was counterbalanced across participants. At the end of every block, participants were provided with their average response time and accuracy. If their accuracy was below 85 percent, they received a warning message asking them to be more accurate.</text:span></text:p>
      <text:h text:style-name="P91" text:outline-level="3"><text:soft-page-break/><text:span text:style-name="T697">D</text:span><text:span text:style-name="T696">ata analysis</text:span></text:h>
      <text:p text:style-name="P26"><text:span text:style-name="T86">W</text:span><text:span text:style-name="T18">e </text:span><text:span text:style-name="T34">normalized </text:span><text:span text:style-name="T20">landing positions</text:span><text:span text:style-name="T18"> </text:span><text:span text:style-name="T22">such that, </text:span><text:span text:style-name="T19">irrespective of </text:span><text:span text:style-name="T87">H</text:span><text:span text:style-name="T43">andle </text:span><text:span text:style-name="T88">O</text:span><text:span text:style-name="T43">rientation (left or right) and the </text:span><text:span text:style-name="T19">object's </text:span><text:span text:style-name="T22">exact size, landing positions ranged between -.5 and .5.</text:span><text:span text:style-name="T23"> </text:span><text:span text:style-name="T30">As a result,</text:span><text:span text:style-name="T35"> a value of</text:span><text:span text:style-name="T32"> .5 would mean that the eyes landed at the extreme border of the object's handle side, </text:span><text:span text:style-name="T38">whereas a value of -.5 would indicate that the eyes landed at the extreme border of the objects' action-performing side. A</text:span><text:span text:style-name="T36"> value of </text:span><text:span text:style-name="T32">0 would indicate that the eyes landed exactly at the center. </text:span><text:span text:style-name="T119">Our experiment was designed to only analyze </text:span><text:span text:style-name="T29">the </text:span><text:span text:style-name="T27">x-coordinates of the landing positions.</text:span></text:p>
      <text:p text:style-name="P70"><text:span text:style-name="T671">To calculate </text:span><text:span text:style-name="T687">the</text:span><text:span text:style-name="T675"> </text:span><text:span text:style-name="T671">object</text:span><text:span text:style-name="T675">s</text:span><text:span text:style-name="T687">'</text:span><text:span text:style-name="T675"> </text:span><text:span text:style-name="T671">CoG, we </text:span><text:span text:style-name="T672">applied an edge-detection algorithm and </text:span><text:span text:style-name="T674">subsequently </text:span><text:span text:style-name="T672">determined the object's weighted center </text:span><text:span text:style-name="T673">(</text:span><text:span text:style-name="T751">see </text:span><text:span text:style-name="T752">Appendix 2</text:span><text:span text:style-name="T673">). </text:span><text:span text:style-name="T670">This </text:span><text:span text:style-name="T663">calculation revealed that, </text:span><text:span text:style-name="T664">on average, the </text:span><text:span text:style-name="T672">CoG </text:span><text:span text:style-name="T664">of our stimuli was shifted (by about </text:span><text:span text:style-name="T755">1.</text:span><text:span text:style-name="T756">2</text:span><text:span text:style-name="T757">5</text:span><text:span text:style-name="T669"> </text:span><text:span text:style-name="T664">% of the object'</text:span><text:span text:style-name="T678">s</text:span><text:span text:style-name="T664"> width) towards the action-performing side. </text:span><text:span text:style-name="T679">For o</text:span><text:span text:style-name="T664">nly 3 out of 14 </text:span><text:span text:style-name="T695">objects</text:span><text:span text:style-name="T664">, </text:span><text:span text:style-name="T679">the CoG was shifted towards the </text:span><text:span text:style-name="T664">handled side. </text:span><text:span text:style-name="T668">We</text:span><text:span text:style-name="T664"> </text:span><text:span text:style-name="T688">emphasize</text:span><text:span text:style-name="T676"> </text:span><text:span text:style-name="T666">that we </text:span><text:span text:style-name="T664">do not consider this a confound or a disadvantage of our design. </text:span><text:span text:style-name="T658">After all, </text:span><text:span text:style-name="T664">the purpose was to investigate whether such (</text:span><text:span text:style-name="T665">asymmetries in</text:span><text:span text:style-name="T664">) stimulus properties </text:span><text:span text:style-name="T677">(</text:span><text:span text:style-name="T665">which most </text:span><text:span text:style-name="T659">likely also hold for other stimulus sets </text:span><text:span text:style-name="T667">of</text:span><text:span text:style-name="T659"> graspable object</text:span><text:span text:style-name="T659"><office:annotation><dc:creator>Lotje van der Linden</dc:creator><dc:date>2014-02-02T16:52:56</dc:date><text:list text:style-name=""><text:list-item><text:p text:style-name="P108"><text:span text:style-name="T911">Ref?</text:span></text:p></text:list-item></text:list></office:annotation></text:span><text:span text:style-name="T659">s</text:span><text:span text:style-name="T689">)</text:span><text:span text:style-name="T664"> </text:span><text:span text:style-name="T658">provide an alternative explanation for </text:span><text:span text:style-name="T664">previously-</text:span><text:span text:style-name="T672">reported </text:span><text:span text:style-name="T664">handle-affordance or action-direction effects.</text:span><text:span text:style-name="T690"> </text:span></text:p>
      <text:h text:style-name="Heading_20_3" text:outline-level="3"><text:span text:style-name="T661">S</text:span><text:span text:style-name="T657">tatistical analyses</text:span></text:h>
      <text:p text:style-name="P35"><text:span text:style-name="T90">In Experiment 1, p</text:span><text:span text:style-name="T91">articipants </text:span><text:span text:style-name="T92">executed</text:span><text:span text:style-name="T91"> at least one (100%) or two (70%) saccades before making a manual response. </text:span><text:span text:style-name="T93">The first saccade brought the peripherally-presented object into foveal vision, </text:span><text:span text:style-name="T94">whereas t</text:span><text:span text:style-name="T93">he second saccade was made within the borders of the </text:span><text:span text:style-name="T95">already foveated </text:span><text:span text:style-name="T93">objec</text:span><text:span text:style-name="T96">t</text:span><text:span text:style-name="T93">. </text:span><text:span text:style-name="T222">The purpose of Experiment 1 was </text:span><text:span text:style-name="T223">to investigate whether </text:span><text:span text:style-name="T224">the direction of </text:span><text:soft-page-break/><text:span text:style-name="T224">these two saccades </text:span><text:span text:style-name="T223">was influenced by the orientation of the object, and </text:span><text:span text:style-name="T225">if so, </text:span><text:span text:style-name="T226">to what extent this </text:span><text:span text:style-name="T223">bias varie</text:span><text:span text:style-name="T227">s</text:span><text:span text:style-name="T223"> over time. </text:span><text:span text:style-name="T158">Moreover, we compared </text:span><text:span text:style-name="T159">landing positions </text:span><text:span text:style-name="T158">with two different reference points. Firstly, the landing positions of both the first and the second saccade were compared to the objects' absolute center (</text:span><text:span text:style-name="T265">i.e., the middle of the bitmap, </text:span><text:span text:style-name="T158">which was aligned with the vertical meridian). Secondly, we compared both landing positions with the objects</text:span><text:span text:style-name="T266">'</text:span><text:span text:style-name="T158"> CoG. </text:span></text:p>
      <text:p text:style-name="P17"><text:span text:style-name="T894">To this end, we conducted four separate linear mixed-effects (LME) analyses, with the four landing positions as the respective dependent variables. Participant and Object were used as random effects. To investigate the time course of any potential gaze bias, we included Saccade Latency (determined relative to stimulus onset) as a fixed effect. For the sake of completeness we also included Response Hand (left or right) and Target Eccentricity (continuous between ± 5 and ±7) as fixed effects. We did not include Gap Condition ('gap-zero' or 'overlap'), because this manipulation was used to influence the factor Saccade Latency (which we did include). Markov chain Monte Carlo (MCMC) simulation was used to estimate </text:span><text:span text:style-name="T809">p</text:span><text:span text:style-name="T895"> values and 95% confidence intervals </text:span><text:reference-mark-start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895">(Baayen, Davidson, &amp; Bates, 2008)</text:span><text:reference-mark-end text:name="ZOTERO_ITEM CSL_CITATION {&quot;citationID&quot;:&quot;1m3b8eo4hj&quot;,&quot;properties&quot;:{&quot;formattedCitation&quot;:&quot;(Baayen, Davidson, &amp; Bates, 2008)&quot;,&quot;plainCitation&quot;:&quot;(Baayen, Davidson, &amp; Bates, 2008)&quot;},&quot;citationItems&quot;:[{&quot;id&quot;:2074,&quot;uris&quot;:[&quot;http://zotero.org/users/local/OLmfyFPR/items/M6NQHUP2&quot;],&quot;uri&quot;:[&quot;http://zotero.org/users/local/OLmfyFPR/items/M6NQHUP2&quot;],&quot;itemData&quot;:{&quot;id&quot;:2074,&quot;type&quot;:&quot;article-journal&quot;,&quot;title&quot;:&quot;Mixed-effects modeling with crossed random effects for subjects and items&quot;,&quot;container-title&quot;:&quot;Journal of Memory and Language&quot;,&quot;page&quot;:&quot;390–412&quot;,&quot;volume&quot;:&quot;59&quot;,&quot;issue&quot;:&quot;4&quot;,&quot;source&quot;:&quot;Google Scholar&quot;,&quot;author&quot;:[{&quot;family&quot;:&quot;Baayen&quot;,&quot;given&quot;:&quot;R. Harald&quot;},{&quot;family&quot;:&quot;Davidson&quot;,&quot;given&quot;:&quot;Douglas J.&quot;},{&quot;family&quot;:&quot;Bates&quot;,&quot;given&quot;:&quot;Douglas M.&quot;}],&quot;issued&quot;:{&quot;date-parts&quot;:[[&quot;2008&quot;]]},&quot;accessed&quot;:{&quot;date-parts&quot;:[[&quot;2013&quot;,10,18]]}}}],&quot;schema&quot;:&quot;https://github.com/citation-style-language/schema/raw/master/csl-citation.json&quot;} RNDRG3W5acPBw"/><text:span text:style-name="T895">. </text:span></text:p>
      <text:p text:style-name="P35"><text:span text:style-name="T291">The outcome of the analyses could be interpreted as follows: Firstly, the fitted function </text:span><text:span text:style-name="T297">(plotted in </text:span><text:span text:style-name="T298">dotted lines) </text:span><text:span text:style-name="T299">represents the eyes' gaze bias </text:span><text:span text:style-name="T300">over time</text:span><text:span text:style-name="T301">. Shaded areas around these lines indicate 95% confidence intervals </text:span><text:span text:style-name="T302">of the functions' intercept</text:span><text:span text:style-name="T301">, such that no overlap with the reference point (gray horizontal line) indicates a significant difference (</text:span><text:span text:style-name="T345">p</text:span><text:span text:style-name="T303"> &lt; .05)</text:span><text:span text:style-name="T140">. The </text:span><text:span text:style-name="T337">slope</text:span><text:span text:style-name="T140"> of the relationship between latencies and landing positions indicates whether the </text:span><text:span text:style-name="T267">direction or the </text:span><text:span text:style-name="T207">strength of the </text:span><text:span text:style-name="T140">bias changed over time. </text:span><text:span text:style-name="T216">It should be noted that the latter was performed especially to investigate the time course of the bias in </text:span><text:span text:style-name="T343">initial</text:span><text:span text:style-name="T216"> saccade latencies, </text:span><text:span text:style-name="T217">because possible competition between a low-level CoG effect, and higher-level object-based </text:span><text:soft-page-break/><text:span text:style-name="T217">effects, are particularly likely to occur early in time. For the refixations, the most important question was whether they differed from reference point, and, if so, in what direction </text:span><text:span text:style-name="T268">(i.e., we were interested in the intercept and its CIs, </text:span><text:span text:style-name="T269">but not in the slope)</text:span><text:span text:style-name="T217">. </text:span><text:span text:style-name="T220">Therefore</text:span><text:span text:style-name="T218">, we do not think it is problematic that </text:span><text:span text:style-name="T219">we fitted a linear regression through the landing positions of both of the saccades, even though the refixations appear to show a </text:span><text:span text:style-name="T270">quadratic</text:span><text:span text:style-name="T219"> rather than a linear relationship with saccade latency.</text:span></text:p>
      <text:h text:style-name="P79" text:outline-level="2">Results</text:h>
      <text:p text:style-name="P9">Trials were excluded according to the following criteria: No saccade was detected (0.04%), an incorrect response was given (5.43%), the initial saccade did not cross an imaginary line between the vertical center of the display and the smallest-possible target eccentricity (0.24%), an anticipatory saccade was made before stimulus onset (0.08%) or the gaze-contingent fixation checks failed (15.86%). Saccades were detected using the built-in EyeLink saccade/fixation-detection algorithm with the default parameters.</text:p>
      <text:h text:style-name="P92" text:outline-level="3">Landing positions</text:h>
      <text:p text:style-name="P53"><text:span text:style-name="T172">F</text:span><text:span text:style-name="T161">irstly, w</text:span><text:span text:style-name="T144">e investigate</text:span><text:span text:style-name="T149">d</text:span><text:span text:style-name="T144"> the </text:span><text:span text:style-name="T142">direction of the initial saccades that participants made in order to bring </text:span><text:span text:style-name="T228">the object </text:span><text:span text:style-name="T142">into foveal vision. </text:span><text:span text:style-name="T271">We found that </text:span><text:span text:style-name="T272">i</text:span><text:span text:style-name="T150">nitial saccades showed a bias relative to both of the reference point</text:span><text:span text:style-name="T160">s</text:span><text:span text:style-name="T150">. However, </text:span><text:span text:style-name="T229">strikingly, </text:span><text:span text:style-name="T150">they did so in opposite manners. R</text:span><text:span text:style-name="T141">elative to </text:span><text:span text:style-name="T151">the objects'</text:span><text:span text:style-name="T141"> absolute center</text:span><text:span text:style-name="T151">, initial saccades </text:span><text:span text:style-name="T230">showed an average bias </text:span><text:span text:style-name="T141">towards the </text:span><text:span text:style-name="T152">obje</text:span><text:span text:style-name="T325">cts' </text:span><text:span text:style-name="T326">action-performing</text:span><text:span text:style-name="T327"> side </text:span><text:span text:style-name="T328">(</text:span><text:span text:style-name="T340">M</text:span><text:span text:style-name="T329"> = -0.040, </text:span><text:span text:style-name="T340">SE </text:span><text:span text:style-name="T329">= 0.004</text:span><text:span text:style-name="T328">)</text:span><text:span text:style-name="T327">. In contrast, </text:span><text:span text:style-name="T330">relative </text:span><text:span text:style-name="T327">to the objects' CoG, </text:span><text:span text:style-name="T331">early </text:span><text:span text:style-name="T330">initial saccades </text:span><text:span text:style-name="T332">showed an average bias </text:span><text:span text:style-name="T327">towards the </text:span><text:span text:style-name="T333">objects' </text:span><text:span text:style-name="T327">handle side </text:span><text:span text:style-name="T334">(</text:span><text:span text:style-name="T340">M</text:span><text:span text:style-name="T329"> = 0.024, </text:span><text:span text:style-name="T340">SE</text:span><text:span text:style-name="T327">.</text:span><text:span text:style-name="T335">=</text:span><text:span text:style-name="T327"> </text:span><text:span text:style-name="T329">0.004</text:span><text:span text:style-name="T335">).</text:span><text:span text:style-name="T327"> </text:span><text:span text:style-name="T336">As can be see</text:span><text:span text:style-name="T173">n from </text:span><text:span text:style-name="T288">Figure </text:span><text:span text:style-name="T292">2</text:span><text:span text:style-name="T174">, the effect of reference point on initial landing positions </text:span><text:span text:style-name="T231">was</text:span><text:span text:style-name="T174"> particularly </text:span><text:span text:style-name="T231">strong </text:span><text:span text:style-name="T175">when saccade latency </text:span><text:span text:style-name="T232">was</text:span><text:span text:style-name="T175"> low (i.e., before 150 ms). </text:span><text:soft-page-break/><text:span text:style-name="T176">For longer latencies, the eyes </text:span><text:span text:style-name="T233">showed</text:span><text:span text:style-name="T176"> a</text:span><text:span text:style-name="T234">n average</text:span><text:span text:style-name="T176"> deviation towards the object's action-performing side </text:span><text:span text:style-name="T208">relative to both </text:span><text:span text:style-name="T176">reference point</text:span><text:span text:style-name="T209">s</text:span><text:span text:style-name="T176">. </text:span><text:span text:style-name="T273">In line with this observation</text:span><text:span text:style-name="T176">, </text:span><text:span text:style-name="T274">our LME analyses revealed that </text:span><text:span text:style-name="T153">initial </text:span><text:span text:style-name="T176">landing positions </text:span><text:span text:style-name="T157">correlated negatively with saccade latency (</text:span><text:span text:style-name="T210">both of the LME's revealed</text:span><text:span text:style-name="T143"> </text:span><text:span text:style-name="T344">p</text:span><text:span text:style-name="T293">s</text:span><text:span text:style-name="T294"> &lt; .0001</text:span><text:span text:style-name="T157">). </text:span><text:span text:style-name="T162">This indicates </text:span><text:span text:style-name="T177">that the longer the latency of an initial saccade, the stronger its bias towards the objects' action-performing side. </text:span><text:span text:style-name="T178">The other effects were not significant.</text:span></text:p>
      <text:p text:style-name="P54"><text:span text:style-name="T178">F</text:span><text:span text:style-name="T135">igure 2:</text:span></text:p>
      <text:p text:style-name="P31"><text:span text:style-name="T179">Secondly, </text:span><text:span text:style-name="T189">we </text:span><text:span text:style-name="T145">investigated the direction of </text:span><text:span text:style-name="T190">the </text:span><text:span text:style-name="T145">within-object refixations. </text:span><text:span text:style-name="T276">We found that</text:span><text:span text:style-name="T146">, </text:span><text:span text:style-name="T163">on average, </text:span><text:span text:style-name="T147">these </text:span><text:span text:style-name="T146">saccades were directed towards </text:span><text:span text:style-name="T275">the</text:span><text:span text:style-name="T146"> objects' action-performing side, regardless of </text:span><text:span text:style-name="T148">reference point </text:span><text:span text:style-name="T164">(relative to absolute center: </text:span><text:span text:style-name="T340">M</text:span><text:span text:style-name="T165"> = -0.193, </text:span><text:span text:style-name="T340">SE</text:span><text:span text:style-name="T165"> = 0.012; </text:span><text:span text:style-name="T164">relative to CoG: </text:span><text:span text:style-name="T341">M</text:span><text:span text:style-name="T166"> = -0.123, </text:span><text:span text:style-name="T341">SE</text:span><text:span text:style-name="T166"> = 0.010,</text:span><text:span text:style-name="T164">)</text:span><text:span text:style-name="T148">. </text:span><text:span text:style-name="T235">As can be seen from the 95% C</text:span><text:span text:style-name="T277">I</text:span><text:span text:style-name="T235">s </text:span><text:span text:style-name="T277">in </text:span><text:span text:style-name="T304">Figure </text:span><text:span text:style-name="T305">2</text:span><text:span text:style-name="T235">, t</text:span><text:span text:style-name="T167">his bias </text:span><text:span text:style-name="T236">remain</text:span><text:span text:style-name="T237">ed</text:span><text:span text:style-name="T167"> present throughout the entire range of </text:span><text:span text:style-name="T211">refixation </text:span><text:span text:style-name="T167">latencies. </text:span><text:span text:style-name="T238">This </text:span><text:span text:style-name="T154">is in line with the </text:span><text:span text:style-name="T168">above-described</text:span><text:span text:style-name="T239"> </text:span><text:span text:style-name="T240">finding that the bias towards the action-performing side increase</text:span><text:span text:style-name="T278">d</text:span><text:span text:style-name="T240"> as a function of saccade latency.</text:span><text:span text:style-name="T155"> </text:span><text:span text:style-name="T169">Nevertheless, it is important to note that </text:span><text:span text:style-name="T212">the '</text:span><text:span text:style-name="T169">time </text:span><text:span text:style-name="T247">elapsed</text:span><text:span text:style-name="T169"> since stimulus onset</text:span><text:span text:style-name="T212">'</text:span><text:span text:style-name="T169"> </text:span><text:span text:style-name="T286">wa</text:span><text:span text:style-name="T169">s not </text:span><text:span text:style-name="T241">a </text:span><text:span text:style-name="T342">sufficient</text:span><text:span text:style-name="T169"> </text:span><text:span text:style-name="T242">explanation </text:span><text:span text:style-name="T279">for participants' landing positions</text:span><text:span text:style-name="T214">, because the bias </text:span><text:span text:style-name="T286">wa</text:span><text:span text:style-name="T214">s stronger for refixations than for initial saccades (see gap between the two on the y-axis), </text:span><text:span text:style-name="T213">even though the</text:span><text:span text:style-name="T214">ir</text:span><text:span text:style-name="T213"> latencies </text:span><text:span text:style-name="T215">slightly overlap</text:span><text:span text:style-name="T287">ped</text:span><text:span text:style-name="T215"> (see overlap on the x-axis)</text:span><text:span text:style-name="T156">. </text:span><text:span text:style-name="T170">None of the other effects were significant</text:span><text:span text:style-name="T171">.</text:span></text:p>
      <text:p text:style-name="Text_20_body"><text:span text:style-name="T280">Finally, we investigated whether the above-mentioned average landing positions are normally distributed on a trial level. </text:span><text:span text:style-name="T182">To </text:span><text:span text:style-name="T280">this end</text:span><text:span text:style-name="T182">, we </text:span><text:span text:style-name="T180">plotted </text:span><text:span text:style-name="T171">the distributions of the different landing positio</text:span><text:span text:style-name="T180">ns</text:span><text:span text:style-name="T181">. </text:span><text:span text:style-name="T183">Given the effect of Saccade Latency on landing positions, we did this separately for the fastest, the slowest, and the intermediate saccades. More precisely, we first removed the between-subjects variability from the saccade lantecies according to the method </text:span><text:soft-page-break/><text:span text:style-name="T183">as described by Cousineau </text:span><text:reference-mark-start text:name="ZOTERO_ITEM CSL_CITATION {&quot;citationID&quot;:&quot;9kb9qmao5&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EfVDBRPYKG"/><text:span text:style-name="T183">(2005)</text:span><text:reference-mark-end text:name="ZOTERO_ITEM CSL_CITATION {&quot;citationID&quot;:&quot;9kb9qmao5&quot;,&quot;properties&quot;:{&quot;formattedCitation&quot;:&quot;(2005)&quot;,&quot;plainCitation&quot;:&quot;(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uppress-author&quot;:true}],&quot;schema&quot;:&quot;https://github.com/citation-style-language/schema/raw/master/csl-citation.json&quot;} RNDEfVDBRPYKG"/><text:span text:style-name="T183">. Next, </text:span><text:span text:style-name="T184">we divided </text:span><text:span text:style-name="T183">the resulting normalized saccade latencies into three equal bins. </text:span><text:span text:style-name="T186">Then</text:span><text:span text:style-name="T185">, </text:span><text:span text:style-name="T283">per bin, </text:span><text:span text:style-name="T281">we </text:span><text:span text:style-name="T185">removed the between-subjects variability from the landing positions </text:span><text:reference-mark-start text:name="ZOTERO_ITEM CSL_CITATION {&quot;citationID&quot;:&quot;2i5hsjlved&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5vQVDNaWZd"/><text:span text:style-name="T185">(Cousineau, 2005)</text:span><text:reference-mark-end text:name="ZOTERO_ITEM CSL_CITATION {&quot;citationID&quot;:&quot;2i5hsjlved&quot;,&quot;properties&quot;:{&quot;formattedCitation&quot;:&quot;(Cousineau, 2005)&quot;,&quot;plainCitation&quot;:&quot;(Cousineau, 2005)&quot;},&quot;citationItems&quot;:[{&quot;id&quot;:871,&quot;uris&quot;:[&quot;http://zotero.org/users/local/OLmfyFPR/items/Q4W8Q39F&quot;],&quot;uri&quot;:[&quot;http://zotero.org/users/local/OLmfyFPR/items/Q4W8Q39F&quot;],&quot;itemData&quot;:{&quot;id&quot;:871,&quot;type&quot;:&quot;article-journal&quot;,&quot;title&quot;:&quot;Confidence intervals in within-subject designs: A simpler solution to Loftus and Masson’s method&quot;,&quot;container-title&quot;:&quot;Tutorial in Quantitative Methods for Psychology&quot;,&quot;page&quot;:&quot;42–45&quot;,&quot;volume&quot;:&quot;1&quot;,&quot;issue&quot;:&quot;1&quot;,&quot;source&quot;:&quot;Google Scholar&quot;,&quot;shortTitle&quot;:&quot;Confidence intervals in within-subject designs&quot;,&quot;author&quot;:[{&quot;family&quot;:&quot;Cousineau&quot;,&quot;given&quot;:&quot;D.&quot;}],&quot;issued&quot;:{&quot;date-parts&quot;:[[&quot;2005&quot;]]}}}],&quot;schema&quot;:&quot;https://github.com/citation-style-language/schema/raw/master/csl-citation.json&quot;} RND5vQVDNaWZd"/><text:span text:style-name="T282"> </text:span><text:span text:style-name="T284">and divided the normalized </text:span><text:span text:style-name="T285">landing</text:span><text:span text:style-name="T187"> positions into 15 </text:span><text:span text:style-name="T243">equally sized </text:span><text:span text:style-name="T187">bins. The </text:span><text:span text:style-name="T188">resulting distributions are shown in </text:span><text:span text:style-name="T289">Figure</text:span><text:span text:style-name="T318"> </text:span><text:span text:style-name="T319">3</text:span><text:span text:style-name="T188">, </text:span><text:span text:style-name="T244">and appear to </text:span><text:span text:style-name="T188">be unimodal.</text:span></text:p>
      <text:p text:style-name="P55"><text:span text:style-name="T188">F</text:span><text:span text:style-name="T135">igure 3: </text:span></text:p>
      <text:h text:style-name="P79" text:outline-level="2">Discussion</text:h>
      <text:h text:style-name="P93" text:outline-level="1"><text:span text:style-name="T821">Experiment 1 revealed that, on average, initial saccades did not land exactly at the object's absolute center, nor exactly at its CoG. Instead, the eyes landed somewhere in between, especially when saccade latency was low. The fact that the direction of gaze bias </text:span><text:span text:style-name="T698">reverse</text:span><text:span text:style-name="T737">d</text:span><text:span text:style-name="T698"> depending on whether </text:span><text:span text:style-name="T736">landing positions </text:span><text:span text:style-name="T738">were</text:span><text:span text:style-name="T736"> compared to the objects' </text:span><text:span text:style-name="T698">absolute center </text:span><text:span text:style-name="T721">or the </text:span><text:span text:style-name="T736">objects' </text:span><text:span text:style-name="T721">CoG, </text:span><text:span text:style-name="T736">made us </text:span><text:span text:style-name="T699">reluctant </text:span><text:span text:style-name="T736">in</text:span><text:span text:style-name="T722"> </text:span><text:span text:style-name="T699">interpret</text:span><text:span text:style-name="T701">ing</text:span><text:span text:style-name="T699"> </text:span><text:span text:style-name="T723">it </text:span><text:span text:style-name="T699">as a high-level, object-based effect. </text:span><text:span text:style-name="T700">Rather, </text:span><text:span text:style-name="T702">we consider</text:span><text:span text:style-name="T724">ed</text:span><text:span text:style-name="T702"> the following: </text:span><text:span text:style-name="T821">Possibly, when saccade latency was low, the eyes </text:span><text:span text:style-name="T808">were </text:span><text:span text:style-name="T795">drawn towards the CoG. </text:span><text:span text:style-name="T797">However, </text:span><text:span text:style-name="T795">on top of that, </text:span><text:span text:style-name="T798">the eyes </text:span><text:span text:style-name="T799">may have </text:span><text:span text:style-name="T796">showed a tendency</text:span><text:span text:style-name="T795"> to </text:span><text:span text:style-name="T821">land close to the vertical meridian. Regardless of the mechanism underlying this additional vertical-meridian bias (e.g., a systematic undershoot of oblique saccades along their axis, or a task strategy), the net result would be the pattern of results that observed here. This line of reasoning is schematically depicted in </text:span><text:span text:style-name="T826">Figure</text:span><text:span text:style-name="T893">. We examined this possibility in Experiment 2.</text:span></text:h>
      <text:h text:style-name="P94" text:outline-level="1"><text:span text:style-name="T883">Figure </text:span><text:span text:style-name="T892">4</text:span><text:span text:style-name="T883">: </text:span><text:span text:style-name="T887">Schematic representation of how a </text:span><text:span text:style-name="T888">CoG effect, combined with tendency of the eyes to stay close to the vertical meridian, </text:span><text:span text:style-name="T887">may result in a bias </text:span><text:span text:style-name="T891">towards the objects' action-performing</text:span><text:span text:style-name="T887"> versus </text:span><text:span text:style-name="T888">the </text:span><text:span text:style-name="T887">object</text:span><text:span text:style-name="T888">'s</text:span><text:span text:style-name="T887"> handle </text:span><text:span text:style-name="T891">side</text:span><text:span text:style-name="T887">, depending on the reference point (i.e. </text:span><text:span text:style-name="T889">the objects' </text:span><text:span text:style-name="T887">absolute center or </text:span><text:span text:style-name="T890">its </text:span><text:span text:style-name="T887">CoG, respectively).</text:span></text:h>
      <text:p text:style-name="P37"><text:soft-page-break/><text:span text:style-name="T874">Furthermore, </text:span><text:span text:style-name="T869">Experiment 1 revealed that initial saccades with longer latenc</text:span><text:span text:style-name="T870">ies</text:span><text:span text:style-name="T869">, as well as </text:span><text:span text:style-name="T873">the subsequent</text:span><text:span text:style-name="T869"> within-object refixations, were systematically directed towards the objects' action-performing side. </text:span><text:span text:style-name="T873">This i</text:span><text:span text:style-name="T871">s </text:span><text:span text:style-name="T870">in line with the action-direction hypothesis </text:span><text:reference-mark-start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870">(Roberts &amp; Humphreys, 2006)</text:span><text:reference-mark-end text:name="ZOTERO_ITEM CSL_CITATION {&quot;citationID&quot;:&quot;1tot1n7alv&quot;,&quot;properties&quot;:{&quot;formattedCitation&quot;:&quot;(Roberts &amp; Humphreys, 2006)&quot;,&quot;plainCitation&quot;:&quot;(Roberts &amp; Humphreys, 2006)&quot;},&quot;citationItems&quot;:[{&quot;id&quot;:2036,&quot;uris&quot;:[&quot;http://zotero.org/users/local/OLmfyFPR/items/X3BBPHZX&quot;],&quot;uri&quot;:[&quot;http://zotero.org/users/local/OLmfyFPR/items/X3BBPHZX&quot;],&quot;itemData&quot;:{&quot;id&quot;:2036,&quot;type&quot;:&quot;article-journal&quot;,&quot;title&quot;:&quot;Action-related objects influence the distribution of visuospatial attention&quot;,&quot;container-title&quot;:&quot;Quarterly Journal of Experimental Psychology&quot;,&quot;page&quot;:&quot;669-688&quot;,&quot;volume&quot;:&quot;64&quot;,&quot;issue&quot;:&quot;4&quot;,&quot;source&quot;:&quot;NCBI PubMed&quot;,&quot;abstract&quot;:&quot;Previous studies have shown that attention is drawn to the location of manipulable objects and is distributed across pairs of objects that are positioned for action. Here, we investigate whether central, action-related objects can cue attention to peripheral targets. Experiment 1 compared the effect of uninformative arrow and object cues on a letter discrimination task. Arrow cues led to spatial-cueing benefits across a range of stimulus onset asynchronies (SOAs: 0 ms, 120 ms, 400 ms), but object-cueing benefits were slow to build and were only significant at the 400-ms SOA. Similar results were found in Experiment 2, in which the targets were objects that could be either congruent or incongruent with the cue (e.g., screwdriver and screw versus screwdriver and glass). Cueing benefits were not influenced by the congruence between the cue and target, suggesting that the cueing effects reflected the action implied by the central object, not the interaction between the objects. For Experiment 3 participants decided whether the cue and target objects were related. Here, the interaction between congruent (but not incongruent) targets led to significant cueing/positioning benefits at all three SOAs. Reduced cueing benefits were obtained in all three experiments when the object cue did not portray a legitimate action (e.g., a bottle pointing towards an upper location, since a bottle cannot pour upwards), suggesting that it is the perceived action that is critical, rather than the structural properties of individual objects. The data suggest that affordance for action modulates the allocation of visual attention.&quot;,&quot;DOI&quot;:&quot;10.1080/17470218.2010.520086&quot;,&quot;ISSN&quot;:&quot;1747-0226&quot;,&quot;note&quot;:&quot;PMID: 21113857&quot;,&quot;journalAbbreviation&quot;:&quot;Q J Exp Psychol (Hove)&quot;,&quot;language&quot;:&quot;eng&quot;,&quot;author&quot;:[{&quot;family&quot;:&quot;Roberts&quot;,&quot;given&quot;:&quot;Katherine L&quot;},{&quot;family&quot;:&quot;Humphreys&quot;,&quot;given&quot;:&quot;Glyn W&quot;}],&quot;issued&quot;:{&quot;date-parts&quot;:[[&quot;2006&quot;]]},&quot;PMID&quot;:&quot;21113857&quot;}}],&quot;schema&quot;:&quot;https://github.com/citation-style-language/schema/raw/master/csl-citation.json&quot;} RNDL2wWSgAzMn"/><text:span text:style-name="T870">, </text:span><text:span text:style-name="T875">because</text:span><text:span text:style-name="T871"> the eyes </text:span><text:span text:style-name="T876">were </text:span><text:span text:style-name="T877">biased </text:span><text:span text:style-name="T872">in the direction of the action that is implied by the object</text:span><text:span text:style-name="T870">. </text:span></text:p>
      <text:h text:style-name="P97" text:outline-level="1">Experiment 2</text:h>
      <text:p text:style-name="P15"><text:span text:style-name="T834">Experiment 2 further investigated the direction of saccades towards and within isolated graspable objects. It differed in a small but important manner from Experiment 1: In Experiment 2, the objects were aligned with their </text:span><text:span text:style-name="T792">CoG </text:span><text:span text:style-name="T830">(instead of their absolute center) on the vertical meridian </text:span><text:span text:style-name="T630">(see </text:span><text:span text:style-name="T901">Figure</text:span><text:span text:style-name="T630"> </text:span><text:span text:style-name="T631">1c</text:span><text:span text:style-name="T630">)</text:span><text:span text:style-name="T830">. The reasoning behind this was as follows. Experiment 1 revealed that initial saccades significantly deviated from both of the reference points (i.e., the absolute center and the CoG). If this deviation was caused by a tendency to keep the eyes close to the vertical meridian (</text:span><text:span text:style-name="T822">see </text:span><text:span text:style-name="T827">Figure </text:span><text:span text:style-name="T829">4</text:span><text:span text:style-name="T830">), in Experiment 2 the eyes should land approximately at the CoG (i.e. at the vertical meridian), irrespective of object orientation. In contrast, if the previously-observed initial deviation did reflect a </text:span><text:span text:style-name="T822">higher-level, </text:span><text:span text:style-name="T828">object-based</text:span><text:span text:style-name="T830"> effect, Experiment 2 should reveal a similar pattern. In addition, Experiment 2 tested whether the action-performing bias in longer-latency initial saccades and subsequent within-object refixations, could be replicated.</text:span></text:p>
      <text:h text:style-name="P80" text:outline-level="2">Methods</text:h>
      <text:p text:style-name="P8">Experiment 2 differed from Experiment 1 only <text:span text:style-name="T831">o</text:span>n the following aspects. Eighteen different observers participated. Data from one participant were excluded from the analyses because <text:span text:style-name="T909">he reported to be left handed after having participated. </text:span>Furthermore, we aligned <text:span text:style-name="T832">the </text:span><text:soft-page-break/><text:span text:style-name="T832">CoG </text:span>(instead <text:span text:style-name="T903">of the absolute center</text:span>) <text:span text:style-name="T903">of the objects with</text:span> the vertical meridian (see <text:span text:style-name="T599">Figure</text:span> 2c). Finally, in Experiment 1 the criteria for the gaze-contingent fixation checks were set conservatively. This had led to the exclusion of a large number of trials. Therefore, <text:span text:style-name="T833">in Experiment 2 </text:span>we decided not to use <text:span text:style-name="T833">any other on-line </text:span>fixation checks <text:span text:style-name="T833">than the </text:span>one-point eye-tracker recalibration <text:span text:style-name="T833">at the beginning of the trial.</text:span></text:p>
      <text:h text:style-name="Heading_20_2" text:outline-level="2"><text:span text:style-name="T133">R</text:span><text:span text:style-name="T1">esults</text:span></text:h>
      <text:p text:style-name="P32"><text:span text:style-name="T1">Trials were discarded on the basis of the following criter</text:span><text:span text:style-name="T362">ia</text:span><text:span text:style-name="T1">: The EyeLink saccade-detection algorithm detected no saccades (2.76%</text:span><text:span text:style-name="Marque_20_de_20_commentaire"><text:span text:style-name="T1">)</text:span></text:span><text:span text:style-name="T1">, the initial saccade did not cross an imaginary line between the center and the smallest-possible target eccentricity (0.35%), an anticipatory saccade </text:span><text:span text:style-name="T484">before stimulus </text:span><text:span text:style-name="T485">onset</text:span><text:span text:style-name="T484"> </text:span><text:span text:style-name="T1">was made (0.30%), or an erroneous response was given or a timeout occurred (6.26%).</text:span></text:p>
      <text:h text:style-name="P86" text:outline-level="3">Landing positions</text:h>
      <text:p text:style-name="P29"><text:span text:style-name="T5">As in Experiment 1, participants executed at least one (100%) or two (64%) saccades before </text:span><text:span text:style-name="T69">categorizing</text:span><text:span text:style-name="T5"> the objects with a button press. We analyzed the landing positions of these two saccades relative to the CoG , </text:span><text:span text:style-name="T69">which coincided with the </text:span><text:span text:style-name="T5">vertical meridian</text:span><text:span text:style-name="T57">. </text:span><text:span text:style-name="T58">Firstly, trials on which landing position </text:span><text:span text:style-name="T70">or saccade latencies </text:span><text:span text:style-name="T58">deviated more than 2.5 SD </text:span><text:span text:style-name="T56">from participants' mean </text:span><text:span text:style-name="T58">were discarded. Then, a</text:span><text:span text:style-name="T53">s in Experiment 1</text:span><text:span text:style-name="T52">, </text:span><text:span text:style-name="T54">we used LME analys</text:span><text:span text:style-name="T97">es</text:span><text:span text:style-name="T54"> to investigate whether </text:span><text:span text:style-name="T55">landing positions </text:span><text:span text:style-name="T58">were</text:span><text:span text:style-name="T55"> </text:span><text:span text:style-name="T54">influenced by the objects' orientation, and, if so, </text:span><text:span text:style-name="T120">whether this bias changed as a function of time</text:span><text:span text:style-name="T54">. </text:span><text:span text:style-name="T48">Again, Participant and Object were used as random effects, and </text:span><text:span text:style-name="T49">Saccade Latency, </text:span><text:span text:style-name="T50">Response Hand, </text:span><text:span text:style-name="T51">and Target Eccentricity were used as fixed effects. </text:span></text:p>
      <text:p text:style-name="P30"><text:span text:style-name="T59">F</text:span><text:span text:style-name="T60">irstly, w</text:span><text:span text:style-name="T61">e investigate</text:span><text:span text:style-name="T62">d</text:span><text:span text:style-name="T61"> the </text:span><text:span text:style-name="T63">direction of the initial saccades that participants made in </text:span><text:soft-page-break/><text:span text:style-name="T63">order to </text:span><text:span text:style-name="T98">bring the object </text:span><text:span text:style-name="T63">into foveal vision. </text:span><text:span text:style-name="T71">O</text:span><text:span text:style-name="T64">n average, initial saccades landed approximately on the CoG (</text:span><text:span text:style-name="T339">M</text:span><text:span text:style-name="T64"> = -0.006, </text:span><text:span text:style-name="T339">SE</text:span><text:span text:style-name="T64"> = 0.003). </text:span><text:span text:style-name="T359">Figure </text:span><text:span text:style-name="T361">5</text:span><text:span text:style-name="T65"> shows the time course of </text:span><text:span text:style-name="T72">this CoG effect</text:span><text:span text:style-name="T65">, and reveals that </text:span><text:span text:style-name="T66">the tendency to move the eyes towards the CoG </text:span><text:span text:style-name="T121">wa</text:span><text:span text:style-name="T66">s especially pronounced for saccades </text:span><text:span text:style-name="T99">with low latencies</text:span><text:span text:style-name="T66">. As in Experiment 1, initial saccades with longer latencies </text:span><text:span text:style-name="T73">start</text:span><text:span text:style-name="T100">ed</text:span><text:span text:style-name="T357"> </text:span><text:span text:style-name="T358">to</text:span><text:span text:style-name="T66"> deviate </text:span><text:span text:style-name="T74">away </text:span><text:span text:style-name="T66">from the CoG, towards the </text:span><text:span text:style-name="T75">action-performing</text:span><text:span text:style-name="T66"> side. </text:span><text:span text:style-name="T67">Indeed, </text:span><text:span text:style-name="T122">as in Experiment 1,</text:span><text:span text:style-name="T67"> our LME analysis revealed an inverse relationship between the latency and the landing position of the initial saccade, such that the later the saccade </text:span><text:span text:style-name="T101">wa</text:span><text:span text:style-name="T67">s executed, the stronger its </text:span><text:span text:style-name="T68">bias towards the action-performing side </text:span><text:span text:style-name="T360">(</text:span><text:span text:style-name="T346">p</text:span><text:span text:style-name="T360"> = )</text:span><text:span text:style-name="T68">.</text:span></text:p>
      <text:p text:style-name="P56"><text:span text:style-name="T68">F</text:span><text:span text:style-name="T5">igure 5:</text:span></text:p>
      <text:p text:style-name="P13"><text:span text:style-name="T703">Secondly, </text:span><text:span text:style-name="T704">we </text:span><text:span text:style-name="T705">investigated the direction of </text:span><text:span text:style-name="T706">the </text:span><text:span text:style-name="T705">within-object refixations. </text:span><text:span text:style-name="T753">Figure </text:span><text:span text:style-name="T758">5</text:span><text:span text:style-name="T711"> shows that, a</text:span><text:span text:style-name="T707">s </text:span><text:span text:style-name="T710">in Experiment 1, </text:span><text:span text:style-name="T712">on average </text:span><text:span text:style-name="T708">these </text:span><text:span text:style-name="T707">were directed towards </text:span><text:span text:style-name="T725">the </text:span><text:span text:style-name="T707">action-performing side </text:span><text:span text:style-name="T713">(</text:span><text:span text:style-name="T810">M</text:span><text:span text:style-name="T714"> = -0.173, </text:span><text:span text:style-name="T810">SE </text:span><text:span text:style-name="T714">= 0.012</text:span><text:span text:style-name="T709">). </text:span><text:span text:style-name="T715">Moreover, as in Experiment 2, this bias </text:span><text:span text:style-name="T726">remained </text:span><text:span text:style-name="T715">present throughout the entire distribution of </text:span><text:span text:style-name="T727">refixation</text:span><text:span text:style-name="T715"> latencies. Again, however, </text:span><text:span text:style-name="T728">'time being </text:span><text:span text:style-name="T735">elapsed</text:span><text:span text:style-name="T728"> since stimulus onset' </text:span><text:span text:style-name="T739">wa</text:span><text:span text:style-name="T715">s not sufficient to explain the strength of the action-performing bias, because the first and the second saccade overla</text:span><text:span text:style-name="T739">p</text:span><text:span text:style-name="T715">p</text:span><text:span text:style-name="T739">ed</text:span><text:span text:style-name="T715"> in latencies </text:span><text:span text:style-name="T729">(see overlap on the x-axis)</text:span><text:span text:style-name="T715">, but not in gaze bias (see gap on the y-axis).</text:span></text:p>
      <text:p text:style-name="P14"><text:span text:style-name="T730">Thus</text:span><text:span text:style-name="T716">, Experiment 2 </text:span><text:span text:style-name="T717">reveal</text:span><text:span text:style-name="T740">ed</text:span><text:span text:style-name="T717"> that</text:span><text:span text:style-name="T715">,</text:span><text:span text:style-name="T811"> on average</text:span><text:span text:style-name="T715">, initial saccades </text:span><text:span text:style-name="T718">with low latencies</text:span><text:span text:style-name="T715"> are directed towards the CoG rather than towards the handle (</text:span><text:span text:style-name="T741">cf. </text:span><text:span text:style-name="T715">the handle-affordance hypothesis) or towards the implied action direction (</text:span><text:span text:style-name="T741">cf. </text:span><text:span text:style-name="T715">action-direction hypothesis). However, from this finding alone, we cannot yet conclude that </text:span><text:span text:style-name="T812">individual</text:span><text:span text:style-name="T715"> </text:span><text:span text:style-name="T742">early initial saccades were indeed most likely to land on the </text:span><text:span text:style-name="T715">object'</text:span><text:span text:style-name="T742">s</text:span><text:span text:style-name="T715"> CoG. Instead, the average landing position </text:span><text:span text:style-name="T745">may</text:span><text:span text:style-name="T715"> </text:span><text:span text:style-name="T744">have been</text:span><text:span text:style-name="T715"> the net result of participants moving their eyes either towards the object's handled side or towards the object's action-performing side, with (more or less) equal </text:span><text:soft-page-break/><text:span text:style-name="T715">probability. To </text:span><text:span text:style-name="T743">exclude this possibility, </text:span><text:span text:style-name="T715">we plotted the distributions of the different landing positions </text:span><text:span text:style-name="T719">in the same way as we did </text:span><text:span text:style-name="T731">for</text:span><text:span text:style-name="T719"> Experiment 1. The results are shown in </text:span><text:span text:style-name="T754">Figure </text:span><text:span text:style-name="T759">6</text:span><text:span text:style-name="T719">., </text:span><text:span text:style-name="T732">and suggest that the distributions </text:span><text:span text:style-name="T746">were</text:span><text:span text:style-name="T732"> </text:span><text:span text:style-name="T720">unimodally distributed.</text:span></text:p>
      <text:p text:style-name="P57"><text:span text:style-name="T720">F</text:span><text:span text:style-name="T696">igure 6:</text:span></text:p>
      <text:h text:style-name="Heading_20_3" text:outline-level="3"><text:span text:style-name="T720">S</text:span><text:span text:style-name="T696">aliency simulation</text:span></text:h>
      <text:p text:style-name="P33"><text:span text:style-name="T733">Our experiments consistently </text:span><text:span text:style-name="T696">revealed that initial saccades with longer latencies, as well as within-object refixations, are systematically biased towards the action-performing sid</text:span><text:span text:style-name="T734">e. </text:span><text:span text:style-name="T747">This suggests that </text:span><text:span text:style-name="T748">the action-performing bias </text:span><text:span text:style-name="T750">takes</text:span><text:span text:style-name="T749"> </text:span><text:span text:style-name="T696">time to build up, and is </text:span><text:span text:style-name="T307">the result of a higher-level, </text:span><text:span text:style-name="T308">object-based</text:span><text:span text:style-name="T307"> effect. However, an alternative, low-level, explanation cannot yet been ruled out. On average, the action-performing side of our stimuli may have been more salient than the handled side. </text:span><text:span text:style-name="T312">As a consequence, </text:span><text:span text:style-name="T311">after </text:span><text:span text:style-name="T313">the </text:span><text:span text:style-name="T311">CoG </text:span><text:span text:style-name="T314">effect </text:span><text:span text:style-name="T311">faded out, later saccades </text:span><text:span text:style-name="T315">may have simply be </text:span><text:span text:style-name="T311">saliency driven.</text:span></text:p>
      <text:p text:style-name="P38"><text:span text:style-name="T309">To examine this possibility, we used a saliency model </text:span><text:reference-mark-start text:name="ZOTERO_ITEM CSL_CITATION {&quot;citationID&quot;:&quot;72lnbc4b7&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OF5dQ9oto8"/><text:span text:style-name="T309">(Itti, Koch, &amp; Niebur, 1998)</text:span><text:reference-mark-end text:name="ZOTERO_ITEM CSL_CITATION {&quot;citationID&quot;:&quot;72lnbc4b7&quot;,&quot;properties&quot;:{&quot;formattedCitation&quot;:&quot;(Itti, Koch, &amp; Niebur, 1998)&quot;,&quot;plainCitation&quot;:&quot;(Itti, Koch, &amp; Niebur,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OF5dQ9oto8"/><text:span text:style-name="T309"> to simulate </text:span><text:span text:style-name="T310">two</text:span><text:span text:style-name="T309"> saccades towards the displays used in Experiment 2. These simulated saccades are a best effort to predict where the eyes would land if eye-movement guidance was purely determined by bottom-up visual saliency </text:span><text:reference-mark-start text:name="ZOTERO_ITEM CSL_CITATION {&quot;citationID&quot;:&quot;tnVSUWxh&quot;,&quot;properties&quot;:{&quot;formattedCitation&quot;:&quot;(Itti et al., 1998, see Appendix)&quot;,&quot;plainCitation&quot;:&quot;(Itti et al., 1998, see Appendix)&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quot;}],&quot;schema&quot;:&quot;https://github.com/citation-style-language/schema/raw/master/csl-citation.json&quot;} RNDHlicZBr2uq"/><text:span text:style-name="T309">(Itti et al., 1998, see Appendix)</text:span><text:reference-mark-end text:name="ZOTERO_ITEM CSL_CITATION {&quot;citationID&quot;:&quot;tnVSUWxh&quot;,&quot;properties&quot;:{&quot;formattedCitation&quot;:&quot;(Itti et al., 1998, see Appendix)&quot;,&quot;plainCitation&quot;:&quot;(Itti et al., 1998, see Appendix)&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uffix&quot;:&quot;, see Appendix&quot;}],&quot;schema&quot;:&quot;https://github.com/citation-style-language/schema/raw/master/csl-citation.json&quot;} RNDHlicZBr2uq"/><text:span text:style-name="T309">. </text:span><text:span text:style-name="T316">The crucial question was whether the simulated saccades would </text:span><text:span text:style-name="T317">show a similar pattern as the refixations observed in Experiment 2.</text:span></text:p>
      <text:p text:style-name="P38"><text:span text:style-name="T191">As can be seen </text:span><text:span text:style-name="T196">from</text:span><text:span text:style-name="T192"> </text:span><text:span text:style-name="T290">Figure </text:span><text:span text:style-name="T306">5</text:span><text:span text:style-name="T192">, </text:span><text:span text:style-name="T245">this was not the case. </text:span><text:span text:style-name="T197">Whereas </text:span><text:span text:style-name="T194">participants tended to refixate </text:span><text:span text:style-name="T195">the </text:span><text:span text:style-name="T194">object'</text:span><text:span text:style-name="T195">s</text:span><text:span text:style-name="T194"> action-performing side, </text:span><text:span text:style-name="T193">simulated refixations </text:span><text:span text:style-name="T198">did not show this bias. </text:span><text:span text:style-name="T199">This discrepancy </text:span><text:span text:style-name="T200">rule</text:span><text:span text:style-name="T199">s</text:span><text:span text:style-name="T200"> out the possibility that </text:span><text:span text:style-name="T201">participants' </text:span><text:span text:style-name="T200">refixations </text:span><text:span text:style-name="T202">were </text:span><text:span text:style-name="T200">solely saliency driven. </text:span><text:span text:style-name="T246">Interestingly, whereas our CoG calculation was a relatively good predictor of the direction of </text:span><text:soft-page-break/><text:span text:style-name="T246">participants' early initial saccades, the simulated first saccade was not (see </text:span><text:span text:style-name="T320">Figure </text:span><text:span text:style-name="T321">5</text:span><text:span text:style-name="T246">).</text:span><text:span text:style-name="T203"> </text:span><text:span text:style-name="T204">This is probably due to the fact that </text:span><text:span text:style-name="T205">the saliency model </text:span><text:span text:style-name="T206">that</text:span><text:span text:style-name="T205"> we used </text:span><text:reference-mark-start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205">(Itti et al., 1998)</text:span><text:reference-mark-end text:name="ZOTERO_ITEM CSL_CITATION {&quot;citationID&quot;:&quot;2gkv1m0p4v&quot;,&quot;properties&quot;:{&quot;formattedCitation&quot;:&quot;(Itti et al., 1998)&quot;,&quot;plainCitation&quot;:&quot;(Itti et al., 1998)&quot;},&quot;citationItems&quot;:[{&quot;id&quot;:1484,&quot;uris&quot;:[&quot;http://zotero.org/users/local/OLmfyFPR/items/AC8AU3RI&quot;],&quot;uri&quot;:[&quot;http://zotero.org/users/local/OLmfyFPR/items/AC8AU3RI&quot;],&quot;itemData&quot;:{&quot;id&quot;:1484,&quot;type&quot;:&quot;article-journal&quot;,&quot;title&quot;:&quot;A model of saliency-based visual attention for rapid scene analysis&quot;,&quot;container-title&quot;:&quot;IEEE Transactions on Pattern Analysis and Machine Intelligence&quot;,&quot;page&quot;:&quot;1254–1259&quot;,&quot;volume&quot;:&quot;20&quot;,&quot;issue&quot;:&quot;11&quot;,&quot;source&quot;:&quot;Google Scholar&quot;,&quot;author&quot;:[{&quot;family&quot;:&quot;Itti&quot;,&quot;given&quot;:&quot;L.&quot;},{&quot;family&quot;:&quot;Koch&quot;,&quot;given&quot;:&quot;C.&quot;},{&quot;family&quot;:&quot;Niebur&quot;,&quot;given&quot;:&quot;E.&quot;}],&quot;issued&quot;:{&quot;date-parts&quot;:[[&quot;1998&quot;]]}}}],&quot;schema&quot;:&quot;https://github.com/citation-style-language/schema/raw/master/csl-citation.json&quot;} RND6VU06feYK9"/><text:span text:style-name="T205"> </text:span><text:span text:style-name="T295">does not take </text:span><text:span text:style-name="T296">into account that visual acuity rapidly decays in the visual periphery.</text:span></text:p>
      <text:h text:style-name="P81" text:outline-level="2">Conclusion</text:h>
      <text:p text:style-name="Text_20_body"><text:span text:style-name="T102">Experiment 2 revealed that early </text:span><text:span text:style-name="T103">initial saccades </text:span><text:span text:style-name="T104">were </text:span><text:span text:style-name="T103">directed towards </text:span><text:span text:style-name="T105">the</text:span><text:span text:style-name="T103"> CoG, </text:span><text:span text:style-name="T106">whereas later initial saccades, as well as </text:span><text:span text:style-name="T103">refixations, </text:span><text:span text:style-name="T106">were </text:span><text:span text:style-name="T103">directed to</text:span><text:span text:style-name="T107">wards</text:span><text:span text:style-name="T103"> </text:span><text:span text:style-name="T107">the</text:span><text:span text:style-name="T103"> action-performing part. </text:span><text:span text:style-name="T108">The latter could not be explained by low-level visual saliency. </text:span><text:span text:style-name="T106">This </text:span><text:span text:style-name="T103">suggests </text:span><text:span text:style-name="T109">that the CoG effect occurs early and </text:span><text:span text:style-name="T110">decays rapidly</text:span><text:span text:style-name="T109">, whereas the action-performing bias takes </text:span><text:span text:style-name="T110">time</text:span><text:span text:style-name="T109"> to build up. </text:span><text:span text:style-name="T111">Importantly</text:span><text:span text:style-name="T108">, </text:span><text:span text:style-name="T112">both the CoG and the action-performing bias appear</text:span><text:span text:style-name="T123">ed</text:span><text:span text:style-name="T112"> t</text:span><text:span text:style-name="T123">o</text:span><text:span text:style-name="T112"> be </text:span><text:span text:style-name="T108">unimodally distributed, suggesting that, for example, the CoG effect is not a net result of participants gazing either towards the left, or towards the right, of </text:span><text:span text:style-name="T124">the</text:span><text:span text:style-name="T108"> reference point.</text:span></text:p>
      <text:h text:style-name="P97" text:outline-level="1">General Discussion</text:h>
      <text:p text:style-name="P20">Repeat purpose</text:p>
      <text:p text:style-name="P20">What do results mean for both vmp hypotheses</text:p>
      <text:p text:style-name="P20">What do results mean for CoG</text:p>
      <text:p text:style-name="P20">Time course</text:p>
      <text:p text:style-name="P21">Methodological point</text:p>
      <text:h text:style-name="P100" text:outline-level="1"><text:span text:style-name="T133">C</text:span><text:span text:style-name="T1">onclusion</text:span><text:span text:style-name="T134">s</text:span></text:h>
      <text:h text:style-name="P98" text:outline-level="1"/>
      <text:h text:style-name="P105" text:outline-level="1">Acknowledgements</text:h>
      <text:p text:style-name="P47"><text:span text:style-name="T840">L. van der Linden </text:span>was supported by a grant ('allocation de recherche') from the French Ministry of Research (2012-2015), <text:span text:style-name="T840">and </text:span>S. Mathôt was supported by ERC grant 230313 attributed to Jonathan Grainger. <text:span text:style-name="T907">We</text:span><text:span text:style-name="T841"> thank Sarah Moulay and Emmanuel Santune for collecting the data of Experiment 2.</text:span></text:p>
      <text:h text:style-name="P104" text:outline-level="1">Appendix <text:span text:style-name="T835">1</text:span></text:h>
      <text:h text:style-name="P101" text:outline-level="1">Center-of-gravity <text:span text:style-name="T839">calculation</text:span></text:h>
      <text:p text:style-name="P41"><text:span text:style-name="T322">To calculate the center of gravity (CoG) of our stimuli we applied an edge-detection algorithm (i.e. Sobel operator) to the original bitmap image. Next, we calculated the weighted average contrast of the Sobel-filtered image. </text:span><text:span text:style-name="T113">This method ensured that parts of the object where local contrast was high, </text:span><text:span text:style-name="T114">were </text:span><text:span text:style-name="T113">weighted more heavily than parts of the object where contrast </text:span><text:span text:style-name="T114">was low. </text:span><text:span text:style-name="T115">Examples of parts of the object where local contrast was high, are the objects' borders (where contrast with the white background is typically high), but also 'rough' surfaces within the object (e.g. the hairs of teeth brush). Examples of parts of the objects where </text:span><text:span text:style-name="T116">local contrast is low, are smoothed, continues surfaces, such as the blade of a knife.</text:span></text:p>
      <text:h text:style-name="P107" text:outline-level="1"><text:span text:style-name="T902">S</text:span>aliency maps</text:h>
      <text:p text:style-name="P42"><text:span text:style-name="T904">Eye movements where simulated based on saliency maps </text:span>generated with the NeuroMorphic vision toolkit (Itti, Koch, &amp; Niebur, 1998). <text:span text:style-name="T905">These simulated eye movements are determined based on the peak of local contrast of the input display, combined with a simple inhibition-of-return mechanism. The latter avoids that all simulated eye movements are generated towards the same location (i.e. location where saliency is highest). Instead, once fixated, the just-fixated location gets temporarily inhibited, such that subsequent saccades are directed elsewhere (i.e., towards the next-most salient location). </text:span></text:p>
      <text:p text:style-name="P42">For each image, a saliency map was obtained with the following command:</text:p>
      <text:h text:style-name="P95" text:outline-level="1">ezvision --in=[input image] -T --output-frames=0-4@EVENT --out=png --textlog=[output log] -+</text:h>
      <text:p text:style-name="P40"><text:span text:style-name="Marque_20_de_20_commentaire"/></text:p>
      <text:h text:style-name="P106" text:outline-level="1">Appendix 2: <text:span text:style-name="T898">Contrast Manipulation</text:span></text:h>
      <text:p text:style-name="P36">Contrast between stimulus and background should influence a stimulus' CoG calculation (REF). We therefore included a contrast manipulation in our design to investigate (1) whether the CoG calculation was sensitive to this manipulation, and (2) whether participants' eye movements are influenced by this manipulation to a similar extent.</text:p>
      <text:p text:style-name="P39"><text:span text:style-name="T896">To this purpose, we applied a mask gradient, generated in OpenSesame </text:span><text:reference-mark-start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783">(Mathôt et al., 2012)</text:span><text:reference-mark-end text:name="ZOTERO_ITEM CSL_CITATION {&quot;citationID&quot;:&quot;49s95ig6h&quot;,&quot;properties&quot;:{&quot;formattedCitation&quot;:&quot;{\\rtf (Math\\uc0\\u244{}t et al., 2012)}&quot;,&quot;plainCitation&quot;:&quot;(Mathôt et al., 2012)&quot;},&quot;citationItems&quot;:[{&quot;id&quot;:1698,&quot;uris&quot;:[&quot;http://zotero.org/users/local/OLmfyFPR/items/4ADMKZXJ&quot;],&quot;uri&quot;:[&quot;http://zotero.org/users/local/OLmfyFPR/items/4ADMKZXJ&quot;],&quot;itemData&quot;:{&quot;id&quot;:1698,&quot;type&quot;:&quot;article-journal&quot;,&quot;title&quot;:&quot;OpenSesame: An open-source, graphical experiment builder for the social sciences&quot;,&quot;container-title&quot;:&quot;Behavior Research Methods&quot;,&quot;page&quot;:&quot;1–11&quot;,&quot;source&quot;:&quot;Google Scholar&quot;,&quot;shortTitle&quot;:&quot;OpenSesame&quot;,&quot;author&quot;:[{&quot;family&quot;:&quot;Mathôt&quot;,&quot;given&quot;:&quot;S.&quot;},{&quot;family&quot;:&quot;Schreij&quot;,&quot;given&quot;:&quot;D.&quot;},{&quot;family&quot;:&quot;Theeuwes&quot;,&quot;given&quot;:&quot;J.&quot;}],&quot;issued&quot;:{&quot;date-parts&quot;:[[&quot;2012&quot;]]},&quot;accessed&quot;:{&quot;date-parts&quot;:[[&quot;2012&quot;,11,17]]}}}],&quot;schema&quot;:&quot;https://github.com/citation-style-language/schema/raw/master/csl-citation.json&quot;} RNDxUsptge2QO"/><text:span text:style-name="T896"> by usingPsyhoPy </text:span><text:reference-mark-start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896">(Peirce, 2007)</text:span><text:reference-mark-end text:name="ZOTERO_ITEM CSL_CITATION {&quot;citationID&quot;:&quot;16ld41lrbf&quot;,&quot;properties&quot;:{&quot;formattedCitation&quot;:&quot;(Peirce, 2007)&quot;,&quot;plainCitation&quot;:&quot;(Peirce, 2007)&quot;},&quot;citationItems&quot;:[{&quot;id&quot;:1794,&quot;uris&quot;:[&quot;http://zotero.org/users/local/OLmfyFPR/items/CE3QMFMM&quot;],&quot;uri&quot;:[&quot;http://zotero.org/users/local/OLmfyFPR/items/CE3QMFMM&quot;],&quot;itemData&quot;:{&quot;id&quot;:1794,&quot;type&quot;:&quot;article-journal&quot;,&quot;title&quot;:&quot;PsychoPy—psychophysics software in Python&quot;,&quot;container-title&quot;:&quot;Journal of Neuroscience Methods&quot;,&quot;page&quot;:&quot;8–13&quot;,&quot;volume&quot;:&quot;162&quot;,&quot;issue&quot;:&quot;1&quot;,&quot;source&quot;:&quot;Google Scholar&quot;,&quot;author&quot;:[{&quot;family&quot;:&quot;Peirce&quot;,&quot;given&quot;:&quot;Jonathan W.&quot;}],&quot;issued&quot;:{&quot;date-parts&quot;:[[&quot;2007&quot;]]},&quot;accessed&quot;:{&quot;date-parts&quot;:[[&quot;2013&quot;,3,18]]}}}],&quot;schema&quot;:&quot;https://github.com/citation-style-language/schema/raw/master/csl-citation.json&quot;} RNDGpJWhY9Inq"/><text:span text:style-name="T896">, to our stimuli. This led to a degradation of the original stimulus at either the left or the right side</text:span><text:span text:style-name="T636"> </text:span><text:span text:style-name="T637">(</text:span><text:span text:style-name="T638">see Figure)</text:span><text:span text:style-name="T897">. Note that these trials were not included in the analyses described in the main text. For the analyses described below, only the contrast-degraded conditions are included.</text:span></text:p>
      <text:h text:style-name="P82" text:outline-level="2">Contrast effect on CoG calculation</text:h>
      <text:p text:style-name="P27"><text:span text:style-name="T899">As expected, the contrast manipulation influenced the CoG calculation. In the control condition (see </text:span><text:span text:style-name="T824">Figure</text:span><text:span text:style-name="T632"> 3a</text:span><text:span text:style-name="T836">), on average the CoG was shifted slightly towards objects' action-performing side (1.25% of the object's width, see also main text). If contrast on the </text:span><text:span text:style-name="T806">action-performing side was preserved </text:span><text:span text:style-name="T793">(i.e. </text:span><text:span text:style-name="T837">contrast on the handle side was degraded, see </text:span><text:span text:style-name="T825">Figure</text:span><text:span text:style-name="T633"> 3b</text:span><text:span text:style-name="T837">), this bias was slightly stronger (1.56%). If contrast on the </text:span><text:span text:style-name="T807">handle side was preserved</text:span><text:span text:style-name="T838"> (i.e. contrast on the action-performing side was degraded, see </text:span><text:span text:style-name="T823">Figure 3c</text:span><text:span text:style-name="T838">), the average CoG was shifted slightly towards the handle (0.12%).</text:span></text:p>
      <text:p text:style-name="P73"><text:span text:style-name="T794">Fig: </text:span><text:span text:style-name="T791">The experimental factor Contrast had three levels: Control (a), High-contrast left (b), and High-contrast right (c).</text:span></text:p>
      <text:h text:style-name="P83" text:outline-level="2"><text:soft-page-break/>Contrast Effect on Landing Postions</text:h>
      <text:p text:style-name="P43"><text:span text:style-name="T353">F</text:span><text:span text:style-name="T364">irstly, w</text:span><text:span text:style-name="T323">e investigated the effect of contrast on participants' landing positions. In Experiment 2, objects were presented with their CoG aligned on the vertical meridian. Therefore, we predicted that initial landing positions would not show a deviation from this reference point, regardless of contrast manipulation. </text:span><text:span text:style-name="T355">F</text:span><text:span text:style-name="T354">or Experiment 1 (where the objects' absolute center was aligned on the vertical meridian) the predictions are less clear. </text:span><text:span text:style-name="T356">Therefore, we </text:span><text:span text:style-name="T363">only </text:span><text:span text:style-name="T367">discuss</text:span><text:span text:style-name="T366"> the effect of Contrast in Experiment 2.</text:span></text:p>
      <text:p text:style-name="P44"><text:span text:style-name="T1">Firstly, we normalized landing positions such that, irrespective of High-Contrast Side (left or right), and the </text:span><text:span text:style-name="T19">object's </text:span><text:span text:style-name="T22">exact size, landing positions ranged between -.5 and .5.</text:span><text:span text:style-name="T23"> </text:span><text:span text:style-name="T30">As a result, </text:span><text:span text:style-name="T31">p</text:span><text:span text:style-name="T23">ositive values indicate</text:span><text:span text:style-name="T89">d</text:span><text:span text:style-name="T23"> a </text:span><text:span text:style-name="T43">gaze bias </text:span><text:span text:style-name="T23">towards the </text:span><text:span text:style-name="T5">High-Contrast side</text:span><text:span text:style-name="T23">, </text:span><text:span text:style-name="T24">and </text:span><text:span text:style-name="T25">negative values indicate</text:span><text:span text:style-name="T5">d</text:span><text:span text:style-name="T25"> a </text:span><text:span text:style-name="T44">gaze bias </text:span><text:span text:style-name="T26">towards the </text:span><text:span text:style-name="T5">Low-Contrast Side</text:span><text:span text:style-name="T22">.</text:span><text:span text:style-name="T23"> </text:span><text:span text:style-name="T5">A value of 0 would indicate that a saccade was not influenced by whetherh High-Contrast was left or right, but, instead, landed on the objects' CoG. </text:span><text:span text:style-name="T23">W</text:span><text:span text:style-name="T27">e </text:span><text:span text:style-name="T28">only </text:span><text:span text:style-name="T37">analyzed</text:span><text:span text:style-name="T28"> </text:span><text:span text:style-name="T29">the </text:span><text:span text:style-name="T27">x-coordinates of the landing positions.</text:span></text:p>
      <text:p text:style-name="P45"><text:span text:style-name="T27">N</text:span><text:span text:style-name="T118">ext, we carried out LME analyses for the landing positions of initial saccades </text:span><text:span text:style-name="T117">and refixations separately. </text:span><text:span text:style-name="T45">Participant and Object </text:span><text:span text:style-name="T76">were used as</text:span><text:span text:style-name="T45"> random effects. </text:span><text:span text:style-name="T78">Our most important fixed effect was </text:span><text:span text:style-name="T77">Contrast Side</text:span><text:span text:style-name="T45"> (</text:span><text:span text:style-name="T77">control, </text:span><text:span text:style-name="T45">left or right ). </text:span><text:span text:style-name="T79">For the sake of completeness, we also included Saccade Latency,</text:span><text:span text:style-name="T45"> Handle Orientation (left or right) </text:span><text:span text:style-name="T80">and Response Hand </text:span><text:span text:style-name="T81">(left or right) </text:span><text:span text:style-name="T85">and Target Eccentricity </text:span><text:span text:style-name="T45">as fixed effect</text:span><text:span text:style-name="T84">s</text:span><text:span text:style-name="T46">. </text:span><text:span text:style-name="T45">Markov chain Monte Carlo (MCMC) simulation was used to estimate </text:span><text:span text:style-name="T338">p</text:span><text:span text:style-name="T45"> values and 95% confidence intervals . </text:span><text:span text:style-name="T47">Before conducting the LME analyses, t</text:span><text:span text:style-name="T45">rials on which </text:span><text:span text:style-name="T82">saccade latency or landing position </text:span><text:span text:style-name="T45">deviated more than 2.5 SD's from participants' means were discarded.</text:span><text:span text:style-name="T83"> </text:span></text:p>
      <text:p text:style-name="P10"/>
      <text:p text:style-name="P11"><text:soft-page-break/>This revealed an effect of Contrast Side on initial landing position. As can be seen in Figure , this effect appears to be mainly due to the fact that the eyes were biased to the left when </text:p>
      <text:p text:style-name="P4">Give means + stats</text:p>
      <text:p text:style-name="P18">This suggests that our CoG calculation worked well even when it was performed on stimuli of which contrast with the background was manipulated.</text:p>
      <text:p text:style-name="P46"><text:span text:style-name="T842">S</text:span><text:span text:style-name="T843">econdly, as can be seen from </text:span><text:span text:style-name="T878">Figure</text:span><text:span text:style-name="T843"> , our </text:span><text:span text:style-name="T1">Contrast</text:span><text:span text:style-name="T844"> manipulation did affect refixations</text:span><text:span text:style-name="T879"> </text:span><text:span text:style-name="T845">(see </text:span><text:span text:style-name="T867">Figure </text:span><text:span text:style-name="T868">4</text:span><text:span text:style-name="T867">b</text:span><text:span text:style-name="T846">)</text:span><text:span text:style-name="T844">. </text:span><text:span text:style-name="T849">More precisely, </text:span><text:span text:style-name="T850">relative to the CoG, </text:span><text:span text:style-name="T849">refixations were deviated towards the </text:span><text:span text:style-name="T853">degraded, rather than the high-contrast, side (M = , SE = ). </text:span><text:span text:style-name="T847">Thus, participants looked at the </text:span><text:span text:style-name="T880">degraded</text:span><text:span text:style-name="T847"> (rather than the high-contrast) part of the object. Although contradictory at first sight, this is probably best explained as a high-level compensatory effect: Participants directed their gaze towards the part of the object that </text:span><text:span text:style-name="T851">was</text:span><text:span text:style-name="T847"> </text:span><text:span text:style-name="T881">less</text:span><text:span text:style-name="T848"> </text:span><text:span text:style-name="T851">visible</text:span><text:span text:style-name="T848">, in order to </text:span><text:span text:style-name="T852">maximize</text:span><text:span text:style-name="T848"> visual-information uptake. </text:span></text:p>
      <text:p text:style-name="P46"><text:span text:style-name="T854">Finally, </text:span><text:span text:style-name="T863">this Low-Contrast bias </text:span><text:span text:style-name="T854">appeared to be faded </text:span><text:span text:style-name="T855">out </text:span><text:span text:style-name="T863">over time</text:span><text:span text:style-name="T855">, such that, on average, </text:span><text:span text:style-name="T864">later refixations showed no bias from the CoG anymore</text:span><text:span text:style-name="T856">. As can be seen from </text:span><text:span text:style-name="T864">the distributions in</text:span><text:span text:style-name="T856"> Figure , </text:span><text:span text:style-name="T858">the latter</text:span><text:span text:style-name="T856"> does not mean that </text:span><text:span text:style-name="T865">later-occurring </text:span><text:span text:style-name="T856">refixations were </text:span><text:span text:style-name="T866">actually </text:span><text:span text:style-name="T856">likely to land on the objects' CoG </text:span><text:span text:style-name="T859">on trial level</text:span><text:span text:style-name="T856">. </text:span><text:span text:style-name="T857">Instead, </text:span><text:span text:style-name="T860">they</text:span><text:span text:style-name="T857"> </text:span><text:span text:style-name="T861">were </text:span><text:span text:style-name="T857">distributed bimodally, </text:span><text:span text:style-name="T862">indicating</text:span><text:span text:style-name="T857"> that they were either directed towards the High-Contrast or the Low-Contrast side.</text:span></text:p>
      <text:p text:style-name="P74"/>
      <text:h text:style-name="P102" text:outline-level="1"><text:span text:style-name="T365">R</text:span><text:span text:style-name="T1">eferences</text:span></text:h>
      <text:section text:style-name="Sect1" text:name="ZOTERO_BIBL {&quot;custom&quot;:[]} CSL_BIBLIOGRAPHY RNDk6unnmDLqZ">
        <text:p text:style-name="Bibliography_20_1"><text:span text:style-name="T882">Baayen, R. H., Davidson, D. J., &amp; Bates, D. M. (2008). Mixed-effects modeling with crossed random effects for subjects and items. </text:span><text:span text:style-name="T805">Journal of Memory and Language</text:span><text:span text:style-name="T790">, </text:span><text:span text:style-name="T805">59</text:span><text:span text:style-name="T790">(4), 390–412.</text:span></text:p>
        <text:p text:style-name="Bibliography_20_1"><text:span text:style-name="T790">Brodeur, M. B., Dionne-Dostie, E., Montreuil, T., Lepage, M., &amp; Op de Beeck, H. P. (2010). The Bank of Standardized Stimuli (BOSS), a new set of 480 normative photos of objects to be used as visual stimuli in cognitive research. </text:span><text:span text:style-name="T805">PloS ONE</text:span><text:span text:style-name="T790">, </text:span><text:span text:style-name="T805">5</text:span><text:span text:style-name="T790">(5), e10773.</text:span></text:p>
        <text:p text:style-name="Bibliography_20_1"><text:span text:style-name="T790">Chao, L. L., &amp; Martin, A. (2000). Representation of manipulable man-made objects in the dorsal stream. </text:span><text:span text:style-name="T805">NeuroImage</text:span><text:span text:style-name="T790">, </text:span><text:span text:style-name="T805">12</text:span><text:span text:style-name="T790">(4), 478–484.</text:span></text:p>
        <text:p text:style-name="Bibliography_20_1"><text:span text:style-name="T790">Chou, I. -ha., Sommer, M. A., &amp; Schiller, P. H. (1999). Express averaging saccades in monkeys. </text:span><text:span text:style-name="T805">Vision Research</text:span><text:span text:style-name="T790">, </text:span><text:span text:style-name="T805">39</text:span><text:span text:style-name="T790">(25), 4200–4216.</text:span></text:p>
        <text:p text:style-name="Bibliography_20_1"><text:span text:style-name="T790">Coëffé, C., &amp; O’regan, J. K. (1987). Reducing the influence of non-target stimuli on saccade accuracy: predictability and latency effects. </text:span><text:span text:style-name="T805">Vision Research</text:span><text:span text:style-name="T790">, </text:span><text:span text:style-name="T805">27</text:span><text:span text:style-name="T790">(2), 227–240.</text:span></text:p>
        <text:p text:style-name="Bibliography_20_1"><text:span text:style-name="T790">Coren, S., &amp; Hoenig, P. (1972). Effect of non-target stimuli upon length of voluntary saccades. </text:span><text:span text:style-name="T805">Perceptual and Motor Skills</text:span><text:span text:style-name="T790">, </text:span><text:span text:style-name="T805">34</text:span><text:span text:style-name="T790">(2), 499–508.</text:span></text:p>
        <text:p text:style-name="Bibliography_20_1"><text:span text:style-name="T790">Cousineau, D. (2005). Confidence intervals in within-subject designs: A simpler solution to Loftus and Masson’s method. </text:span><text:span text:style-name="T805">Tutorial in Quantitative Methods for Psychology</text:span><text:span text:style-name="T790">, </text:span><text:span text:style-name="T805">1</text:span><text:span text:style-name="T790">(1), 42–45.</text:span></text:p>
        <text:p text:style-name="Bibliography_20_1"><text:span text:style-name="T790">Craighero, L., Fadiga, L., Umiltà, C., &amp; Rizzolatti, G. (1996). Evidence for visuomotor priming effect. </text:span><text:span text:style-name="T805">NeuroReport</text:span><text:span text:style-name="T790">, </text:span><text:span text:style-name="T805">8</text:span><text:span text:style-name="T790">(1), 347.</text:span></text:p>
        <text:p text:style-name="Bibliography_20_1"><text:span text:style-name="T790">Deubel, H., Findlay, J., Jacobs, A., &amp; Brogan, D. (1988). Saccadic eye movements to targets defined by structure differences. </text:span><text:span text:style-name="T805">Eye Movement Research: Physiological and Psychological Aspects</text:span><text:span text:style-name="T790">, 107–145.</text:span></text:p>
        <text:p text:style-name="Bibliography_20_1"><text:span text:style-name="T790">Findlay, J. M. (1982). Global visual processing for saccadic eye movements. </text:span><text:span text:style-name="T805">Vision Research</text:span><text:span text:style-name="T790">, </text:span><text:span text:style-name="T805">22</text:span><text:span text:style-name="T790">(8), 1033–1045.</text:span></text:p>
        <text:p text:style-name="Bibliography_20_1"><text:soft-page-break/><text:span text:style-name="T790">Findlay, J. M., &amp; Brown, V. (2006). Eye scanning of multi-element displays: II. Saccade planning. </text:span><text:span text:style-name="T805">Vision Research</text:span><text:span text:style-name="T790">, </text:span><text:span text:style-name="T805">46</text:span><text:span text:style-name="T790">(1), 216–227.</text:span></text:p>
        <text:p text:style-name="Bibliography_20_1"><text:span text:style-name="T790">Findlay, J. M., &amp; Walker, R. (1999). How are saccades generated? </text:span><text:span text:style-name="T805">Behavioral and Brain Sciences</text:span><text:span text:style-name="T790">, </text:span><text:span text:style-name="T805">22</text:span><text:span text:style-name="T790">(04), 706–713.</text:span></text:p>
        <text:p text:style-name="Bibliography_20_1"><text:span text:style-name="T790">Foulsham, T., &amp; Kingstone, A. (2013). Optimal and preferred eye landing positions in objects and scenes. </text:span><text:span text:style-name="T805">The Quarterly Journal of Experimental Psychology</text:span><text:span text:style-name="T790">, </text:span><text:span text:style-name="T805">66</text:span><text:span text:style-name="T790">(9), 1707–17288.</text:span></text:p>
        <text:p text:style-name="Bibliography_20_1"><text:span text:style-name="T790">Foulsham, T., &amp; Underwood, G. (2009). Does conspicuity enhance distraction? Saliency and eye landing position when searching for objects. </text:span><text:span text:style-name="T805">The Quarterly Journal of Experimental Psychology</text:span><text:span text:style-name="T790">, </text:span><text:span text:style-name="T805">62</text:span><text:span text:style-name="T790">(6), 1088–1098.</text:span></text:p>
        <text:p text:style-name="Bibliography_20_1"><text:span text:style-name="T790">Gibson, J. J. (1977). The theory of affordances. </text:span><text:span text:style-name="T805">Perceiving, Acting, and Knowing: Toward an Ecological Psychology</text:span><text:span text:style-name="T790">, 67–82.</text:span></text:p>
        <text:p text:style-name="Bibliography_20_1"><text:span text:style-name="T790">Gibson, J. J. (1979). </text:span><text:span text:style-name="T805">The Ecological Approach to Visual Perception</text:span><text:span text:style-name="T790">. Boston: Houghton Mifflin.</text:span></text:p>
        <text:p text:style-name="Bibliography_20_1"><text:span text:style-name="T790">Grèzes, J., Tucker, M., Armony, J. L., Ellis, R., &amp; Passingham, R. E. (2003). Objects automatically potentiate action: an fMRI study of implicit processing. </text:span><text:span text:style-name="T805">European Journal of Neuroscience</text:span><text:span text:style-name="T790">, </text:span><text:span text:style-name="T805">17</text:span><text:span text:style-name="T790">(12), 2735–2740.</text:span></text:p>
        <text:p text:style-name="Bibliography_20_1"><text:span text:style-name="T790">Handy, T. C., Grafton, S. T., Shroff, N. M., Ketay, S., &amp; Gazzaniga, M. S. (2003). Graspable objects grab attention when the potential for action is recognized. </text:span><text:span text:style-name="T805">Nature Neuroscience</text:span><text:span text:style-name="T790">, </text:span><text:span text:style-name="T805">6</text:span><text:span text:style-name="T790">(4), 421–427.</text:span></text:p>
        <text:p text:style-name="Bibliography_20_1"><text:span text:style-name="T790">Henderson, J. M. (1993). Eye movement control during visual object processing: Effects of initial fixation position and semantic constraint. </text:span><text:span text:style-name="T805">Canadian Journal of Experimental Psychology/Revue Canadienne de Psychologie Expérimentale</text:span><text:span text:style-name="T790">, </text:span><text:span text:style-name="T805">47</text:span><text:span text:style-name="T790">(1), 79.</text:span></text:p>
        <text:p text:style-name="Bibliography_20_1"><text:span text:style-name="T790">Henderson, J. M. (2003). Human gaze control during real-world scene perception. </text:span><text:span text:style-name="T805">Trends in Cognitive Sciences</text:span><text:span text:style-name="T790">, </text:span><text:span text:style-name="T805">7</text:span><text:span text:style-name="T790">(11), 498–504.</text:span></text:p>
        <text:p text:style-name="Bibliography_20_1"><text:span text:style-name="T790">Henderson, J. M., Weeks Jr, P. A., &amp; Hollingworth, A. (1999). The effects of semantic consistency on eye movements during complex scene viewing. </text:span><text:span text:style-name="T805">Journal of </text:span><text:soft-page-break/><text:span text:style-name="T805">Experimental Psychology: Human Perception and Performance; Journal of Experimental Psychology: Human Perception and Performance</text:span><text:span text:style-name="T790">, </text:span><text:span text:style-name="T805">25</text:span><text:span text:style-name="T790">(1), 210.</text:span></text:p>
        <text:p text:style-name="Bibliography_20_1"><text:span text:style-name="T790">He, P., &amp; Kowler, E. (1991). Saccadic localization of eccentric forms. </text:span><text:span text:style-name="T805">Journal of the Optical Society of America A</text:span><text:span text:style-name="T790">, </text:span><text:span text:style-name="T805">8</text:span><text:span text:style-name="T790">(2), 440–449. doi:10.1364/JOSAA.8.000440</text:span></text:p>
        <text:p text:style-name="Bibliography_20_1"><text:span text:style-name="T790">Itti, L., &amp; Koch, C. (2001). Computational modelling of visual attention. </text:span><text:span text:style-name="T805">Nature Reviews Neuroscience</text:span><text:span text:style-name="T790">, </text:span><text:span text:style-name="T805">2</text:span><text:span text:style-name="T790">(3), 194–203.</text:span></text:p>
        <text:p text:style-name="Bibliography_20_1"><text:span text:style-name="T790">Itti, L., Koch, C., &amp; Niebur, E. (1998). A model of saliency-based visual attention for rapid scene analysis. </text:span><text:span text:style-name="T805">IEEE Transactions on Pattern Analysis and Machine Intelligence</text:span><text:span text:style-name="T790">, </text:span><text:span text:style-name="T805">20</text:span><text:span text:style-name="T790">(11), 1254–1259.</text:span></text:p>
        <text:p text:style-name="Bibliography_20_1"><text:span text:style-name="T790">Kaufman, L., &amp; Richards, W. (1969). Spontaneous fixation tendencies for visual forms. </text:span><text:span text:style-name="T805">Perception &amp; Psychophysics</text:span><text:span text:style-name="T790">, </text:span><text:span text:style-name="T805">5</text:span><text:span text:style-name="T790">(2), 85–88.</text:span></text:p>
        <text:p text:style-name="Bibliography_20_1"><text:span text:style-name="T790">Kowler, E., &amp; Blaser, E. (1995). The accuracy and precision of saccades to small and large targets. </text:span><text:span text:style-name="T805">Vision Research</text:span><text:span text:style-name="T790">, </text:span><text:span text:style-name="T805">35</text:span><text:span text:style-name="T790">(12), 1741–1754.</text:span></text:p>
        <text:p text:style-name="Bibliography_20_1"><text:span text:style-name="T790">Land, M. F., &amp; Hayhoe, M. (2001). In what ways do eye movements contribute to everyday activities? </text:span><text:span text:style-name="T805">Vision Research</text:span><text:span text:style-name="T790">, </text:span><text:span text:style-name="T805">41</text:span><text:span text:style-name="T790">(25-26), 3559–3565.</text:span></text:p>
        <text:p text:style-name="Bibliography_20_1"><text:span text:style-name="T790">Land, M. F., Mennie, N., &amp; Rusted, J. (1999). The roles of vision and eye movements in the control of activities of daily living. </text:span><text:span text:style-name="T805">Perception</text:span><text:span text:style-name="T790">, </text:span><text:span text:style-name="T805">28</text:span><text:span text:style-name="T790">(11), 1311–1328.</text:span></text:p>
        <text:p text:style-name="Bibliography_20_1"><text:span text:style-name="T790">Loftus, G. R., &amp; Mackworth, N. H. (1978). Cognitive determinants of fixation location during picture viewing. </text:span><text:span text:style-name="T805">Journal of Experimental Psychology: Human Perception and Performance</text:span><text:span text:style-name="T790">, </text:span><text:span text:style-name="T805">4</text:span><text:span text:style-name="T790">(4), 565.</text:span></text:p>
        <text:p text:style-name="Bibliography_20_1"><text:span text:style-name="T790">Mathôt, S., Schreij, D., &amp; Theeuwes, J. (2012). OpenSesame: An open-source, graphical experiment builder for the social sciences. </text:span><text:span text:style-name="T805">Behavior Research Methods</text:span><text:span text:style-name="T790">, 1–11.</text:span></text:p>
        <text:p text:style-name="Bibliography_20_1"><text:span text:style-name="T790">McConkie, G. W., Kerr, P. W., Reddix, M. D., &amp; Zola, D. (1988). Eye movement control during reading: I. The location of initial eye fixations on words. </text:span><text:span text:style-name="T805">Vision Research</text:span><text:span text:style-name="T790">, </text:span><text:span text:style-name="T805">28</text:span><text:span text:style-name="T790">(10), 1107–1118.</text:span></text:p>
        <text:p text:style-name="Bibliography_20_1"><text:span text:style-name="T790">Melcher, D., &amp; Kowler, E. (2001). Visual scene memory and the guidance of saccadic eye </text:span><text:soft-page-break/><text:span text:style-name="T790">movements. </text:span><text:span text:style-name="T805">Vision Research</text:span><text:span text:style-name="T790">, </text:span><text:span text:style-name="T805">41</text:span><text:span text:style-name="T790">(25-26), 3597–3611.</text:span></text:p>
        <text:p text:style-name="Bibliography_20_1"><text:span text:style-name="T790">Moreno-Martínez, F. J., &amp; Montoro, P. R. (2012). An ecological alternative to Snodgrass &amp; Vanderwart: 360 high quality colour images with norms for seven psycholinguistic variables. </text:span><text:span text:style-name="T805">PloS ONE</text:span><text:span text:style-name="T790">, </text:span><text:span text:style-name="T805">7</text:span><text:span text:style-name="T790">(5), e37527.</text:span></text:p>
        <text:p text:style-name="Bibliography_20_1"><text:span text:style-name="T790">Myachykov, A., Ellis, R., Cangelosi, A., &amp; Fischer, M. H. (2013). Visual and linguistic cues to graspable objects. </text:span><text:span text:style-name="T805">Experimental Brain Research</text:span><text:span text:style-name="T790">, </text:span><text:span text:style-name="T805">229</text:span><text:span text:style-name="T790">(4), 545–599. doi:10.1007/s00221-013-3616-z</text:span></text:p>
        <text:p text:style-name="Bibliography_20_1"><text:span text:style-name="T790">Nuthmann, A., &amp; Henderson, J. M. (2010). Object-based attentional selection in scene viewing. </text:span><text:span text:style-name="T805">Journal of Vision</text:span><text:span text:style-name="T790">, </text:span><text:span text:style-name="T805">10</text:span><text:span text:style-name="T790">(8), 1–19.</text:span></text:p>
        <text:p text:style-name="Bibliography_20_1"><text:span text:style-name="T790">Parkhurst, D., Law, K., &amp; Niebur, E. (2002). Modeling the role of salience in the allocation of overt visual attention. </text:span><text:span text:style-name="T805">Vision Research</text:span><text:span text:style-name="T790">, </text:span><text:span text:style-name="T805">42</text:span><text:span text:style-name="T790">(1), 107–123.</text:span></text:p>
        <text:p text:style-name="Bibliography_20_1"><text:span text:style-name="T790">Peirce, J. W. (2007). PsychoPy—psychophysics software in Python. </text:span><text:span text:style-name="T805">Journal of Neuroscience Methods</text:span><text:span text:style-name="T790">, </text:span><text:span text:style-name="T805">162</text:span><text:span text:style-name="T790">(1), 8–13.</text:span></text:p>
        <text:p text:style-name="Bibliography_20_1"><text:span text:style-name="T790">Posner, M. I., Snyder, C. R., &amp; Davidson, B. J. (1980). Attention and the detection of signals. </text:span><text:span text:style-name="T805">Journal of Experimental Psychology: General</text:span><text:span text:style-name="T790">, </text:span><text:span text:style-name="T805">109</text:span><text:span text:style-name="T790">(2), 160–174.</text:span></text:p>
        <text:p text:style-name="Bibliography_20_1"><text:span text:style-name="T790">Rayner, K. (1998). Eye movements in reading and information processing: 20 years of research. </text:span><text:span text:style-name="T805">Psychological Bulletin</text:span><text:span text:style-name="T790">, </text:span><text:span text:style-name="T805">124</text:span><text:span text:style-name="T790">(3), 372.</text:span></text:p>
        <text:p text:style-name="Bibliography_20_1"><text:span text:style-name="T790">Rayner, K., Liversedge, S. P., Nuthmann, A., Kliegl, R., &amp; Underwood, G. (2009). Rayner’s 1979 paper. </text:span><text:span text:style-name="T805">Perception</text:span><text:span text:style-name="T790">, </text:span><text:span text:style-name="T805">38</text:span><text:span text:style-name="T790">(6), 895.</text:span></text:p>
        <text:p text:style-name="Bibliography_20_1"><text:span text:style-name="T790">Richards, W., &amp; Kaufman, L. (1969). “Center-of-gravity” tendencies for fixations and flow patterns. </text:span><text:span text:style-name="T805">Perception &amp; Psychophysics</text:span><text:span text:style-name="T790">, </text:span><text:span text:style-name="T805">5</text:span><text:span text:style-name="T790">(2), 81–84.</text:span></text:p>
        <text:p text:style-name="Bibliography_20_1"><text:span text:style-name="T790">Roberts, K. L., &amp; Humphreys, G. W. (2006). Action-related objects influence the distribution of visuospatial attention. </text:span><text:span text:style-name="T805">Quarterly Journal of Experimental Psychology</text:span><text:span text:style-name="T790">, </text:span><text:span text:style-name="T805">64</text:span><text:span text:style-name="T790">(4), 669–688. doi:10.1080/17470218.2010.520086</text:span></text:p>
        <text:p text:style-name="Bibliography_20_1"><text:span text:style-name="T790">Rolfs, M., &amp; Vitu, F. (2007). On the limited role of target onset in the gap task: Support for the motor-preparation hypothesis. </text:span><text:span text:style-name="T805">Journal of Vision</text:span><text:span text:style-name="T790">, </text:span><text:span text:style-name="T805">7</text:span><text:span text:style-name="T790">(10), 1–20. doi:10.1167/7.10.7</text:span></text:p>
        <text:p text:style-name="Bibliography_20_1"><text:soft-page-break/><text:span text:style-name="T790">Saslow, M. G. (1967). Effects of components of displacement-step stimuli upon latency for saccadic eye movement. </text:span><text:span text:style-name="T805">Journal of Optical Society of America</text:span><text:span text:style-name="T790">, </text:span><text:span text:style-name="T805">57</text:span><text:span text:style-name="T790">(8), 1024–1029.</text:span></text:p>
        <text:p text:style-name="Bibliography_20_1"><text:span text:style-name="T790">Tatler, B. W., Hayhoe, M. M., Land, M. F., &amp; Ballard, D. H. (2011). Eye guidance in natural vision: Reinterpreting salience. </text:span><text:span text:style-name="T805">Journal of Vision</text:span><text:span text:style-name="T790">, </text:span><text:span text:style-name="T805">11</text:span><text:span text:style-name="T790">(5).</text:span></text:p>
        <text:p text:style-name="Bibliography_20_1"><text:span text:style-name="T790">Tucker, M., &amp; Ellis, R. (1998). On the relations between seen objects and components of potential actions. </text:span><text:span text:style-name="T805">Journal of Experimental Psychology-Human Perception and Performance</text:span><text:span text:style-name="T790">, </text:span><text:span text:style-name="T805">24</text:span><text:span text:style-name="T790">(3), 830–846.</text:span></text:p>
        <text:p text:style-name="Bibliography_20_1"><text:span text:style-name="T790">Tucker, M., &amp; Ellis, R. (2001). The potentiation of grasp types during visual object categorization. </text:span><text:span text:style-name="T805">Visual Cognition</text:span><text:span text:style-name="T790">, </text:span><text:span text:style-name="T805">8</text:span><text:span text:style-name="T790">(6), 769–800.</text:span></text:p>
        <text:p text:style-name="Bibliography_20_1"><text:span text:style-name="T790">Vainio, L., Ellis, R., &amp; Tucker, M. (2007). The role of visual attention in action priming. </text:span><text:span text:style-name="T805">The Quarterly Journal of Experimental Psychology</text:span><text:span text:style-name="T790">, </text:span><text:span text:style-name="T805">60</text:span><text:span text:style-name="T790">(2), 241–261.</text:span></text:p>
        <text:p text:style-name="Bibliography_20_1"><text:span text:style-name="T790">Van der Stigchel, S., &amp; Nijboer, T. C. W. (2011). The global effect: what determines where the eyes land. </text:span><text:span text:style-name="T805">Journal of Eye Movement Research</text:span><text:span text:style-name="T790">, </text:span><text:span text:style-name="T805">4</text:span><text:span text:style-name="T790">(2), 1–13.</text:span></text:p>
        <text:p text:style-name="Bibliography_20_1"><text:span text:style-name="T790">Van Opstal, A. J., &amp; Van Gisbergen, J. A. M. (1989). A model for collicular efferent mechanisms underlying the generation of saccades. </text:span><text:span text:style-name="T805">Brain, Behavior and Evolution</text:span><text:span text:style-name="T790">, </text:span><text:span text:style-name="T805">33</text:span><text:span text:style-name="T790">(2-3), 90–94.</text:span></text:p>
        <text:p text:style-name="Bibliography_20_1"><text:span text:style-name="T790">Vitu, F. (1991). The existence of a center of gravity effect during reading. </text:span><text:span text:style-name="T805">Vision Research</text:span><text:span text:style-name="T790">, </text:span><text:span text:style-name="T805">31</text:span><text:span text:style-name="T790">(7), 1289–1313.</text:span></text:p>
        <text:p text:style-name="Bibliography_20_1"><text:span text:style-name="T790">Vitu, F. (2008). About the global effect and the critical role of retinal eccentricity: Implications for eye movements in reading. </text:span><text:span text:style-name="T805">Journal of Eye Movement Research</text:span><text:span text:style-name="T790">, </text:span><text:span text:style-name="T805">2</text:span><text:span text:style-name="T790">(3), 1–18.</text:span></text:p>
        <text:p text:style-name="Bibliography_20_1"><text:span text:style-name="T790">Vitu, F., Lancelin, D., Jean, A., &amp; Farioli, F. (2006). Influence of foveal distractors on saccadic eye movements: A dead zone for the global effect. </text:span><text:span text:style-name="T805">Vision Research</text:span><text:span text:style-name="T790">, </text:span><text:span text:style-name="T805">46</text:span><text:span text:style-name="T790">(28), 4684–4708.</text:span></text:p>
        <text:p text:style-name="Bibliography_20_1"><text:span text:style-name="T790">Zelinsky, G. J. (2008). A theory of eye movements during target acquisition. </text:span><text:span text:style-name="T805">Psychological Review</text:span><text:span text:style-name="T790">, </text:span><text:span text:style-name="T805">115</text:span><text:span text:style-name="T790">(4), 787–835.</text:span></text:p>
        <text:p text:style-name="Bibliography_20_1"><text:soft-page-break/><text:span text:style-name="T790">Zelinsky, G. J., Rao, R. P. N., Hayhoe, M. M., &amp; Ballard, D. H. (1997). Eye movements reveal the spatiotemporal dynamics of visual search. </text:span><text:span text:style-name="T805">Psychological Science</text:span><text:span text:style-name="T790">, </text:span><text:span text:style-name="T805">8</text:span><text:span text:style-name="T790">(6), 448–453.</text:span></text:p>
      </text:section>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dale Mono" svg:font-family="'Andale Mono', 'MS Mincho'"/>
    <style:font-face style:name="Lohit Hindi1" svg:font-family="'Lohit Hindi'"/>
    <style:font-face style:name="OpenSymbol" svg:font-family="OpenSymbol"/>
    <style:font-face style:name="Times New Roman4" svg:font-family="'Times New Roman'" style:font-family-generic="roman"/>
    <style:font-face style:name="Ubuntu" svg:font-family="Ubuntu" style:font-family-generic="swiss"/>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imes New Roman5" svg:font-family="'Times New Roman'" style:font-family-generic="swiss" style:font-pitch="variable"/>
    <style:font-face style:name="Ubuntu1" svg:font-family="Ubuntu"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line-height="200%" fo:text-indent="0.3in" style:auto-text-indent="false" style:page-number="auto" style:shadow="none" fo:keep-with-next="auto"/>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bstract" style:family="paragraph" style:parent-style-name="Text_20_body" style:master-page-name="">
      <style:paragraph-properties fo:margin-left="0in" fo:margin-right="0in" fo:margin-top="0in" fo:margin-bottom="0.1598in" style:contextual-spacing="false" fo:text-indent="0in" style:auto-text-indent="false" style:page-number="auto"/>
      <style:text-properties style:font-name="Arial1" fo:font-family="Arial" style:font-style-name="Bold" style:font-family-generic="swiss" style:font-pitch="variable" fo:font-size="10.5pt" fo:font-weight="bold" style:font-size-asian="10.5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200%" fo:text-align="center" style:justify-single-word="false"/>
      <style:text-properties style:font-name="Times New Roman1" fo:font-family="'Times New Roman'" style:font-style-name="Regular" style:font-family-generic="roman" style:font-pitch="variable"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line-height="200%" fo:text-align="center" style:justify-single-word="false" style:page-number="auto"/>
      <style:text-properties style:font-name="Times New Roman2" fo:font-family="'Times New Roman'" style:font-style-name="Italic" style:font-family-generic="roman" style:font-pitch="variable" fo:font-size="12pt" fo:font-style="italic"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line-height="200%"/>
      <style:text-properties style:font-name="Times New Roman2" fo:font-family="'Times New Roman'" style:font-style-name="Italic" style:font-family-generic="roman" style:font-pitch="variable" fo:font-size="12pt" fo:font-style="italic" fo:font-weight="normal"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3335in" fo:text-indent="-0.5in" style:auto-text-indent="false">
        <style:tab-stops/>
      </style:paragraph-properties>
    </style:style>
    <style:style style:name="Footnote" style:family="paragraph" style:parent-style-name="Standard" style:class="extra" style:master-page-name="">
      <style:paragraph-properties fo:margin-left="0.2354in" fo:margin-right="0in" fo:line-height="200%" fo:orphans="2" fo:widows="2" fo:text-indent="-0.2354in" style:auto-text-indent="false" style:page-number="auto"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paragraph-properties fo:line-height="200%"/>
      <style:text-properties fo:font-size="10.5pt" fo:font-style="normal" style:font-weight-asian="normal"/>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0835in" fo:margin-bottom="0.0835in" style:contextual-spacing="false" fo:line-height="200%"/>
      <style:text-properties fo:color="#000000" style:font-name="Times New Roman3" fo:font-family="'Times New Roman'" style:font-style-name="Bold" style:font-family-generic="roman" style:font-pitch="variable" fo:font-size="12pt" fo:font-style="normal" fo:font-weight="bold" style:font-size-asian="95%" style:font-style-asian="italic" style:font-weight-asian="normal" style:font-size-complex="95%"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Police_20_par_20_défaut" style:display-name="Police par défaut" style:family="text"/>
    <style:style style:name="Marque_20_de_20_commentaire" style:display-name="Marque de commentaire" style:family="text" style:parent-style-name="Police_20_par_20_défaut">
      <style:text-properties fo:font-size="8pt" style:font-size-asian="8pt" style:font-size-complex="8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en" fo:country="US" officeooo:rsid="09038788" officeooo:paragraph-rsid="09038788"/>
    </style:style>
    <style:style style:name="MP2" style:family="paragraph" style:parent-style-name="Footer">
      <style:paragraph-properties fo:text-align="center" style:justify-single-word="false"/>
      <style:text-properties fo:language="en" fo:country="US" officeooo:paragraph-rsid="00103ec0"/>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he Running Head Goes Here</text:p>
      </style:header>
      <style:footer>
        <text:p text:style-name="MP2"><text:page-number text:select-page="current">3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09T10:47:53</meta:creation-date>
    <meta:generator>LibreOffice/4.2.0.4$Linux_X86_64 LibreOffice_project/420m0$Build-4</meta:generator>
    <dc:date>2014-02-12T21:52:20.120141551</dc:date>
    <meta:editing-duration>P10DT17H41M33S</meta:editing-duration>
    <meta:editing-cycles>3668</meta:editing-cycles>
    <dc:creator>Lotje van der Linden</dc:creator>
    <meta:document-statistic meta:table-count="0" meta:image-count="0" meta:object-count="0" meta:page-count="35" meta:paragraph-count="180" meta:word-count="8104" meta:character-count="52710" meta:non-whitespace-character-count="44819"/>
    <meta:user-defined meta:name="ZOTERO_PREF_1">&lt;data data-version="3" zotero-version="4.0.17"&gt;&lt;session id="VeWhzCQp"/&gt;&lt;style id="http://www.zotero.org/styles/apa" hasBibliography="1" bibliographyStyleHasBeenSet="1"/&gt;&lt;prefs&gt;&lt;pref name="fieldType" value="ReferenceMark"/&gt;&lt;pref name="storeReferences" valu</meta:user-defined>
    <meta:user-defined meta:name="ZOTERO_PREF_2">e="true"/&gt;&lt;pref name="automaticJournalAbbreviations" value="true"/&gt;&lt;pref name="noteType" value="0"/&gt;&lt;/prefs&gt;&lt;/data&gt;</meta:user-defined>
  </office:meta>
</office:document-meta>
</file>